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vicedata" table:style-name="ta1">
        <table:table-column table:style-name="co1" table:number-columns-repeated="1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178920" calcext:value-type="float">
            <text:p>178920</text:p>
          </table:table-cell>
          <table:table-cell office:value-type="float" office:value="2342" calcext:value-type="float">
            <text:p>2342</text:p>
          </table:table-cell>
          <table:table-cell office:value-type="float" office:value="2219620" calcext:value-type="float">
            <text:p>22196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7014536" calcext:value-type="float">
            <text:p>27014536</text:p>
          </table:table-cell>
          <table:table-cell office:value-type="float" office:value="20684752" calcext:value-type="float">
            <text:p>20684752</text:p>
          </table:table-cell>
          <table:table-cell office:value-type="float" office:value="6329784" calcext:value-type="float">
            <text:p>6329784</text:p>
          </table:table-cell>
          <table:table-cell office:value-type="float" office:value="8" calcext:value-type="float">
            <text:p>8</text:p>
          </table:table-cell>
          <table:table-cell office:value-type="float" office:value="2106000" calcext:value-type="float">
            <text:p>2106000</text:p>
          </table:table-cell>
          <table:table-cell office:value-type="float" office:value="50" calcext:value-type="float">
            <text:p>50</text:p>
          </table:table-cell>
          <table:table-cell office:value-type="float" office:value="-145" calcext:value-type="float">
            <text:p>-145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46497" calcext:value-type="float">
            <text:p>16112954464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676248" calcext:value-type="float">
            <text:p>676248</text:p>
          </table:table-cell>
          <table:table-cell office:value-type="float" office:value="2827" calcext:value-type="float">
            <text:p>2827</text:p>
          </table:table-cell>
          <table:table-cell office:value-type="float" office:value="2219624" calcext:value-type="float">
            <text:p>22196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30945261" calcext:value-type="float">
            <text:p>30945261</text:p>
          </table:table-cell>
          <table:table-cell office:value-type="float" office:value="11487221" calcext:value-type="float">
            <text:p>11487221</text:p>
          </table:table-cell>
          <table:table-cell office:value-type="float" office:value="19458040" calcext:value-type="float">
            <text:p>1945804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67" calcext:value-type="float">
            <text:p>67</text:p>
          </table:table-cell>
          <table:table-cell office:value-type="float" office:value="-1442" calcext:value-type="float">
            <text:p>-1442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46612" calcext:value-type="float">
            <text:p>16112954466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653344" calcext:value-type="float">
            <text:p>653344</text:p>
          </table:table-cell>
          <table:table-cell office:value-type="float" office:value="2803" calcext:value-type="float">
            <text:p>2803</text:p>
          </table:table-cell>
          <table:table-cell office:value-type="float" office:value="2219528" calcext:value-type="float">
            <text:p>22195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2464080" calcext:value-type="float">
            <text:p>42464080</text:p>
          </table:table-cell>
          <table:table-cell office:value-type="float" office:value="0" calcext:value-type="float">
            <text:p>0</text:p>
          </table:table-cell>
          <table:table-cell office:value-type="float" office:value="42464080" calcext:value-type="float">
            <text:p>4246408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82" calcext:value-type="float">
            <text:p>82</text:p>
          </table:table-cell>
          <table:table-cell office:value-type="float" office:value="-1442" calcext:value-type="float">
            <text:p>-1442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46721" calcext:value-type="float">
            <text:p>16112954467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683848" calcext:value-type="float">
            <text:p>683848</text:p>
          </table:table-cell>
          <table:table-cell office:value-type="float" office:value="2833" calcext:value-type="float">
            <text:p>2833</text:p>
          </table:table-cell>
          <table:table-cell office:value-type="float" office:value="2219528" calcext:value-type="float">
            <text:p>22195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219966" calcext:value-type="float">
            <text:p>23219966</text:p>
          </table:table-cell>
          <table:table-cell office:value-type="float" office:value="11609982" calcext:value-type="float">
            <text:p>11609982</text:p>
          </table:table-cell>
          <table:table-cell office:value-type="float" office:value="11609984" calcext:value-type="float">
            <text:p>1160998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03" calcext:value-type="float">
            <text:p>103</text:p>
          </table:table-cell>
          <table:table-cell office:value-type="float" office:value="-1251" calcext:value-type="float">
            <text:p>-1251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46848" calcext:value-type="float">
            <text:p>16112954468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675168" calcext:value-type="float">
            <text:p>675168</text:p>
          </table:table-cell>
          <table:table-cell office:value-type="float" office:value="2828" calcext:value-type="float">
            <text:p>2828</text:p>
          </table:table-cell>
          <table:table-cell office:value-type="float" office:value="2219528" calcext:value-type="float">
            <text:p>22195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320984" calcext:value-type="float">
            <text:p>19320984</text:p>
          </table:table-cell>
          <table:table-cell office:value-type="float" office:value="0" calcext:value-type="float">
            <text:p>0</text:p>
          </table:table-cell>
          <table:table-cell office:value-type="float" office:value="19320984" calcext:value-type="float">
            <text:p>1932098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3" calcext:value-type="float">
            <text:p>123</text:p>
          </table:table-cell>
          <table:table-cell office:value-type="float" office:value="-1095" calcext:value-type="float">
            <text:p>-1095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46969" calcext:value-type="float">
            <text:p>16112954469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670952" calcext:value-type="float">
            <text:p>670952</text:p>
          </table:table-cell>
          <table:table-cell office:value-type="float" office:value="2823" calcext:value-type="float">
            <text:p>2823</text:p>
          </table:table-cell>
          <table:table-cell office:value-type="float" office:value="2220200" calcext:value-type="float">
            <text:p>22202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490616" calcext:value-type="float">
            <text:p>22490616</text:p>
          </table:table-cell>
          <table:table-cell office:value-type="float" office:value="0" calcext:value-type="float">
            <text:p>0</text:p>
          </table:table-cell>
          <table:table-cell office:value-type="float" office:value="22490616" calcext:value-type="float">
            <text:p>22490616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143" calcext:value-type="float">
            <text:p>143</text:p>
          </table:table-cell>
          <table:table-cell office:value-type="float" office:value="-1095" calcext:value-type="float">
            <text:p>-1095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47095" calcext:value-type="float">
            <text:p>16112954470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667876" calcext:value-type="float">
            <text:p>667876</text:p>
          </table:table-cell>
          <table:table-cell office:value-type="float" office:value="2824" calcext:value-type="float">
            <text:p>2824</text:p>
          </table:table-cell>
          <table:table-cell office:value-type="float" office:value="2224532" calcext:value-type="float">
            <text:p>22245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981288" calcext:value-type="float">
            <text:p>18981288</text:p>
          </table:table-cell>
          <table:table-cell office:value-type="float" office:value="0" calcext:value-type="float">
            <text:p>0</text:p>
          </table:table-cell>
          <table:table-cell office:value-type="float" office:value="18981288" calcext:value-type="float">
            <text:p>1898128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64" calcext:value-type="float">
            <text:p>164</text:p>
          </table:table-cell>
          <table:table-cell office:value-type="float" office:value="-449" calcext:value-type="float">
            <text:p>-449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47221" calcext:value-type="float">
            <text:p>16112954472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637628" calcext:value-type="float">
            <text:p>637628</text:p>
          </table:table-cell>
          <table:table-cell office:value-type="float" office:value="2803" calcext:value-type="float">
            <text:p>2803</text:p>
          </table:table-cell>
          <table:table-cell office:value-type="float" office:value="2234020" calcext:value-type="float">
            <text:p>22340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057390" calcext:value-type="float">
            <text:p>14057390</text:p>
          </table:table-cell>
          <table:table-cell office:value-type="float" office:value="1224662" calcext:value-type="float">
            <text:p>1224662</text:p>
          </table:table-cell>
          <table:table-cell office:value-type="float" office:value="12832728" calcext:value-type="float">
            <text:p>12832728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84" calcext:value-type="float">
            <text:p>184</text:p>
          </table:table-cell>
          <table:table-cell office:value-type="float" office:value="-1116" calcext:value-type="float">
            <text:p>-1116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47344" calcext:value-type="float">
            <text:p>16112954473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623616" calcext:value-type="float">
            <text:p>623616</text:p>
          </table:table-cell>
          <table:table-cell office:value-type="float" office:value="2790" calcext:value-type="float">
            <text:p>2790</text:p>
          </table:table-cell>
          <table:table-cell office:value-type="float" office:value="2234440" calcext:value-type="float">
            <text:p>22344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979360" calcext:value-type="float">
            <text:p>16979360</text:p>
          </table:table-cell>
          <table:table-cell office:value-type="float" office:value="0" calcext:value-type="float">
            <text:p>0</text:p>
          </table:table-cell>
          <table:table-cell office:value-type="float" office:value="16979360" calcext:value-type="float">
            <text:p>16979360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201" calcext:value-type="float">
            <text:p>201</text:p>
          </table:table-cell>
          <table:table-cell office:value-type="float" office:value="-1116" calcext:value-type="float">
            <text:p>-1116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47466" calcext:value-type="float">
            <text:p>16112954474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608052" calcext:value-type="float">
            <text:p>608052</text:p>
          </table:table-cell>
          <table:table-cell office:value-type="float" office:value="2773" calcext:value-type="float">
            <text:p>2773</text:p>
          </table:table-cell>
          <table:table-cell office:value-type="float" office:value="2237476" calcext:value-type="float">
            <text:p>22374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294400" calcext:value-type="float">
            <text:p>14294400</text:p>
          </table:table-cell>
          <table:table-cell office:value-type="float" office:value="0" calcext:value-type="float">
            <text:p>0</text:p>
          </table:table-cell>
          <table:table-cell office:value-type="float" office:value="14294400" calcext:value-type="float">
            <text:p>14294400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220" calcext:value-type="float">
            <text:p>220</text:p>
          </table:table-cell>
          <table:table-cell office:value-type="float" office:value="-1026" calcext:value-type="float">
            <text:p>-1026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47585" calcext:value-type="float">
            <text:p>16112954475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603664" calcext:value-type="float">
            <text:p>603664</text:p>
          </table:table-cell>
          <table:table-cell office:value-type="float" office:value="2778" calcext:value-type="float">
            <text:p>2778</text:p>
          </table:table-cell>
          <table:table-cell office:value-type="float" office:value="2244824" calcext:value-type="float">
            <text:p>22448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370112" calcext:value-type="float">
            <text:p>12370112</text:p>
          </table:table-cell>
          <table:table-cell office:value-type="float" office:value="561640" calcext:value-type="float">
            <text:p>561640</text:p>
          </table:table-cell>
          <table:table-cell office:value-type="float" office:value="11808472" calcext:value-type="float">
            <text:p>11808472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238" calcext:value-type="float">
            <text:p>238</text:p>
          </table:table-cell>
          <table:table-cell office:value-type="float" office:value="-1448" calcext:value-type="float">
            <text:p>-1448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47704" calcext:value-type="float">
            <text:p>16112954477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72540" calcext:value-type="float">
            <text:p>572540</text:p>
          </table:table-cell>
          <table:table-cell office:value-type="float" office:value="2760" calcext:value-type="float">
            <text:p>2760</text:p>
          </table:table-cell>
          <table:table-cell office:value-type="float" office:value="2254348" calcext:value-type="float">
            <text:p>22543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709216" calcext:value-type="float">
            <text:p>18709216</text:p>
          </table:table-cell>
          <table:table-cell office:value-type="float" office:value="0" calcext:value-type="float">
            <text:p>0</text:p>
          </table:table-cell>
          <table:table-cell office:value-type="float" office:value="18709216" calcext:value-type="float">
            <text:p>18709216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254" calcext:value-type="float">
            <text:p>254</text:p>
          </table:table-cell>
          <table:table-cell office:value-type="float" office:value="-1448" calcext:value-type="float">
            <text:p>-1448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47818" calcext:value-type="float">
            <text:p>16112954478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5924" calcext:value-type="float">
            <text:p>505924</text:p>
          </table:table-cell>
          <table:table-cell office:value-type="float" office:value="2712" calcext:value-type="float">
            <text:p>2712</text:p>
          </table:table-cell>
          <table:table-cell office:value-type="float" office:value="2272536" calcext:value-type="float">
            <text:p>22725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316414" calcext:value-type="float">
            <text:p>13316414</text:p>
          </table:table-cell>
          <table:table-cell office:value-type="float" office:value="5656438" calcext:value-type="float">
            <text:p>5656438</text:p>
          </table:table-cell>
          <table:table-cell office:value-type="float" office:value="7659976" calcext:value-type="float">
            <text:p>7659976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271" calcext:value-type="float">
            <text:p>271</text:p>
          </table:table-cell>
          <table:table-cell office:value-type="float" office:value="-1911" calcext:value-type="float">
            <text:p>-1911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47942" calcext:value-type="float">
            <text:p>16112954479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90280" calcext:value-type="float">
            <text:p>490280</text:p>
          </table:table-cell>
          <table:table-cell office:value-type="float" office:value="2698" calcext:value-type="float">
            <text:p>2698</text:p>
          </table:table-cell>
          <table:table-cell office:value-type="float" office:value="2273660" calcext:value-type="float">
            <text:p>22736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496176" calcext:value-type="float">
            <text:p>23496176</text:p>
          </table:table-cell>
          <table:table-cell office:value-type="float" office:value="0" calcext:value-type="float">
            <text:p>0</text:p>
          </table:table-cell>
          <table:table-cell office:value-type="float" office:value="23496176" calcext:value-type="float">
            <text:p>23496176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286" calcext:value-type="float">
            <text:p>286</text:p>
          </table:table-cell>
          <table:table-cell office:value-type="float" office:value="-1748" calcext:value-type="float">
            <text:p>-1748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48056" calcext:value-type="float">
            <text:p>16112954480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30184" calcext:value-type="float">
            <text:p>530184</text:p>
          </table:table-cell>
          <table:table-cell office:value-type="float" office:value="2741" calcext:value-type="float">
            <text:p>2741</text:p>
          </table:table-cell>
          <table:table-cell office:value-type="float" office:value="2276696" calcext:value-type="float">
            <text:p>22766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095056" calcext:value-type="float">
            <text:p>11095056</text:p>
          </table:table-cell>
          <table:table-cell office:value-type="float" office:value="4403200" calcext:value-type="float">
            <text:p>4403200</text:p>
          </table:table-cell>
          <table:table-cell office:value-type="float" office:value="6691856" calcext:value-type="float">
            <text:p>6691856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301" calcext:value-type="float">
            <text:p>301</text:p>
          </table:table-cell>
          <table:table-cell office:value-type="float" office:value="-1748" calcext:value-type="float">
            <text:p>-1748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48172" calcext:value-type="float">
            <text:p>16112954481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2816" calcext:value-type="float">
            <text:p>542816</text:p>
          </table:table-cell>
          <table:table-cell office:value-type="float" office:value="2756" calcext:value-type="float">
            <text:p>2756</text:p>
          </table:table-cell>
          <table:table-cell office:value-type="float" office:value="2279644" calcext:value-type="float">
            <text:p>22796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914352" calcext:value-type="float">
            <text:p>15914352</text:p>
          </table:table-cell>
          <table:table-cell office:value-type="float" office:value="0" calcext:value-type="float">
            <text:p>0</text:p>
          </table:table-cell>
          <table:table-cell office:value-type="float" office:value="15914352" calcext:value-type="float">
            <text:p>15914352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319" calcext:value-type="float">
            <text:p>319</text:p>
          </table:table-cell>
          <table:table-cell office:value-type="float" office:value="-1581" calcext:value-type="float">
            <text:p>-1581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48284" calcext:value-type="float">
            <text:p>16112954482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3176" calcext:value-type="float">
            <text:p>553176</text:p>
          </table:table-cell>
          <table:table-cell office:value-type="float" office:value="2767" calcext:value-type="float">
            <text:p>2767</text:p>
          </table:table-cell>
          <table:table-cell office:value-type="float" office:value="2282164" calcext:value-type="float">
            <text:p>22821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140160" calcext:value-type="float">
            <text:p>11140160</text:p>
          </table:table-cell>
          <table:table-cell office:value-type="float" office:value="3672616" calcext:value-type="float">
            <text:p>3672616</text:p>
          </table:table-cell>
          <table:table-cell office:value-type="float" office:value="7467544" calcext:value-type="float">
            <text:p>7467544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333" calcext:value-type="float">
            <text:p>333</text:p>
          </table:table-cell>
          <table:table-cell office:value-type="float" office:value="-1884" calcext:value-type="float">
            <text:p>-1884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48403" calcext:value-type="float">
            <text:p>1611295448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1948" calcext:value-type="float">
            <text:p>551948</text:p>
          </table:table-cell>
          <table:table-cell office:value-type="float" office:value="2766" calcext:value-type="float">
            <text:p>2766</text:p>
          </table:table-cell>
          <table:table-cell office:value-type="float" office:value="2283036" calcext:value-type="float">
            <text:p>22830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264270" calcext:value-type="float">
            <text:p>14264270</text:p>
          </table:table-cell>
          <table:table-cell office:value-type="float" office:value="1590246" calcext:value-type="float">
            <text:p>1590246</text:p>
          </table:table-cell>
          <table:table-cell office:value-type="float" office:value="12674024" calcext:value-type="float">
            <text:p>12674024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348" calcext:value-type="float">
            <text:p>348</text:p>
          </table:table-cell>
          <table:table-cell office:value-type="float" office:value="-1884" calcext:value-type="float">
            <text:p>-1884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48520" calcext:value-type="float">
            <text:p>16112954485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9288" calcext:value-type="float">
            <text:p>549288</text:p>
          </table:table-cell>
          <table:table-cell office:value-type="float" office:value="2775" calcext:value-type="float">
            <text:p>2775</text:p>
          </table:table-cell>
          <table:table-cell office:value-type="float" office:value="2293412" calcext:value-type="float">
            <text:p>22934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123903" calcext:value-type="float">
            <text:p>19123903</text:p>
          </table:table-cell>
          <table:table-cell office:value-type="float" office:value="8427359" calcext:value-type="float">
            <text:p>8427359</text:p>
          </table:table-cell>
          <table:table-cell office:value-type="float" office:value="10696544" calcext:value-type="float">
            <text:p>10696544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364" calcext:value-type="float">
            <text:p>364</text:p>
          </table:table-cell>
          <table:table-cell office:value-type="float" office:value="-1983" calcext:value-type="float">
            <text:p>-1983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48646" calcext:value-type="float">
            <text:p>16112954486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6456" calcext:value-type="float">
            <text:p>546456</text:p>
          </table:table-cell>
          <table:table-cell office:value-type="float" office:value="2774" calcext:value-type="float">
            <text:p>2774</text:p>
          </table:table-cell>
          <table:table-cell office:value-type="float" office:value="2294244" calcext:value-type="float">
            <text:p>22942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865856" calcext:value-type="float">
            <text:p>20865856</text:p>
          </table:table-cell>
          <table:table-cell office:value-type="float" office:value="0" calcext:value-type="float">
            <text:p>0</text:p>
          </table:table-cell>
          <table:table-cell office:value-type="float" office:value="20865856" calcext:value-type="float">
            <text:p>20865856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378" calcext:value-type="float">
            <text:p>378</text:p>
          </table:table-cell>
          <table:table-cell office:value-type="float" office:value="-1520" calcext:value-type="float">
            <text:p>-1520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48764" calcext:value-type="float">
            <text:p>16112954487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7172" calcext:value-type="float">
            <text:p>547172</text:p>
          </table:table-cell>
          <table:table-cell office:value-type="float" office:value="2775" calcext:value-type="float">
            <text:p>2775</text:p>
          </table:table-cell>
          <table:table-cell office:value-type="float" office:value="2296084" calcext:value-type="float">
            <text:p>2296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017533" calcext:value-type="float">
            <text:p>17017533</text:p>
          </table:table-cell>
          <table:table-cell office:value-type="float" office:value="4326749" calcext:value-type="float">
            <text:p>4326749</text:p>
          </table:table-cell>
          <table:table-cell office:value-type="float" office:value="12690784" calcext:value-type="float">
            <text:p>12690784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393" calcext:value-type="float">
            <text:p>393</text:p>
          </table:table-cell>
          <table:table-cell office:value-type="float" office:value="-1520" calcext:value-type="float">
            <text:p>-1520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48875" calcext:value-type="float">
            <text:p>16112954488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37540" calcext:value-type="float">
            <text:p>537540</text:p>
          </table:table-cell>
          <table:table-cell office:value-type="float" office:value="2768" calcext:value-type="float">
            <text:p>2768</text:p>
          </table:table-cell>
          <table:table-cell office:value-type="float" office:value="2299444" calcext:value-type="float">
            <text:p>22994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915856" calcext:value-type="float">
            <text:p>17915856</text:p>
          </table:table-cell>
          <table:table-cell office:value-type="float" office:value="0" calcext:value-type="float">
            <text:p>0</text:p>
          </table:table-cell>
          <table:table-cell office:value-type="float" office:value="17915856" calcext:value-type="float">
            <text:p>17915856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408" calcext:value-type="float">
            <text:p>408</text:p>
          </table:table-cell>
          <table:table-cell office:value-type="float" office:value="-1500" calcext:value-type="float">
            <text:p>-1500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48986" calcext:value-type="float">
            <text:p>16112954489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0660" calcext:value-type="float">
            <text:p>520660</text:p>
          </table:table-cell>
          <table:table-cell office:value-type="float" office:value="2756" calcext:value-type="float">
            <text:p>2756</text:p>
          </table:table-cell>
          <table:table-cell office:value-type="float" office:value="2302176" calcext:value-type="float">
            <text:p>2302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280960" calcext:value-type="float">
            <text:p>13280960</text:p>
          </table:table-cell>
          <table:table-cell office:value-type="float" office:value="0" calcext:value-type="float">
            <text:p>0</text:p>
          </table:table-cell>
          <table:table-cell office:value-type="float" office:value="13280960" calcext:value-type="float">
            <text:p>132809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19" calcext:value-type="float">
            <text:p>419</text:p>
          </table:table-cell>
          <table:table-cell office:value-type="float" office:value="-1813" calcext:value-type="float">
            <text:p>-1813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49096" calcext:value-type="float">
            <text:p>1611295449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661192" calcext:value-type="float">
            <text:p>661192</text:p>
          </table:table-cell>
          <table:table-cell office:value-type="float" office:value="2892" calcext:value-type="float">
            <text:p>2892</text:p>
          </table:table-cell>
          <table:table-cell office:value-type="float" office:value="2302128" calcext:value-type="float">
            <text:p>23021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375856" calcext:value-type="float">
            <text:p>10375856</text:p>
          </table:table-cell>
          <table:table-cell office:value-type="float" office:value="61408" calcext:value-type="float">
            <text:p>61408</text:p>
          </table:table-cell>
          <table:table-cell office:value-type="float" office:value="10314448" calcext:value-type="float">
            <text:p>10314448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434" calcext:value-type="float">
            <text:p>434</text:p>
          </table:table-cell>
          <table:table-cell office:value-type="float" office:value="-1813" calcext:value-type="float">
            <text:p>-1813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49201" calcext:value-type="float">
            <text:p>16112954492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657964" calcext:value-type="float">
            <text:p>657964</text:p>
          </table:table-cell>
          <table:table-cell office:value-type="float" office:value="2890" calcext:value-type="float">
            <text:p>2890</text:p>
          </table:table-cell>
          <table:table-cell office:value-type="float" office:value="2302240" calcext:value-type="float">
            <text:p>23022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611784" calcext:value-type="float">
            <text:p>10611784</text:p>
          </table:table-cell>
          <table:table-cell office:value-type="float" office:value="143344" calcext:value-type="float">
            <text:p>143344</text:p>
          </table:table-cell>
          <table:table-cell office:value-type="float" office:value="10468440" calcext:value-type="float">
            <text:p>10468440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449" calcext:value-type="float">
            <text:p>449</text:p>
          </table:table-cell>
          <table:table-cell office:value-type="float" office:value="349" calcext:value-type="float">
            <text:p>349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49314" calcext:value-type="float">
            <text:p>16112954493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661180" calcext:value-type="float">
            <text:p>661180</text:p>
          </table:table-cell>
          <table:table-cell office:value-type="float" office:value="2895" calcext:value-type="float">
            <text:p>2895</text:p>
          </table:table-cell>
          <table:table-cell office:value-type="float" office:value="2304228" calcext:value-type="float">
            <text:p>2304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846080" calcext:value-type="float">
            <text:p>10846080</text:p>
          </table:table-cell>
          <table:table-cell office:value-type="float" office:value="2486272" calcext:value-type="float">
            <text:p>2486272</text:p>
          </table:table-cell>
          <table:table-cell office:value-type="float" office:value="8359808" calcext:value-type="float">
            <text:p>83598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66" calcext:value-type="float">
            <text:p>466</text:p>
          </table:table-cell>
          <table:table-cell office:value-type="float" office:value="104" calcext:value-type="float">
            <text:p>104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49424" calcext:value-type="float">
            <text:p>16112954494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645344" calcext:value-type="float">
            <text:p>645344</text:p>
          </table:table-cell>
          <table:table-cell office:value-type="float" office:value="2880" calcext:value-type="float">
            <text:p>2880</text:p>
          </table:table-cell>
          <table:table-cell office:value-type="float" office:value="2304820" calcext:value-type="float">
            <text:p>23048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048048" calcext:value-type="float">
            <text:p>12048048</text:p>
          </table:table-cell>
          <table:table-cell office:value-type="float" office:value="0" calcext:value-type="float">
            <text:p>0</text:p>
          </table:table-cell>
          <table:table-cell office:value-type="float" office:value="12048048" calcext:value-type="float">
            <text:p>12048048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481" calcext:value-type="float">
            <text:p>481</text:p>
          </table:table-cell>
          <table:table-cell office:value-type="float" office:value="104" calcext:value-type="float">
            <text:p>104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49534" calcext:value-type="float">
            <text:p>16112954495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647560" calcext:value-type="float">
            <text:p>647560</text:p>
          </table:table-cell>
          <table:table-cell office:value-type="float" office:value="2882" calcext:value-type="float">
            <text:p>2882</text:p>
          </table:table-cell>
          <table:table-cell office:value-type="float" office:value="2304828" calcext:value-type="float">
            <text:p>23048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121792" calcext:value-type="float">
            <text:p>11121792</text:p>
          </table:table-cell>
          <table:table-cell office:value-type="float" office:value="4258264" calcext:value-type="float">
            <text:p>4258264</text:p>
          </table:table-cell>
          <table:table-cell office:value-type="float" office:value="6863528" calcext:value-type="float">
            <text:p>6863528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495" calcext:value-type="float">
            <text:p>495</text:p>
          </table:table-cell>
          <table:table-cell office:value-type="float" office:value="462" calcext:value-type="float">
            <text:p>462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49644" calcext:value-type="float">
            <text:p>16112954496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644920" calcext:value-type="float">
            <text:p>644920</text:p>
          </table:table-cell>
          <table:table-cell office:value-type="float" office:value="2889" calcext:value-type="float">
            <text:p>2889</text:p>
          </table:table-cell>
          <table:table-cell office:value-type="float" office:value="2305084" calcext:value-type="float">
            <text:p>2305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912048" calcext:value-type="float">
            <text:p>14912048</text:p>
          </table:table-cell>
          <table:table-cell office:value-type="float" office:value="0" calcext:value-type="float">
            <text:p>0</text:p>
          </table:table-cell>
          <table:table-cell office:value-type="float" office:value="14912048" calcext:value-type="float">
            <text:p>1491204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10" calcext:value-type="float">
            <text:p>510</text:p>
          </table:table-cell>
          <table:table-cell office:value-type="float" office:value="462" calcext:value-type="float">
            <text:p>462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49752" calcext:value-type="float">
            <text:p>16112954497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646864" calcext:value-type="float">
            <text:p>646864</text:p>
          </table:table-cell>
          <table:table-cell office:value-type="float" office:value="2882" calcext:value-type="float">
            <text:p>2882</text:p>
          </table:table-cell>
          <table:table-cell office:value-type="float" office:value="2305236" calcext:value-type="float">
            <text:p>23052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855888" calcext:value-type="float">
            <text:p>9855888</text:p>
          </table:table-cell>
          <table:table-cell office:value-type="float" office:value="3978088" calcext:value-type="float">
            <text:p>3978088</text:p>
          </table:table-cell>
          <table:table-cell office:value-type="float" office:value="5877800" calcext:value-type="float">
            <text:p>58778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25" calcext:value-type="float">
            <text:p>525</text:p>
          </table:table-cell>
          <table:table-cell office:value-type="float" office:value="374" calcext:value-type="float">
            <text:p>374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49865" calcext:value-type="float">
            <text:p>16112954498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633244" calcext:value-type="float">
            <text:p>633244</text:p>
          </table:table-cell>
          <table:table-cell office:value-type="float" office:value="2869" calcext:value-type="float">
            <text:p>2869</text:p>
          </table:table-cell>
          <table:table-cell office:value-type="float" office:value="2306096" calcext:value-type="float">
            <text:p>23060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215784" calcext:value-type="float">
            <text:p>11215784</text:p>
          </table:table-cell>
          <table:table-cell office:value-type="float" office:value="1077096" calcext:value-type="float">
            <text:p>1077096</text:p>
          </table:table-cell>
          <table:table-cell office:value-type="float" office:value="10138688" calcext:value-type="float">
            <text:p>101386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49975" calcext:value-type="float">
            <text:p>16112954499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615716" calcext:value-type="float">
            <text:p>615716</text:p>
          </table:table-cell>
          <table:table-cell office:value-type="float" office:value="2863" calcext:value-type="float">
            <text:p>2863</text:p>
          </table:table-cell>
          <table:table-cell office:value-type="float" office:value="2307688" calcext:value-type="float">
            <text:p>23076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715528" calcext:value-type="float">
            <text:p>13715528</text:p>
          </table:table-cell>
          <table:table-cell office:value-type="float" office:value="0" calcext:value-type="float">
            <text:p>0</text:p>
          </table:table-cell>
          <table:table-cell office:value-type="float" office:value="13715528" calcext:value-type="float">
            <text:p>1371552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52" calcext:value-type="float">
            <text:p>552</text:p>
          </table:table-cell>
          <table:table-cell office:value-type="float" office:value="267" calcext:value-type="float">
            <text:p>267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0084" calcext:value-type="float">
            <text:p>16112954500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98124" calcext:value-type="float">
            <text:p>598124</text:p>
          </table:table-cell>
          <table:table-cell office:value-type="float" office:value="2847" calcext:value-type="float">
            <text:p>2847</text:p>
          </table:table-cell>
          <table:table-cell office:value-type="float" office:value="2318812" calcext:value-type="float">
            <text:p>23188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330392" calcext:value-type="float">
            <text:p>10330392</text:p>
          </table:table-cell>
          <table:table-cell office:value-type="float" office:value="0" calcext:value-type="float">
            <text:p>0</text:p>
          </table:table-cell>
          <table:table-cell office:value-type="float" office:value="10330392" calcext:value-type="float">
            <text:p>103303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65" calcext:value-type="float">
            <text:p>565</text:p>
          </table:table-cell>
          <table:table-cell office:value-type="float" office:value="505" calcext:value-type="float">
            <text:p>505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0204" calcext:value-type="float">
            <text:p>16112954502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633200" calcext:value-type="float">
            <text:p>633200</text:p>
          </table:table-cell>
          <table:table-cell office:value-type="float" office:value="2883" calcext:value-type="float">
            <text:p>2883</text:p>
          </table:table-cell>
          <table:table-cell office:value-type="float" office:value="2321008" calcext:value-type="float">
            <text:p>23210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758111" calcext:value-type="float">
            <text:p>14758111</text:p>
          </table:table-cell>
          <table:table-cell office:value-type="float" office:value="3126391" calcext:value-type="float">
            <text:p>3126391</text:p>
          </table:table-cell>
          <table:table-cell office:value-type="float" office:value="11631720" calcext:value-type="float">
            <text:p>116317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81" calcext:value-type="float">
            <text:p>581</text:p>
          </table:table-cell>
          <table:table-cell office:value-type="float" office:value="527" calcext:value-type="float">
            <text:p>527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0326" calcext:value-type="float">
            <text:p>1611295450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663684" calcext:value-type="float">
            <text:p>663684</text:p>
          </table:table-cell>
          <table:table-cell office:value-type="float" office:value="2911" calcext:value-type="float">
            <text:p>2911</text:p>
          </table:table-cell>
          <table:table-cell office:value-type="float" office:value="2317588" calcext:value-type="float">
            <text:p>23175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324008" calcext:value-type="float">
            <text:p>19324008</text:p>
          </table:table-cell>
          <table:table-cell office:value-type="float" office:value="0" calcext:value-type="float">
            <text:p>0</text:p>
          </table:table-cell>
          <table:table-cell office:value-type="float" office:value="19324008" calcext:value-type="float">
            <text:p>19324008</text:p>
          </table:table-cell>
          <table:table-cell office:value-type="float" office:value="8" calcext:value-type="float">
            <text:p>8</text:p>
          </table:table-cell>
          <table:table-cell office:value-type="float" office:value="1950000" calcext:value-type="float">
            <text:p>1950000</text:p>
          </table:table-cell>
          <table:table-cell office:value-type="float" office:value="590" calcext:value-type="float">
            <text:p>590</text:p>
          </table:table-cell>
          <table:table-cell office:value-type="float" office:value="527" calcext:value-type="float">
            <text:p>527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0445" calcext:value-type="float">
            <text:p>16112954504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96680" calcext:value-type="float">
            <text:p>596680</text:p>
          </table:table-cell>
          <table:table-cell office:value-type="float" office:value="2876" calcext:value-type="float">
            <text:p>2876</text:p>
          </table:table-cell>
          <table:table-cell office:value-type="float" office:value="2350176" calcext:value-type="float">
            <text:p>2350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019192" calcext:value-type="float">
            <text:p>22019192</text:p>
          </table:table-cell>
          <table:table-cell office:value-type="float" office:value="0" calcext:value-type="float">
            <text:p>0</text:p>
          </table:table-cell>
          <table:table-cell office:value-type="float" office:value="22019192" calcext:value-type="float">
            <text:p>22019192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601" calcext:value-type="float">
            <text:p>601</text:p>
          </table:table-cell>
          <table:table-cell office:value-type="float" office:value="1454" calcext:value-type="float">
            <text:p>1454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0620" calcext:value-type="float">
            <text:p>16112954506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6256" calcext:value-type="float">
            <text:p>566256</text:p>
          </table:table-cell>
          <table:table-cell office:value-type="float" office:value="2849" calcext:value-type="float">
            <text:p>2849</text:p>
          </table:table-cell>
          <table:table-cell office:value-type="float" office:value="2351656" calcext:value-type="float">
            <text:p>23516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082112" calcext:value-type="float">
            <text:p>9082112</text:p>
          </table:table-cell>
          <table:table-cell office:value-type="float" office:value="0" calcext:value-type="float">
            <text:p>0</text:p>
          </table:table-cell>
          <table:table-cell office:value-type="float" office:value="9082112" calcext:value-type="float">
            <text:p>9082112</text:p>
          </table:table-cell>
          <table:table-cell office:value-type="float" office:value="8" calcext:value-type="float">
            <text:p>8</text:p>
          </table:table-cell>
          <table:table-cell office:value-type="float" office:value="1950000" calcext:value-type="float">
            <text:p>1950000</text:p>
          </table:table-cell>
          <table:table-cell office:value-type="float" office:value="609" calcext:value-type="float">
            <text:p>609</text:p>
          </table:table-cell>
          <table:table-cell office:value-type="float" office:value="188" calcext:value-type="float">
            <text:p>188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0776" calcext:value-type="float">
            <text:p>16112954507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7216" calcext:value-type="float">
            <text:p>547216</text:p>
          </table:table-cell>
          <table:table-cell office:value-type="float" office:value="2838" calcext:value-type="float">
            <text:p>2838</text:p>
          </table:table-cell>
          <table:table-cell office:value-type="float" office:value="2359672" calcext:value-type="float">
            <text:p>23596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739839" calcext:value-type="float">
            <text:p>8739839</text:p>
          </table:table-cell>
          <table:table-cell office:value-type="float" office:value="505447" calcext:value-type="float">
            <text:p>505447</text:p>
          </table:table-cell>
          <table:table-cell office:value-type="float" office:value="8234392" calcext:value-type="float">
            <text:p>8234392</text:p>
          </table:table-cell>
          <table:table-cell office:value-type="float" office:value="8" calcext:value-type="float">
            <text:p>8</text:p>
          </table:table-cell>
          <table:table-cell office:value-type="float" office:value="1950000" calcext:value-type="float">
            <text:p>1950000</text:p>
          </table:table-cell>
          <table:table-cell office:value-type="float" office:value="618" calcext:value-type="float">
            <text:p>618</text:p>
          </table:table-cell>
          <table:table-cell office:value-type="float" office:value="1175" calcext:value-type="float">
            <text:p>1175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0894" calcext:value-type="float">
            <text:p>1611295450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34224" calcext:value-type="float">
            <text:p>534224</text:p>
          </table:table-cell>
          <table:table-cell office:value-type="float" office:value="2827" calcext:value-type="float">
            <text:p>2827</text:p>
          </table:table-cell>
          <table:table-cell office:value-type="float" office:value="2361320" calcext:value-type="float">
            <text:p>23613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911448" calcext:value-type="float">
            <text:p>13911448</text:p>
          </table:table-cell>
          <table:table-cell office:value-type="float" office:value="0" calcext:value-type="float">
            <text:p>0</text:p>
          </table:table-cell>
          <table:table-cell office:value-type="float" office:value="13911448" calcext:value-type="float">
            <text:p>1391144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627" calcext:value-type="float">
            <text:p>627</text:p>
          </table:table-cell>
          <table:table-cell office:value-type="float" office:value="1169" calcext:value-type="float">
            <text:p>1169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1008" calcext:value-type="float">
            <text:p>16112954510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2856" calcext:value-type="float">
            <text:p>512856</text:p>
          </table:table-cell>
          <table:table-cell office:value-type="float" office:value="2831" calcext:value-type="float">
            <text:p>2831</text:p>
          </table:table-cell>
          <table:table-cell office:value-type="float" office:value="2386824" calcext:value-type="float">
            <text:p>23868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393624" calcext:value-type="float">
            <text:p>16393624</text:p>
          </table:table-cell>
          <table:table-cell office:value-type="float" office:value="0" calcext:value-type="float">
            <text:p>0</text:p>
          </table:table-cell>
          <table:table-cell office:value-type="float" office:value="16393624" calcext:value-type="float">
            <text:p>1639362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634" calcext:value-type="float">
            <text:p>634</text:p>
          </table:table-cell>
          <table:table-cell office:value-type="float" office:value="1169" calcext:value-type="float">
            <text:p>1169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1125" calcext:value-type="float">
            <text:p>1611295451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7944" calcext:value-type="float">
            <text:p>557944</text:p>
          </table:table-cell>
          <table:table-cell office:value-type="float" office:value="2880" calcext:value-type="float">
            <text:p>2880</text:p>
          </table:table-cell>
          <table:table-cell office:value-type="float" office:value="2388448" calcext:value-type="float">
            <text:p>23884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551560" calcext:value-type="float">
            <text:p>7551560</text:p>
          </table:table-cell>
          <table:table-cell office:value-type="float" office:value="1540448" calcext:value-type="float">
            <text:p>1540448</text:p>
          </table:table-cell>
          <table:table-cell office:value-type="float" office:value="6011112" calcext:value-type="float">
            <text:p>6011112</text:p>
          </table:table-cell>
          <table:table-cell office:value-type="float" office:value="8" calcext:value-type="float">
            <text:p>8</text:p>
          </table:table-cell>
          <table:table-cell office:value-type="float" office:value="1950000" calcext:value-type="float">
            <text:p>1950000</text:p>
          </table:table-cell>
          <table:table-cell office:value-type="float" office:value="644" calcext:value-type="float">
            <text:p>644</text:p>
          </table:table-cell>
          <table:table-cell office:value-type="float" office:value="918" calcext:value-type="float">
            <text:p>918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1241" calcext:value-type="float">
            <text:p>16112954512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9060" calcext:value-type="float">
            <text:p>549060</text:p>
          </table:table-cell>
          <table:table-cell office:value-type="float" office:value="2870" calcext:value-type="float">
            <text:p>2870</text:p>
          </table:table-cell>
          <table:table-cell office:value-type="float" office:value="2390088" calcext:value-type="float">
            <text:p>23900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788296" calcext:value-type="float">
            <text:p>8788296</text:p>
          </table:table-cell>
          <table:table-cell office:value-type="float" office:value="0" calcext:value-type="float">
            <text:p>0</text:p>
          </table:table-cell>
          <table:table-cell office:value-type="float" office:value="8788296" calcext:value-type="float">
            <text:p>8788296</text:p>
          </table:table-cell>
          <table:table-cell office:value-type="float" office:value="8" calcext:value-type="float">
            <text:p>8</text:p>
          </table:table-cell>
          <table:table-cell office:value-type="float" office:value="1950000" calcext:value-type="float">
            <text:p>1950000</text:p>
          </table:table-cell>
          <table:table-cell office:value-type="float" office:value="654" calcext:value-type="float">
            <text:p>654</text:p>
          </table:table-cell>
          <table:table-cell office:value-type="float" office:value="1323" calcext:value-type="float">
            <text:p>1323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1364" calcext:value-type="float">
            <text:p>16112954513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4472" calcext:value-type="float">
            <text:p>544472</text:p>
          </table:table-cell>
          <table:table-cell office:value-type="float" office:value="2868" calcext:value-type="float">
            <text:p>2868</text:p>
          </table:table-cell>
          <table:table-cell office:value-type="float" office:value="2393384" calcext:value-type="float">
            <text:p>23933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428341" calcext:value-type="float">
            <text:p>9428341</text:p>
          </table:table-cell>
          <table:table-cell office:value-type="float" office:value="419677" calcext:value-type="float">
            <text:p>419677</text:p>
          </table:table-cell>
          <table:table-cell office:value-type="float" office:value="9008664" calcext:value-type="float">
            <text:p>9008664</text:p>
          </table:table-cell>
          <table:table-cell office:value-type="float" office:value="8" calcext:value-type="float">
            <text:p>8</text:p>
          </table:table-cell>
          <table:table-cell office:value-type="float" office:value="1950000" calcext:value-type="float">
            <text:p>1950000</text:p>
          </table:table-cell>
          <table:table-cell office:value-type="float" office:value="664" calcext:value-type="float">
            <text:p>664</text:p>
          </table:table-cell>
          <table:table-cell office:value-type="float" office:value="1323" calcext:value-type="float">
            <text:p>1323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1489" calcext:value-type="float">
            <text:p>16112954514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2180" calcext:value-type="float">
            <text:p>542180</text:p>
          </table:table-cell>
          <table:table-cell office:value-type="float" office:value="2867" calcext:value-type="float">
            <text:p>2867</text:p>
          </table:table-cell>
          <table:table-cell office:value-type="float" office:value="2394808" calcext:value-type="float">
            <text:p>23948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428341" calcext:value-type="float">
            <text:p>9428341</text:p>
          </table:table-cell>
          <table:table-cell office:value-type="float" office:value="790309" calcext:value-type="float">
            <text:p>790309</text:p>
          </table:table-cell>
          <table:table-cell office:value-type="float" office:value="8638032" calcext:value-type="float">
            <text:p>8638032</text:p>
          </table:table-cell>
          <table:table-cell office:value-type="float" office:value="8" calcext:value-type="float">
            <text:p>8</text:p>
          </table:table-cell>
          <table:table-cell office:value-type="float" office:value="1950000" calcext:value-type="float">
            <text:p>1950000</text:p>
          </table:table-cell>
          <table:table-cell office:value-type="float" office:value="675" calcext:value-type="float">
            <text:p>675</text:p>
          </table:table-cell>
          <table:table-cell office:value-type="float" office:value="1504" calcext:value-type="float">
            <text:p>1504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1602" calcext:value-type="float">
            <text:p>16112954516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7136" calcext:value-type="float">
            <text:p>527136</text:p>
          </table:table-cell>
          <table:table-cell office:value-type="float" office:value="2856" calcext:value-type="float">
            <text:p>2856</text:p>
          </table:table-cell>
          <table:table-cell office:value-type="float" office:value="2400328" calcext:value-type="float">
            <text:p>24003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725856" calcext:value-type="float">
            <text:p>12725856</text:p>
          </table:table-cell>
          <table:table-cell office:value-type="float" office:value="0" calcext:value-type="float">
            <text:p>0</text:p>
          </table:table-cell>
          <table:table-cell office:value-type="float" office:value="12725856" calcext:value-type="float">
            <text:p>12725856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686" calcext:value-type="float">
            <text:p>686</text:p>
          </table:table-cell>
          <table:table-cell office:value-type="float" office:value="1448" calcext:value-type="float">
            <text:p>1448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1743" calcext:value-type="float">
            <text:p>16112954517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8840" calcext:value-type="float">
            <text:p>528840</text:p>
          </table:table-cell>
          <table:table-cell office:value-type="float" office:value="2864" calcext:value-type="float">
            <text:p>2864</text:p>
          </table:table-cell>
          <table:table-cell office:value-type="float" office:value="2404716" calcext:value-type="float">
            <text:p>24047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552032" calcext:value-type="float">
            <text:p>6552032</text:p>
          </table:table-cell>
          <table:table-cell office:value-type="float" office:value="1943608" calcext:value-type="float">
            <text:p>1943608</text:p>
          </table:table-cell>
          <table:table-cell office:value-type="float" office:value="4608424" calcext:value-type="float">
            <text:p>4608424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699" calcext:value-type="float">
            <text:p>699</text:p>
          </table:table-cell>
          <table:table-cell office:value-type="float" office:value="1448" calcext:value-type="float">
            <text:p>1448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1871" calcext:value-type="float">
            <text:p>16112954518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3184" calcext:value-type="float">
            <text:p>523184</text:p>
          </table:table-cell>
          <table:table-cell office:value-type="float" office:value="2860" calcext:value-type="float">
            <text:p>2860</text:p>
          </table:table-cell>
          <table:table-cell office:value-type="float" office:value="2406800" calcext:value-type="float">
            <text:p>24068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993752" calcext:value-type="float">
            <text:p>5993752</text:p>
          </table:table-cell>
          <table:table-cell office:value-type="float" office:value="980376" calcext:value-type="float">
            <text:p>980376</text:p>
          </table:table-cell>
          <table:table-cell office:value-type="float" office:value="5013376" calcext:value-type="float">
            <text:p>5013376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718" calcext:value-type="float">
            <text:p>718</text:p>
          </table:table-cell>
          <table:table-cell office:value-type="float" office:value="279" calcext:value-type="float">
            <text:p>279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1977" calcext:value-type="float">
            <text:p>16112954519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8304" calcext:value-type="float">
            <text:p>508304</text:p>
          </table:table-cell>
          <table:table-cell office:value-type="float" office:value="2851" calcext:value-type="float">
            <text:p>2851</text:p>
          </table:table-cell>
          <table:table-cell office:value-type="float" office:value="2411324" calcext:value-type="float">
            <text:p>24113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194464" calcext:value-type="float">
            <text:p>7194464</text:p>
          </table:table-cell>
          <table:table-cell office:value-type="float" office:value="1043000" calcext:value-type="float">
            <text:p>1043000</text:p>
          </table:table-cell>
          <table:table-cell office:value-type="float" office:value="6151464" calcext:value-type="float">
            <text:p>6151464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731" calcext:value-type="float">
            <text:p>731</text:p>
          </table:table-cell>
          <table:table-cell office:value-type="float" office:value="463" calcext:value-type="float">
            <text:p>463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2084" calcext:value-type="float">
            <text:p>16112954520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4496" calcext:value-type="float">
            <text:p>504496</text:p>
          </table:table-cell>
          <table:table-cell office:value-type="float" office:value="2853" calcext:value-type="float">
            <text:p>2853</text:p>
          </table:table-cell>
          <table:table-cell office:value-type="float" office:value="2417444" calcext:value-type="float">
            <text:p>24174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82872" calcext:value-type="float">
            <text:p>6082872</text:p>
          </table:table-cell>
          <table:table-cell office:value-type="float" office:value="635496" calcext:value-type="float">
            <text:p>635496</text:p>
          </table:table-cell>
          <table:table-cell office:value-type="float" office:value="5447376" calcext:value-type="float">
            <text:p>54473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49" calcext:value-type="float">
            <text:p>749</text:p>
          </table:table-cell>
          <table:table-cell office:value-type="float" office:value="463" calcext:value-type="float">
            <text:p>463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2189" calcext:value-type="float">
            <text:p>16112954521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5316" calcext:value-type="float">
            <text:p>515316</text:p>
          </table:table-cell>
          <table:table-cell office:value-type="float" office:value="2865" calcext:value-type="float">
            <text:p>2865</text:p>
          </table:table-cell>
          <table:table-cell office:value-type="float" office:value="2419468" calcext:value-type="float">
            <text:p>24194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442072" calcext:value-type="float">
            <text:p>6442072</text:p>
          </table:table-cell>
          <table:table-cell office:value-type="float" office:value="0" calcext:value-type="float">
            <text:p>0</text:p>
          </table:table-cell>
          <table:table-cell office:value-type="float" office:value="6442072" calcext:value-type="float">
            <text:p>64420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68" calcext:value-type="float">
            <text:p>768</text:p>
          </table:table-cell>
          <table:table-cell office:value-type="float" office:value="595" calcext:value-type="float">
            <text:p>595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2296" calcext:value-type="float">
            <text:p>16112954522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9364" calcext:value-type="float">
            <text:p>509364</text:p>
          </table:table-cell>
          <table:table-cell office:value-type="float" office:value="2862" calcext:value-type="float">
            <text:p>2862</text:p>
          </table:table-cell>
          <table:table-cell office:value-type="float" office:value="2421652" calcext:value-type="float">
            <text:p>24216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965488" calcext:value-type="float">
            <text:p>6965488</text:p>
          </table:table-cell>
          <table:table-cell office:value-type="float" office:value="0" calcext:value-type="float">
            <text:p>0</text:p>
          </table:table-cell>
          <table:table-cell office:value-type="float" office:value="6965488" calcext:value-type="float">
            <text:p>69654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86" calcext:value-type="float">
            <text:p>786</text:p>
          </table:table-cell>
          <table:table-cell office:value-type="float" office:value="595" calcext:value-type="float">
            <text:p>595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2403" calcext:value-type="float">
            <text:p>1611295452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1552" calcext:value-type="float">
            <text:p>501552</text:p>
          </table:table-cell>
          <table:table-cell office:value-type="float" office:value="2860" calcext:value-type="float">
            <text:p>2860</text:p>
          </table:table-cell>
          <table:table-cell office:value-type="float" office:value="2424756" calcext:value-type="float">
            <text:p>24247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185176" calcext:value-type="float">
            <text:p>7185176</text:p>
          </table:table-cell>
          <table:table-cell office:value-type="float" office:value="0" calcext:value-type="float">
            <text:p>0</text:p>
          </table:table-cell>
          <table:table-cell office:value-type="float" office:value="7185176" calcext:value-type="float">
            <text:p>71851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04" calcext:value-type="float">
            <text:p>804</text:p>
          </table:table-cell>
          <table:table-cell office:value-type="float" office:value="807" calcext:value-type="float">
            <text:p>807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2511" calcext:value-type="float">
            <text:p>16112954525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5968" calcext:value-type="float">
            <text:p>515968</text:p>
          </table:table-cell>
          <table:table-cell office:value-type="float" office:value="2874" calcext:value-type="float">
            <text:p>2874</text:p>
          </table:table-cell>
          <table:table-cell office:value-type="float" office:value="2427796" calcext:value-type="float">
            <text:p>24277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896424" calcext:value-type="float">
            <text:p>5896424</text:p>
          </table:table-cell>
          <table:table-cell office:value-type="float" office:value="1503232" calcext:value-type="float">
            <text:p>1503232</text:p>
          </table:table-cell>
          <table:table-cell office:value-type="float" office:value="4393192" calcext:value-type="float">
            <text:p>4393192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821" calcext:value-type="float">
            <text:p>821</text:p>
          </table:table-cell>
          <table:table-cell office:value-type="float" office:value="751" calcext:value-type="float">
            <text:p>751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2617" calcext:value-type="float">
            <text:p>16112954526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4012" calcext:value-type="float">
            <text:p>514012</text:p>
          </table:table-cell>
          <table:table-cell office:value-type="float" office:value="2878" calcext:value-type="float">
            <text:p>2878</text:p>
          </table:table-cell>
          <table:table-cell office:value-type="float" office:value="2433032" calcext:value-type="float">
            <text:p>24330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67616" calcext:value-type="float">
            <text:p>5767616</text:p>
          </table:table-cell>
          <table:table-cell office:value-type="float" office:value="1880064" calcext:value-type="float">
            <text:p>1880064</text:p>
          </table:table-cell>
          <table:table-cell office:value-type="float" office:value="3887552" calcext:value-type="float">
            <text:p>3887552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838" calcext:value-type="float">
            <text:p>838</text:p>
          </table:table-cell>
          <table:table-cell office:value-type="float" office:value="751" calcext:value-type="float">
            <text:p>751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2723" calcext:value-type="float">
            <text:p>16112954527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2056" calcext:value-type="float">
            <text:p>512056</text:p>
          </table:table-cell>
          <table:table-cell office:value-type="float" office:value="2877" calcext:value-type="float">
            <text:p>2877</text:p>
          </table:table-cell>
          <table:table-cell office:value-type="float" office:value="2434772" calcext:value-type="float">
            <text:p>24347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691880" calcext:value-type="float">
            <text:p>5691880</text:p>
          </table:table-cell>
          <table:table-cell office:value-type="float" office:value="1781760" calcext:value-type="float">
            <text:p>1781760</text:p>
          </table:table-cell>
          <table:table-cell office:value-type="float" office:value="3910120" calcext:value-type="float">
            <text:p>3910120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856" calcext:value-type="float">
            <text:p>856</text:p>
          </table:table-cell>
          <table:table-cell office:value-type="float" office:value="749" calcext:value-type="float">
            <text:p>749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2828" calcext:value-type="float">
            <text:p>16112954528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5388" calcext:value-type="float">
            <text:p>505388</text:p>
          </table:table-cell>
          <table:table-cell office:value-type="float" office:value="2871" calcext:value-type="float">
            <text:p>2871</text:p>
          </table:table-cell>
          <table:table-cell office:value-type="float" office:value="2435792" calcext:value-type="float">
            <text:p>24357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772256" calcext:value-type="float">
            <text:p>5772256</text:p>
          </table:table-cell>
          <table:table-cell office:value-type="float" office:value="2241904" calcext:value-type="float">
            <text:p>2241904</text:p>
          </table:table-cell>
          <table:table-cell office:value-type="float" office:value="3530352" calcext:value-type="float">
            <text:p>3530352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873" calcext:value-type="float">
            <text:p>873</text:p>
          </table:table-cell>
          <table:table-cell office:value-type="float" office:value="840" calcext:value-type="float">
            <text:p>840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2933" calcext:value-type="float">
            <text:p>1611295452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5668" calcext:value-type="float">
            <text:p>505668</text:p>
          </table:table-cell>
          <table:table-cell office:value-type="float" office:value="2874" calcext:value-type="float">
            <text:p>2874</text:p>
          </table:table-cell>
          <table:table-cell office:value-type="float" office:value="2438308" calcext:value-type="float">
            <text:p>2438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66096" calcext:value-type="float">
            <text:p>6066096</text:p>
          </table:table-cell>
          <table:table-cell office:value-type="float" office:value="0" calcext:value-type="float">
            <text:p>0</text:p>
          </table:table-cell>
          <table:table-cell office:value-type="float" office:value="6066096" calcext:value-type="float">
            <text:p>6066096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889" calcext:value-type="float">
            <text:p>889</text:p>
          </table:table-cell>
          <table:table-cell office:value-type="float" office:value="840" calcext:value-type="float">
            <text:p>840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3038" calcext:value-type="float">
            <text:p>16112954530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3824" calcext:value-type="float">
            <text:p>503824</text:p>
          </table:table-cell>
          <table:table-cell office:value-type="float" office:value="2877" calcext:value-type="float">
            <text:p>2877</text:p>
          </table:table-cell>
          <table:table-cell office:value-type="float" office:value="2443180" calcext:value-type="float">
            <text:p>24431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565728" calcext:value-type="float">
            <text:p>5565728</text:p>
          </table:table-cell>
          <table:table-cell office:value-type="float" office:value="307200" calcext:value-type="float">
            <text:p>307200</text:p>
          </table:table-cell>
          <table:table-cell office:value-type="float" office:value="5258528" calcext:value-type="float">
            <text:p>5258528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3144" calcext:value-type="float">
            <text:p>1611295453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1820" calcext:value-type="float">
            <text:p>501820</text:p>
          </table:table-cell>
          <table:table-cell office:value-type="float" office:value="2880" calcext:value-type="float">
            <text:p>2880</text:p>
          </table:table-cell>
          <table:table-cell office:value-type="float" office:value="2447664" calcext:value-type="float">
            <text:p>24476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028064" calcext:value-type="float">
            <text:p>6028064</text:p>
          </table:table-cell>
          <table:table-cell office:value-type="float" office:value="0" calcext:value-type="float">
            <text:p>0</text:p>
          </table:table-cell>
          <table:table-cell office:value-type="float" office:value="6028064" calcext:value-type="float">
            <text:p>60280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23" calcext:value-type="float">
            <text:p>923</text:p>
          </table:table-cell>
          <table:table-cell office:value-type="float" office:value="811" calcext:value-type="float">
            <text:p>811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3250" calcext:value-type="float">
            <text:p>16112954532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96052" calcext:value-type="float">
            <text:p>496052</text:p>
          </table:table-cell>
          <table:table-cell office:value-type="float" office:value="2879" calcext:value-type="float">
            <text:p>2879</text:p>
          </table:table-cell>
          <table:table-cell office:value-type="float" office:value="2453052" calcext:value-type="float">
            <text:p>24530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393600" calcext:value-type="float">
            <text:p>5393600</text:p>
          </table:table-cell>
          <table:table-cell office:value-type="float" office:value="1907336" calcext:value-type="float">
            <text:p>1907336</text:p>
          </table:table-cell>
          <table:table-cell office:value-type="float" office:value="3486264" calcext:value-type="float">
            <text:p>348626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39" calcext:value-type="float">
            <text:p>939</text:p>
          </table:table-cell>
          <table:table-cell office:value-type="float" office:value="568" calcext:value-type="float">
            <text:p>568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3357" calcext:value-type="float">
            <text:p>16112954533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88164" calcext:value-type="float">
            <text:p>488164</text:p>
          </table:table-cell>
          <table:table-cell office:value-type="float" office:value="2878" calcext:value-type="float">
            <text:p>2878</text:p>
          </table:table-cell>
          <table:table-cell office:value-type="float" office:value="2459412" calcext:value-type="float">
            <text:p>24594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401312" calcext:value-type="float">
            <text:p>5401312</text:p>
          </table:table-cell>
          <table:table-cell office:value-type="float" office:value="0" calcext:value-type="float">
            <text:p>0</text:p>
          </table:table-cell>
          <table:table-cell office:value-type="float" office:value="5401312" calcext:value-type="float">
            <text:p>540131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55" calcext:value-type="float">
            <text:p>955</text:p>
          </table:table-cell>
          <table:table-cell office:value-type="float" office:value="542" calcext:value-type="float">
            <text:p>542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3462" calcext:value-type="float">
            <text:p>16112954534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88180" calcext:value-type="float">
            <text:p>488180</text:p>
          </table:table-cell>
          <table:table-cell office:value-type="float" office:value="2879" calcext:value-type="float">
            <text:p>2879</text:p>
          </table:table-cell>
          <table:table-cell office:value-type="float" office:value="2460928" calcext:value-type="float">
            <text:p>24609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69528" calcext:value-type="float">
            <text:p>5269528</text:p>
          </table:table-cell>
          <table:table-cell office:value-type="float" office:value="228312" calcext:value-type="float">
            <text:p>228312</text:p>
          </table:table-cell>
          <table:table-cell office:value-type="float" office:value="5041216" calcext:value-type="float">
            <text:p>50412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72" calcext:value-type="float">
            <text:p>972</text:p>
          </table:table-cell>
          <table:table-cell office:value-type="float" office:value="542" calcext:value-type="float">
            <text:p>542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3570" calcext:value-type="float">
            <text:p>16112954535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82976" calcext:value-type="float">
            <text:p>482976</text:p>
          </table:table-cell>
          <table:table-cell office:value-type="float" office:value="2876" calcext:value-type="float">
            <text:p>2876</text:p>
          </table:table-cell>
          <table:table-cell office:value-type="float" office:value="2462084" calcext:value-type="float">
            <text:p>2462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261288" calcext:value-type="float">
            <text:p>5261288</text:p>
          </table:table-cell>
          <table:table-cell office:value-type="float" office:value="2087912" calcext:value-type="float">
            <text:p>2087912</text:p>
          </table:table-cell>
          <table:table-cell office:value-type="float" office:value="3173376" calcext:value-type="float">
            <text:p>31733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86" calcext:value-type="float">
            <text:p>986</text:p>
          </table:table-cell>
          <table:table-cell office:value-type="float" office:value="948" calcext:value-type="float">
            <text:p>948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3675" calcext:value-type="float">
            <text:p>1611295453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75660" calcext:value-type="float">
            <text:p>475660</text:p>
          </table:table-cell>
          <table:table-cell office:value-type="float" office:value="2870" calcext:value-type="float">
            <text:p>2870</text:p>
          </table:table-cell>
          <table:table-cell office:value-type="float" office:value="2464192" calcext:value-type="float">
            <text:p>24641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98624" calcext:value-type="float">
            <text:p>5098624</text:p>
          </table:table-cell>
          <table:table-cell office:value-type="float" office:value="45160" calcext:value-type="float">
            <text:p>45160</text:p>
          </table:table-cell>
          <table:table-cell office:value-type="float" office:value="5053464" calcext:value-type="float">
            <text:p>50534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00" calcext:value-type="float">
            <text:p>1000</text:p>
          </table:table-cell>
          <table:table-cell office:value-type="float" office:value="948" calcext:value-type="float">
            <text:p>948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3780" calcext:value-type="float">
            <text:p>16112954537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73104" calcext:value-type="float">
            <text:p>473104</text:p>
          </table:table-cell>
          <table:table-cell office:value-type="float" office:value="2874" calcext:value-type="float">
            <text:p>2874</text:p>
          </table:table-cell>
          <table:table-cell office:value-type="float" office:value="2470628" calcext:value-type="float">
            <text:p>24706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49136" calcext:value-type="float">
            <text:p>504913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3447600" calcext:value-type="float">
            <text:p>34476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15" calcext:value-type="float">
            <text:p>1015</text:p>
          </table:table-cell>
          <table:table-cell office:value-type="float" office:value="755" calcext:value-type="float">
            <text:p>755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3885" calcext:value-type="float">
            <text:p>16112954538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59028" calcext:value-type="float">
            <text:p>459028</text:p>
          </table:table-cell>
          <table:table-cell office:value-type="float" office:value="2869" calcext:value-type="float">
            <text:p>2869</text:p>
          </table:table-cell>
          <table:table-cell office:value-type="float" office:value="2479268" calcext:value-type="float">
            <text:p>24792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5049136" calcext:value-type="float">
            <text:p>5049136</text:p>
          </table:table-cell>
          <table:table-cell office:value-type="float" office:value="236424" calcext:value-type="float">
            <text:p>236424</text:p>
          </table:table-cell>
          <table:table-cell office:value-type="float" office:value="4812712" calcext:value-type="float">
            <text:p>481271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26" calcext:value-type="float">
            <text:p>1026</text:p>
          </table:table-cell>
          <table:table-cell office:value-type="float" office:value="1004" calcext:value-type="float">
            <text:p>1004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3992" calcext:value-type="float">
            <text:p>16112954539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63100" calcext:value-type="float">
            <text:p>463100</text:p>
          </table:table-cell>
          <table:table-cell office:value-type="float" office:value="2875" calcext:value-type="float">
            <text:p>2875</text:p>
          </table:table-cell>
          <table:table-cell office:value-type="float" office:value="2481848" calcext:value-type="float">
            <text:p>24818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908128" calcext:value-type="float">
            <text:p>4908128</text:p>
          </table:table-cell>
          <table:table-cell office:value-type="float" office:value="897024" calcext:value-type="float">
            <text:p>897024</text:p>
          </table:table-cell>
          <table:table-cell office:value-type="float" office:value="4011104" calcext:value-type="float">
            <text:p>401110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38" calcext:value-type="float">
            <text:p>1038</text:p>
          </table:table-cell>
          <table:table-cell office:value-type="float" office:value="1004" calcext:value-type="float">
            <text:p>1004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4098" calcext:value-type="float">
            <text:p>16112954540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65512" calcext:value-type="float">
            <text:p>465512</text:p>
          </table:table-cell>
          <table:table-cell office:value-type="float" office:value="2880" calcext:value-type="float">
            <text:p>2880</text:p>
          </table:table-cell>
          <table:table-cell office:value-type="float" office:value="2483876" calcext:value-type="float">
            <text:p>24838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908128" calcext:value-type="float">
            <text:p>4908128</text:p>
          </table:table-cell>
          <table:table-cell office:value-type="float" office:value="462848" calcext:value-type="float">
            <text:p>462848</text:p>
          </table:table-cell>
          <table:table-cell office:value-type="float" office:value="4445280" calcext:value-type="float">
            <text:p>444528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49" calcext:value-type="float">
            <text:p>1049</text:p>
          </table:table-cell>
          <table:table-cell office:value-type="float" office:value="1012" calcext:value-type="float">
            <text:p>1012</text:p>
          </table:table-cell>
          <table:table-cell office:value-type="float" office:value="3781" calcext:value-type="float">
            <text:p>3781</text:p>
          </table:table-cell>
          <table:table-cell office:value-type="float" office:value="1611295454202" calcext:value-type="float">
            <text:p>1611295454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6676" calcext:value-type="float">
            <text:p>506676</text:p>
          </table:table-cell>
          <table:table-cell office:value-type="float" office:value="2971" calcext:value-type="float">
            <text:p>2971</text:p>
          </table:table-cell>
          <table:table-cell office:value-type="float" office:value="2534176" calcext:value-type="float">
            <text:p>2534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062904" calcext:value-type="float">
            <text:p>7062904</text:p>
          </table:table-cell>
          <table:table-cell office:value-type="float" office:value="0" calcext:value-type="float">
            <text:p>0</text:p>
          </table:table-cell>
          <table:table-cell office:value-type="float" office:value="7062904" calcext:value-type="float">
            <text:p>706290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64" calcext:value-type="float">
            <text:p>1064</text:p>
          </table:table-cell>
          <table:table-cell office:value-type="float" office:value="1629" calcext:value-type="float">
            <text:p>1629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6446" calcext:value-type="float">
            <text:p>16112954564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5552" calcext:value-type="float">
            <text:p>515552</text:p>
          </table:table-cell>
          <table:table-cell office:value-type="float" office:value="2978" calcext:value-type="float">
            <text:p>2978</text:p>
          </table:table-cell>
          <table:table-cell office:value-type="float" office:value="2535292" calcext:value-type="float">
            <text:p>25352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239246" calcext:value-type="float">
            <text:p>18239246</text:p>
          </table:table-cell>
          <table:table-cell office:value-type="float" office:value="12484358" calcext:value-type="float">
            <text:p>12484358</text:p>
          </table:table-cell>
          <table:table-cell office:value-type="float" office:value="5754888" calcext:value-type="float">
            <text:p>5754888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1080" calcext:value-type="float">
            <text:p>1080</text:p>
          </table:table-cell>
          <table:table-cell office:value-type="float" office:value="1629" calcext:value-type="float">
            <text:p>1629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6552" calcext:value-type="float">
            <text:p>1611295456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97808" calcext:value-type="float">
            <text:p>497808</text:p>
          </table:table-cell>
          <table:table-cell office:value-type="float" office:value="2965" calcext:value-type="float">
            <text:p>2965</text:p>
          </table:table-cell>
          <table:table-cell office:value-type="float" office:value="2539324" calcext:value-type="float">
            <text:p>25393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656928" calcext:value-type="float">
            <text:p>18656928</text:p>
          </table:table-cell>
          <table:table-cell office:value-type="float" office:value="0" calcext:value-type="float">
            <text:p>0</text:p>
          </table:table-cell>
          <table:table-cell office:value-type="float" office:value="18656928" calcext:value-type="float">
            <text:p>1865692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097" calcext:value-type="float">
            <text:p>1097</text:p>
          </table:table-cell>
          <table:table-cell office:value-type="float" office:value="541" calcext:value-type="float">
            <text:p>541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6665" calcext:value-type="float">
            <text:p>1611295456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93936" calcext:value-type="float">
            <text:p>493936</text:p>
          </table:table-cell>
          <table:table-cell office:value-type="float" office:value="2960" calcext:value-type="float">
            <text:p>2960</text:p>
          </table:table-cell>
          <table:table-cell office:value-type="float" office:value="2539208" calcext:value-type="float">
            <text:p>2539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239246" calcext:value-type="float">
            <text:p>18239246</text:p>
          </table:table-cell>
          <table:table-cell office:value-type="float" office:value="5846302" calcext:value-type="float">
            <text:p>5846302</text:p>
          </table:table-cell>
          <table:table-cell office:value-type="float" office:value="12392944" calcext:value-type="float">
            <text:p>12392944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114" calcext:value-type="float">
            <text:p>1114</text:p>
          </table:table-cell>
          <table:table-cell office:value-type="float" office:value="541" calcext:value-type="float">
            <text:p>541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6778" calcext:value-type="float">
            <text:p>1611295456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4684" calcext:value-type="float">
            <text:p>514684</text:p>
          </table:table-cell>
          <table:table-cell office:value-type="float" office:value="2983" calcext:value-type="float">
            <text:p>2983</text:p>
          </table:table-cell>
          <table:table-cell office:value-type="float" office:value="2540256" calcext:value-type="float">
            <text:p>25402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533856" calcext:value-type="float">
            <text:p>18533856</text:p>
          </table:table-cell>
          <table:table-cell office:value-type="float" office:value="0" calcext:value-type="float">
            <text:p>0</text:p>
          </table:table-cell>
          <table:table-cell office:value-type="float" office:value="18533856" calcext:value-type="float">
            <text:p>18533856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130" calcext:value-type="float">
            <text:p>1130</text:p>
          </table:table-cell>
          <table:table-cell office:value-type="float" office:value="540" calcext:value-type="float">
            <text:p>540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6898" calcext:value-type="float">
            <text:p>16112954568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35576" calcext:value-type="float">
            <text:p>535576</text:p>
          </table:table-cell>
          <table:table-cell office:value-type="float" office:value="3004" calcext:value-type="float">
            <text:p>3004</text:p>
          </table:table-cell>
          <table:table-cell office:value-type="float" office:value="2541396" calcext:value-type="float">
            <text:p>25413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239246" calcext:value-type="float">
            <text:p>18239246</text:p>
          </table:table-cell>
          <table:table-cell office:value-type="float" office:value="8329006" calcext:value-type="float">
            <text:p>8329006</text:p>
          </table:table-cell>
          <table:table-cell office:value-type="float" office:value="9910240" calcext:value-type="float">
            <text:p>991024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146" calcext:value-type="float">
            <text:p>1146</text:p>
          </table:table-cell>
          <table:table-cell office:value-type="float" office:value="668" calcext:value-type="float">
            <text:p>668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7007" calcext:value-type="float">
            <text:p>1611295457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4284" calcext:value-type="float">
            <text:p>524284</text:p>
          </table:table-cell>
          <table:table-cell office:value-type="float" office:value="2993" calcext:value-type="float">
            <text:p>2993</text:p>
          </table:table-cell>
          <table:table-cell office:value-type="float" office:value="2541252" calcext:value-type="float">
            <text:p>25412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467048" calcext:value-type="float">
            <text:p>18467048</text:p>
          </table:table-cell>
          <table:table-cell office:value-type="float" office:value="0" calcext:value-type="float">
            <text:p>0</text:p>
          </table:table-cell>
          <table:table-cell office:value-type="float" office:value="18467048" calcext:value-type="float">
            <text:p>1846704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163" calcext:value-type="float">
            <text:p>1163</text:p>
          </table:table-cell>
          <table:table-cell office:value-type="float" office:value="668" calcext:value-type="float">
            <text:p>668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7118" calcext:value-type="float">
            <text:p>16112954571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31064" calcext:value-type="float">
            <text:p>531064</text:p>
          </table:table-cell>
          <table:table-cell office:value-type="float" office:value="3001" calcext:value-type="float">
            <text:p>3001</text:p>
          </table:table-cell>
          <table:table-cell office:value-type="float" office:value="2543256" calcext:value-type="float">
            <text:p>25432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239246" calcext:value-type="float">
            <text:p>18239246</text:p>
          </table:table-cell>
          <table:table-cell office:value-type="float" office:value="4446486" calcext:value-type="float">
            <text:p>4446486</text:p>
          </table:table-cell>
          <table:table-cell office:value-type="float" office:value="13792760" calcext:value-type="float">
            <text:p>13792760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178" calcext:value-type="float">
            <text:p>1178</text:p>
          </table:table-cell>
          <table:table-cell office:value-type="float" office:value="651" calcext:value-type="float">
            <text:p>651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7230" calcext:value-type="float">
            <text:p>16112954572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4240" calcext:value-type="float">
            <text:p>524240</text:p>
          </table:table-cell>
          <table:table-cell office:value-type="float" office:value="2992" calcext:value-type="float">
            <text:p>2992</text:p>
          </table:table-cell>
          <table:table-cell office:value-type="float" office:value="2541452" calcext:value-type="float">
            <text:p>25414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239246" calcext:value-type="float">
            <text:p>18239246</text:p>
          </table:table-cell>
          <table:table-cell office:value-type="float" office:value="5045646" calcext:value-type="float">
            <text:p>5045646</text:p>
          </table:table-cell>
          <table:table-cell office:value-type="float" office:value="13193600" calcext:value-type="float">
            <text:p>13193600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194" calcext:value-type="float">
            <text:p>1194</text:p>
          </table:table-cell>
          <table:table-cell office:value-type="float" office:value="326" calcext:value-type="float">
            <text:p>326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7340" calcext:value-type="float">
            <text:p>16112954573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6596" calcext:value-type="float">
            <text:p>526596</text:p>
          </table:table-cell>
          <table:table-cell office:value-type="float" office:value="2996" calcext:value-type="float">
            <text:p>2996</text:p>
          </table:table-cell>
          <table:table-cell office:value-type="float" office:value="2542364" calcext:value-type="float">
            <text:p>25423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220360" calcext:value-type="float">
            <text:p>15220360</text:p>
          </table:table-cell>
          <table:table-cell office:value-type="float" office:value="0" calcext:value-type="float">
            <text:p>0</text:p>
          </table:table-cell>
          <table:table-cell office:value-type="float" office:value="15220360" calcext:value-type="float">
            <text:p>15220360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211" calcext:value-type="float">
            <text:p>1211</text:p>
          </table:table-cell>
          <table:table-cell office:value-type="float" office:value="326" calcext:value-type="float">
            <text:p>326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7448" calcext:value-type="float">
            <text:p>16112954574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9776" calcext:value-type="float">
            <text:p>519776</text:p>
          </table:table-cell>
          <table:table-cell office:value-type="float" office:value="2989" calcext:value-type="float">
            <text:p>2989</text:p>
          </table:table-cell>
          <table:table-cell office:value-type="float" office:value="2542232" calcext:value-type="float">
            <text:p>25422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502365" calcext:value-type="float">
            <text:p>15502365</text:p>
          </table:table-cell>
          <table:table-cell office:value-type="float" office:value="1530789" calcext:value-type="float">
            <text:p>1530789</text:p>
          </table:table-cell>
          <table:table-cell office:value-type="float" office:value="13971576" calcext:value-type="float">
            <text:p>13971576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228" calcext:value-type="float">
            <text:p>1228</text:p>
          </table:table-cell>
          <table:table-cell office:value-type="float" office:value="971" calcext:value-type="float">
            <text:p>971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7561" calcext:value-type="float">
            <text:p>16112954575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1204" calcext:value-type="float">
            <text:p>501204</text:p>
          </table:table-cell>
          <table:table-cell office:value-type="float" office:value="2971" calcext:value-type="float">
            <text:p>2971</text:p>
          </table:table-cell>
          <table:table-cell office:value-type="float" office:value="2542540" calcext:value-type="float">
            <text:p>25425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404248" calcext:value-type="float">
            <text:p>18404248</text:p>
          </table:table-cell>
          <table:table-cell office:value-type="float" office:value="0" calcext:value-type="float">
            <text:p>0</text:p>
          </table:table-cell>
          <table:table-cell office:value-type="float" office:value="18404248" calcext:value-type="float">
            <text:p>18404248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246" calcext:value-type="float">
            <text:p>1246</text:p>
          </table:table-cell>
          <table:table-cell office:value-type="float" office:value="971" calcext:value-type="float">
            <text:p>971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7671" calcext:value-type="float">
            <text:p>16112954576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39000" calcext:value-type="float">
            <text:p>539000</text:p>
          </table:table-cell>
          <table:table-cell office:value-type="float" office:value="3006" calcext:value-type="float">
            <text:p>3006</text:p>
          </table:table-cell>
          <table:table-cell office:value-type="float" office:value="2542548" calcext:value-type="float">
            <text:p>25425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211630" calcext:value-type="float">
            <text:p>16211630</text:p>
          </table:table-cell>
          <table:table-cell office:value-type="float" office:value="10436654" calcext:value-type="float">
            <text:p>10436654</text:p>
          </table:table-cell>
          <table:table-cell office:value-type="float" office:value="5774976" calcext:value-type="float">
            <text:p>5774976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1262" calcext:value-type="float">
            <text:p>1262</text:p>
          </table:table-cell>
          <table:table-cell office:value-type="float" office:value="1002" calcext:value-type="float">
            <text:p>1002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7783" calcext:value-type="float">
            <text:p>16112954577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1344" calcext:value-type="float">
            <text:p>541344</text:p>
          </table:table-cell>
          <table:table-cell office:value-type="float" office:value="3012" calcext:value-type="float">
            <text:p>3012</text:p>
          </table:table-cell>
          <table:table-cell office:value-type="float" office:value="2544924" calcext:value-type="float">
            <text:p>25449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33438" calcext:value-type="float">
            <text:p>14633438</text:p>
          </table:table-cell>
          <table:table-cell office:value-type="float" office:value="6409814" calcext:value-type="float">
            <text:p>6409814</text:p>
          </table:table-cell>
          <table:table-cell office:value-type="float" office:value="8223624" calcext:value-type="float">
            <text:p>8223624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1280" calcext:value-type="float">
            <text:p>1280</text:p>
          </table:table-cell>
          <table:table-cell office:value-type="float" office:value="927" calcext:value-type="float">
            <text:p>927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7895" calcext:value-type="float">
            <text:p>16112954578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33656" calcext:value-type="float">
            <text:p>533656</text:p>
          </table:table-cell>
          <table:table-cell office:value-type="float" office:value="3011" calcext:value-type="float">
            <text:p>3011</text:p>
          </table:table-cell>
          <table:table-cell office:value-type="float" office:value="2550036" calcext:value-type="float">
            <text:p>25500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755998" calcext:value-type="float">
            <text:p>16755998</text:p>
          </table:table-cell>
          <table:table-cell office:value-type="float" office:value="8017550" calcext:value-type="float">
            <text:p>8017550</text:p>
          </table:table-cell>
          <table:table-cell office:value-type="float" office:value="8738448" calcext:value-type="float">
            <text:p>873844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98" calcext:value-type="float">
            <text:p>1298</text:p>
          </table:table-cell>
          <table:table-cell office:value-type="float" office:value="927" calcext:value-type="float">
            <text:p>927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8005" calcext:value-type="float">
            <text:p>1611295458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0248" calcext:value-type="float">
            <text:p>520248</text:p>
          </table:table-cell>
          <table:table-cell office:value-type="float" office:value="2998" calcext:value-type="float">
            <text:p>2998</text:p>
          </table:table-cell>
          <table:table-cell office:value-type="float" office:value="2550892" calcext:value-type="float">
            <text:p>25508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160080" calcext:value-type="float">
            <text:p>23160080</text:p>
          </table:table-cell>
          <table:table-cell office:value-type="float" office:value="0" calcext:value-type="float">
            <text:p>0</text:p>
          </table:table-cell>
          <table:table-cell office:value-type="float" office:value="23160080" calcext:value-type="float">
            <text:p>23160080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315" calcext:value-type="float">
            <text:p>1315</text:p>
          </table:table-cell>
          <table:table-cell office:value-type="float" office:value="1118" calcext:value-type="float">
            <text:p>1118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8115" calcext:value-type="float">
            <text:p>16112954581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6344" calcext:value-type="float">
            <text:p>526344</text:p>
          </table:table-cell>
          <table:table-cell office:value-type="float" office:value="3006" calcext:value-type="float">
            <text:p>3006</text:p>
          </table:table-cell>
          <table:table-cell office:value-type="float" office:value="2553096" calcext:value-type="float">
            <text:p>25530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172173" calcext:value-type="float">
            <text:p>21172173</text:p>
          </table:table-cell>
          <table:table-cell office:value-type="float" office:value="8563237" calcext:value-type="float">
            <text:p>8563237</text:p>
          </table:table-cell>
          <table:table-cell office:value-type="float" office:value="12608936" calcext:value-type="float">
            <text:p>12608936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333" calcext:value-type="float">
            <text:p>1333</text:p>
          </table:table-cell>
          <table:table-cell office:value-type="float" office:value="1617" calcext:value-type="float">
            <text:p>1617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8230" calcext:value-type="float">
            <text:p>16112954582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2844" calcext:value-type="float">
            <text:p>512844</text:p>
          </table:table-cell>
          <table:table-cell office:value-type="float" office:value="2993" calcext:value-type="float">
            <text:p>2993</text:p>
          </table:table-cell>
          <table:table-cell office:value-type="float" office:value="2553112" calcext:value-type="float">
            <text:p>25531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172173" calcext:value-type="float">
            <text:p>21172173</text:p>
          </table:table-cell>
          <table:table-cell office:value-type="float" office:value="8693" calcext:value-type="float">
            <text:p>8693</text:p>
          </table:table-cell>
          <table:table-cell office:value-type="float" office:value="21163480" calcext:value-type="float">
            <text:p>21163480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348" calcext:value-type="float">
            <text:p>1348</text:p>
          </table:table-cell>
          <table:table-cell office:value-type="float" office:value="1617" calcext:value-type="float">
            <text:p>1617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8339" calcext:value-type="float">
            <text:p>16112954583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8088" calcext:value-type="float">
            <text:p>528088</text:p>
          </table:table-cell>
          <table:table-cell office:value-type="float" office:value="3007" calcext:value-type="float">
            <text:p>3007</text:p>
          </table:table-cell>
          <table:table-cell office:value-type="float" office:value="2552548" calcext:value-type="float">
            <text:p>25525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172173" calcext:value-type="float">
            <text:p>21172173</text:p>
          </table:table-cell>
          <table:table-cell office:value-type="float" office:value="13907757" calcext:value-type="float">
            <text:p>13907757</text:p>
          </table:table-cell>
          <table:table-cell office:value-type="float" office:value="7264416" calcext:value-type="float">
            <text:p>7264416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363" calcext:value-type="float">
            <text:p>1363</text:p>
          </table:table-cell>
          <table:table-cell office:value-type="float" office:value="944" calcext:value-type="float">
            <text:p>944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8449" calcext:value-type="float">
            <text:p>16112954584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6884" calcext:value-type="float">
            <text:p>506884</text:p>
          </table:table-cell>
          <table:table-cell office:value-type="float" office:value="2991" calcext:value-type="float">
            <text:p>2991</text:p>
          </table:table-cell>
          <table:table-cell office:value-type="float" office:value="2557380" calcext:value-type="float">
            <text:p>25573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172173" calcext:value-type="float">
            <text:p>21172173</text:p>
          </table:table-cell>
          <table:table-cell office:value-type="float" office:value="4029277" calcext:value-type="float">
            <text:p>4029277</text:p>
          </table:table-cell>
          <table:table-cell office:value-type="float" office:value="17142896" calcext:value-type="float">
            <text:p>17142896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1379" calcext:value-type="float">
            <text:p>1379</text:p>
          </table:table-cell>
          <table:table-cell office:value-type="float" office:value="801" calcext:value-type="float">
            <text:p>801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8558" calcext:value-type="float">
            <text:p>16112954585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7844" calcext:value-type="float">
            <text:p>507844</text:p>
          </table:table-cell>
          <table:table-cell office:value-type="float" office:value="3005" calcext:value-type="float">
            <text:p>3005</text:p>
          </table:table-cell>
          <table:table-cell office:value-type="float" office:value="2570440" calcext:value-type="float">
            <text:p>25704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172173" calcext:value-type="float">
            <text:p>21172173</text:p>
          </table:table-cell>
          <table:table-cell office:value-type="float" office:value="14540349" calcext:value-type="float">
            <text:p>14540349</text:p>
          </table:table-cell>
          <table:table-cell office:value-type="float" office:value="6631824" calcext:value-type="float">
            <text:p>6631824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396" calcext:value-type="float">
            <text:p>1396</text:p>
          </table:table-cell>
          <table:table-cell office:value-type="float" office:value="801" calcext:value-type="float">
            <text:p>801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8675" calcext:value-type="float">
            <text:p>16112954586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92788" calcext:value-type="float">
            <text:p>492788</text:p>
          </table:table-cell>
          <table:table-cell office:value-type="float" office:value="2993" calcext:value-type="float">
            <text:p>2993</text:p>
          </table:table-cell>
          <table:table-cell office:value-type="float" office:value="2573008" calcext:value-type="float">
            <text:p>25730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172173" calcext:value-type="float">
            <text:p>21172173</text:p>
          </table:table-cell>
          <table:table-cell office:value-type="float" office:value="4421901" calcext:value-type="float">
            <text:p>4421901</text:p>
          </table:table-cell>
          <table:table-cell office:value-type="float" office:value="16750272" calcext:value-type="float">
            <text:p>16750272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410" calcext:value-type="float">
            <text:p>1410</text:p>
          </table:table-cell>
          <table:table-cell office:value-type="float" office:value="898" calcext:value-type="float">
            <text:p>898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8785" calcext:value-type="float">
            <text:p>1611295458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98392" calcext:value-type="float">
            <text:p>498392</text:p>
          </table:table-cell>
          <table:table-cell office:value-type="float" office:value="2999" calcext:value-type="float">
            <text:p>2999</text:p>
          </table:table-cell>
          <table:table-cell office:value-type="float" office:value="2573560" calcext:value-type="float">
            <text:p>25735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172173" calcext:value-type="float">
            <text:p>21172173</text:p>
          </table:table-cell>
          <table:table-cell office:value-type="float" office:value="13865013" calcext:value-type="float">
            <text:p>13865013</text:p>
          </table:table-cell>
          <table:table-cell office:value-type="float" office:value="7307160" calcext:value-type="float">
            <text:p>7307160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427" calcext:value-type="float">
            <text:p>1427</text:p>
          </table:table-cell>
          <table:table-cell office:value-type="float" office:value="898" calcext:value-type="float">
            <text:p>898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8895" calcext:value-type="float">
            <text:p>16112954588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89660" calcext:value-type="float">
            <text:p>489660</text:p>
          </table:table-cell>
          <table:table-cell office:value-type="float" office:value="2991" calcext:value-type="float">
            <text:p>2991</text:p>
          </table:table-cell>
          <table:table-cell office:value-type="float" office:value="2573832" calcext:value-type="float">
            <text:p>25738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172173" calcext:value-type="float">
            <text:p>21172173</text:p>
          </table:table-cell>
          <table:table-cell office:value-type="float" office:value="5606037" calcext:value-type="float">
            <text:p>5606037</text:p>
          </table:table-cell>
          <table:table-cell office:value-type="float" office:value="15566136" calcext:value-type="float">
            <text:p>15566136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442" calcext:value-type="float">
            <text:p>1442</text:p>
          </table:table-cell>
          <table:table-cell office:value-type="float" office:value="932" calcext:value-type="float">
            <text:p>932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9005" calcext:value-type="float">
            <text:p>1611295459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83088" calcext:value-type="float">
            <text:p>483088</text:p>
          </table:table-cell>
          <table:table-cell office:value-type="float" office:value="2985" calcext:value-type="float">
            <text:p>2985</text:p>
          </table:table-cell>
          <table:table-cell office:value-type="float" office:value="2574236" calcext:value-type="float">
            <text:p>25742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781416" calcext:value-type="float">
            <text:p>21781416</text:p>
          </table:table-cell>
          <table:table-cell office:value-type="float" office:value="0" calcext:value-type="float">
            <text:p>0</text:p>
          </table:table-cell>
          <table:table-cell office:value-type="float" office:value="21781416" calcext:value-type="float">
            <text:p>21781416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457" calcext:value-type="float">
            <text:p>1457</text:p>
          </table:table-cell>
          <table:table-cell office:value-type="float" office:value="1216" calcext:value-type="float">
            <text:p>1216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9114" calcext:value-type="float">
            <text:p>16112954591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82220" calcext:value-type="float">
            <text:p>482220</text:p>
          </table:table-cell>
          <table:table-cell office:value-type="float" office:value="2988" calcext:value-type="float">
            <text:p>2988</text:p>
          </table:table-cell>
          <table:table-cell office:value-type="float" office:value="2579140" calcext:value-type="float">
            <text:p>25791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172173" calcext:value-type="float">
            <text:p>21172173</text:p>
          </table:table-cell>
          <table:table-cell office:value-type="float" office:value="9843869" calcext:value-type="float">
            <text:p>9843869</text:p>
          </table:table-cell>
          <table:table-cell office:value-type="float" office:value="11328304" calcext:value-type="float">
            <text:p>11328304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1473" calcext:value-type="float">
            <text:p>1473</text:p>
          </table:table-cell>
          <table:table-cell office:value-type="float" office:value="1216" calcext:value-type="float">
            <text:p>1216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9226" calcext:value-type="float">
            <text:p>1611295459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73288" calcext:value-type="float">
            <text:p>473288</text:p>
          </table:table-cell>
          <table:table-cell office:value-type="float" office:value="2988" calcext:value-type="float">
            <text:p>2988</text:p>
          </table:table-cell>
          <table:table-cell office:value-type="float" office:value="2587888" calcext:value-type="float">
            <text:p>25878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807501" calcext:value-type="float">
            <text:p>15807501</text:p>
          </table:table-cell>
          <table:table-cell office:value-type="float" office:value="8553053" calcext:value-type="float">
            <text:p>8553053</text:p>
          </table:table-cell>
          <table:table-cell office:value-type="float" office:value="7254448" calcext:value-type="float">
            <text:p>7254448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491" calcext:value-type="float">
            <text:p>1491</text:p>
          </table:table-cell>
          <table:table-cell office:value-type="float" office:value="1055" calcext:value-type="float">
            <text:p>1055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9334" calcext:value-type="float">
            <text:p>16112954593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59772" calcext:value-type="float">
            <text:p>459772</text:p>
          </table:table-cell>
          <table:table-cell office:value-type="float" office:value="2980" calcext:value-type="float">
            <text:p>2980</text:p>
          </table:table-cell>
          <table:table-cell office:value-type="float" office:value="2592464" calcext:value-type="float">
            <text:p>2592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067824" calcext:value-type="float">
            <text:p>15067824</text:p>
          </table:table-cell>
          <table:table-cell office:value-type="float" office:value="0" calcext:value-type="float">
            <text:p>0</text:p>
          </table:table-cell>
          <table:table-cell office:value-type="float" office:value="15067824" calcext:value-type="float">
            <text:p>15067824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509" calcext:value-type="float">
            <text:p>1509</text:p>
          </table:table-cell>
          <table:table-cell office:value-type="float" office:value="1064" calcext:value-type="float">
            <text:p>1064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9447" calcext:value-type="float">
            <text:p>16112954594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63840" calcext:value-type="float">
            <text:p>463840</text:p>
          </table:table-cell>
          <table:table-cell office:value-type="float" office:value="2985" calcext:value-type="float">
            <text:p>2985</text:p>
          </table:table-cell>
          <table:table-cell office:value-type="float" office:value="2593872" calcext:value-type="float">
            <text:p>25938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892653" calcext:value-type="float">
            <text:p>12892653</text:p>
          </table:table-cell>
          <table:table-cell office:value-type="float" office:value="6741861" calcext:value-type="float">
            <text:p>6741861</text:p>
          </table:table-cell>
          <table:table-cell office:value-type="float" office:value="6150792" calcext:value-type="float">
            <text:p>6150792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1528" calcext:value-type="float">
            <text:p>1528</text:p>
          </table:table-cell>
          <table:table-cell office:value-type="float" office:value="1064" calcext:value-type="float">
            <text:p>1064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9557" calcext:value-type="float">
            <text:p>16112954595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65232" calcext:value-type="float">
            <text:p>465232</text:p>
          </table:table-cell>
          <table:table-cell office:value-type="float" office:value="2988" calcext:value-type="float">
            <text:p>2988</text:p>
          </table:table-cell>
          <table:table-cell office:value-type="float" office:value="2595004" calcext:value-type="float">
            <text:p>25950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055528" calcext:value-type="float">
            <text:p>13055528</text:p>
          </table:table-cell>
          <table:table-cell office:value-type="float" office:value="0" calcext:value-type="float">
            <text:p>0</text:p>
          </table:table-cell>
          <table:table-cell office:value-type="float" office:value="13055528" calcext:value-type="float">
            <text:p>1305552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546" calcext:value-type="float">
            <text:p>1546</text:p>
          </table:table-cell>
          <table:table-cell office:value-type="float" office:value="1151" calcext:value-type="float">
            <text:p>1151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9667" calcext:value-type="float">
            <text:p>1611295459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60272" calcext:value-type="float">
            <text:p>460272</text:p>
          </table:table-cell>
          <table:table-cell office:value-type="float" office:value="2984" calcext:value-type="float">
            <text:p>2984</text:p>
          </table:table-cell>
          <table:table-cell office:value-type="float" office:value="2596928" calcext:value-type="float">
            <text:p>25969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526527" calcext:value-type="float">
            <text:p>13526527</text:p>
          </table:table-cell>
          <table:table-cell office:value-type="float" office:value="2282487" calcext:value-type="float">
            <text:p>2282487</text:p>
          </table:table-cell>
          <table:table-cell office:value-type="float" office:value="11244040" calcext:value-type="float">
            <text:p>11244040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1563" calcext:value-type="float">
            <text:p>1563</text:p>
          </table:table-cell>
          <table:table-cell office:value-type="float" office:value="1151" calcext:value-type="float">
            <text:p>1151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9779" calcext:value-type="float">
            <text:p>16112954597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48692" calcext:value-type="float">
            <text:p>448692</text:p>
          </table:table-cell>
          <table:table-cell office:value-type="float" office:value="2972" calcext:value-type="float">
            <text:p>2972</text:p>
          </table:table-cell>
          <table:table-cell office:value-type="float" office:value="2596232" calcext:value-type="float">
            <text:p>25962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518728" calcext:value-type="float">
            <text:p>12518728</text:p>
          </table:table-cell>
          <table:table-cell office:value-type="float" office:value="6628784" calcext:value-type="float">
            <text:p>6628784</text:p>
          </table:table-cell>
          <table:table-cell office:value-type="float" office:value="5889944" calcext:value-type="float">
            <text:p>58899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582" calcext:value-type="float">
            <text:p>1582</text:p>
          </table:table-cell>
          <table:table-cell office:value-type="float" office:value="1095" calcext:value-type="float">
            <text:p>1095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59893" calcext:value-type="float">
            <text:p>16112954598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37696" calcext:value-type="float">
            <text:p>437696</text:p>
          </table:table-cell>
          <table:table-cell office:value-type="float" office:value="2964" calcext:value-type="float">
            <text:p>2964</text:p>
          </table:table-cell>
          <table:table-cell office:value-type="float" office:value="2599364" calcext:value-type="float">
            <text:p>25993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774736" calcext:value-type="float">
            <text:p>12774736</text:p>
          </table:table-cell>
          <table:table-cell office:value-type="float" office:value="0" calcext:value-type="float">
            <text:p>0</text:p>
          </table:table-cell>
          <table:table-cell office:value-type="float" office:value="12774736" calcext:value-type="float">
            <text:p>12774736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1601" calcext:value-type="float">
            <text:p>1601</text:p>
          </table:table-cell>
          <table:table-cell office:value-type="float" office:value="1187" calcext:value-type="float">
            <text:p>1187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60007" calcext:value-type="float">
            <text:p>1611295460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84436" calcext:value-type="float">
            <text:p>484436</text:p>
          </table:table-cell>
          <table:table-cell office:value-type="float" office:value="3019" calcext:value-type="float">
            <text:p>3019</text:p>
          </table:table-cell>
          <table:table-cell office:value-type="float" office:value="2606228" calcext:value-type="float">
            <text:p>2606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116088" calcext:value-type="float">
            <text:p>12116088</text:p>
          </table:table-cell>
          <table:table-cell office:value-type="float" office:value="1863680" calcext:value-type="float">
            <text:p>1863680</text:p>
          </table:table-cell>
          <table:table-cell office:value-type="float" office:value="10252408" calcext:value-type="float">
            <text:p>10252408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1617" calcext:value-type="float">
            <text:p>1617</text:p>
          </table:table-cell>
          <table:table-cell office:value-type="float" office:value="1187" calcext:value-type="float">
            <text:p>1187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60123" calcext:value-type="float">
            <text:p>16112954601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86708" calcext:value-type="float">
            <text:p>486708</text:p>
          </table:table-cell>
          <table:table-cell office:value-type="float" office:value="3027" calcext:value-type="float">
            <text:p>3027</text:p>
          </table:table-cell>
          <table:table-cell office:value-type="float" office:value="2613796" calcext:value-type="float">
            <text:p>26137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565200" calcext:value-type="float">
            <text:p>12565200</text:p>
          </table:table-cell>
          <table:table-cell office:value-type="float" office:value="6942264" calcext:value-type="float">
            <text:p>6942264</text:p>
          </table:table-cell>
          <table:table-cell office:value-type="float" office:value="5622936" calcext:value-type="float">
            <text:p>5622936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1636" calcext:value-type="float">
            <text:p>1636</text:p>
          </table:table-cell>
          <table:table-cell office:value-type="float" office:value="922" calcext:value-type="float">
            <text:p>922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60233" calcext:value-type="float">
            <text:p>16112954602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76388" calcext:value-type="float">
            <text:p>476388</text:p>
          </table:table-cell>
          <table:table-cell office:value-type="float" office:value="3017" calcext:value-type="float">
            <text:p>3017</text:p>
          </table:table-cell>
          <table:table-cell office:value-type="float" office:value="2614268" calcext:value-type="float">
            <text:p>26142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807528" calcext:value-type="float">
            <text:p>11807528</text:p>
          </table:table-cell>
          <table:table-cell office:value-type="float" office:value="339968" calcext:value-type="float">
            <text:p>339968</text:p>
          </table:table-cell>
          <table:table-cell office:value-type="float" office:value="11467560" calcext:value-type="float">
            <text:p>11467560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1652" calcext:value-type="float">
            <text:p>1652</text:p>
          </table:table-cell>
          <table:table-cell office:value-type="float" office:value="979" calcext:value-type="float">
            <text:p>979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60342" calcext:value-type="float">
            <text:p>16112954603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80664" calcext:value-type="float">
            <text:p>480664</text:p>
          </table:table-cell>
          <table:table-cell office:value-type="float" office:value="3022" calcext:value-type="float">
            <text:p>3022</text:p>
          </table:table-cell>
          <table:table-cell office:value-type="float" office:value="2614936" calcext:value-type="float">
            <text:p>26149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631488" calcext:value-type="float">
            <text:p>11631488</text:p>
          </table:table-cell>
          <table:table-cell office:value-type="float" office:value="5126824" calcext:value-type="float">
            <text:p>5126824</text:p>
          </table:table-cell>
          <table:table-cell office:value-type="float" office:value="6504664" calcext:value-type="float">
            <text:p>65046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669" calcext:value-type="float">
            <text:p>1669</text:p>
          </table:table-cell>
          <table:table-cell office:value-type="float" office:value="979" calcext:value-type="float">
            <text:p>979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60451" calcext:value-type="float">
            <text:p>1611295460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72520" calcext:value-type="float">
            <text:p>472520</text:p>
          </table:table-cell>
          <table:table-cell office:value-type="float" office:value="3014" calcext:value-type="float">
            <text:p>3014</text:p>
          </table:table-cell>
          <table:table-cell office:value-type="float" office:value="2615144" calcext:value-type="float">
            <text:p>26151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636320" calcext:value-type="float">
            <text:p>11636320</text:p>
          </table:table-cell>
          <table:table-cell office:value-type="float" office:value="0" calcext:value-type="float">
            <text:p>0</text:p>
          </table:table-cell>
          <table:table-cell office:value-type="float" office:value="11636320" calcext:value-type="float">
            <text:p>116363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685" calcext:value-type="float">
            <text:p>1685</text:p>
          </table:table-cell>
          <table:table-cell office:value-type="float" office:value="906" calcext:value-type="float">
            <text:p>906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60560" calcext:value-type="float">
            <text:p>16112954605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71300" calcext:value-type="float">
            <text:p>471300</text:p>
          </table:table-cell>
          <table:table-cell office:value-type="float" office:value="3014" calcext:value-type="float">
            <text:p>3014</text:p>
          </table:table-cell>
          <table:table-cell office:value-type="float" office:value="2616140" calcext:value-type="float">
            <text:p>26161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539616" calcext:value-type="float">
            <text:p>11539616</text:p>
          </table:table-cell>
          <table:table-cell office:value-type="float" office:value="6508456" calcext:value-type="float">
            <text:p>6508456</text:p>
          </table:table-cell>
          <table:table-cell office:value-type="float" office:value="5031160" calcext:value-type="float">
            <text:p>50311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702" calcext:value-type="float">
            <text:p>1702</text:p>
          </table:table-cell>
          <table:table-cell office:value-type="float" office:value="457" calcext:value-type="float">
            <text:p>457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60668" calcext:value-type="float">
            <text:p>1611295460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69584" calcext:value-type="float">
            <text:p>469584</text:p>
          </table:table-cell>
          <table:table-cell office:value-type="float" office:value="3013" calcext:value-type="float">
            <text:p>3013</text:p>
          </table:table-cell>
          <table:table-cell office:value-type="float" office:value="2616220" calcext:value-type="float">
            <text:p>26162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043160" calcext:value-type="float">
            <text:p>11043160</text:p>
          </table:table-cell>
          <table:table-cell office:value-type="float" office:value="3333848" calcext:value-type="float">
            <text:p>3333848</text:p>
          </table:table-cell>
          <table:table-cell office:value-type="float" office:value="7709312" calcext:value-type="float">
            <text:p>7709312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719" calcext:value-type="float">
            <text:p>1719</text:p>
          </table:table-cell>
          <table:table-cell office:value-type="float" office:value="457" calcext:value-type="float">
            <text:p>457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60779" calcext:value-type="float">
            <text:p>16112954607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59048" calcext:value-type="float">
            <text:p>459048</text:p>
          </table:table-cell>
          <table:table-cell office:value-type="float" office:value="3003" calcext:value-type="float">
            <text:p>3003</text:p>
          </table:table-cell>
          <table:table-cell office:value-type="float" office:value="2616612" calcext:value-type="float">
            <text:p>26166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079576" calcext:value-type="float">
            <text:p>11079576</text:p>
          </table:table-cell>
          <table:table-cell office:value-type="float" office:value="0" calcext:value-type="float">
            <text:p>0</text:p>
          </table:table-cell>
          <table:table-cell office:value-type="float" office:value="11079576" calcext:value-type="float">
            <text:p>110795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734" calcext:value-type="float">
            <text:p>1734</text:p>
          </table:table-cell>
          <table:table-cell office:value-type="float" office:value="871" calcext:value-type="float">
            <text:p>871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60895" calcext:value-type="float">
            <text:p>16112954608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63324" calcext:value-type="float">
            <text:p>463324</text:p>
          </table:table-cell>
          <table:table-cell office:value-type="float" office:value="3008" calcext:value-type="float">
            <text:p>3008</text:p>
          </table:table-cell>
          <table:table-cell office:value-type="float" office:value="2617096" calcext:value-type="float">
            <text:p>26170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998856" calcext:value-type="float">
            <text:p>10998856</text:p>
          </table:table-cell>
          <table:table-cell office:value-type="float" office:value="1215248" calcext:value-type="float">
            <text:p>1215248</text:p>
          </table:table-cell>
          <table:table-cell office:value-type="float" office:value="9783608" calcext:value-type="float">
            <text:p>97836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750" calcext:value-type="float">
            <text:p>1750</text:p>
          </table:table-cell>
          <table:table-cell office:value-type="float" office:value="871" calcext:value-type="float">
            <text:p>871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61005" calcext:value-type="float">
            <text:p>1611295461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54272" calcext:value-type="float">
            <text:p>454272</text:p>
          </table:table-cell>
          <table:table-cell office:value-type="float" office:value="2999" calcext:value-type="float">
            <text:p>2999</text:p>
          </table:table-cell>
          <table:table-cell office:value-type="float" office:value="2617172" calcext:value-type="float">
            <text:p>26171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985696" calcext:value-type="float">
            <text:p>9985696</text:p>
          </table:table-cell>
          <table:table-cell office:value-type="float" office:value="1897784" calcext:value-type="float">
            <text:p>1897784</text:p>
          </table:table-cell>
          <table:table-cell office:value-type="float" office:value="8087912" calcext:value-type="float">
            <text:p>808791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765" calcext:value-type="float">
            <text:p>1765</text:p>
          </table:table-cell>
          <table:table-cell office:value-type="float" office:value="788" calcext:value-type="float">
            <text:p>788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61115" calcext:value-type="float">
            <text:p>16112954611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46628" calcext:value-type="float">
            <text:p>446628</text:p>
          </table:table-cell>
          <table:table-cell office:value-type="float" office:value="2991" calcext:value-type="float">
            <text:p>2991</text:p>
          </table:table-cell>
          <table:table-cell office:value-type="float" office:value="2617740" calcext:value-type="float">
            <text:p>26177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893168" calcext:value-type="float">
            <text:p>9893168</text:p>
          </table:table-cell>
          <table:table-cell office:value-type="float" office:value="4172440" calcext:value-type="float">
            <text:p>4172440</text:p>
          </table:table-cell>
          <table:table-cell office:value-type="float" office:value="5720728" calcext:value-type="float">
            <text:p>572072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781" calcext:value-type="float">
            <text:p>1781</text:p>
          </table:table-cell>
          <table:table-cell office:value-type="float" office:value="671" calcext:value-type="float">
            <text:p>671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61226" calcext:value-type="float">
            <text:p>1611295461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80996" calcext:value-type="float">
            <text:p>480996</text:p>
          </table:table-cell>
          <table:table-cell office:value-type="float" office:value="3027" calcext:value-type="float">
            <text:p>3027</text:p>
          </table:table-cell>
          <table:table-cell office:value-type="float" office:value="2618068" calcext:value-type="float">
            <text:p>26180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786504" calcext:value-type="float">
            <text:p>9786504</text:p>
          </table:table-cell>
          <table:table-cell office:value-type="float" office:value="2551808" calcext:value-type="float">
            <text:p>2551808</text:p>
          </table:table-cell>
          <table:table-cell office:value-type="float" office:value="7234696" calcext:value-type="float">
            <text:p>72346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796" calcext:value-type="float">
            <text:p>1796</text:p>
          </table:table-cell>
          <table:table-cell office:value-type="float" office:value="671" calcext:value-type="float">
            <text:p>671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61341" calcext:value-type="float">
            <text:p>16112954613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4192" calcext:value-type="float">
            <text:p>544192</text:p>
          </table:table-cell>
          <table:table-cell office:value-type="float" office:value="3087" calcext:value-type="float">
            <text:p>3087</text:p>
          </table:table-cell>
          <table:table-cell office:value-type="float" office:value="2617900" calcext:value-type="float">
            <text:p>26179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786504" calcext:value-type="float">
            <text:p>9786504</text:p>
          </table:table-cell>
          <table:table-cell office:value-type="float" office:value="3190184" calcext:value-type="float">
            <text:p>3190184</text:p>
          </table:table-cell>
          <table:table-cell office:value-type="float" office:value="6596320" calcext:value-type="float">
            <text:p>65963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810" calcext:value-type="float">
            <text:p>1810</text:p>
          </table:table-cell>
          <table:table-cell office:value-type="float" office:value="654" calcext:value-type="float">
            <text:p>654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61447" calcext:value-type="float">
            <text:p>16112954614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37688" calcext:value-type="float">
            <text:p>537688</text:p>
          </table:table-cell>
          <table:table-cell office:value-type="float" office:value="3082" calcext:value-type="float">
            <text:p>3082</text:p>
          </table:table-cell>
          <table:table-cell office:value-type="float" office:value="2619228" calcext:value-type="float">
            <text:p>2619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523488" calcext:value-type="float">
            <text:p>9523488</text:p>
          </table:table-cell>
          <table:table-cell office:value-type="float" office:value="5550080" calcext:value-type="float">
            <text:p>5550080</text:p>
          </table:table-cell>
          <table:table-cell office:value-type="float" office:value="3973408" calcext:value-type="float">
            <text:p>397340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825" calcext:value-type="float">
            <text:p>1825</text:p>
          </table:table-cell>
          <table:table-cell office:value-type="float" office:value="910" calcext:value-type="float">
            <text:p>910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61559" calcext:value-type="float">
            <text:p>16112954615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2928" calcext:value-type="float">
            <text:p>522928</text:p>
          </table:table-cell>
          <table:table-cell office:value-type="float" office:value="3070" calcext:value-type="float">
            <text:p>3070</text:p>
          </table:table-cell>
          <table:table-cell office:value-type="float" office:value="2621312" calcext:value-type="float">
            <text:p>26213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523488" calcext:value-type="float">
            <text:p>9523488</text:p>
          </table:table-cell>
          <table:table-cell office:value-type="float" office:value="3657728" calcext:value-type="float">
            <text:p>3657728</text:p>
          </table:table-cell>
          <table:table-cell office:value-type="float" office:value="5865760" calcext:value-type="float">
            <text:p>58657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837" calcext:value-type="float">
            <text:p>1837</text:p>
          </table:table-cell>
          <table:table-cell office:value-type="float" office:value="910" calcext:value-type="float">
            <text:p>910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61670" calcext:value-type="float">
            <text:p>16112954616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5556" calcext:value-type="float">
            <text:p>515556</text:p>
          </table:table-cell>
          <table:table-cell office:value-type="float" office:value="3063" calcext:value-type="float">
            <text:p>3063</text:p>
          </table:table-cell>
          <table:table-cell office:value-type="float" office:value="2621732" calcext:value-type="float">
            <text:p>26217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523488" calcext:value-type="float">
            <text:p>9523488</text:p>
          </table:table-cell>
          <table:table-cell office:value-type="float" office:value="3174400" calcext:value-type="float">
            <text:p>3174400</text:p>
          </table:table-cell>
          <table:table-cell office:value-type="float" office:value="6349088" calcext:value-type="float">
            <text:p>63490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849" calcext:value-type="float">
            <text:p>1849</text:p>
          </table:table-cell>
          <table:table-cell office:value-type="float" office:value="790" calcext:value-type="float">
            <text:p>790</text:p>
          </table:table-cell>
          <table:table-cell office:value-type="float" office:value="3746" calcext:value-type="float">
            <text:p>3746</text:p>
          </table:table-cell>
          <table:table-cell office:value-type="float" office:value="1611295461783" calcext:value-type="float">
            <text:p>16112954617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29056" calcext:value-type="float">
            <text:p>229056</text:p>
          </table:table-cell>
          <table:table-cell office:value-type="float" office:value="2816" calcext:value-type="float">
            <text:p>2816</text:p>
          </table:table-cell>
          <table:table-cell office:value-type="float" office:value="2654928" calcext:value-type="float">
            <text:p>26549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249472" calcext:value-type="float">
            <text:p>9249472</text:p>
          </table:table-cell>
          <table:table-cell office:value-type="float" office:value="614320" calcext:value-type="float">
            <text:p>614320</text:p>
          </table:table-cell>
          <table:table-cell office:value-type="float" office:value="8635152" calcext:value-type="float">
            <text:p>8635152</text:p>
          </table:table-cell>
          <table:table-cell office:value-type="float" office:value="8" calcext:value-type="float">
            <text:p>8</text:p>
          </table:table-cell>
          <table:table-cell office:value-type="float" office:value="2080000" calcext:value-type="float">
            <text:p>2080000</text:p>
          </table:table-cell>
          <table:table-cell office:value-type="float" office:value="2633" calcext:value-type="float">
            <text:p>2633</text:p>
          </table:table-cell>
          <table:table-cell office:value-type="float" office:value="706" calcext:value-type="float">
            <text:p>706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69641" calcext:value-type="float">
            <text:p>16112954696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16396" calcext:value-type="float">
            <text:p>216396</text:p>
          </table:table-cell>
          <table:table-cell office:value-type="float" office:value="2800" calcext:value-type="float">
            <text:p>2800</text:p>
          </table:table-cell>
          <table:table-cell office:value-type="float" office:value="2651388" calcext:value-type="float">
            <text:p>26513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228880" calcext:value-type="float">
            <text:p>19228880</text:p>
          </table:table-cell>
          <table:table-cell office:value-type="float" office:value="0" calcext:value-type="float">
            <text:p>0</text:p>
          </table:table-cell>
          <table:table-cell office:value-type="float" office:value="19228880" calcext:value-type="float">
            <text:p>19228880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2650" calcext:value-type="float">
            <text:p>2650</text:p>
          </table:table-cell>
          <table:table-cell office:value-type="float" office:value="706" calcext:value-type="float">
            <text:p>706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69748" calcext:value-type="float">
            <text:p>16112954697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32584" calcext:value-type="float">
            <text:p>232584</text:p>
          </table:table-cell>
          <table:table-cell office:value-type="float" office:value="2814" calcext:value-type="float">
            <text:p>2814</text:p>
          </table:table-cell>
          <table:table-cell office:value-type="float" office:value="2650952" calcext:value-type="float">
            <text:p>26509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166062" calcext:value-type="float">
            <text:p>17166062</text:p>
          </table:table-cell>
          <table:table-cell office:value-type="float" office:value="5023606" calcext:value-type="float">
            <text:p>5023606</text:p>
          </table:table-cell>
          <table:table-cell office:value-type="float" office:value="12142456" calcext:value-type="float">
            <text:p>121424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666" calcext:value-type="float">
            <text:p>2666</text:p>
          </table:table-cell>
          <table:table-cell office:value-type="float" office:value="916" calcext:value-type="float">
            <text:p>916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69860" calcext:value-type="float">
            <text:p>16112954698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49244" calcext:value-type="float">
            <text:p>249244</text:p>
          </table:table-cell>
          <table:table-cell office:value-type="float" office:value="2829" calcext:value-type="float">
            <text:p>2829</text:p>
          </table:table-cell>
          <table:table-cell office:value-type="float" office:value="2649624" calcext:value-type="float">
            <text:p>26496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444144" calcext:value-type="float">
            <text:p>18444144</text:p>
          </table:table-cell>
          <table:table-cell office:value-type="float" office:value="0" calcext:value-type="float">
            <text:p>0</text:p>
          </table:table-cell>
          <table:table-cell office:value-type="float" office:value="18444144" calcext:value-type="float">
            <text:p>18444144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2682" calcext:value-type="float">
            <text:p>2682</text:p>
          </table:table-cell>
          <table:table-cell office:value-type="float" office:value="1316" calcext:value-type="float">
            <text:p>1316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69973" calcext:value-type="float">
            <text:p>16112954699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32700" calcext:value-type="float">
            <text:p>232700</text:p>
          </table:table-cell>
          <table:table-cell office:value-type="float" office:value="2813" calcext:value-type="float">
            <text:p>2813</text:p>
          </table:table-cell>
          <table:table-cell office:value-type="float" office:value="2649512" calcext:value-type="float">
            <text:p>26495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600520" calcext:value-type="float">
            <text:p>24600520</text:p>
          </table:table-cell>
          <table:table-cell office:value-type="float" office:value="0" calcext:value-type="float">
            <text:p>0</text:p>
          </table:table-cell>
          <table:table-cell office:value-type="float" office:value="24600520" calcext:value-type="float">
            <text:p>24600520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2699" calcext:value-type="float">
            <text:p>2699</text:p>
          </table:table-cell>
          <table:table-cell office:value-type="float" office:value="1316" calcext:value-type="float">
            <text:p>1316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0082" calcext:value-type="float">
            <text:p>16112954700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86416" calcext:value-type="float">
            <text:p>286416</text:p>
          </table:table-cell>
          <table:table-cell office:value-type="float" office:value="2869" calcext:value-type="float">
            <text:p>2869</text:p>
          </table:table-cell>
          <table:table-cell office:value-type="float" office:value="2650056" calcext:value-type="float">
            <text:p>26500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482878" calcext:value-type="float">
            <text:p>22482878</text:p>
          </table:table-cell>
          <table:table-cell office:value-type="float" office:value="9215054" calcext:value-type="float">
            <text:p>9215054</text:p>
          </table:table-cell>
          <table:table-cell office:value-type="float" office:value="13267824" calcext:value-type="float">
            <text:p>13267824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2716" calcext:value-type="float">
            <text:p>2716</text:p>
          </table:table-cell>
          <table:table-cell office:value-type="float" office:value="1122" calcext:value-type="float">
            <text:p>1122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0201" calcext:value-type="float">
            <text:p>16112954702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71440" calcext:value-type="float">
            <text:p>271440</text:p>
          </table:table-cell>
          <table:table-cell office:value-type="float" office:value="2852" calcext:value-type="float">
            <text:p>2852</text:p>
          </table:table-cell>
          <table:table-cell office:value-type="float" office:value="2649948" calcext:value-type="float">
            <text:p>26499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340288" calcext:value-type="float">
            <text:p>23340288</text:p>
          </table:table-cell>
          <table:table-cell office:value-type="float" office:value="0" calcext:value-type="float">
            <text:p>0</text:p>
          </table:table-cell>
          <table:table-cell office:value-type="float" office:value="23340288" calcext:value-type="float">
            <text:p>2334028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731" calcext:value-type="float">
            <text:p>2731</text:p>
          </table:table-cell>
          <table:table-cell office:value-type="float" office:value="1122" calcext:value-type="float">
            <text:p>1122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0310" calcext:value-type="float">
            <text:p>16112954703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65860" calcext:value-type="float">
            <text:p>265860</text:p>
          </table:table-cell>
          <table:table-cell office:value-type="float" office:value="2846" calcext:value-type="float">
            <text:p>2846</text:p>
          </table:table-cell>
          <table:table-cell office:value-type="float" office:value="2650272" calcext:value-type="float">
            <text:p>26502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482878" calcext:value-type="float">
            <text:p>22482878</text:p>
          </table:table-cell>
          <table:table-cell office:value-type="float" office:value="3521846" calcext:value-type="float">
            <text:p>3521846</text:p>
          </table:table-cell>
          <table:table-cell office:value-type="float" office:value="18961032" calcext:value-type="float">
            <text:p>18961032</text:p>
          </table:table-cell>
          <table:table-cell office:value-type="float" office:value="8" calcext:value-type="float">
            <text:p>8</text:p>
          </table:table-cell>
          <table:table-cell office:value-type="float" office:value="2080000" calcext:value-type="float">
            <text:p>2080000</text:p>
          </table:table-cell>
          <table:table-cell office:value-type="float" office:value="2746" calcext:value-type="float">
            <text:p>2746</text:p>
          </table:table-cell>
          <table:table-cell office:value-type="float" office:value="1074" calcext:value-type="float">
            <text:p>1074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0430" calcext:value-type="float">
            <text:p>16112954704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52840" calcext:value-type="float">
            <text:p>252840</text:p>
          </table:table-cell>
          <table:table-cell office:value-type="float" office:value="2832" calcext:value-type="float">
            <text:p>2832</text:p>
          </table:table-cell>
          <table:table-cell office:value-type="float" office:value="2650284" calcext:value-type="float">
            <text:p>26502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482878" calcext:value-type="float">
            <text:p>22482878</text:p>
          </table:table-cell>
          <table:table-cell office:value-type="float" office:value="11077486" calcext:value-type="float">
            <text:p>11077486</text:p>
          </table:table-cell>
          <table:table-cell office:value-type="float" office:value="11405392" calcext:value-type="float">
            <text:p>11405392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2761" calcext:value-type="float">
            <text:p>2761</text:p>
          </table:table-cell>
          <table:table-cell office:value-type="float" office:value="960" calcext:value-type="float">
            <text:p>960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0539" calcext:value-type="float">
            <text:p>16112954705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32560" calcext:value-type="float">
            <text:p>232560</text:p>
          </table:table-cell>
          <table:table-cell office:value-type="float" office:value="2816" calcext:value-type="float">
            <text:p>2816</text:p>
          </table:table-cell>
          <table:table-cell office:value-type="float" office:value="2650108" calcext:value-type="float">
            <text:p>26501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578272" calcext:value-type="float">
            <text:p>22578272</text:p>
          </table:table-cell>
          <table:table-cell office:value-type="float" office:value="0" calcext:value-type="float">
            <text:p>0</text:p>
          </table:table-cell>
          <table:table-cell office:value-type="float" office:value="22578272" calcext:value-type="float">
            <text:p>22578272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2776" calcext:value-type="float">
            <text:p>2776</text:p>
          </table:table-cell>
          <table:table-cell office:value-type="float" office:value="960" calcext:value-type="float">
            <text:p>960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0651" calcext:value-type="float">
            <text:p>16112954706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36108" calcext:value-type="float">
            <text:p>236108</text:p>
          </table:table-cell>
          <table:table-cell office:value-type="float" office:value="2818" calcext:value-type="float">
            <text:p>2818</text:p>
          </table:table-cell>
          <table:table-cell office:value-type="float" office:value="2650356" calcext:value-type="float">
            <text:p>26503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054368" calcext:value-type="float">
            <text:p>20054368</text:p>
          </table:table-cell>
          <table:table-cell office:value-type="float" office:value="0" calcext:value-type="float">
            <text:p>0</text:p>
          </table:table-cell>
          <table:table-cell office:value-type="float" office:value="20054368" calcext:value-type="float">
            <text:p>20054368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2794" calcext:value-type="float">
            <text:p>2794</text:p>
          </table:table-cell>
          <table:table-cell office:value-type="float" office:value="842" calcext:value-type="float">
            <text:p>842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0762" calcext:value-type="float">
            <text:p>16112954707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48372" calcext:value-type="float">
            <text:p>248372</text:p>
          </table:table-cell>
          <table:table-cell office:value-type="float" office:value="2830" calcext:value-type="float">
            <text:p>2830</text:p>
          </table:table-cell>
          <table:table-cell office:value-type="float" office:value="2650660" calcext:value-type="float">
            <text:p>26506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200239" calcext:value-type="float">
            <text:p>15200239</text:p>
          </table:table-cell>
          <table:table-cell office:value-type="float" office:value="7351127" calcext:value-type="float">
            <text:p>7351127</text:p>
          </table:table-cell>
          <table:table-cell office:value-type="float" office:value="7849112" calcext:value-type="float">
            <text:p>7849112</text:p>
          </table:table-cell>
          <table:table-cell office:value-type="float" office:value="8" calcext:value-type="float">
            <text:p>8</text:p>
          </table:table-cell>
          <table:table-cell office:value-type="float" office:value="2080000" calcext:value-type="float">
            <text:p>2080000</text:p>
          </table:table-cell>
          <table:table-cell office:value-type="float" office:value="2810" calcext:value-type="float">
            <text:p>2810</text:p>
          </table:table-cell>
          <table:table-cell office:value-type="float" office:value="984" calcext:value-type="float">
            <text:p>984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0871" calcext:value-type="float">
            <text:p>16112954708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33476" calcext:value-type="float">
            <text:p>233476</text:p>
          </table:table-cell>
          <table:table-cell office:value-type="float" office:value="2814" calcext:value-type="float">
            <text:p>2814</text:p>
          </table:table-cell>
          <table:table-cell office:value-type="float" office:value="2650652" calcext:value-type="float">
            <text:p>26506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748320" calcext:value-type="float">
            <text:p>15748320</text:p>
          </table:table-cell>
          <table:table-cell office:value-type="float" office:value="0" calcext:value-type="float">
            <text:p>0</text:p>
          </table:table-cell>
          <table:table-cell office:value-type="float" office:value="15748320" calcext:value-type="float">
            <text:p>1574832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827" calcext:value-type="float">
            <text:p>2827</text:p>
          </table:table-cell>
          <table:table-cell office:value-type="float" office:value="984" calcext:value-type="float">
            <text:p>984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0979" calcext:value-type="float">
            <text:p>16112954709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31492" calcext:value-type="float">
            <text:p>231492</text:p>
          </table:table-cell>
          <table:table-cell office:value-type="float" office:value="2818" calcext:value-type="float">
            <text:p>2818</text:p>
          </table:table-cell>
          <table:table-cell office:value-type="float" office:value="2650652" calcext:value-type="float">
            <text:p>26506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070168" calcext:value-type="float">
            <text:p>12070168</text:p>
          </table:table-cell>
          <table:table-cell office:value-type="float" office:value="1298656" calcext:value-type="float">
            <text:p>1298656</text:p>
          </table:table-cell>
          <table:table-cell office:value-type="float" office:value="10771512" calcext:value-type="float">
            <text:p>10771512</text:p>
          </table:table-cell>
          <table:table-cell office:value-type="float" office:value="8" calcext:value-type="float">
            <text:p>8</text:p>
          </table:table-cell>
          <table:table-cell office:value-type="float" office:value="1950000" calcext:value-type="float">
            <text:p>1950000</text:p>
          </table:table-cell>
          <table:table-cell office:value-type="float" office:value="2842" calcext:value-type="float">
            <text:p>2842</text:p>
          </table:table-cell>
          <table:table-cell office:value-type="float" office:value="786" calcext:value-type="float">
            <text:p>786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1089" calcext:value-type="float">
            <text:p>16112954710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82172" calcext:value-type="float">
            <text:p>282172</text:p>
          </table:table-cell>
          <table:table-cell office:value-type="float" office:value="2864" calcext:value-type="float">
            <text:p>2864</text:p>
          </table:table-cell>
          <table:table-cell office:value-type="float" office:value="2650680" calcext:value-type="float">
            <text:p>26506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898877" calcext:value-type="float">
            <text:p>13898877</text:p>
          </table:table-cell>
          <table:table-cell office:value-type="float" office:value="3057965" calcext:value-type="float">
            <text:p>3057965</text:p>
          </table:table-cell>
          <table:table-cell office:value-type="float" office:value="10840912" calcext:value-type="float">
            <text:p>10840912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2859" calcext:value-type="float">
            <text:p>2859</text:p>
          </table:table-cell>
          <table:table-cell office:value-type="float" office:value="743" calcext:value-type="float">
            <text:p>743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1200" calcext:value-type="float">
            <text:p>1611295471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92288" calcext:value-type="float">
            <text:p>292288</text:p>
          </table:table-cell>
          <table:table-cell office:value-type="float" office:value="2873" calcext:value-type="float">
            <text:p>2873</text:p>
          </table:table-cell>
          <table:table-cell office:value-type="float" office:value="2651032" calcext:value-type="float">
            <text:p>26510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259183" calcext:value-type="float">
            <text:p>15259183</text:p>
          </table:table-cell>
          <table:table-cell office:value-type="float" office:value="803183" calcext:value-type="float">
            <text:p>803183</text:p>
          </table:table-cell>
          <table:table-cell office:value-type="float" office:value="14456000" calcext:value-type="float">
            <text:p>144560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876" calcext:value-type="float">
            <text:p>2876</text:p>
          </table:table-cell>
          <table:table-cell office:value-type="float" office:value="743" calcext:value-type="float">
            <text:p>743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1313" calcext:value-type="float">
            <text:p>16112954713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85028" calcext:value-type="float">
            <text:p>285028</text:p>
          </table:table-cell>
          <table:table-cell office:value-type="float" office:value="2866" calcext:value-type="float">
            <text:p>2866</text:p>
          </table:table-cell>
          <table:table-cell office:value-type="float" office:value="2651056" calcext:value-type="float">
            <text:p>26510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750781" calcext:value-type="float">
            <text:p>14750781</text:p>
          </table:table-cell>
          <table:table-cell office:value-type="float" office:value="267301" calcext:value-type="float">
            <text:p>267301</text:p>
          </table:table-cell>
          <table:table-cell office:value-type="float" office:value="14483480" calcext:value-type="float">
            <text:p>14483480</text:p>
          </table:table-cell>
          <table:table-cell office:value-type="float" office:value="8" calcext:value-type="float">
            <text:p>8</text:p>
          </table:table-cell>
          <table:table-cell office:value-type="float" office:value="1950000" calcext:value-type="float">
            <text:p>1950000</text:p>
          </table:table-cell>
          <table:table-cell office:value-type="float" office:value="2893" calcext:value-type="float">
            <text:p>2893</text:p>
          </table:table-cell>
          <table:table-cell office:value-type="float" office:value="967" calcext:value-type="float">
            <text:p>967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1421" calcext:value-type="float">
            <text:p>16112954714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77304" calcext:value-type="float">
            <text:p>277304</text:p>
          </table:table-cell>
          <table:table-cell office:value-type="float" office:value="2858" calcext:value-type="float">
            <text:p>2858</text:p>
          </table:table-cell>
          <table:table-cell office:value-type="float" office:value="2651056" calcext:value-type="float">
            <text:p>26510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750781" calcext:value-type="float">
            <text:p>14750781</text:p>
          </table:table-cell>
          <table:table-cell office:value-type="float" office:value="912141" calcext:value-type="float">
            <text:p>912141</text:p>
          </table:table-cell>
          <table:table-cell office:value-type="float" office:value="13838640" calcext:value-type="float">
            <text:p>13838640</text:p>
          </table:table-cell>
          <table:table-cell office:value-type="float" office:value="8" calcext:value-type="float">
            <text:p>8</text:p>
          </table:table-cell>
          <table:table-cell office:value-type="float" office:value="2080000" calcext:value-type="float">
            <text:p>2080000</text:p>
          </table:table-cell>
          <table:table-cell office:value-type="float" office:value="2908" calcext:value-type="float">
            <text:p>2908</text:p>
          </table:table-cell>
          <table:table-cell office:value-type="float" office:value="967" calcext:value-type="float">
            <text:p>967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1532" calcext:value-type="float">
            <text:p>16112954715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82964" calcext:value-type="float">
            <text:p>282964</text:p>
          </table:table-cell>
          <table:table-cell office:value-type="float" office:value="2865" calcext:value-type="float">
            <text:p>2865</text:p>
          </table:table-cell>
          <table:table-cell office:value-type="float" office:value="2651816" calcext:value-type="float">
            <text:p>26518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600456" calcext:value-type="float">
            <text:p>11600456</text:p>
          </table:table-cell>
          <table:table-cell office:value-type="float" office:value="3223552" calcext:value-type="float">
            <text:p>3223552</text:p>
          </table:table-cell>
          <table:table-cell office:value-type="float" office:value="8376904" calcext:value-type="float">
            <text:p>8376904</text:p>
          </table:table-cell>
          <table:table-cell office:value-type="float" office:value="8" calcext:value-type="float">
            <text:p>8</text:p>
          </table:table-cell>
          <table:table-cell office:value-type="float" office:value="2080000" calcext:value-type="float">
            <text:p>2080000</text:p>
          </table:table-cell>
          <table:table-cell office:value-type="float" office:value="2925" calcext:value-type="float">
            <text:p>2925</text:p>
          </table:table-cell>
          <table:table-cell office:value-type="float" office:value="1114" calcext:value-type="float">
            <text:p>1114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1640" calcext:value-type="float">
            <text:p>16112954716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81148" calcext:value-type="float">
            <text:p>281148</text:p>
          </table:table-cell>
          <table:table-cell office:value-type="float" office:value="2864" calcext:value-type="float">
            <text:p>2864</text:p>
          </table:table-cell>
          <table:table-cell office:value-type="float" office:value="2652660" calcext:value-type="float">
            <text:p>26526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012728" calcext:value-type="float">
            <text:p>12012728</text:p>
          </table:table-cell>
          <table:table-cell office:value-type="float" office:value="5349952" calcext:value-type="float">
            <text:p>5349952</text:p>
          </table:table-cell>
          <table:table-cell office:value-type="float" office:value="6662776" calcext:value-type="float">
            <text:p>666277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941" calcext:value-type="float">
            <text:p>2941</text:p>
          </table:table-cell>
          <table:table-cell office:value-type="float" office:value="641" calcext:value-type="float">
            <text:p>641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1749" calcext:value-type="float">
            <text:p>16112954717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59924" calcext:value-type="float">
            <text:p>259924</text:p>
          </table:table-cell>
          <table:table-cell office:value-type="float" office:value="2842" calcext:value-type="float">
            <text:p>2842</text:p>
          </table:table-cell>
          <table:table-cell office:value-type="float" office:value="2651456" calcext:value-type="float">
            <text:p>26514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612432" calcext:value-type="float">
            <text:p>15612432</text:p>
          </table:table-cell>
          <table:table-cell office:value-type="float" office:value="0" calcext:value-type="float">
            <text:p>0</text:p>
          </table:table-cell>
          <table:table-cell office:value-type="float" office:value="15612432" calcext:value-type="float">
            <text:p>15612432</text:p>
          </table:table-cell>
          <table:table-cell office:value-type="float" office:value="8" calcext:value-type="float">
            <text:p>8</text:p>
          </table:table-cell>
          <table:table-cell office:value-type="float" office:value="2106000" calcext:value-type="float">
            <text:p>2106000</text:p>
          </table:table-cell>
          <table:table-cell office:value-type="float" office:value="2959" calcext:value-type="float">
            <text:p>2959</text:p>
          </table:table-cell>
          <table:table-cell office:value-type="float" office:value="641" calcext:value-type="float">
            <text:p>641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1855" calcext:value-type="float">
            <text:p>16112954718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49616" calcext:value-type="float">
            <text:p>249616</text:p>
          </table:table-cell>
          <table:table-cell office:value-type="float" office:value="2832" calcext:value-type="float">
            <text:p>2832</text:p>
          </table:table-cell>
          <table:table-cell office:value-type="float" office:value="2651988" calcext:value-type="float">
            <text:p>26519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138200" calcext:value-type="float">
            <text:p>14138200</text:p>
          </table:table-cell>
          <table:table-cell office:value-type="float" office:value="0" calcext:value-type="float">
            <text:p>0</text:p>
          </table:table-cell>
          <table:table-cell office:value-type="float" office:value="14138200" calcext:value-type="float">
            <text:p>1413820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977" calcext:value-type="float">
            <text:p>2977</text:p>
          </table:table-cell>
          <table:table-cell office:value-type="float" office:value="935" calcext:value-type="float">
            <text:p>935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1969" calcext:value-type="float">
            <text:p>16112954719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34916" calcext:value-type="float">
            <text:p>234916</text:p>
          </table:table-cell>
          <table:table-cell office:value-type="float" office:value="2820" calcext:value-type="float">
            <text:p>2820</text:p>
          </table:table-cell>
          <table:table-cell office:value-type="float" office:value="2654620" calcext:value-type="float">
            <text:p>26546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202568" calcext:value-type="float">
            <text:p>15202568</text:p>
          </table:table-cell>
          <table:table-cell office:value-type="float" office:value="0" calcext:value-type="float">
            <text:p>0</text:p>
          </table:table-cell>
          <table:table-cell office:value-type="float" office:value="15202568" calcext:value-type="float">
            <text:p>15202568</text:p>
          </table:table-cell>
          <table:table-cell office:value-type="float" office:value="8" calcext:value-type="float">
            <text:p>8</text:p>
          </table:table-cell>
          <table:table-cell office:value-type="float" office:value="2106000" calcext:value-type="float">
            <text:p>2106000</text:p>
          </table:table-cell>
          <table:table-cell office:value-type="float" office:value="2993" calcext:value-type="float">
            <text:p>2993</text:p>
          </table:table-cell>
          <table:table-cell office:value-type="float" office:value="715" calcext:value-type="float">
            <text:p>715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2079" calcext:value-type="float">
            <text:p>16112954720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51728" calcext:value-type="float">
            <text:p>251728</text:p>
          </table:table-cell>
          <table:table-cell office:value-type="float" office:value="2839" calcext:value-type="float">
            <text:p>2839</text:p>
          </table:table-cell>
          <table:table-cell office:value-type="float" office:value="2657140" calcext:value-type="float">
            <text:p>26571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874776" calcext:value-type="float">
            <text:p>11874776</text:p>
          </table:table-cell>
          <table:table-cell office:value-type="float" office:value="5323432" calcext:value-type="float">
            <text:p>5323432</text:p>
          </table:table-cell>
          <table:table-cell office:value-type="float" office:value="6551344" calcext:value-type="float">
            <text:p>65513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010" calcext:value-type="float">
            <text:p>3010</text:p>
          </table:table-cell>
          <table:table-cell office:value-type="float" office:value="715" calcext:value-type="float">
            <text:p>715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2187" calcext:value-type="float">
            <text:p>16112954721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23424" calcext:value-type="float">
            <text:p>223424</text:p>
          </table:table-cell>
          <table:table-cell office:value-type="float" office:value="2810" calcext:value-type="float">
            <text:p>2810</text:p>
          </table:table-cell>
          <table:table-cell office:value-type="float" office:value="2655388" calcext:value-type="float">
            <text:p>26553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621631" calcext:value-type="float">
            <text:p>12621631</text:p>
          </table:table-cell>
          <table:table-cell office:value-type="float" office:value="3676287" calcext:value-type="float">
            <text:p>3676287</text:p>
          </table:table-cell>
          <table:table-cell office:value-type="float" office:value="8945344" calcext:value-type="float">
            <text:p>8945344</text:p>
          </table:table-cell>
          <table:table-cell office:value-type="float" office:value="8" calcext:value-type="float">
            <text:p>8</text:p>
          </table:table-cell>
          <table:table-cell office:value-type="float" office:value="2210000" calcext:value-type="float">
            <text:p>2210000</text:p>
          </table:table-cell>
          <table:table-cell office:value-type="float" office:value="3026" calcext:value-type="float">
            <text:p>3026</text:p>
          </table:table-cell>
          <table:table-cell office:value-type="float" office:value="792" calcext:value-type="float">
            <text:p>792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2294" calcext:value-type="float">
            <text:p>16112954722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18216" calcext:value-type="float">
            <text:p>218216</text:p>
          </table:table-cell>
          <table:table-cell office:value-type="float" office:value="2806" calcext:value-type="float">
            <text:p>2806</text:p>
          </table:table-cell>
          <table:table-cell office:value-type="float" office:value="2655556" calcext:value-type="float">
            <text:p>26555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738352" calcext:value-type="float">
            <text:p>15738352</text:p>
          </table:table-cell>
          <table:table-cell office:value-type="float" office:value="0" calcext:value-type="float">
            <text:p>0</text:p>
          </table:table-cell>
          <table:table-cell office:value-type="float" office:value="15738352" calcext:value-type="float">
            <text:p>15738352</text:p>
          </table:table-cell>
          <table:table-cell office:value-type="float" office:value="8" calcext:value-type="float">
            <text:p>8</text:p>
          </table:table-cell>
          <table:table-cell office:value-type="float" office:value="2106000" calcext:value-type="float">
            <text:p>2106000</text:p>
          </table:table-cell>
          <table:table-cell office:value-type="float" office:value="3043" calcext:value-type="float">
            <text:p>3043</text:p>
          </table:table-cell>
          <table:table-cell office:value-type="float" office:value="792" calcext:value-type="float">
            <text:p>792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2402" calcext:value-type="float">
            <text:p>16112954724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07304" calcext:value-type="float">
            <text:p>207304</text:p>
          </table:table-cell>
          <table:table-cell office:value-type="float" office:value="2795" calcext:value-type="float">
            <text:p>2795</text:p>
          </table:table-cell>
          <table:table-cell office:value-type="float" office:value="2655692" calcext:value-type="float">
            <text:p>26556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103816" calcext:value-type="float">
            <text:p>16103816</text:p>
          </table:table-cell>
          <table:table-cell office:value-type="float" office:value="0" calcext:value-type="float">
            <text:p>0</text:p>
          </table:table-cell>
          <table:table-cell office:value-type="float" office:value="16103816" calcext:value-type="float">
            <text:p>16103816</text:p>
          </table:table-cell>
          <table:table-cell office:value-type="float" office:value="8" calcext:value-type="float">
            <text:p>8</text:p>
          </table:table-cell>
          <table:table-cell office:value-type="float" office:value="2002000" calcext:value-type="float">
            <text:p>2002000</text:p>
          </table:table-cell>
          <table:table-cell office:value-type="float" office:value="3060" calcext:value-type="float">
            <text:p>3060</text:p>
          </table:table-cell>
          <table:table-cell office:value-type="float" office:value="1030" calcext:value-type="float">
            <text:p>1030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2514" calcext:value-type="float">
            <text:p>16112954725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07056" calcext:value-type="float">
            <text:p>207056</text:p>
          </table:table-cell>
          <table:table-cell office:value-type="float" office:value="2795" calcext:value-type="float">
            <text:p>2795</text:p>
          </table:table-cell>
          <table:table-cell office:value-type="float" office:value="2655672" calcext:value-type="float">
            <text:p>26556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523336" calcext:value-type="float">
            <text:p>12523336</text:p>
          </table:table-cell>
          <table:table-cell office:value-type="float" office:value="1978368" calcext:value-type="float">
            <text:p>1978368</text:p>
          </table:table-cell>
          <table:table-cell office:value-type="float" office:value="10544968" calcext:value-type="float">
            <text:p>10544968</text:p>
          </table:table-cell>
          <table:table-cell office:value-type="float" office:value="8" calcext:value-type="float">
            <text:p>8</text:p>
          </table:table-cell>
          <table:table-cell office:value-type="float" office:value="2080000" calcext:value-type="float">
            <text:p>2080000</text:p>
          </table:table-cell>
          <table:table-cell office:value-type="float" office:value="3077" calcext:value-type="float">
            <text:p>3077</text:p>
          </table:table-cell>
          <table:table-cell office:value-type="float" office:value="1188" calcext:value-type="float">
            <text:p>1188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2623" calcext:value-type="float">
            <text:p>16112954726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07928" calcext:value-type="float">
            <text:p>207928</text:p>
          </table:table-cell>
          <table:table-cell office:value-type="float" office:value="2795" calcext:value-type="float">
            <text:p>2795</text:p>
          </table:table-cell>
          <table:table-cell office:value-type="float" office:value="2655572" calcext:value-type="float">
            <text:p>26555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523336" calcext:value-type="float">
            <text:p>12523336</text:p>
          </table:table-cell>
          <table:table-cell office:value-type="float" office:value="5188896" calcext:value-type="float">
            <text:p>5188896</text:p>
          </table:table-cell>
          <table:table-cell office:value-type="float" office:value="7334440" calcext:value-type="float">
            <text:p>7334440</text:p>
          </table:table-cell>
          <table:table-cell office:value-type="float" office:value="8" calcext:value-type="float">
            <text:p>8</text:p>
          </table:table-cell>
          <table:table-cell office:value-type="float" office:value="2080000" calcext:value-type="float">
            <text:p>2080000</text:p>
          </table:table-cell>
          <table:table-cell office:value-type="float" office:value="3093" calcext:value-type="float">
            <text:p>3093</text:p>
          </table:table-cell>
          <table:table-cell office:value-type="float" office:value="1188" calcext:value-type="float">
            <text:p>1188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2731" calcext:value-type="float">
            <text:p>16112954727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193876" calcext:value-type="float">
            <text:p>193876</text:p>
          </table:table-cell>
          <table:table-cell office:value-type="float" office:value="2782" calcext:value-type="float">
            <text:p>2782</text:p>
          </table:table-cell>
          <table:table-cell office:value-type="float" office:value="2655588" calcext:value-type="float">
            <text:p>26555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346127" calcext:value-type="float">
            <text:p>14346127</text:p>
          </table:table-cell>
          <table:table-cell office:value-type="float" office:value="172999" calcext:value-type="float">
            <text:p>172999</text:p>
          </table:table-cell>
          <table:table-cell office:value-type="float" office:value="14173128" calcext:value-type="float">
            <text:p>14173128</text:p>
          </table:table-cell>
          <table:table-cell office:value-type="float" office:value="8" calcext:value-type="float">
            <text:p>8</text:p>
          </table:table-cell>
          <table:table-cell office:value-type="float" office:value="2080000" calcext:value-type="float">
            <text:p>2080000</text:p>
          </table:table-cell>
          <table:table-cell office:value-type="float" office:value="3111" calcext:value-type="float">
            <text:p>3111</text:p>
          </table:table-cell>
          <table:table-cell office:value-type="float" office:value="1369" calcext:value-type="float">
            <text:p>1369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2839" calcext:value-type="float">
            <text:p>16112954728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38568" calcext:value-type="float">
            <text:p>238568</text:p>
          </table:table-cell>
          <table:table-cell office:value-type="float" office:value="2826" calcext:value-type="float">
            <text:p>2826</text:p>
          </table:table-cell>
          <table:table-cell office:value-type="float" office:value="2655576" calcext:value-type="float">
            <text:p>26555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409232" calcext:value-type="float">
            <text:p>16409232</text:p>
          </table:table-cell>
          <table:table-cell office:value-type="float" office:value="0" calcext:value-type="float">
            <text:p>0</text:p>
          </table:table-cell>
          <table:table-cell office:value-type="float" office:value="16409232" calcext:value-type="float">
            <text:p>16409232</text:p>
          </table:table-cell>
          <table:table-cell office:value-type="float" office:value="8" calcext:value-type="float">
            <text:p>8</text:p>
          </table:table-cell>
          <table:table-cell office:value-type="float" office:value="2080000" calcext:value-type="float">
            <text:p>2080000</text:p>
          </table:table-cell>
          <table:table-cell office:value-type="float" office:value="3130" calcext:value-type="float">
            <text:p>3130</text:p>
          </table:table-cell>
          <table:table-cell office:value-type="float" office:value="1369" calcext:value-type="float">
            <text:p>1369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2947" calcext:value-type="float">
            <text:p>16112954729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49300" calcext:value-type="float">
            <text:p>249300</text:p>
          </table:table-cell>
          <table:table-cell office:value-type="float" office:value="2836" calcext:value-type="float">
            <text:p>2836</text:p>
          </table:table-cell>
          <table:table-cell office:value-type="float" office:value="2656152" calcext:value-type="float">
            <text:p>26561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154767" calcext:value-type="float">
            <text:p>13154767</text:p>
          </table:table-cell>
          <table:table-cell office:value-type="float" office:value="5570831" calcext:value-type="float">
            <text:p>5570831</text:p>
          </table:table-cell>
          <table:table-cell office:value-type="float" office:value="7583936" calcext:value-type="float">
            <text:p>7583936</text:p>
          </table:table-cell>
          <table:table-cell office:value-type="float" office:value="8" calcext:value-type="float">
            <text:p>8</text:p>
          </table:table-cell>
          <table:table-cell office:value-type="float" office:value="2080000" calcext:value-type="float">
            <text:p>2080000</text:p>
          </table:table-cell>
          <table:table-cell office:value-type="float" office:value="3145" calcext:value-type="float">
            <text:p>3145</text:p>
          </table:table-cell>
          <table:table-cell office:value-type="float" office:value="1247" calcext:value-type="float">
            <text:p>1247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3058" calcext:value-type="float">
            <text:p>16112954730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246412" calcext:value-type="float">
            <text:p>246412</text:p>
          </table:table-cell>
          <table:table-cell office:value-type="float" office:value="2832" calcext:value-type="float">
            <text:p>2832</text:p>
          </table:table-cell>
          <table:table-cell office:value-type="float" office:value="2655656" calcext:value-type="float">
            <text:p>26556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822111" calcext:value-type="float">
            <text:p>13822111</text:p>
          </table:table-cell>
          <table:table-cell office:value-type="float" office:value="759463" calcext:value-type="float">
            <text:p>759463</text:p>
          </table:table-cell>
          <table:table-cell office:value-type="float" office:value="13062648" calcext:value-type="float">
            <text:p>13062648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3163" calcext:value-type="float">
            <text:p>3163</text:p>
          </table:table-cell>
          <table:table-cell office:value-type="float" office:value="1258" calcext:value-type="float">
            <text:p>1258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3166" calcext:value-type="float">
            <text:p>16112954731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303448" calcext:value-type="float">
            <text:p>303448</text:p>
          </table:table-cell>
          <table:table-cell office:value-type="float" office:value="2889" calcext:value-type="float">
            <text:p>2889</text:p>
          </table:table-cell>
          <table:table-cell office:value-type="float" office:value="2655684" calcext:value-type="float">
            <text:p>26556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610112" calcext:value-type="float">
            <text:p>16610112</text:p>
          </table:table-cell>
          <table:table-cell office:value-type="float" office:value="0" calcext:value-type="float">
            <text:p>0</text:p>
          </table:table-cell>
          <table:table-cell office:value-type="float" office:value="16610112" calcext:value-type="float">
            <text:p>16610112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3179" calcext:value-type="float">
            <text:p>3179</text:p>
          </table:table-cell>
          <table:table-cell office:value-type="float" office:value="1258" calcext:value-type="float">
            <text:p>1258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3276" calcext:value-type="float">
            <text:p>16112954732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301400" calcext:value-type="float">
            <text:p>301400</text:p>
          </table:table-cell>
          <table:table-cell office:value-type="float" office:value="2887" calcext:value-type="float">
            <text:p>2887</text:p>
          </table:table-cell>
          <table:table-cell office:value-type="float" office:value="2655856" calcext:value-type="float">
            <text:p>26558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066496" calcext:value-type="float">
            <text:p>18066496</text:p>
          </table:table-cell>
          <table:table-cell office:value-type="float" office:value="0" calcext:value-type="float">
            <text:p>0</text:p>
          </table:table-cell>
          <table:table-cell office:value-type="float" office:value="18066496" calcext:value-type="float">
            <text:p>18066496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3198" calcext:value-type="float">
            <text:p>3198</text:p>
          </table:table-cell>
          <table:table-cell office:value-type="float" office:value="1319" calcext:value-type="float">
            <text:p>1319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3383" calcext:value-type="float">
            <text:p>16112954733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300976" calcext:value-type="float">
            <text:p>300976</text:p>
          </table:table-cell>
          <table:table-cell office:value-type="float" office:value="2887" calcext:value-type="float">
            <text:p>2887</text:p>
          </table:table-cell>
          <table:table-cell office:value-type="float" office:value="2655856" calcext:value-type="float">
            <text:p>26558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348344" calcext:value-type="float">
            <text:p>18348344</text:p>
          </table:table-cell>
          <table:table-cell office:value-type="float" office:value="0" calcext:value-type="float">
            <text:p>0</text:p>
          </table:table-cell>
          <table:table-cell office:value-type="float" office:value="18348344" calcext:value-type="float">
            <text:p>18348344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3215" calcext:value-type="float">
            <text:p>3215</text:p>
          </table:table-cell>
          <table:table-cell office:value-type="float" office:value="1231" calcext:value-type="float">
            <text:p>1231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3490" calcext:value-type="float">
            <text:p>16112954734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301728" calcext:value-type="float">
            <text:p>301728</text:p>
          </table:table-cell>
          <table:table-cell office:value-type="float" office:value="2887" calcext:value-type="float">
            <text:p>2887</text:p>
          </table:table-cell>
          <table:table-cell office:value-type="float" office:value="2655844" calcext:value-type="float">
            <text:p>26558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247758" calcext:value-type="float">
            <text:p>17247758</text:p>
          </table:table-cell>
          <table:table-cell office:value-type="float" office:value="52126" calcext:value-type="float">
            <text:p>52126</text:p>
          </table:table-cell>
          <table:table-cell office:value-type="float" office:value="17195632" calcext:value-type="float">
            <text:p>17195632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3230" calcext:value-type="float">
            <text:p>3230</text:p>
          </table:table-cell>
          <table:table-cell office:value-type="float" office:value="1231" calcext:value-type="float">
            <text:p>1231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3599" calcext:value-type="float">
            <text:p>16112954735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317812" calcext:value-type="float">
            <text:p>317812</text:p>
          </table:table-cell>
          <table:table-cell office:value-type="float" office:value="2903" calcext:value-type="float">
            <text:p>2903</text:p>
          </table:table-cell>
          <table:table-cell office:value-type="float" office:value="2655884" calcext:value-type="float">
            <text:p>26558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409616" calcext:value-type="float">
            <text:p>14409616</text:p>
          </table:table-cell>
          <table:table-cell office:value-type="float" office:value="0" calcext:value-type="float">
            <text:p>0</text:p>
          </table:table-cell>
          <table:table-cell office:value-type="float" office:value="14409616" calcext:value-type="float">
            <text:p>14409616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3248" calcext:value-type="float">
            <text:p>3248</text:p>
          </table:table-cell>
          <table:table-cell office:value-type="float" office:value="1331" calcext:value-type="float">
            <text:p>1331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3708" calcext:value-type="float">
            <text:p>1611295473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322560" calcext:value-type="float">
            <text:p>322560</text:p>
          </table:table-cell>
          <table:table-cell office:value-type="float" office:value="2908" calcext:value-type="float">
            <text:p>2908</text:p>
          </table:table-cell>
          <table:table-cell office:value-type="float" office:value="2655852" calcext:value-type="float">
            <text:p>26558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449053" calcext:value-type="float">
            <text:p>14449053</text:p>
          </table:table-cell>
          <table:table-cell office:value-type="float" office:value="2927173" calcext:value-type="float">
            <text:p>2927173</text:p>
          </table:table-cell>
          <table:table-cell office:value-type="float" office:value="11521880" calcext:value-type="float">
            <text:p>11521880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3265" calcext:value-type="float">
            <text:p>3265</text:p>
          </table:table-cell>
          <table:table-cell office:value-type="float" office:value="1331" calcext:value-type="float">
            <text:p>1331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3815" calcext:value-type="float">
            <text:p>16112954738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318840" calcext:value-type="float">
            <text:p>318840</text:p>
          </table:table-cell>
          <table:table-cell office:value-type="float" office:value="2904" calcext:value-type="float">
            <text:p>2904</text:p>
          </table:table-cell>
          <table:table-cell office:value-type="float" office:value="2655852" calcext:value-type="float">
            <text:p>26558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524304" calcext:value-type="float">
            <text:p>13524304</text:p>
          </table:table-cell>
          <table:table-cell office:value-type="float" office:value="0" calcext:value-type="float">
            <text:p>0</text:p>
          </table:table-cell>
          <table:table-cell office:value-type="float" office:value="13524304" calcext:value-type="float">
            <text:p>13524304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3283" calcext:value-type="float">
            <text:p>3283</text:p>
          </table:table-cell>
          <table:table-cell office:value-type="float" office:value="893" calcext:value-type="float">
            <text:p>893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3926" calcext:value-type="float">
            <text:p>16112954739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347056" calcext:value-type="float">
            <text:p>347056</text:p>
          </table:table-cell>
          <table:table-cell office:value-type="float" office:value="2932" calcext:value-type="float">
            <text:p>2932</text:p>
          </table:table-cell>
          <table:table-cell office:value-type="float" office:value="2655852" calcext:value-type="float">
            <text:p>26558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120864" calcext:value-type="float">
            <text:p>14120864</text:p>
          </table:table-cell>
          <table:table-cell office:value-type="float" office:value="0" calcext:value-type="float">
            <text:p>0</text:p>
          </table:table-cell>
          <table:table-cell office:value-type="float" office:value="14120864" calcext:value-type="float">
            <text:p>14120864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3301" calcext:value-type="float">
            <text:p>3301</text:p>
          </table:table-cell>
          <table:table-cell office:value-type="float" office:value="772" calcext:value-type="float">
            <text:p>772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4035" calcext:value-type="float">
            <text:p>16112954740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345552" calcext:value-type="float">
            <text:p>345552</text:p>
          </table:table-cell>
          <table:table-cell office:value-type="float" office:value="2930" calcext:value-type="float">
            <text:p>2930</text:p>
          </table:table-cell>
          <table:table-cell office:value-type="float" office:value="2655700" calcext:value-type="float">
            <text:p>26557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385520" calcext:value-type="float">
            <text:p>15385520</text:p>
          </table:table-cell>
          <table:table-cell office:value-type="float" office:value="0" calcext:value-type="float">
            <text:p>0</text:p>
          </table:table-cell>
          <table:table-cell office:value-type="float" office:value="15385520" calcext:value-type="float">
            <text:p>15385520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3319" calcext:value-type="float">
            <text:p>3319</text:p>
          </table:table-cell>
          <table:table-cell office:value-type="float" office:value="772" calcext:value-type="float">
            <text:p>772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4144" calcext:value-type="float">
            <text:p>16112954741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346420" calcext:value-type="float">
            <text:p>346420</text:p>
          </table:table-cell>
          <table:table-cell office:value-type="float" office:value="2931" calcext:value-type="float">
            <text:p>2931</text:p>
          </table:table-cell>
          <table:table-cell office:value-type="float" office:value="2655700" calcext:value-type="float">
            <text:p>26557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004712" calcext:value-type="float">
            <text:p>15004712</text:p>
          </table:table-cell>
          <table:table-cell office:value-type="float" office:value="0" calcext:value-type="float">
            <text:p>0</text:p>
          </table:table-cell>
          <table:table-cell office:value-type="float" office:value="15004712" calcext:value-type="float">
            <text:p>1500471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3337" calcext:value-type="float">
            <text:p>3337</text:p>
          </table:table-cell>
          <table:table-cell office:value-type="float" office:value="1396" calcext:value-type="float">
            <text:p>1396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4255" calcext:value-type="float">
            <text:p>1611295474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350756" calcext:value-type="float">
            <text:p>350756</text:p>
          </table:table-cell>
          <table:table-cell office:value-type="float" office:value="2935" calcext:value-type="float">
            <text:p>2935</text:p>
          </table:table-cell>
          <table:table-cell office:value-type="float" office:value="2655704" calcext:value-type="float">
            <text:p>26557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036670" calcext:value-type="float">
            <text:p>13036670</text:p>
          </table:table-cell>
          <table:table-cell office:value-type="float" office:value="2414374" calcext:value-type="float">
            <text:p>2414374</text:p>
          </table:table-cell>
          <table:table-cell office:value-type="float" office:value="10622296" calcext:value-type="float">
            <text:p>1062229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3354" calcext:value-type="float">
            <text:p>3354</text:p>
          </table:table-cell>
          <table:table-cell office:value-type="float" office:value="1310" calcext:value-type="float">
            <text:p>1310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4368" calcext:value-type="float">
            <text:p>16112954743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353732" calcext:value-type="float">
            <text:p>353732</text:p>
          </table:table-cell>
          <table:table-cell office:value-type="float" office:value="2938" calcext:value-type="float">
            <text:p>2938</text:p>
          </table:table-cell>
          <table:table-cell office:value-type="float" office:value="2655704" calcext:value-type="float">
            <text:p>26557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759512" calcext:value-type="float">
            <text:p>11759512</text:p>
          </table:table-cell>
          <table:table-cell office:value-type="float" office:value="3782968" calcext:value-type="float">
            <text:p>3782968</text:p>
          </table:table-cell>
          <table:table-cell office:value-type="float" office:value="7976544" calcext:value-type="float">
            <text:p>797654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3373" calcext:value-type="float">
            <text:p>3373</text:p>
          </table:table-cell>
          <table:table-cell office:value-type="float" office:value="1310" calcext:value-type="float">
            <text:p>1310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4480" calcext:value-type="float">
            <text:p>16112954744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356088" calcext:value-type="float">
            <text:p>356088</text:p>
          </table:table-cell>
          <table:table-cell office:value-type="float" office:value="2940" calcext:value-type="float">
            <text:p>2940</text:p>
          </table:table-cell>
          <table:table-cell office:value-type="float" office:value="2655704" calcext:value-type="float">
            <text:p>26557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722928" calcext:value-type="float">
            <text:p>11722928</text:p>
          </table:table-cell>
          <table:table-cell office:value-type="float" office:value="6247592" calcext:value-type="float">
            <text:p>6247592</text:p>
          </table:table-cell>
          <table:table-cell office:value-type="float" office:value="5475336" calcext:value-type="float">
            <text:p>5475336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3390" calcext:value-type="float">
            <text:p>3390</text:p>
          </table:table-cell>
          <table:table-cell office:value-type="float" office:value="1212" calcext:value-type="float">
            <text:p>1212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4592" calcext:value-type="float">
            <text:p>16112954745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356624" calcext:value-type="float">
            <text:p>356624</text:p>
          </table:table-cell>
          <table:table-cell office:value-type="float" office:value="2941" calcext:value-type="float">
            <text:p>2941</text:p>
          </table:table-cell>
          <table:table-cell office:value-type="float" office:value="2655760" calcext:value-type="float">
            <text:p>26557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860824" calcext:value-type="float">
            <text:p>9860824</text:p>
          </table:table-cell>
          <table:table-cell office:value-type="float" office:value="6452296" calcext:value-type="float">
            <text:p>6452296</text:p>
          </table:table-cell>
          <table:table-cell office:value-type="float" office:value="3408528" calcext:value-type="float">
            <text:p>3408528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3405" calcext:value-type="float">
            <text:p>3405</text:p>
          </table:table-cell>
          <table:table-cell office:value-type="float" office:value="1212" calcext:value-type="float">
            <text:p>1212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4705" calcext:value-type="float">
            <text:p>16112954747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354952" calcext:value-type="float">
            <text:p>354952</text:p>
          </table:table-cell>
          <table:table-cell office:value-type="float" office:value="2939" calcext:value-type="float">
            <text:p>2939</text:p>
          </table:table-cell>
          <table:table-cell office:value-type="float" office:value="2655072" calcext:value-type="float">
            <text:p>26550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465568" calcext:value-type="float">
            <text:p>10465568</text:p>
          </table:table-cell>
          <table:table-cell office:value-type="float" office:value="5402624" calcext:value-type="float">
            <text:p>5402624</text:p>
          </table:table-cell>
          <table:table-cell office:value-type="float" office:value="5062944" calcext:value-type="float">
            <text:p>5062944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3421" calcext:value-type="float">
            <text:p>3421</text:p>
          </table:table-cell>
          <table:table-cell office:value-type="float" office:value="1180" calcext:value-type="float">
            <text:p>1180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4815" calcext:value-type="float">
            <text:p>16112954748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357308" calcext:value-type="float">
            <text:p>357308</text:p>
          </table:table-cell>
          <table:table-cell office:value-type="float" office:value="2941" calcext:value-type="float">
            <text:p>2941</text:p>
          </table:table-cell>
          <table:table-cell office:value-type="float" office:value="2655072" calcext:value-type="float">
            <text:p>26550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465568" calcext:value-type="float">
            <text:p>10465568</text:p>
          </table:table-cell>
          <table:table-cell office:value-type="float" office:value="5783832" calcext:value-type="float">
            <text:p>5783832</text:p>
          </table:table-cell>
          <table:table-cell office:value-type="float" office:value="4681736" calcext:value-type="float">
            <text:p>468173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3435" calcext:value-type="float">
            <text:p>3435</text:p>
          </table:table-cell>
          <table:table-cell office:value-type="float" office:value="1360" calcext:value-type="float">
            <text:p>1360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4923" calcext:value-type="float">
            <text:p>16112954749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353588" calcext:value-type="float">
            <text:p>353588</text:p>
          </table:table-cell>
          <table:table-cell office:value-type="float" office:value="2938" calcext:value-type="float">
            <text:p>2938</text:p>
          </table:table-cell>
          <table:table-cell office:value-type="float" office:value="2655072" calcext:value-type="float">
            <text:p>26550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465568" calcext:value-type="float">
            <text:p>10465568</text:p>
          </table:table-cell>
          <table:table-cell office:value-type="float" office:value="1761560" calcext:value-type="float">
            <text:p>1761560</text:p>
          </table:table-cell>
          <table:table-cell office:value-type="float" office:value="8704008" calcext:value-type="float">
            <text:p>870400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3447" calcext:value-type="float">
            <text:p>3447</text:p>
          </table:table-cell>
          <table:table-cell office:value-type="float" office:value="1360" calcext:value-type="float">
            <text:p>1360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5034" calcext:value-type="float">
            <text:p>16112954750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352100" calcext:value-type="float">
            <text:p>352100</text:p>
          </table:table-cell>
          <table:table-cell office:value-type="float" office:value="2936" calcext:value-type="float">
            <text:p>2936</text:p>
          </table:table-cell>
          <table:table-cell office:value-type="float" office:value="2655072" calcext:value-type="float">
            <text:p>26550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465568" calcext:value-type="float">
            <text:p>10465568</text:p>
          </table:table-cell>
          <table:table-cell office:value-type="float" office:value="639256" calcext:value-type="float">
            <text:p>639256</text:p>
          </table:table-cell>
          <table:table-cell office:value-type="float" office:value="9826312" calcext:value-type="float">
            <text:p>9826312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3459" calcext:value-type="float">
            <text:p>3459</text:p>
          </table:table-cell>
          <table:table-cell office:value-type="float" office:value="1345" calcext:value-type="float">
            <text:p>1345</text:p>
          </table:table-cell>
          <table:table-cell office:value-type="float" office:value="3843" calcext:value-type="float">
            <text:p>3843</text:p>
          </table:table-cell>
          <table:table-cell office:value-type="float" office:value="1611295475145" calcext:value-type="float">
            <text:p>16112954751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391272" calcext:value-type="float">
            <text:p>391272</text:p>
          </table:table-cell>
          <table:table-cell office:value-type="float" office:value="3003" calcext:value-type="float">
            <text:p>3003</text:p>
          </table:table-cell>
          <table:table-cell office:value-type="float" office:value="2684656" calcext:value-type="float">
            <text:p>26846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957952" calcext:value-type="float">
            <text:p>9957952</text:p>
          </table:table-cell>
          <table:table-cell office:value-type="float" office:value="1193880" calcext:value-type="float">
            <text:p>1193880</text:p>
          </table:table-cell>
          <table:table-cell office:value-type="float" office:value="8764072" calcext:value-type="float">
            <text:p>8764072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4260" calcext:value-type="float">
            <text:p>4260</text:p>
          </table:table-cell>
          <table:table-cell office:value-type="float" office:value="1370" calcext:value-type="float">
            <text:p>1370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0536" calcext:value-type="float">
            <text:p>16112954805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373044" calcext:value-type="float">
            <text:p>373044</text:p>
          </table:table-cell>
          <table:table-cell office:value-type="float" office:value="2989" calcext:value-type="float">
            <text:p>2989</text:p>
          </table:table-cell>
          <table:table-cell office:value-type="float" office:value="2688396" calcext:value-type="float">
            <text:p>26883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527152" calcext:value-type="float">
            <text:p>23527152</text:p>
          </table:table-cell>
          <table:table-cell office:value-type="float" office:value="0" calcext:value-type="float">
            <text:p>0</text:p>
          </table:table-cell>
          <table:table-cell office:value-type="float" office:value="23527152" calcext:value-type="float">
            <text:p>23527152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4277" calcext:value-type="float">
            <text:p>4277</text:p>
          </table:table-cell>
          <table:table-cell office:value-type="float" office:value="1370" calcext:value-type="float">
            <text:p>1370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0641" calcext:value-type="float">
            <text:p>16112954806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365584" calcext:value-type="float">
            <text:p>365584</text:p>
          </table:table-cell>
          <table:table-cell office:value-type="float" office:value="2985" calcext:value-type="float">
            <text:p>2985</text:p>
          </table:table-cell>
          <table:table-cell office:value-type="float" office:value="2692004" calcext:value-type="float">
            <text:p>26920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8706976" calcext:value-type="float">
            <text:p>28706976</text:p>
          </table:table-cell>
          <table:table-cell office:value-type="float" office:value="0" calcext:value-type="float">
            <text:p>0</text:p>
          </table:table-cell>
          <table:table-cell office:value-type="float" office:value="28706976" calcext:value-type="float">
            <text:p>28706976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4291" calcext:value-type="float">
            <text:p>4291</text:p>
          </table:table-cell>
          <table:table-cell office:value-type="float" office:value="1647" calcext:value-type="float">
            <text:p>1647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0748" calcext:value-type="float">
            <text:p>16112954807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381600" calcext:value-type="float">
            <text:p>381600</text:p>
          </table:table-cell>
          <table:table-cell office:value-type="float" office:value="3002" calcext:value-type="float">
            <text:p>3002</text:p>
          </table:table-cell>
          <table:table-cell office:value-type="float" office:value="2694044" calcext:value-type="float">
            <text:p>26940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435405" calcext:value-type="float">
            <text:p>21435405</text:p>
          </table:table-cell>
          <table:table-cell office:value-type="float" office:value="10568421" calcext:value-type="float">
            <text:p>10568421</text:p>
          </table:table-cell>
          <table:table-cell office:value-type="float" office:value="10866984" calcext:value-type="float">
            <text:p>10866984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4308" calcext:value-type="float">
            <text:p>4308</text:p>
          </table:table-cell>
          <table:table-cell office:value-type="float" office:value="1364" calcext:value-type="float">
            <text:p>1364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0855" calcext:value-type="float">
            <text:p>16112954808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369200" calcext:value-type="float">
            <text:p>369200</text:p>
          </table:table-cell>
          <table:table-cell office:value-type="float" office:value="2991" calcext:value-type="float">
            <text:p>2991</text:p>
          </table:table-cell>
          <table:table-cell office:value-type="float" office:value="2694044" calcext:value-type="float">
            <text:p>26940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845304" calcext:value-type="float">
            <text:p>22845304</text:p>
          </table:table-cell>
          <table:table-cell office:value-type="float" office:value="0" calcext:value-type="float">
            <text:p>0</text:p>
          </table:table-cell>
          <table:table-cell office:value-type="float" office:value="22845304" calcext:value-type="float">
            <text:p>22845304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4324" calcext:value-type="float">
            <text:p>4324</text:p>
          </table:table-cell>
          <table:table-cell office:value-type="float" office:value="1364" calcext:value-type="float">
            <text:p>1364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0962" calcext:value-type="float">
            <text:p>16112954809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385756" calcext:value-type="float">
            <text:p>385756</text:p>
          </table:table-cell>
          <table:table-cell office:value-type="float" office:value="3006" calcext:value-type="float">
            <text:p>3006</text:p>
          </table:table-cell>
          <table:table-cell office:value-type="float" office:value="2694044" calcext:value-type="float">
            <text:p>26940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262525" calcext:value-type="float">
            <text:p>20262525</text:p>
          </table:table-cell>
          <table:table-cell office:value-type="float" office:value="13836821" calcext:value-type="float">
            <text:p>13836821</text:p>
          </table:table-cell>
          <table:table-cell office:value-type="float" office:value="6425704" calcext:value-type="float">
            <text:p>6425704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4341" calcext:value-type="float">
            <text:p>4341</text:p>
          </table:table-cell>
          <table:table-cell office:value-type="float" office:value="1351" calcext:value-type="float">
            <text:p>1351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1073" calcext:value-type="float">
            <text:p>16112954810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392452" calcext:value-type="float">
            <text:p>392452</text:p>
          </table:table-cell>
          <table:table-cell office:value-type="float" office:value="2998" calcext:value-type="float">
            <text:p>2998</text:p>
          </table:table-cell>
          <table:table-cell office:value-type="float" office:value="2678556" calcext:value-type="float">
            <text:p>26785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279758" calcext:value-type="float">
            <text:p>18279758</text:p>
          </table:table-cell>
          <table:table-cell office:value-type="float" office:value="3319462" calcext:value-type="float">
            <text:p>3319462</text:p>
          </table:table-cell>
          <table:table-cell office:value-type="float" office:value="14960296" calcext:value-type="float">
            <text:p>14960296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4356" calcext:value-type="float">
            <text:p>4356</text:p>
          </table:table-cell>
          <table:table-cell office:value-type="float" office:value="1351" calcext:value-type="float">
            <text:p>1351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1181" calcext:value-type="float">
            <text:p>16112954811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08744" calcext:value-type="float">
            <text:p>408744</text:p>
          </table:table-cell>
          <table:table-cell office:value-type="float" office:value="3014" calcext:value-type="float">
            <text:p>3014</text:p>
          </table:table-cell>
          <table:table-cell office:value-type="float" office:value="2678572" calcext:value-type="float">
            <text:p>26785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9286656" calcext:value-type="float">
            <text:p>29286656</text:p>
          </table:table-cell>
          <table:table-cell office:value-type="float" office:value="0" calcext:value-type="float">
            <text:p>0</text:p>
          </table:table-cell>
          <table:table-cell office:value-type="float" office:value="29286656" calcext:value-type="float">
            <text:p>2928665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4373" calcext:value-type="float">
            <text:p>4373</text:p>
          </table:table-cell>
          <table:table-cell office:value-type="float" office:value="1284" calcext:value-type="float">
            <text:p>1284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1290" calcext:value-type="float">
            <text:p>16112954812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18556" calcext:value-type="float">
            <text:p>418556</text:p>
          </table:table-cell>
          <table:table-cell office:value-type="float" office:value="3023" calcext:value-type="float">
            <text:p>3023</text:p>
          </table:table-cell>
          <table:table-cell office:value-type="float" office:value="2678556" calcext:value-type="float">
            <text:p>26785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8844541" calcext:value-type="float">
            <text:p>28844541</text:p>
          </table:table-cell>
          <table:table-cell office:value-type="float" office:value="3215349" calcext:value-type="float">
            <text:p>3215349</text:p>
          </table:table-cell>
          <table:table-cell office:value-type="float" office:value="25629192" calcext:value-type="float">
            <text:p>25629192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4390" calcext:value-type="float">
            <text:p>4390</text:p>
          </table:table-cell>
          <table:table-cell office:value-type="float" office:value="1415" calcext:value-type="float">
            <text:p>1415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1400" calcext:value-type="float">
            <text:p>16112954814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21284" calcext:value-type="float">
            <text:p>421284</text:p>
          </table:table-cell>
          <table:table-cell office:value-type="float" office:value="3026" calcext:value-type="float">
            <text:p>3026</text:p>
          </table:table-cell>
          <table:table-cell office:value-type="float" office:value="2678556" calcext:value-type="float">
            <text:p>26785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095712" calcext:value-type="float">
            <text:p>22095712</text:p>
          </table:table-cell>
          <table:table-cell office:value-type="float" office:value="0" calcext:value-type="float">
            <text:p>0</text:p>
          </table:table-cell>
          <table:table-cell office:value-type="float" office:value="22095712" calcext:value-type="float">
            <text:p>22095712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4410" calcext:value-type="float">
            <text:p>4410</text:p>
          </table:table-cell>
          <table:table-cell office:value-type="float" office:value="1415" calcext:value-type="float">
            <text:p>1415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1514" calcext:value-type="float">
            <text:p>16112954815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33368" calcext:value-type="float">
            <text:p>433368</text:p>
          </table:table-cell>
          <table:table-cell office:value-type="float" office:value="3037" calcext:value-type="float">
            <text:p>3037</text:p>
          </table:table-cell>
          <table:table-cell office:value-type="float" office:value="2678556" calcext:value-type="float">
            <text:p>26785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022959" calcext:value-type="float">
            <text:p>22022959</text:p>
          </table:table-cell>
          <table:table-cell office:value-type="float" office:value="12175999" calcext:value-type="float">
            <text:p>12175999</text:p>
          </table:table-cell>
          <table:table-cell office:value-type="float" office:value="9846960" calcext:value-type="float">
            <text:p>984696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4429" calcext:value-type="float">
            <text:p>4429</text:p>
          </table:table-cell>
          <table:table-cell office:value-type="float" office:value="1634" calcext:value-type="float">
            <text:p>1634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1637" calcext:value-type="float">
            <text:p>16112954816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32440" calcext:value-type="float">
            <text:p>432440</text:p>
          </table:table-cell>
          <table:table-cell office:value-type="float" office:value="3036" calcext:value-type="float">
            <text:p>3036</text:p>
          </table:table-cell>
          <table:table-cell office:value-type="float" office:value="2678612" calcext:value-type="float">
            <text:p>26786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524702" calcext:value-type="float">
            <text:p>21524702</text:p>
          </table:table-cell>
          <table:table-cell office:value-type="float" office:value="9716454" calcext:value-type="float">
            <text:p>9716454</text:p>
          </table:table-cell>
          <table:table-cell office:value-type="float" office:value="11808248" calcext:value-type="float">
            <text:p>1180824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4447" calcext:value-type="float">
            <text:p>4447</text:p>
          </table:table-cell>
          <table:table-cell office:value-type="float" office:value="1581" calcext:value-type="float">
            <text:p>1581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1750" calcext:value-type="float">
            <text:p>16112954817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32192" calcext:value-type="float">
            <text:p>432192</text:p>
          </table:table-cell>
          <table:table-cell office:value-type="float" office:value="3036" calcext:value-type="float">
            <text:p>3036</text:p>
          </table:table-cell>
          <table:table-cell office:value-type="float" office:value="2678604" calcext:value-type="float">
            <text:p>26786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057550" calcext:value-type="float">
            <text:p>22057550</text:p>
          </table:table-cell>
          <table:table-cell office:value-type="float" office:value="10617998" calcext:value-type="float">
            <text:p>10617998</text:p>
          </table:table-cell>
          <table:table-cell office:value-type="float" office:value="11439552" calcext:value-type="float">
            <text:p>1143955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4464" calcext:value-type="float">
            <text:p>4464</text:p>
          </table:table-cell>
          <table:table-cell office:value-type="float" office:value="1581" calcext:value-type="float">
            <text:p>1581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1861" calcext:value-type="float">
            <text:p>16112954818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20056" calcext:value-type="float">
            <text:p>420056</text:p>
          </table:table-cell>
          <table:table-cell office:value-type="float" office:value="3027" calcext:value-type="float">
            <text:p>3027</text:p>
          </table:table-cell>
          <table:table-cell office:value-type="float" office:value="2678612" calcext:value-type="float">
            <text:p>26786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8972400" calcext:value-type="float">
            <text:p>28972400</text:p>
          </table:table-cell>
          <table:table-cell office:value-type="float" office:value="0" calcext:value-type="float">
            <text:p>0</text:p>
          </table:table-cell>
          <table:table-cell office:value-type="float" office:value="28972400" calcext:value-type="float">
            <text:p>28972400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4481" calcext:value-type="float">
            <text:p>4481</text:p>
          </table:table-cell>
          <table:table-cell office:value-type="float" office:value="1205" calcext:value-type="float">
            <text:p>1205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1972" calcext:value-type="float">
            <text:p>16112954819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84660" calcext:value-type="float">
            <text:p>484660</text:p>
          </table:table-cell>
          <table:table-cell office:value-type="float" office:value="3088" calcext:value-type="float">
            <text:p>3088</text:p>
          </table:table-cell>
          <table:table-cell office:value-type="float" office:value="2678388" calcext:value-type="float">
            <text:p>26783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749080" calcext:value-type="float">
            <text:p>21749080</text:p>
          </table:table-cell>
          <table:table-cell office:value-type="float" office:value="0" calcext:value-type="float">
            <text:p>0</text:p>
          </table:table-cell>
          <table:table-cell office:value-type="float" office:value="21749080" calcext:value-type="float">
            <text:p>2174908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4500" calcext:value-type="float">
            <text:p>4500</text:p>
          </table:table-cell>
          <table:table-cell office:value-type="float" office:value="1437" calcext:value-type="float">
            <text:p>1437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2084" calcext:value-type="float">
            <text:p>16112954820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98796" calcext:value-type="float">
            <text:p>498796</text:p>
          </table:table-cell>
          <table:table-cell office:value-type="float" office:value="3101" calcext:value-type="float">
            <text:p>3101</text:p>
          </table:table-cell>
          <table:table-cell office:value-type="float" office:value="2678388" calcext:value-type="float">
            <text:p>26783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578238" calcext:value-type="float">
            <text:p>20578238</text:p>
          </table:table-cell>
          <table:table-cell office:value-type="float" office:value="13388918" calcext:value-type="float">
            <text:p>13388918</text:p>
          </table:table-cell>
          <table:table-cell office:value-type="float" office:value="7189320" calcext:value-type="float">
            <text:p>718932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4518" calcext:value-type="float">
            <text:p>4518</text:p>
          </table:table-cell>
          <table:table-cell office:value-type="float" office:value="1437" calcext:value-type="float">
            <text:p>1437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2202" calcext:value-type="float">
            <text:p>16112954822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95448" calcext:value-type="float">
            <text:p>495448</text:p>
          </table:table-cell>
          <table:table-cell office:value-type="float" office:value="3098" calcext:value-type="float">
            <text:p>3098</text:p>
          </table:table-cell>
          <table:table-cell office:value-type="float" office:value="2678388" calcext:value-type="float">
            <text:p>26783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989966" calcext:value-type="float">
            <text:p>18989966</text:p>
          </table:table-cell>
          <table:table-cell office:value-type="float" office:value="8004958" calcext:value-type="float">
            <text:p>8004958</text:p>
          </table:table-cell>
          <table:table-cell office:value-type="float" office:value="10985008" calcext:value-type="float">
            <text:p>1098500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4535" calcext:value-type="float">
            <text:p>4535</text:p>
          </table:table-cell>
          <table:table-cell office:value-type="float" office:value="1370" calcext:value-type="float">
            <text:p>1370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2314" calcext:value-type="float">
            <text:p>16112954823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97060" calcext:value-type="float">
            <text:p>497060</text:p>
          </table:table-cell>
          <table:table-cell office:value-type="float" office:value="3099" calcext:value-type="float">
            <text:p>3099</text:p>
          </table:table-cell>
          <table:table-cell office:value-type="float" office:value="2678388" calcext:value-type="float">
            <text:p>26783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554590" calcext:value-type="float">
            <text:p>22554590</text:p>
          </table:table-cell>
          <table:table-cell office:value-type="float" office:value="13223894" calcext:value-type="float">
            <text:p>13223894</text:p>
          </table:table-cell>
          <table:table-cell office:value-type="float" office:value="9330696" calcext:value-type="float">
            <text:p>933069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4553" calcext:value-type="float">
            <text:p>4553</text:p>
          </table:table-cell>
          <table:table-cell office:value-type="float" office:value="1370" calcext:value-type="float">
            <text:p>1370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2423" calcext:value-type="float">
            <text:p>16112954824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98172" calcext:value-type="float">
            <text:p>498172</text:p>
          </table:table-cell>
          <table:table-cell office:value-type="float" office:value="3101" calcext:value-type="float">
            <text:p>3101</text:p>
          </table:table-cell>
          <table:table-cell office:value-type="float" office:value="2678420" calcext:value-type="float">
            <text:p>26784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946159" calcext:value-type="float">
            <text:p>18946159</text:p>
          </table:table-cell>
          <table:table-cell office:value-type="float" office:value="11727791" calcext:value-type="float">
            <text:p>11727791</text:p>
          </table:table-cell>
          <table:table-cell office:value-type="float" office:value="7218368" calcext:value-type="float">
            <text:p>721836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4571" calcext:value-type="float">
            <text:p>4571</text:p>
          </table:table-cell>
          <table:table-cell office:value-type="float" office:value="1282" calcext:value-type="float">
            <text:p>1282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2537" calcext:value-type="float">
            <text:p>16112954825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93696" calcext:value-type="float">
            <text:p>493696</text:p>
          </table:table-cell>
          <table:table-cell office:value-type="float" office:value="3097" calcext:value-type="float">
            <text:p>3097</text:p>
          </table:table-cell>
          <table:table-cell office:value-type="float" office:value="2678452" calcext:value-type="float">
            <text:p>26784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213054" calcext:value-type="float">
            <text:p>17213054</text:p>
          </table:table-cell>
          <table:table-cell office:value-type="float" office:value="4911318" calcext:value-type="float">
            <text:p>4911318</text:p>
          </table:table-cell>
          <table:table-cell office:value-type="float" office:value="12301736" calcext:value-type="float">
            <text:p>12301736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4588" calcext:value-type="float">
            <text:p>4588</text:p>
          </table:table-cell>
          <table:table-cell office:value-type="float" office:value="1330" calcext:value-type="float">
            <text:p>1330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2645" calcext:value-type="float">
            <text:p>16112954826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89356" calcext:value-type="float">
            <text:p>489356</text:p>
          </table:table-cell>
          <table:table-cell office:value-type="float" office:value="3092" calcext:value-type="float">
            <text:p>3092</text:p>
          </table:table-cell>
          <table:table-cell office:value-type="float" office:value="2678452" calcext:value-type="float">
            <text:p>26784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948781" calcext:value-type="float">
            <text:p>17948781</text:p>
          </table:table-cell>
          <table:table-cell office:value-type="float" office:value="1221213" calcext:value-type="float">
            <text:p>1221213</text:p>
          </table:table-cell>
          <table:table-cell office:value-type="float" office:value="16727568" calcext:value-type="float">
            <text:p>16727568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4606" calcext:value-type="float">
            <text:p>4606</text:p>
          </table:table-cell>
          <table:table-cell office:value-type="float" office:value="1330" calcext:value-type="float">
            <text:p>1330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2756" calcext:value-type="float">
            <text:p>16112954827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85140" calcext:value-type="float">
            <text:p>485140</text:p>
          </table:table-cell>
          <table:table-cell office:value-type="float" office:value="3088" calcext:value-type="float">
            <text:p>3088</text:p>
          </table:table-cell>
          <table:table-cell office:value-type="float" office:value="2678452" calcext:value-type="float">
            <text:p>26784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968760" calcext:value-type="float">
            <text:p>20968760</text:p>
          </table:table-cell>
          <table:table-cell office:value-type="float" office:value="0" calcext:value-type="float">
            <text:p>0</text:p>
          </table:table-cell>
          <table:table-cell office:value-type="float" office:value="20968760" calcext:value-type="float">
            <text:p>20968760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4625" calcext:value-type="float">
            <text:p>4625</text:p>
          </table:table-cell>
          <table:table-cell office:value-type="float" office:value="1305" calcext:value-type="float">
            <text:p>1305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2868" calcext:value-type="float">
            <text:p>16112954828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91464" calcext:value-type="float">
            <text:p>491464</text:p>
          </table:table-cell>
          <table:table-cell office:value-type="float" office:value="3094" calcext:value-type="float">
            <text:p>3094</text:p>
          </table:table-cell>
          <table:table-cell office:value-type="float" office:value="2678452" calcext:value-type="float">
            <text:p>26784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201261" calcext:value-type="float">
            <text:p>24201261</text:p>
          </table:table-cell>
          <table:table-cell office:value-type="float" office:value="9442325" calcext:value-type="float">
            <text:p>9442325</text:p>
          </table:table-cell>
          <table:table-cell office:value-type="float" office:value="14758936" calcext:value-type="float">
            <text:p>14758936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4642" calcext:value-type="float">
            <text:p>4642</text:p>
          </table:table-cell>
          <table:table-cell office:value-type="float" office:value="1375" calcext:value-type="float">
            <text:p>1375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2982" calcext:value-type="float">
            <text:p>16112954829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74972" calcext:value-type="float">
            <text:p>474972</text:p>
          </table:table-cell>
          <table:table-cell office:value-type="float" office:value="3078" calcext:value-type="float">
            <text:p>3078</text:p>
          </table:table-cell>
          <table:table-cell office:value-type="float" office:value="2678452" calcext:value-type="float">
            <text:p>26784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30657728" calcext:value-type="float">
            <text:p>30657728</text:p>
          </table:table-cell>
          <table:table-cell office:value-type="float" office:value="0" calcext:value-type="float">
            <text:p>0</text:p>
          </table:table-cell>
          <table:table-cell office:value-type="float" office:value="30657728" calcext:value-type="float">
            <text:p>3065772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4660" calcext:value-type="float">
            <text:p>4660</text:p>
          </table:table-cell>
          <table:table-cell office:value-type="float" office:value="1375" calcext:value-type="float">
            <text:p>1375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3093" calcext:value-type="float">
            <text:p>16112954830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95972" calcext:value-type="float">
            <text:p>495972</text:p>
          </table:table-cell>
          <table:table-cell office:value-type="float" office:value="3098" calcext:value-type="float">
            <text:p>3098</text:p>
          </table:table-cell>
          <table:table-cell office:value-type="float" office:value="2678452" calcext:value-type="float">
            <text:p>26784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611214" calcext:value-type="float">
            <text:p>17611214</text:p>
          </table:table-cell>
          <table:table-cell office:value-type="float" office:value="5541094" calcext:value-type="float">
            <text:p>5541094</text:p>
          </table:table-cell>
          <table:table-cell office:value-type="float" office:value="12070120" calcext:value-type="float">
            <text:p>12070120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4679" calcext:value-type="float">
            <text:p>4679</text:p>
          </table:table-cell>
          <table:table-cell office:value-type="float" office:value="1343" calcext:value-type="float">
            <text:p>1343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3217" calcext:value-type="float">
            <text:p>16112954832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95580" calcext:value-type="float">
            <text:p>495580</text:p>
          </table:table-cell>
          <table:table-cell office:value-type="float" office:value="3098" calcext:value-type="float">
            <text:p>3098</text:p>
          </table:table-cell>
          <table:table-cell office:value-type="float" office:value="2678460" calcext:value-type="float">
            <text:p>26784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192415" calcext:value-type="float">
            <text:p>21192415</text:p>
          </table:table-cell>
          <table:table-cell office:value-type="float" office:value="9625455" calcext:value-type="float">
            <text:p>9625455</text:p>
          </table:table-cell>
          <table:table-cell office:value-type="float" office:value="11566960" calcext:value-type="float">
            <text:p>1156696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4697" calcext:value-type="float">
            <text:p>4697</text:p>
          </table:table-cell>
          <table:table-cell office:value-type="float" office:value="1085" calcext:value-type="float">
            <text:p>1085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3329" calcext:value-type="float">
            <text:p>16112954833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78848" calcext:value-type="float">
            <text:p>478848</text:p>
          </table:table-cell>
          <table:table-cell office:value-type="float" office:value="3082" calcext:value-type="float">
            <text:p>3082</text:p>
          </table:table-cell>
          <table:table-cell office:value-type="float" office:value="2678464" calcext:value-type="float">
            <text:p>2678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8217416" calcext:value-type="float">
            <text:p>28217416</text:p>
          </table:table-cell>
          <table:table-cell office:value-type="float" office:value="0" calcext:value-type="float">
            <text:p>0</text:p>
          </table:table-cell>
          <table:table-cell office:value-type="float" office:value="28217416" calcext:value-type="float">
            <text:p>28217416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4717" calcext:value-type="float">
            <text:p>4717</text:p>
          </table:table-cell>
          <table:table-cell office:value-type="float" office:value="1085" calcext:value-type="float">
            <text:p>1085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3441" calcext:value-type="float">
            <text:p>16112954834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82072" calcext:value-type="float">
            <text:p>482072</text:p>
          </table:table-cell>
          <table:table-cell office:value-type="float" office:value="3085" calcext:value-type="float">
            <text:p>3085</text:p>
          </table:table-cell>
          <table:table-cell office:value-type="float" office:value="2678464" calcext:value-type="float">
            <text:p>2678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925888" calcext:value-type="float">
            <text:p>24925888</text:p>
          </table:table-cell>
          <table:table-cell office:value-type="float" office:value="0" calcext:value-type="float">
            <text:p>0</text:p>
          </table:table-cell>
          <table:table-cell office:value-type="float" office:value="24925888" calcext:value-type="float">
            <text:p>24925888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4736" calcext:value-type="float">
            <text:p>4736</text:p>
          </table:table-cell>
          <table:table-cell office:value-type="float" office:value="1324" calcext:value-type="float">
            <text:p>1324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3558" calcext:value-type="float">
            <text:p>16112954835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82696" calcext:value-type="float">
            <text:p>482696</text:p>
          </table:table-cell>
          <table:table-cell office:value-type="float" office:value="3086" calcext:value-type="float">
            <text:p>3086</text:p>
          </table:table-cell>
          <table:table-cell office:value-type="float" office:value="2678468" calcext:value-type="float">
            <text:p>26784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358968" calcext:value-type="float">
            <text:p>24358968</text:p>
          </table:table-cell>
          <table:table-cell office:value-type="float" office:value="0" calcext:value-type="float">
            <text:p>0</text:p>
          </table:table-cell>
          <table:table-cell office:value-type="float" office:value="24358968" calcext:value-type="float">
            <text:p>24358968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4751" calcext:value-type="float">
            <text:p>4751</text:p>
          </table:table-cell>
          <table:table-cell office:value-type="float" office:value="372" calcext:value-type="float">
            <text:p>372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3675" calcext:value-type="float">
            <text:p>16112954836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90508" calcext:value-type="float">
            <text:p>490508</text:p>
          </table:table-cell>
          <table:table-cell office:value-type="float" office:value="3094" calcext:value-type="float">
            <text:p>3094</text:p>
          </table:table-cell>
          <table:table-cell office:value-type="float" office:value="2678468" calcext:value-type="float">
            <text:p>26784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860942" calcext:value-type="float">
            <text:p>18860942</text:p>
          </table:table-cell>
          <table:table-cell office:value-type="float" office:value="2054142" calcext:value-type="float">
            <text:p>2054142</text:p>
          </table:table-cell>
          <table:table-cell office:value-type="float" office:value="16806800" calcext:value-type="float">
            <text:p>16806800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4767" calcext:value-type="float">
            <text:p>4767</text:p>
          </table:table-cell>
          <table:table-cell office:value-type="float" office:value="372" calcext:value-type="float">
            <text:p>372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3783" calcext:value-type="float">
            <text:p>16112954837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97576" calcext:value-type="float">
            <text:p>497576</text:p>
          </table:table-cell>
          <table:table-cell office:value-type="float" office:value="3101" calcext:value-type="float">
            <text:p>3101</text:p>
          </table:table-cell>
          <table:table-cell office:value-type="float" office:value="2678468" calcext:value-type="float">
            <text:p>26784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529773" calcext:value-type="float">
            <text:p>18529773</text:p>
          </table:table-cell>
          <table:table-cell office:value-type="float" office:value="9043133" calcext:value-type="float">
            <text:p>9043133</text:p>
          </table:table-cell>
          <table:table-cell office:value-type="float" office:value="9486640" calcext:value-type="float">
            <text:p>948664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4783" calcext:value-type="float">
            <text:p>4783</text:p>
          </table:table-cell>
          <table:table-cell office:value-type="float" office:value="434" calcext:value-type="float">
            <text:p>434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3891" calcext:value-type="float">
            <text:p>16112954838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88648" calcext:value-type="float">
            <text:p>488648</text:p>
          </table:table-cell>
          <table:table-cell office:value-type="float" office:value="3092" calcext:value-type="float">
            <text:p>3092</text:p>
          </table:table-cell>
          <table:table-cell office:value-type="float" office:value="2678468" calcext:value-type="float">
            <text:p>26784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246992" calcext:value-type="float">
            <text:p>18246992</text:p>
          </table:table-cell>
          <table:table-cell office:value-type="float" office:value="0" calcext:value-type="float">
            <text:p>0</text:p>
          </table:table-cell>
          <table:table-cell office:value-type="float" office:value="18246992" calcext:value-type="float">
            <text:p>1824699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4801" calcext:value-type="float">
            <text:p>4801</text:p>
          </table:table-cell>
          <table:table-cell office:value-type="float" office:value="434" calcext:value-type="float">
            <text:p>434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3998" calcext:value-type="float">
            <text:p>16112954839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98940" calcext:value-type="float">
            <text:p>498940</text:p>
          </table:table-cell>
          <table:table-cell office:value-type="float" office:value="3105" calcext:value-type="float">
            <text:p>3105</text:p>
          </table:table-cell>
          <table:table-cell office:value-type="float" office:value="2678468" calcext:value-type="float">
            <text:p>26784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946350" calcext:value-type="float">
            <text:p>14946350</text:p>
          </table:table-cell>
          <table:table-cell office:value-type="float" office:value="9972430" calcext:value-type="float">
            <text:p>9972430</text:p>
          </table:table-cell>
          <table:table-cell office:value-type="float" office:value="4973920" calcext:value-type="float">
            <text:p>497392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4819" calcext:value-type="float">
            <text:p>4819</text:p>
          </table:table-cell>
          <table:table-cell office:value-type="float" office:value="389" calcext:value-type="float">
            <text:p>389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4111" calcext:value-type="float">
            <text:p>1611295484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98548" calcext:value-type="float">
            <text:p>498548</text:p>
          </table:table-cell>
          <table:table-cell office:value-type="float" office:value="3105" calcext:value-type="float">
            <text:p>3105</text:p>
          </table:table-cell>
          <table:table-cell office:value-type="float" office:value="2678468" calcext:value-type="float">
            <text:p>26784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554384" calcext:value-type="float">
            <text:p>17554384</text:p>
          </table:table-cell>
          <table:table-cell office:value-type="float" office:value="0" calcext:value-type="float">
            <text:p>0</text:p>
          </table:table-cell>
          <table:table-cell office:value-type="float" office:value="17554384" calcext:value-type="float">
            <text:p>1755438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4836" calcext:value-type="float">
            <text:p>4836</text:p>
          </table:table-cell>
          <table:table-cell office:value-type="float" office:value="664" calcext:value-type="float">
            <text:p>664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4224" calcext:value-type="float">
            <text:p>16112954842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99436" calcext:value-type="float">
            <text:p>499436</text:p>
          </table:table-cell>
          <table:table-cell office:value-type="float" office:value="3102" calcext:value-type="float">
            <text:p>3102</text:p>
          </table:table-cell>
          <table:table-cell office:value-type="float" office:value="2678468" calcext:value-type="float">
            <text:p>26784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401518" calcext:value-type="float">
            <text:p>13401518</text:p>
          </table:table-cell>
          <table:table-cell office:value-type="float" office:value="5744606" calcext:value-type="float">
            <text:p>5744606</text:p>
          </table:table-cell>
          <table:table-cell office:value-type="float" office:value="7656912" calcext:value-type="float">
            <text:p>765691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4854" calcext:value-type="float">
            <text:p>4854</text:p>
          </table:table-cell>
          <table:table-cell office:value-type="float" office:value="664" calcext:value-type="float">
            <text:p>664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4334" calcext:value-type="float">
            <text:p>16112954843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97452" calcext:value-type="float">
            <text:p>497452</text:p>
          </table:table-cell>
          <table:table-cell office:value-type="float" office:value="3101" calcext:value-type="float">
            <text:p>3101</text:p>
          </table:table-cell>
          <table:table-cell office:value-type="float" office:value="2678468" calcext:value-type="float">
            <text:p>26784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671871" calcext:value-type="float">
            <text:p>13671871</text:p>
          </table:table-cell>
          <table:table-cell office:value-type="float" office:value="4045735" calcext:value-type="float">
            <text:p>4045735</text:p>
          </table:table-cell>
          <table:table-cell office:value-type="float" office:value="9626136" calcext:value-type="float">
            <text:p>962613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4870" calcext:value-type="float">
            <text:p>4870</text:p>
          </table:table-cell>
          <table:table-cell office:value-type="float" office:value="290" calcext:value-type="float">
            <text:p>290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4441" calcext:value-type="float">
            <text:p>16112954844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2396" calcext:value-type="float">
            <text:p>502396</text:p>
          </table:table-cell>
          <table:table-cell office:value-type="float" office:value="3106" calcext:value-type="float">
            <text:p>3106</text:p>
          </table:table-cell>
          <table:table-cell office:value-type="float" office:value="2679212" calcext:value-type="float">
            <text:p>2679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159437" calcext:value-type="float">
            <text:p>13159437</text:p>
          </table:table-cell>
          <table:table-cell office:value-type="float" office:value="2120205" calcext:value-type="float">
            <text:p>2120205</text:p>
          </table:table-cell>
          <table:table-cell office:value-type="float" office:value="11039232" calcext:value-type="float">
            <text:p>1103923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4887" calcext:value-type="float">
            <text:p>4887</text:p>
          </table:table-cell>
          <table:table-cell office:value-type="float" office:value="259" calcext:value-type="float">
            <text:p>259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4548" calcext:value-type="float">
            <text:p>16112954845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4388" calcext:value-type="float">
            <text:p>504388</text:p>
          </table:table-cell>
          <table:table-cell office:value-type="float" office:value="3108" calcext:value-type="float">
            <text:p>3108</text:p>
          </table:table-cell>
          <table:table-cell office:value-type="float" office:value="2679284" calcext:value-type="float">
            <text:p>26792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833789" calcext:value-type="float">
            <text:p>13833789</text:p>
          </table:table-cell>
          <table:table-cell office:value-type="float" office:value="5226245" calcext:value-type="float">
            <text:p>5226245</text:p>
          </table:table-cell>
          <table:table-cell office:value-type="float" office:value="8607544" calcext:value-type="float">
            <text:p>860754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4904" calcext:value-type="float">
            <text:p>4904</text:p>
          </table:table-cell>
          <table:table-cell office:value-type="float" office:value="259" calcext:value-type="float">
            <text:p>259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4655" calcext:value-type="float">
            <text:p>16112954846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8728" calcext:value-type="float">
            <text:p>508728</text:p>
          </table:table-cell>
          <table:table-cell office:value-type="float" office:value="3112" calcext:value-type="float">
            <text:p>3112</text:p>
          </table:table-cell>
          <table:table-cell office:value-type="float" office:value="2679308" calcext:value-type="float">
            <text:p>2679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771533" calcext:value-type="float">
            <text:p>13771533</text:p>
          </table:table-cell>
          <table:table-cell office:value-type="float" office:value="6914573" calcext:value-type="float">
            <text:p>6914573</text:p>
          </table:table-cell>
          <table:table-cell office:value-type="float" office:value="6856960" calcext:value-type="float">
            <text:p>685696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4923" calcext:value-type="float">
            <text:p>4923</text:p>
          </table:table-cell>
          <table:table-cell office:value-type="float" office:value="730" calcext:value-type="float">
            <text:p>730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4763" calcext:value-type="float">
            <text:p>16112954847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9100" calcext:value-type="float">
            <text:p>509100</text:p>
          </table:table-cell>
          <table:table-cell office:value-type="float" office:value="3113" calcext:value-type="float">
            <text:p>3113</text:p>
          </table:table-cell>
          <table:table-cell office:value-type="float" office:value="2679308" calcext:value-type="float">
            <text:p>2679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723103" calcext:value-type="float">
            <text:p>12723103</text:p>
          </table:table-cell>
          <table:table-cell office:value-type="float" office:value="6300007" calcext:value-type="float">
            <text:p>6300007</text:p>
          </table:table-cell>
          <table:table-cell office:value-type="float" office:value="6423096" calcext:value-type="float">
            <text:p>642309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4942" calcext:value-type="float">
            <text:p>4942</text:p>
          </table:table-cell>
          <table:table-cell office:value-type="float" office:value="730" calcext:value-type="float">
            <text:p>730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4875" calcext:value-type="float">
            <text:p>16112954848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9100" calcext:value-type="float">
            <text:p>509100</text:p>
          </table:table-cell>
          <table:table-cell office:value-type="float" office:value="3113" calcext:value-type="float">
            <text:p>3113</text:p>
          </table:table-cell>
          <table:table-cell office:value-type="float" office:value="2679308" calcext:value-type="float">
            <text:p>2679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145480" calcext:value-type="float">
            <text:p>12145480</text:p>
          </table:table-cell>
          <table:table-cell office:value-type="float" office:value="5747480" calcext:value-type="float">
            <text:p>5747480</text:p>
          </table:table-cell>
          <table:table-cell office:value-type="float" office:value="6398000" calcext:value-type="float">
            <text:p>639800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4961" calcext:value-type="float">
            <text:p>4961</text:p>
          </table:table-cell>
          <table:table-cell office:value-type="float" office:value="329" calcext:value-type="float">
            <text:p>329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4988" calcext:value-type="float">
            <text:p>16112954849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1908" calcext:value-type="float">
            <text:p>501908</text:p>
          </table:table-cell>
          <table:table-cell office:value-type="float" office:value="3106" calcext:value-type="float">
            <text:p>3106</text:p>
          </table:table-cell>
          <table:table-cell office:value-type="float" office:value="2679308" calcext:value-type="float">
            <text:p>2679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329392" calcext:value-type="float">
            <text:p>13329392</text:p>
          </table:table-cell>
          <table:table-cell office:value-type="float" office:value="0" calcext:value-type="float">
            <text:p>0</text:p>
          </table:table-cell>
          <table:table-cell office:value-type="float" office:value="13329392" calcext:value-type="float">
            <text:p>1332939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4979" calcext:value-type="float">
            <text:p>4979</text:p>
          </table:table-cell>
          <table:table-cell office:value-type="float" office:value="327" calcext:value-type="float">
            <text:p>327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5098" calcext:value-type="float">
            <text:p>16112954850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4884" calcext:value-type="float">
            <text:p>504884</text:p>
          </table:table-cell>
          <table:table-cell office:value-type="float" office:value="3109" calcext:value-type="float">
            <text:p>3109</text:p>
          </table:table-cell>
          <table:table-cell office:value-type="float" office:value="2679308" calcext:value-type="float">
            <text:p>2679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931341" calcext:value-type="float">
            <text:p>12931341</text:p>
          </table:table-cell>
          <table:table-cell office:value-type="float" office:value="2513029" calcext:value-type="float">
            <text:p>2513029</text:p>
          </table:table-cell>
          <table:table-cell office:value-type="float" office:value="10418312" calcext:value-type="float">
            <text:p>1041831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4997" calcext:value-type="float">
            <text:p>4997</text:p>
          </table:table-cell>
          <table:table-cell office:value-type="float" office:value="327" calcext:value-type="float">
            <text:p>327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5215" calcext:value-type="float">
            <text:p>16112954852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99924" calcext:value-type="float">
            <text:p>499924</text:p>
          </table:table-cell>
          <table:table-cell office:value-type="float" office:value="3104" calcext:value-type="float">
            <text:p>3104</text:p>
          </table:table-cell>
          <table:table-cell office:value-type="float" office:value="2679308" calcext:value-type="float">
            <text:p>2679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800640" calcext:value-type="float">
            <text:p>14800640</text:p>
          </table:table-cell>
          <table:table-cell office:value-type="float" office:value="0" calcext:value-type="float">
            <text:p>0</text:p>
          </table:table-cell>
          <table:table-cell office:value-type="float" office:value="14800640" calcext:value-type="float">
            <text:p>1480064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5016" calcext:value-type="float">
            <text:p>5016</text:p>
          </table:table-cell>
          <table:table-cell office:value-type="float" office:value="260" calcext:value-type="float">
            <text:p>260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5326" calcext:value-type="float">
            <text:p>16112954853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7736" calcext:value-type="float">
            <text:p>507736</text:p>
          </table:table-cell>
          <table:table-cell office:value-type="float" office:value="3112" calcext:value-type="float">
            <text:p>3112</text:p>
          </table:table-cell>
          <table:table-cell office:value-type="float" office:value="2679308" calcext:value-type="float">
            <text:p>2679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086216" calcext:value-type="float">
            <text:p>11086216</text:p>
          </table:table-cell>
          <table:table-cell office:value-type="float" office:value="3771016" calcext:value-type="float">
            <text:p>3771016</text:p>
          </table:table-cell>
          <table:table-cell office:value-type="float" office:value="7315200" calcext:value-type="float">
            <text:p>731520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5030" calcext:value-type="float">
            <text:p>5030</text:p>
          </table:table-cell>
          <table:table-cell office:value-type="float" office:value="494" calcext:value-type="float">
            <text:p>494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5438" calcext:value-type="float">
            <text:p>16112954854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8728" calcext:value-type="float">
            <text:p>508728</text:p>
          </table:table-cell>
          <table:table-cell office:value-type="float" office:value="3113" calcext:value-type="float">
            <text:p>3113</text:p>
          </table:table-cell>
          <table:table-cell office:value-type="float" office:value="2679308" calcext:value-type="float">
            <text:p>26793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339512" calcext:value-type="float">
            <text:p>10339512</text:p>
          </table:table-cell>
          <table:table-cell office:value-type="float" office:value="4026368" calcext:value-type="float">
            <text:p>4026368</text:p>
          </table:table-cell>
          <table:table-cell office:value-type="float" office:value="6313144" calcext:value-type="float">
            <text:p>631314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5047" calcext:value-type="float">
            <text:p>5047</text:p>
          </table:table-cell>
          <table:table-cell office:value-type="float" office:value="494" calcext:value-type="float">
            <text:p>494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5548" calcext:value-type="float">
            <text:p>16112954855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0216" calcext:value-type="float">
            <text:p>510216</text:p>
          </table:table-cell>
          <table:table-cell office:value-type="float" office:value="3114" calcext:value-type="float">
            <text:p>3114</text:p>
          </table:table-cell>
          <table:table-cell office:value-type="float" office:value="2679296" calcext:value-type="float">
            <text:p>26792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339512" calcext:value-type="float">
            <text:p>10339512</text:p>
          </table:table-cell>
          <table:table-cell office:value-type="float" office:value="6220680" calcext:value-type="float">
            <text:p>6220680</text:p>
          </table:table-cell>
          <table:table-cell office:value-type="float" office:value="4118832" calcext:value-type="float">
            <text:p>411883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5062" calcext:value-type="float">
            <text:p>5062</text:p>
          </table:table-cell>
          <table:table-cell office:value-type="float" office:value="272" calcext:value-type="float">
            <text:p>272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5658" calcext:value-type="float">
            <text:p>16112954856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8356" calcext:value-type="float">
            <text:p>508356</text:p>
          </table:table-cell>
          <table:table-cell office:value-type="float" office:value="3112" calcext:value-type="float">
            <text:p>3112</text:p>
          </table:table-cell>
          <table:table-cell office:value-type="float" office:value="2679296" calcext:value-type="float">
            <text:p>26792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339512" calcext:value-type="float">
            <text:p>10339512</text:p>
          </table:table-cell>
          <table:table-cell office:value-type="float" office:value="4262792" calcext:value-type="float">
            <text:p>4262792</text:p>
          </table:table-cell>
          <table:table-cell office:value-type="float" office:value="6076720" calcext:value-type="float">
            <text:p>607672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5073" calcext:value-type="float">
            <text:p>5073</text:p>
          </table:table-cell>
          <table:table-cell office:value-type="float" office:value="272" calcext:value-type="float">
            <text:p>272</text:p>
          </table:table-cell>
          <table:table-cell office:value-type="float" office:value="3920" calcext:value-type="float">
            <text:p>3920</text:p>
          </table:table-cell>
          <table:table-cell office:value-type="float" office:value="1611295485768" calcext:value-type="float">
            <text:p>16112954857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39280" calcext:value-type="float">
            <text:p>539280</text:p>
          </table:table-cell>
          <table:table-cell office:value-type="float" office:value="3143" calcext:value-type="float">
            <text:p>3143</text:p>
          </table:table-cell>
          <table:table-cell office:value-type="float" office:value="2679892" calcext:value-type="float">
            <text:p>26798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052608" calcext:value-type="float">
            <text:p>10052608</text:p>
          </table:table-cell>
          <table:table-cell office:value-type="float" office:value="868544" calcext:value-type="float">
            <text:p>868544</text:p>
          </table:table-cell>
          <table:table-cell office:value-type="float" office:value="9184064" calcext:value-type="float">
            <text:p>918406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5902" calcext:value-type="float">
            <text:p>5902</text:p>
          </table:table-cell>
          <table:table-cell office:value-type="float" office:value="326" calcext:value-type="float">
            <text:p>326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1174" calcext:value-type="float">
            <text:p>1611295491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31284" calcext:value-type="float">
            <text:p>531284</text:p>
          </table:table-cell>
          <table:table-cell office:value-type="float" office:value="3134" calcext:value-type="float">
            <text:p>3134</text:p>
          </table:table-cell>
          <table:table-cell office:value-type="float" office:value="2679892" calcext:value-type="float">
            <text:p>26798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390285" calcext:value-type="float">
            <text:p>24390285</text:p>
          </table:table-cell>
          <table:table-cell office:value-type="float" office:value="4906541" calcext:value-type="float">
            <text:p>4906541</text:p>
          </table:table-cell>
          <table:table-cell office:value-type="float" office:value="19483744" calcext:value-type="float">
            <text:p>1948374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5919" calcext:value-type="float">
            <text:p>5919</text:p>
          </table:table-cell>
          <table:table-cell office:value-type="float" office:value="365" calcext:value-type="float">
            <text:p>365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1279" calcext:value-type="float">
            <text:p>16112954912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5040" calcext:value-type="float">
            <text:p>525040</text:p>
          </table:table-cell>
          <table:table-cell office:value-type="float" office:value="3129" calcext:value-type="float">
            <text:p>3129</text:p>
          </table:table-cell>
          <table:table-cell office:value-type="float" office:value="2679892" calcext:value-type="float">
            <text:p>26798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801224" calcext:value-type="float">
            <text:p>24801224</text:p>
          </table:table-cell>
          <table:table-cell office:value-type="float" office:value="0" calcext:value-type="float">
            <text:p>0</text:p>
          </table:table-cell>
          <table:table-cell office:value-type="float" office:value="24801224" calcext:value-type="float">
            <text:p>24801224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5936" calcext:value-type="float">
            <text:p>5936</text:p>
          </table:table-cell>
          <table:table-cell office:value-type="float" office:value="365" calcext:value-type="float">
            <text:p>365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1388" calcext:value-type="float">
            <text:p>16112954913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6156" calcext:value-type="float">
            <text:p>526156</text:p>
          </table:table-cell>
          <table:table-cell office:value-type="float" office:value="3130" calcext:value-type="float">
            <text:p>3130</text:p>
          </table:table-cell>
          <table:table-cell office:value-type="float" office:value="2679892" calcext:value-type="float">
            <text:p>26798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947880" calcext:value-type="float">
            <text:p>23947880</text:p>
          </table:table-cell>
          <table:table-cell office:value-type="float" office:value="0" calcext:value-type="float">
            <text:p>0</text:p>
          </table:table-cell>
          <table:table-cell office:value-type="float" office:value="23947880" calcext:value-type="float">
            <text:p>23947880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5951" calcext:value-type="float">
            <text:p>5951</text:p>
          </table:table-cell>
          <table:table-cell office:value-type="float" office:value="687" calcext:value-type="float">
            <text:p>687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1497" calcext:value-type="float">
            <text:p>16112954914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5216" calcext:value-type="float">
            <text:p>525216</text:p>
          </table:table-cell>
          <table:table-cell office:value-type="float" office:value="3129" calcext:value-type="float">
            <text:p>3129</text:p>
          </table:table-cell>
          <table:table-cell office:value-type="float" office:value="2679996" calcext:value-type="float">
            <text:p>26799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8241918" calcext:value-type="float">
            <text:p>28241918</text:p>
          </table:table-cell>
          <table:table-cell office:value-type="float" office:value="2893822" calcext:value-type="float">
            <text:p>2893822</text:p>
          </table:table-cell>
          <table:table-cell office:value-type="float" office:value="25348096" calcext:value-type="float">
            <text:p>2534809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5969" calcext:value-type="float">
            <text:p>5969</text:p>
          </table:table-cell>
          <table:table-cell office:value-type="float" office:value="509" calcext:value-type="float">
            <text:p>509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1605" calcext:value-type="float">
            <text:p>16112954916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5960" calcext:value-type="float">
            <text:p>525960</text:p>
          </table:table-cell>
          <table:table-cell office:value-type="float" office:value="3129" calcext:value-type="float">
            <text:p>3129</text:p>
          </table:table-cell>
          <table:table-cell office:value-type="float" office:value="2679996" calcext:value-type="float">
            <text:p>26799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8241918" calcext:value-type="float">
            <text:p>28241918</text:p>
          </table:table-cell>
          <table:table-cell office:value-type="float" office:value="3732502" calcext:value-type="float">
            <text:p>3732502</text:p>
          </table:table-cell>
          <table:table-cell office:value-type="float" office:value="24509416" calcext:value-type="float">
            <text:p>24509416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5984" calcext:value-type="float">
            <text:p>5984</text:p>
          </table:table-cell>
          <table:table-cell office:value-type="float" office:value="509" calcext:value-type="float">
            <text:p>509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1718" calcext:value-type="float">
            <text:p>16112954917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6332" calcext:value-type="float">
            <text:p>526332</text:p>
          </table:table-cell>
          <table:table-cell office:value-type="float" office:value="3130" calcext:value-type="float">
            <text:p>3130</text:p>
          </table:table-cell>
          <table:table-cell office:value-type="float" office:value="2679996" calcext:value-type="float">
            <text:p>26799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8241918" calcext:value-type="float">
            <text:p>28241918</text:p>
          </table:table-cell>
          <table:table-cell office:value-type="float" office:value="4108614" calcext:value-type="float">
            <text:p>4108614</text:p>
          </table:table-cell>
          <table:table-cell office:value-type="float" office:value="24133304" calcext:value-type="float">
            <text:p>24133304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5998" calcext:value-type="float">
            <text:p>5998</text:p>
          </table:table-cell>
          <table:table-cell office:value-type="float" office:value="390" calcext:value-type="float">
            <text:p>390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1827" calcext:value-type="float">
            <text:p>16112954918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6580" calcext:value-type="float">
            <text:p>526580</text:p>
          </table:table-cell>
          <table:table-cell office:value-type="float" office:value="3129" calcext:value-type="float">
            <text:p>3129</text:p>
          </table:table-cell>
          <table:table-cell office:value-type="float" office:value="2679996" calcext:value-type="float">
            <text:p>26799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8241918" calcext:value-type="float">
            <text:p>28241918</text:p>
          </table:table-cell>
          <table:table-cell office:value-type="float" office:value="3554854" calcext:value-type="float">
            <text:p>3554854</text:p>
          </table:table-cell>
          <table:table-cell office:value-type="float" office:value="24687064" calcext:value-type="float">
            <text:p>24687064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6015" calcext:value-type="float">
            <text:p>6015</text:p>
          </table:table-cell>
          <table:table-cell office:value-type="float" office:value="420" calcext:value-type="float">
            <text:p>420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1938" calcext:value-type="float">
            <text:p>16112954919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4472" calcext:value-type="float">
            <text:p>524472</text:p>
          </table:table-cell>
          <table:table-cell office:value-type="float" office:value="3128" calcext:value-type="float">
            <text:p>3128</text:p>
          </table:table-cell>
          <table:table-cell office:value-type="float" office:value="2680000" calcext:value-type="float">
            <text:p>26800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8241918" calcext:value-type="float">
            <text:p>28241918</text:p>
          </table:table-cell>
          <table:table-cell office:value-type="float" office:value="2071718" calcext:value-type="float">
            <text:p>2071718</text:p>
          </table:table-cell>
          <table:table-cell office:value-type="float" office:value="26170200" calcext:value-type="float">
            <text:p>26170200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6032" calcext:value-type="float">
            <text:p>6032</text:p>
          </table:table-cell>
          <table:table-cell office:value-type="float" office:value="420" calcext:value-type="float">
            <text:p>420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2049" calcext:value-type="float">
            <text:p>16112954920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9556" calcext:value-type="float">
            <text:p>529556</text:p>
          </table:table-cell>
          <table:table-cell office:value-type="float" office:value="3133" calcext:value-type="float">
            <text:p>3133</text:p>
          </table:table-cell>
          <table:table-cell office:value-type="float" office:value="2680000" calcext:value-type="float">
            <text:p>26800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8241918" calcext:value-type="float">
            <text:p>28241918</text:p>
          </table:table-cell>
          <table:table-cell office:value-type="float" office:value="7153766" calcext:value-type="float">
            <text:p>7153766</text:p>
          </table:table-cell>
          <table:table-cell office:value-type="float" office:value="21088152" calcext:value-type="float">
            <text:p>21088152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6047" calcext:value-type="float">
            <text:p>6047</text:p>
          </table:table-cell>
          <table:table-cell office:value-type="float" office:value="366" calcext:value-type="float">
            <text:p>366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2163" calcext:value-type="float">
            <text:p>16112954921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37492" calcext:value-type="float">
            <text:p>537492</text:p>
          </table:table-cell>
          <table:table-cell office:value-type="float" office:value="3140" calcext:value-type="float">
            <text:p>3140</text:p>
          </table:table-cell>
          <table:table-cell office:value-type="float" office:value="2680000" calcext:value-type="float">
            <text:p>26800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214142" calcext:value-type="float">
            <text:p>24214142</text:p>
          </table:table-cell>
          <table:table-cell office:value-type="float" office:value="11244390" calcext:value-type="float">
            <text:p>11244390</text:p>
          </table:table-cell>
          <table:table-cell office:value-type="float" office:value="12969752" calcext:value-type="float">
            <text:p>12969752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6065" calcext:value-type="float">
            <text:p>6065</text:p>
          </table:table-cell>
          <table:table-cell office:value-type="float" office:value="394" calcext:value-type="float">
            <text:p>394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2274" calcext:value-type="float">
            <text:p>16112954922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36872" calcext:value-type="float">
            <text:p>536872</text:p>
          </table:table-cell>
          <table:table-cell office:value-type="float" office:value="3140" calcext:value-type="float">
            <text:p>3140</text:p>
          </table:table-cell>
          <table:table-cell office:value-type="float" office:value="2680000" calcext:value-type="float">
            <text:p>26800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030093" calcext:value-type="float">
            <text:p>21030093</text:p>
          </table:table-cell>
          <table:table-cell office:value-type="float" office:value="7714685" calcext:value-type="float">
            <text:p>7714685</text:p>
          </table:table-cell>
          <table:table-cell office:value-type="float" office:value="13315408" calcext:value-type="float">
            <text:p>1331540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6081" calcext:value-type="float">
            <text:p>6081</text:p>
          </table:table-cell>
          <table:table-cell office:value-type="float" office:value="394" calcext:value-type="float">
            <text:p>394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2385" calcext:value-type="float">
            <text:p>16112954923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34516" calcext:value-type="float">
            <text:p>534516</text:p>
          </table:table-cell>
          <table:table-cell office:value-type="float" office:value="3137" calcext:value-type="float">
            <text:p>3137</text:p>
          </table:table-cell>
          <table:table-cell office:value-type="float" office:value="2680000" calcext:value-type="float">
            <text:p>26800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033950" calcext:value-type="float">
            <text:p>21033950</text:p>
          </table:table-cell>
          <table:table-cell office:value-type="float" office:value="5042678" calcext:value-type="float">
            <text:p>5042678</text:p>
          </table:table-cell>
          <table:table-cell office:value-type="float" office:value="15991272" calcext:value-type="float">
            <text:p>15991272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6099" calcext:value-type="float">
            <text:p>6099</text:p>
          </table:table-cell>
          <table:table-cell office:value-type="float" office:value="486" calcext:value-type="float">
            <text:p>486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2496" calcext:value-type="float">
            <text:p>16112954924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7324" calcext:value-type="float">
            <text:p>527324</text:p>
          </table:table-cell>
          <table:table-cell office:value-type="float" office:value="3132" calcext:value-type="float">
            <text:p>3132</text:p>
          </table:table-cell>
          <table:table-cell office:value-type="float" office:value="2680000" calcext:value-type="float">
            <text:p>26800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397488" calcext:value-type="float">
            <text:p>22397488</text:p>
          </table:table-cell>
          <table:table-cell office:value-type="float" office:value="0" calcext:value-type="float">
            <text:p>0</text:p>
          </table:table-cell>
          <table:table-cell office:value-type="float" office:value="22397488" calcext:value-type="float">
            <text:p>2239748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6117" calcext:value-type="float">
            <text:p>6117</text:p>
          </table:table-cell>
          <table:table-cell office:value-type="float" office:value="486" calcext:value-type="float">
            <text:p>486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2607" calcext:value-type="float">
            <text:p>16112954926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30796" calcext:value-type="float">
            <text:p>530796</text:p>
          </table:table-cell>
          <table:table-cell office:value-type="float" office:value="3134" calcext:value-type="float">
            <text:p>3134</text:p>
          </table:table-cell>
          <table:table-cell office:value-type="float" office:value="2680000" calcext:value-type="float">
            <text:p>26800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647645" calcext:value-type="float">
            <text:p>22647645</text:p>
          </table:table-cell>
          <table:table-cell office:value-type="float" office:value="3029421" calcext:value-type="float">
            <text:p>3029421</text:p>
          </table:table-cell>
          <table:table-cell office:value-type="float" office:value="19618224" calcext:value-type="float">
            <text:p>1961822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6134" calcext:value-type="float">
            <text:p>6134</text:p>
          </table:table-cell>
          <table:table-cell office:value-type="float" office:value="415" calcext:value-type="float">
            <text:p>415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2718" calcext:value-type="float">
            <text:p>16112954927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9928" calcext:value-type="float">
            <text:p>529928</text:p>
          </table:table-cell>
          <table:table-cell office:value-type="float" office:value="3133" calcext:value-type="float">
            <text:p>3133</text:p>
          </table:table-cell>
          <table:table-cell office:value-type="float" office:value="2680000" calcext:value-type="float">
            <text:p>26800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609384" calcext:value-type="float">
            <text:p>20609384</text:p>
          </table:table-cell>
          <table:table-cell office:value-type="float" office:value="0" calcext:value-type="float">
            <text:p>0</text:p>
          </table:table-cell>
          <table:table-cell office:value-type="float" office:value="20609384" calcext:value-type="float">
            <text:p>20609384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6153" calcext:value-type="float">
            <text:p>6153</text:p>
          </table:table-cell>
          <table:table-cell office:value-type="float" office:value="446" calcext:value-type="float">
            <text:p>446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2830" calcext:value-type="float">
            <text:p>16112954928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8316" calcext:value-type="float">
            <text:p>528316</text:p>
          </table:table-cell>
          <table:table-cell office:value-type="float" office:value="3131" calcext:value-type="float">
            <text:p>3131</text:p>
          </table:table-cell>
          <table:table-cell office:value-type="float" office:value="2680000" calcext:value-type="float">
            <text:p>26800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017040" calcext:value-type="float">
            <text:p>22017040</text:p>
          </table:table-cell>
          <table:table-cell office:value-type="float" office:value="0" calcext:value-type="float">
            <text:p>0</text:p>
          </table:table-cell>
          <table:table-cell office:value-type="float" office:value="22017040" calcext:value-type="float">
            <text:p>2201704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6171" calcext:value-type="float">
            <text:p>6171</text:p>
          </table:table-cell>
          <table:table-cell office:value-type="float" office:value="446" calcext:value-type="float">
            <text:p>446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2944" calcext:value-type="float">
            <text:p>16112954929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3604" calcext:value-type="float">
            <text:p>523604</text:p>
          </table:table-cell>
          <table:table-cell office:value-type="float" office:value="3128" calcext:value-type="float">
            <text:p>3128</text:p>
          </table:table-cell>
          <table:table-cell office:value-type="float" office:value="2680000" calcext:value-type="float">
            <text:p>26800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6261816" calcext:value-type="float">
            <text:p>26261816</text:p>
          </table:table-cell>
          <table:table-cell office:value-type="float" office:value="0" calcext:value-type="float">
            <text:p>0</text:p>
          </table:table-cell>
          <table:table-cell office:value-type="float" office:value="26261816" calcext:value-type="float">
            <text:p>2626181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6190" calcext:value-type="float">
            <text:p>6190</text:p>
          </table:table-cell>
          <table:table-cell office:value-type="float" office:value="426" calcext:value-type="float">
            <text:p>426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3062" calcext:value-type="float">
            <text:p>16112954930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8440" calcext:value-type="float">
            <text:p>528440</text:p>
          </table:table-cell>
          <table:table-cell office:value-type="float" office:value="3132" calcext:value-type="float">
            <text:p>3132</text:p>
          </table:table-cell>
          <table:table-cell office:value-type="float" office:value="2680000" calcext:value-type="float">
            <text:p>26800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141184" calcext:value-type="float">
            <text:p>22141184</text:p>
          </table:table-cell>
          <table:table-cell office:value-type="float" office:value="0" calcext:value-type="float">
            <text:p>0</text:p>
          </table:table-cell>
          <table:table-cell office:value-type="float" office:value="22141184" calcext:value-type="float">
            <text:p>2214118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6207" calcext:value-type="float">
            <text:p>6207</text:p>
          </table:table-cell>
          <table:table-cell office:value-type="float" office:value="420" calcext:value-type="float">
            <text:p>420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3173" calcext:value-type="float">
            <text:p>16112954931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31788" calcext:value-type="float">
            <text:p>531788</text:p>
          </table:table-cell>
          <table:table-cell office:value-type="float" office:value="3135" calcext:value-type="float">
            <text:p>3135</text:p>
          </table:table-cell>
          <table:table-cell office:value-type="float" office:value="2680000" calcext:value-type="float">
            <text:p>26800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5932110" calcext:value-type="float">
            <text:p>25932110</text:p>
          </table:table-cell>
          <table:table-cell office:value-type="float" office:value="7096486" calcext:value-type="float">
            <text:p>7096486</text:p>
          </table:table-cell>
          <table:table-cell office:value-type="float" office:value="18835624" calcext:value-type="float">
            <text:p>18835624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6224" calcext:value-type="float">
            <text:p>6224</text:p>
          </table:table-cell>
          <table:table-cell office:value-type="float" office:value="420" calcext:value-type="float">
            <text:p>420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3286" calcext:value-type="float">
            <text:p>1611295493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1956" calcext:value-type="float">
            <text:p>541956</text:p>
          </table:table-cell>
          <table:table-cell office:value-type="float" office:value="3146" calcext:value-type="float">
            <text:p>3146</text:p>
          </table:table-cell>
          <table:table-cell office:value-type="float" office:value="2680000" calcext:value-type="float">
            <text:p>26800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5932110" calcext:value-type="float">
            <text:p>25932110</text:p>
          </table:table-cell>
          <table:table-cell office:value-type="float" office:value="18702958" calcext:value-type="float">
            <text:p>18702958</text:p>
          </table:table-cell>
          <table:table-cell office:value-type="float" office:value="7229152" calcext:value-type="float">
            <text:p>722915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6242" calcext:value-type="float">
            <text:p>6242</text:p>
          </table:table-cell>
          <table:table-cell office:value-type="float" office:value="295" calcext:value-type="float">
            <text:p>295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3402" calcext:value-type="float">
            <text:p>16112954934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2204" calcext:value-type="float">
            <text:p>542204</text:p>
          </table:table-cell>
          <table:table-cell office:value-type="float" office:value="3145" calcext:value-type="float">
            <text:p>3145</text:p>
          </table:table-cell>
          <table:table-cell office:value-type="float" office:value="2680000" calcext:value-type="float">
            <text:p>26800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602878" calcext:value-type="float">
            <text:p>19602878</text:p>
          </table:table-cell>
          <table:table-cell office:value-type="float" office:value="11646086" calcext:value-type="float">
            <text:p>11646086</text:p>
          </table:table-cell>
          <table:table-cell office:value-type="float" office:value="7956792" calcext:value-type="float">
            <text:p>7956792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6261" calcext:value-type="float">
            <text:p>6261</text:p>
          </table:table-cell>
          <table:table-cell office:value-type="float" office:value="230" calcext:value-type="float">
            <text:p>230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3516" calcext:value-type="float">
            <text:p>16112954935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1212" calcext:value-type="float">
            <text:p>541212</text:p>
          </table:table-cell>
          <table:table-cell office:value-type="float" office:value="3144" calcext:value-type="float">
            <text:p>3144</text:p>
          </table:table-cell>
          <table:table-cell office:value-type="float" office:value="2680000" calcext:value-type="float">
            <text:p>26800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681903" calcext:value-type="float">
            <text:p>19681903</text:p>
          </table:table-cell>
          <table:table-cell office:value-type="float" office:value="11450671" calcext:value-type="float">
            <text:p>11450671</text:p>
          </table:table-cell>
          <table:table-cell office:value-type="float" office:value="8231232" calcext:value-type="float">
            <text:p>823123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6280" calcext:value-type="float">
            <text:p>6280</text:p>
          </table:table-cell>
          <table:table-cell office:value-type="float" office:value="230" calcext:value-type="float">
            <text:p>230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3631" calcext:value-type="float">
            <text:p>16112954936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0752" calcext:value-type="float">
            <text:p>520752</text:p>
          </table:table-cell>
          <table:table-cell office:value-type="float" office:value="3125" calcext:value-type="float">
            <text:p>3125</text:p>
          </table:table-cell>
          <table:table-cell office:value-type="float" office:value="2680012" calcext:value-type="float">
            <text:p>2680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9288152" calcext:value-type="float">
            <text:p>29288152</text:p>
          </table:table-cell>
          <table:table-cell office:value-type="float" office:value="0" calcext:value-type="float">
            <text:p>0</text:p>
          </table:table-cell>
          <table:table-cell office:value-type="float" office:value="29288152" calcext:value-type="float">
            <text:p>2928815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6298" calcext:value-type="float">
            <text:p>6298</text:p>
          </table:table-cell>
          <table:table-cell office:value-type="float" office:value="274" calcext:value-type="float">
            <text:p>274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3746" calcext:value-type="float">
            <text:p>16112954937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5216" calcext:value-type="float">
            <text:p>525216</text:p>
          </table:table-cell>
          <table:table-cell office:value-type="float" office:value="3129" calcext:value-type="float">
            <text:p>3129</text:p>
          </table:table-cell>
          <table:table-cell office:value-type="float" office:value="2680012" calcext:value-type="float">
            <text:p>2680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662096" calcext:value-type="float">
            <text:p>24662096</text:p>
          </table:table-cell>
          <table:table-cell office:value-type="float" office:value="0" calcext:value-type="float">
            <text:p>0</text:p>
          </table:table-cell>
          <table:table-cell office:value-type="float" office:value="24662096" calcext:value-type="float">
            <text:p>2466209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6317" calcext:value-type="float">
            <text:p>6317</text:p>
          </table:table-cell>
          <table:table-cell office:value-type="float" office:value="273" calcext:value-type="float">
            <text:p>273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3864" calcext:value-type="float">
            <text:p>16112954938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4472" calcext:value-type="float">
            <text:p>524472</text:p>
          </table:table-cell>
          <table:table-cell office:value-type="float" office:value="3128" calcext:value-type="float">
            <text:p>3128</text:p>
          </table:table-cell>
          <table:table-cell office:value-type="float" office:value="2680012" calcext:value-type="float">
            <text:p>2680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5414168" calcext:value-type="float">
            <text:p>25414168</text:p>
          </table:table-cell>
          <table:table-cell office:value-type="float" office:value="0" calcext:value-type="float">
            <text:p>0</text:p>
          </table:table-cell>
          <table:table-cell office:value-type="float" office:value="25414168" calcext:value-type="float">
            <text:p>2541416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6334" calcext:value-type="float">
            <text:p>6334</text:p>
          </table:table-cell>
          <table:table-cell office:value-type="float" office:value="273" calcext:value-type="float">
            <text:p>273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3984" calcext:value-type="float">
            <text:p>16112954939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7696" calcext:value-type="float">
            <text:p>527696</text:p>
          </table:table-cell>
          <table:table-cell office:value-type="float" office:value="3131" calcext:value-type="float">
            <text:p>3131</text:p>
          </table:table-cell>
          <table:table-cell office:value-type="float" office:value="2680012" calcext:value-type="float">
            <text:p>2680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065488" calcext:value-type="float">
            <text:p>23065488</text:p>
          </table:table-cell>
          <table:table-cell office:value-type="float" office:value="0" calcext:value-type="float">
            <text:p>0</text:p>
          </table:table-cell>
          <table:table-cell office:value-type="float" office:value="23065488" calcext:value-type="float">
            <text:p>23065488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6352" calcext:value-type="float">
            <text:p>6352</text:p>
          </table:table-cell>
          <table:table-cell office:value-type="float" office:value="690" calcext:value-type="float">
            <text:p>690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4095" calcext:value-type="float">
            <text:p>16112954940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32780" calcext:value-type="float">
            <text:p>532780</text:p>
          </table:table-cell>
          <table:table-cell office:value-type="float" office:value="3137" calcext:value-type="float">
            <text:p>3137</text:p>
          </table:table-cell>
          <table:table-cell office:value-type="float" office:value="2680012" calcext:value-type="float">
            <text:p>2680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224095" calcext:value-type="float">
            <text:p>21224095</text:p>
          </table:table-cell>
          <table:table-cell office:value-type="float" office:value="3676711" calcext:value-type="float">
            <text:p>3676711</text:p>
          </table:table-cell>
          <table:table-cell office:value-type="float" office:value="17547384" calcext:value-type="float">
            <text:p>17547384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6368" calcext:value-type="float">
            <text:p>6368</text:p>
          </table:table-cell>
          <table:table-cell office:value-type="float" office:value="410" calcext:value-type="float">
            <text:p>410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4209" calcext:value-type="float">
            <text:p>16112954942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35384" calcext:value-type="float">
            <text:p>535384</text:p>
          </table:table-cell>
          <table:table-cell office:value-type="float" office:value="3139" calcext:value-type="float">
            <text:p>3139</text:p>
          </table:table-cell>
          <table:table-cell office:value-type="float" office:value="2680012" calcext:value-type="float">
            <text:p>2680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060590" calcext:value-type="float">
            <text:p>18060590</text:p>
          </table:table-cell>
          <table:table-cell office:value-type="float" office:value="2841246" calcext:value-type="float">
            <text:p>2841246</text:p>
          </table:table-cell>
          <table:table-cell office:value-type="float" office:value="15219344" calcext:value-type="float">
            <text:p>15219344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6387" calcext:value-type="float">
            <text:p>6387</text:p>
          </table:table-cell>
          <table:table-cell office:value-type="float" office:value="410" calcext:value-type="float">
            <text:p>410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4321" calcext:value-type="float">
            <text:p>16112954943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33648" calcext:value-type="float">
            <text:p>533648</text:p>
          </table:table-cell>
          <table:table-cell office:value-type="float" office:value="3137" calcext:value-type="float">
            <text:p>3137</text:p>
          </table:table-cell>
          <table:table-cell office:value-type="float" office:value="2680012" calcext:value-type="float">
            <text:p>2680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830440" calcext:value-type="float">
            <text:p>16830440</text:p>
          </table:table-cell>
          <table:table-cell office:value-type="float" office:value="0" calcext:value-type="float">
            <text:p>0</text:p>
          </table:table-cell>
          <table:table-cell office:value-type="float" office:value="16830440" calcext:value-type="float">
            <text:p>16830440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6405" calcext:value-type="float">
            <text:p>6405</text:p>
          </table:table-cell>
          <table:table-cell office:value-type="float" office:value="406" calcext:value-type="float">
            <text:p>406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4434" calcext:value-type="float">
            <text:p>16112954944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38760" calcext:value-type="float">
            <text:p>538760</text:p>
          </table:table-cell>
          <table:table-cell office:value-type="float" office:value="3142" calcext:value-type="float">
            <text:p>3142</text:p>
          </table:table-cell>
          <table:table-cell office:value-type="float" office:value="2680012" calcext:value-type="float">
            <text:p>2680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725261" calcext:value-type="float">
            <text:p>19725261</text:p>
          </table:table-cell>
          <table:table-cell office:value-type="float" office:value="8056813" calcext:value-type="float">
            <text:p>8056813</text:p>
          </table:table-cell>
          <table:table-cell office:value-type="float" office:value="11668448" calcext:value-type="float">
            <text:p>11668448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6423" calcext:value-type="float">
            <text:p>6423</text:p>
          </table:table-cell>
          <table:table-cell office:value-type="float" office:value="406" calcext:value-type="float">
            <text:p>406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4545" calcext:value-type="float">
            <text:p>16112954945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2604" calcext:value-type="float">
            <text:p>542604</text:p>
          </table:table-cell>
          <table:table-cell office:value-type="float" office:value="3146" calcext:value-type="float">
            <text:p>3146</text:p>
          </table:table-cell>
          <table:table-cell office:value-type="float" office:value="2680012" calcext:value-type="float">
            <text:p>2680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622815" calcext:value-type="float">
            <text:p>16622815</text:p>
          </table:table-cell>
          <table:table-cell office:value-type="float" office:value="9286455" calcext:value-type="float">
            <text:p>9286455</text:p>
          </table:table-cell>
          <table:table-cell office:value-type="float" office:value="7336360" calcext:value-type="float">
            <text:p>7336360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6441" calcext:value-type="float">
            <text:p>6441</text:p>
          </table:table-cell>
          <table:table-cell office:value-type="float" office:value="481" calcext:value-type="float">
            <text:p>481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4656" calcext:value-type="float">
            <text:p>16112954946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37644" calcext:value-type="float">
            <text:p>537644</text:p>
          </table:table-cell>
          <table:table-cell office:value-type="float" office:value="3142" calcext:value-type="float">
            <text:p>3142</text:p>
          </table:table-cell>
          <table:table-cell office:value-type="float" office:value="2680012" calcext:value-type="float">
            <text:p>2680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852975" calcext:value-type="float">
            <text:p>13852975</text:p>
          </table:table-cell>
          <table:table-cell office:value-type="float" office:value="5051823" calcext:value-type="float">
            <text:p>5051823</text:p>
          </table:table-cell>
          <table:table-cell office:value-type="float" office:value="8801152" calcext:value-type="float">
            <text:p>8801152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6457" calcext:value-type="float">
            <text:p>6457</text:p>
          </table:table-cell>
          <table:table-cell office:value-type="float" office:value="560" calcext:value-type="float">
            <text:p>560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4768" calcext:value-type="float">
            <text:p>16112954947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2356" calcext:value-type="float">
            <text:p>542356</text:p>
          </table:table-cell>
          <table:table-cell office:value-type="float" office:value="3146" calcext:value-type="float">
            <text:p>3146</text:p>
          </table:table-cell>
          <table:table-cell office:value-type="float" office:value="2680012" calcext:value-type="float">
            <text:p>2680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508637" calcext:value-type="float">
            <text:p>13508637</text:p>
          </table:table-cell>
          <table:table-cell office:value-type="float" office:value="2291989" calcext:value-type="float">
            <text:p>2291989</text:p>
          </table:table-cell>
          <table:table-cell office:value-type="float" office:value="11216648" calcext:value-type="float">
            <text:p>1121664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6475" calcext:value-type="float">
            <text:p>6475</text:p>
          </table:table-cell>
          <table:table-cell office:value-type="float" office:value="560" calcext:value-type="float">
            <text:p>560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4875" calcext:value-type="float">
            <text:p>16112954948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38884" calcext:value-type="float">
            <text:p>538884</text:p>
          </table:table-cell>
          <table:table-cell office:value-type="float" office:value="3142" calcext:value-type="float">
            <text:p>3142</text:p>
          </table:table-cell>
          <table:table-cell office:value-type="float" office:value="2680012" calcext:value-type="float">
            <text:p>2680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999312" calcext:value-type="float">
            <text:p>14999312</text:p>
          </table:table-cell>
          <table:table-cell office:value-type="float" office:value="0" calcext:value-type="float">
            <text:p>0</text:p>
          </table:table-cell>
          <table:table-cell office:value-type="float" office:value="14999312" calcext:value-type="float">
            <text:p>1499931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6494" calcext:value-type="float">
            <text:p>6494</text:p>
          </table:table-cell>
          <table:table-cell office:value-type="float" office:value="338" calcext:value-type="float">
            <text:p>338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4986" calcext:value-type="float">
            <text:p>16112954949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2108" calcext:value-type="float">
            <text:p>542108</text:p>
          </table:table-cell>
          <table:table-cell office:value-type="float" office:value="3146" calcext:value-type="float">
            <text:p>3146</text:p>
          </table:table-cell>
          <table:table-cell office:value-type="float" office:value="2680012" calcext:value-type="float">
            <text:p>2680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644014" calcext:value-type="float">
            <text:p>16644014</text:p>
          </table:table-cell>
          <table:table-cell office:value-type="float" office:value="5207534" calcext:value-type="float">
            <text:p>5207534</text:p>
          </table:table-cell>
          <table:table-cell office:value-type="float" office:value="11436480" calcext:value-type="float">
            <text:p>11436480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6512" calcext:value-type="float">
            <text:p>6512</text:p>
          </table:table-cell>
          <table:table-cell office:value-type="float" office:value="370" calcext:value-type="float">
            <text:p>370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5100" calcext:value-type="float">
            <text:p>1611295495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6572" calcext:value-type="float">
            <text:p>546572</text:p>
          </table:table-cell>
          <table:table-cell office:value-type="float" office:value="3150" calcext:value-type="float">
            <text:p>3150</text:p>
          </table:table-cell>
          <table:table-cell office:value-type="float" office:value="2680012" calcext:value-type="float">
            <text:p>2680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908254" calcext:value-type="float">
            <text:p>13908254</text:p>
          </table:table-cell>
          <table:table-cell office:value-type="float" office:value="7009558" calcext:value-type="float">
            <text:p>7009558</text:p>
          </table:table-cell>
          <table:table-cell office:value-type="float" office:value="6898696" calcext:value-type="float">
            <text:p>6898696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6530" calcext:value-type="float">
            <text:p>6530</text:p>
          </table:table-cell>
          <table:table-cell office:value-type="float" office:value="370" calcext:value-type="float">
            <text:p>370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5210" calcext:value-type="float">
            <text:p>16112954952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6076" calcext:value-type="float">
            <text:p>546076</text:p>
          </table:table-cell>
          <table:table-cell office:value-type="float" office:value="3151" calcext:value-type="float">
            <text:p>3151</text:p>
          </table:table-cell>
          <table:table-cell office:value-type="float" office:value="2680012" calcext:value-type="float">
            <text:p>2680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467664" calcext:value-type="float">
            <text:p>16467664</text:p>
          </table:table-cell>
          <table:table-cell office:value-type="float" office:value="0" calcext:value-type="float">
            <text:p>0</text:p>
          </table:table-cell>
          <table:table-cell office:value-type="float" office:value="16467664" calcext:value-type="float">
            <text:p>1646766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6550" calcext:value-type="float">
            <text:p>6550</text:p>
          </table:table-cell>
          <table:table-cell office:value-type="float" office:value="435" calcext:value-type="float">
            <text:p>435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5322" calcext:value-type="float">
            <text:p>16112954953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0248" calcext:value-type="float">
            <text:p>540248</text:p>
          </table:table-cell>
          <table:table-cell office:value-type="float" office:value="3144" calcext:value-type="float">
            <text:p>3144</text:p>
          </table:table-cell>
          <table:table-cell office:value-type="float" office:value="2680012" calcext:value-type="float">
            <text:p>2680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995128" calcext:value-type="float">
            <text:p>12995128</text:p>
          </table:table-cell>
          <table:table-cell office:value-type="float" office:value="0" calcext:value-type="float">
            <text:p>0</text:p>
          </table:table-cell>
          <table:table-cell office:value-type="float" office:value="12995128" calcext:value-type="float">
            <text:p>1299512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6569" calcext:value-type="float">
            <text:p>6569</text:p>
          </table:table-cell>
          <table:table-cell office:value-type="float" office:value="609" calcext:value-type="float">
            <text:p>609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5437" calcext:value-type="float">
            <text:p>16112954954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0620" calcext:value-type="float">
            <text:p>540620</text:p>
          </table:table-cell>
          <table:table-cell office:value-type="float" office:value="3144" calcext:value-type="float">
            <text:p>3144</text:p>
          </table:table-cell>
          <table:table-cell office:value-type="float" office:value="2680012" calcext:value-type="float">
            <text:p>2680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432736" calcext:value-type="float">
            <text:p>12432736</text:p>
          </table:table-cell>
          <table:table-cell office:value-type="float" office:value="0" calcext:value-type="float">
            <text:p>0</text:p>
          </table:table-cell>
          <table:table-cell office:value-type="float" office:value="12432736" calcext:value-type="float">
            <text:p>1243273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6587" calcext:value-type="float">
            <text:p>6587</text:p>
          </table:table-cell>
          <table:table-cell office:value-type="float" office:value="609" calcext:value-type="float">
            <text:p>609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5553" calcext:value-type="float">
            <text:p>16112954955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0744" calcext:value-type="float">
            <text:p>540744</text:p>
          </table:table-cell>
          <table:table-cell office:value-type="float" office:value="3145" calcext:value-type="float">
            <text:p>3145</text:p>
          </table:table-cell>
          <table:table-cell office:value-type="float" office:value="2680012" calcext:value-type="float">
            <text:p>2680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504776" calcext:value-type="float">
            <text:p>12504776</text:p>
          </table:table-cell>
          <table:table-cell office:value-type="float" office:value="176128" calcext:value-type="float">
            <text:p>176128</text:p>
          </table:table-cell>
          <table:table-cell office:value-type="float" office:value="12328648" calcext:value-type="float">
            <text:p>1232864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6605" calcext:value-type="float">
            <text:p>6605</text:p>
          </table:table-cell>
          <table:table-cell office:value-type="float" office:value="302" calcext:value-type="float">
            <text:p>302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5665" calcext:value-type="float">
            <text:p>16112954956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5828" calcext:value-type="float">
            <text:p>545828</text:p>
          </table:table-cell>
          <table:table-cell office:value-type="float" office:value="3149" calcext:value-type="float">
            <text:p>3149</text:p>
          </table:table-cell>
          <table:table-cell office:value-type="float" office:value="2680012" calcext:value-type="float">
            <text:p>2680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921360" calcext:value-type="float">
            <text:p>11921360</text:p>
          </table:table-cell>
          <table:table-cell office:value-type="float" office:value="4337664" calcext:value-type="float">
            <text:p>4337664</text:p>
          </table:table-cell>
          <table:table-cell office:value-type="float" office:value="7583696" calcext:value-type="float">
            <text:p>758369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6623" calcext:value-type="float">
            <text:p>6623</text:p>
          </table:table-cell>
          <table:table-cell office:value-type="float" office:value="302" calcext:value-type="float">
            <text:p>302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5778" calcext:value-type="float">
            <text:p>16112954957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0000" calcext:value-type="float">
            <text:p>540000</text:p>
          </table:table-cell>
          <table:table-cell office:value-type="float" office:value="3144" calcext:value-type="float">
            <text:p>3144</text:p>
          </table:table-cell>
          <table:table-cell office:value-type="float" office:value="2680012" calcext:value-type="float">
            <text:p>2680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767304" calcext:value-type="float">
            <text:p>12767304</text:p>
          </table:table-cell>
          <table:table-cell office:value-type="float" office:value="0" calcext:value-type="float">
            <text:p>0</text:p>
          </table:table-cell>
          <table:table-cell office:value-type="float" office:value="12767304" calcext:value-type="float">
            <text:p>1276730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6640" calcext:value-type="float">
            <text:p>6640</text:p>
          </table:table-cell>
          <table:table-cell office:value-type="float" office:value="298" calcext:value-type="float">
            <text:p>298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5890" calcext:value-type="float">
            <text:p>16112954958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7688" calcext:value-type="float">
            <text:p>547688</text:p>
          </table:table-cell>
          <table:table-cell office:value-type="float" office:value="3152" calcext:value-type="float">
            <text:p>3152</text:p>
          </table:table-cell>
          <table:table-cell office:value-type="float" office:value="2680012" calcext:value-type="float">
            <text:p>2680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915256" calcext:value-type="float">
            <text:p>10915256</text:p>
          </table:table-cell>
          <table:table-cell office:value-type="float" office:value="5528424" calcext:value-type="float">
            <text:p>5528424</text:p>
          </table:table-cell>
          <table:table-cell office:value-type="float" office:value="5386832" calcext:value-type="float">
            <text:p>538683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6655" calcext:value-type="float">
            <text:p>6655</text:p>
          </table:table-cell>
          <table:table-cell office:value-type="float" office:value="349" calcext:value-type="float">
            <text:p>349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6002" calcext:value-type="float">
            <text:p>16112954960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9052" calcext:value-type="float">
            <text:p>549052</text:p>
          </table:table-cell>
          <table:table-cell office:value-type="float" office:value="3153" calcext:value-type="float">
            <text:p>3153</text:p>
          </table:table-cell>
          <table:table-cell office:value-type="float" office:value="2680012" calcext:value-type="float">
            <text:p>2680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923576" calcext:value-type="float">
            <text:p>9923576</text:p>
          </table:table-cell>
          <table:table-cell office:value-type="float" office:value="5877760" calcext:value-type="float">
            <text:p>5877760</text:p>
          </table:table-cell>
          <table:table-cell office:value-type="float" office:value="4045816" calcext:value-type="float">
            <text:p>404581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6672" calcext:value-type="float">
            <text:p>6672</text:p>
          </table:table-cell>
          <table:table-cell office:value-type="float" office:value="349" calcext:value-type="float">
            <text:p>349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6114" calcext:value-type="float">
            <text:p>16112954961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5580" calcext:value-type="float">
            <text:p>545580</text:p>
          </table:table-cell>
          <table:table-cell office:value-type="float" office:value="3149" calcext:value-type="float">
            <text:p>3149</text:p>
          </table:table-cell>
          <table:table-cell office:value-type="float" office:value="2680012" calcext:value-type="float">
            <text:p>2680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923576" calcext:value-type="float">
            <text:p>9923576</text:p>
          </table:table-cell>
          <table:table-cell office:value-type="float" office:value="2265088" calcext:value-type="float">
            <text:p>2265088</text:p>
          </table:table-cell>
          <table:table-cell office:value-type="float" office:value="7658488" calcext:value-type="float">
            <text:p>765848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6684" calcext:value-type="float">
            <text:p>6684</text:p>
          </table:table-cell>
          <table:table-cell office:value-type="float" office:value="251" calcext:value-type="float">
            <text:p>251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6225" calcext:value-type="float">
            <text:p>16112954962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4836" calcext:value-type="float">
            <text:p>544836</text:p>
          </table:table-cell>
          <table:table-cell office:value-type="float" office:value="3149" calcext:value-type="float">
            <text:p>3149</text:p>
          </table:table-cell>
          <table:table-cell office:value-type="float" office:value="2680012" calcext:value-type="float">
            <text:p>26800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923576" calcext:value-type="float">
            <text:p>9923576</text:p>
          </table:table-cell>
          <table:table-cell office:value-type="float" office:value="1486848" calcext:value-type="float">
            <text:p>1486848</text:p>
          </table:table-cell>
          <table:table-cell office:value-type="float" office:value="8436728" calcext:value-type="float">
            <text:p>843672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6696" calcext:value-type="float">
            <text:p>6696</text:p>
          </table:table-cell>
          <table:table-cell office:value-type="float" office:value="361" calcext:value-type="float">
            <text:p>361</text:p>
          </table:table-cell>
          <table:table-cell office:value-type="float" office:value="3849" calcext:value-type="float">
            <text:p>3849</text:p>
          </table:table-cell>
          <table:table-cell office:value-type="float" office:value="1611295496337" calcext:value-type="float">
            <text:p>16112954963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2936" calcext:value-type="float">
            <text:p>512936</text:p>
          </table:table-cell>
          <table:table-cell office:value-type="float" office:value="3141" calcext:value-type="float">
            <text:p>3141</text:p>
          </table:table-cell>
          <table:table-cell office:value-type="float" office:value="2705052" calcext:value-type="float">
            <text:p>270505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764376" calcext:value-type="float">
            <text:p>10764376</text:p>
          </table:table-cell>
          <table:table-cell office:value-type="float" office:value="0" calcext:value-type="float">
            <text:p>0</text:p>
          </table:table-cell>
          <table:table-cell office:value-type="float" office:value="10764376" calcext:value-type="float">
            <text:p>10764376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7488" calcext:value-type="float">
            <text:p>7488</text:p>
          </table:table-cell>
          <table:table-cell office:value-type="float" office:value="250" calcext:value-type="float">
            <text:p>250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1593" calcext:value-type="float">
            <text:p>16112955015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99296" calcext:value-type="float">
            <text:p>499296</text:p>
          </table:table-cell>
          <table:table-cell office:value-type="float" office:value="3128" calcext:value-type="float">
            <text:p>3128</text:p>
          </table:table-cell>
          <table:table-cell office:value-type="float" office:value="2705040" calcext:value-type="float">
            <text:p>2705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661208" calcext:value-type="float">
            <text:p>24661208</text:p>
          </table:table-cell>
          <table:table-cell office:value-type="float" office:value="0" calcext:value-type="float">
            <text:p>0</text:p>
          </table:table-cell>
          <table:table-cell office:value-type="float" office:value="24661208" calcext:value-type="float">
            <text:p>2466120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7505" calcext:value-type="float">
            <text:p>7505</text:p>
          </table:table-cell>
          <table:table-cell office:value-type="float" office:value="250" calcext:value-type="float">
            <text:p>250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1698" calcext:value-type="float">
            <text:p>16112955016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98924" calcext:value-type="float">
            <text:p>498924</text:p>
          </table:table-cell>
          <table:table-cell office:value-type="float" office:value="3128" calcext:value-type="float">
            <text:p>3128</text:p>
          </table:table-cell>
          <table:table-cell office:value-type="float" office:value="2705040" calcext:value-type="float">
            <text:p>2705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735320" calcext:value-type="float">
            <text:p>24735320</text:p>
          </table:table-cell>
          <table:table-cell office:value-type="float" office:value="0" calcext:value-type="float">
            <text:p>0</text:p>
          </table:table-cell>
          <table:table-cell office:value-type="float" office:value="24735320" calcext:value-type="float">
            <text:p>2473532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7521" calcext:value-type="float">
            <text:p>7521</text:p>
          </table:table-cell>
          <table:table-cell office:value-type="float" office:value="731" calcext:value-type="float">
            <text:p>731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1806" calcext:value-type="float">
            <text:p>16112955018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3680" calcext:value-type="float">
            <text:p>513680</text:p>
          </table:table-cell>
          <table:table-cell office:value-type="float" office:value="3144" calcext:value-type="float">
            <text:p>3144</text:p>
          </table:table-cell>
          <table:table-cell office:value-type="float" office:value="2707196" calcext:value-type="float">
            <text:p>27071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001711" calcext:value-type="float">
            <text:p>24001711</text:p>
          </table:table-cell>
          <table:table-cell office:value-type="float" office:value="16749215" calcext:value-type="float">
            <text:p>16749215</text:p>
          </table:table-cell>
          <table:table-cell office:value-type="float" office:value="7252496" calcext:value-type="float">
            <text:p>7252496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7536" calcext:value-type="float">
            <text:p>7536</text:p>
          </table:table-cell>
          <table:table-cell office:value-type="float" office:value="731" calcext:value-type="float">
            <text:p>731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1914" calcext:value-type="float">
            <text:p>16112955019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2316" calcext:value-type="float">
            <text:p>512316</text:p>
          </table:table-cell>
          <table:table-cell office:value-type="float" office:value="3143" calcext:value-type="float">
            <text:p>3143</text:p>
          </table:table-cell>
          <table:table-cell office:value-type="float" office:value="2707196" calcext:value-type="float">
            <text:p>27071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001711" calcext:value-type="float">
            <text:p>24001711</text:p>
          </table:table-cell>
          <table:table-cell office:value-type="float" office:value="15202535" calcext:value-type="float">
            <text:p>15202535</text:p>
          </table:table-cell>
          <table:table-cell office:value-type="float" office:value="8799176" calcext:value-type="float">
            <text:p>8799176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7553" calcext:value-type="float">
            <text:p>7553</text:p>
          </table:table-cell>
          <table:table-cell office:value-type="float" office:value="335" calcext:value-type="float">
            <text:p>335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2022" calcext:value-type="float">
            <text:p>161129550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1572" calcext:value-type="float">
            <text:p>511572</text:p>
          </table:table-cell>
          <table:table-cell office:value-type="float" office:value="3142" calcext:value-type="float">
            <text:p>3142</text:p>
          </table:table-cell>
          <table:table-cell office:value-type="float" office:value="2707196" calcext:value-type="float">
            <text:p>27071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513550" calcext:value-type="float">
            <text:p>22513550</text:p>
          </table:table-cell>
          <table:table-cell office:value-type="float" office:value="13557534" calcext:value-type="float">
            <text:p>13557534</text:p>
          </table:table-cell>
          <table:table-cell office:value-type="float" office:value="8956016" calcext:value-type="float">
            <text:p>895601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7568" calcext:value-type="float">
            <text:p>7568</text:p>
          </table:table-cell>
          <table:table-cell office:value-type="float" office:value="734" calcext:value-type="float">
            <text:p>734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2132" calcext:value-type="float">
            <text:p>16112955021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91728" calcext:value-type="float">
            <text:p>491728</text:p>
          </table:table-cell>
          <table:table-cell office:value-type="float" office:value="3124" calcext:value-type="float">
            <text:p>3124</text:p>
          </table:table-cell>
          <table:table-cell office:value-type="float" office:value="2707304" calcext:value-type="float">
            <text:p>27073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8699968" calcext:value-type="float">
            <text:p>28699968</text:p>
          </table:table-cell>
          <table:table-cell office:value-type="float" office:value="0" calcext:value-type="float">
            <text:p>0</text:p>
          </table:table-cell>
          <table:table-cell office:value-type="float" office:value="28699968" calcext:value-type="float">
            <text:p>2869996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7584" calcext:value-type="float">
            <text:p>7584</text:p>
          </table:table-cell>
          <table:table-cell office:value-type="float" office:value="734" calcext:value-type="float">
            <text:p>734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2246" calcext:value-type="float">
            <text:p>16112955022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3224" calcext:value-type="float">
            <text:p>523224</text:p>
          </table:table-cell>
          <table:table-cell office:value-type="float" office:value="3154" calcext:value-type="float">
            <text:p>3154</text:p>
          </table:table-cell>
          <table:table-cell office:value-type="float" office:value="2707508" calcext:value-type="float">
            <text:p>27075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624383" calcext:value-type="float">
            <text:p>20624383</text:p>
          </table:table-cell>
          <table:table-cell office:value-type="float" office:value="6153119" calcext:value-type="float">
            <text:p>6153119</text:p>
          </table:table-cell>
          <table:table-cell office:value-type="float" office:value="14471264" calcext:value-type="float">
            <text:p>1447126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7600" calcext:value-type="float">
            <text:p>7600</text:p>
          </table:table-cell>
          <table:table-cell office:value-type="float" office:value="405" calcext:value-type="float">
            <text:p>405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2355" calcext:value-type="float">
            <text:p>16112955023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6528" calcext:value-type="float">
            <text:p>516528</text:p>
          </table:table-cell>
          <table:table-cell office:value-type="float" office:value="3146" calcext:value-type="float">
            <text:p>3146</text:p>
          </table:table-cell>
          <table:table-cell office:value-type="float" office:value="2707376" calcext:value-type="float">
            <text:p>27073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626008" calcext:value-type="float">
            <text:p>21626008</text:p>
          </table:table-cell>
          <table:table-cell office:value-type="float" office:value="0" calcext:value-type="float">
            <text:p>0</text:p>
          </table:table-cell>
          <table:table-cell office:value-type="float" office:value="21626008" calcext:value-type="float">
            <text:p>2162600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7618" calcext:value-type="float">
            <text:p>7618</text:p>
          </table:table-cell>
          <table:table-cell office:value-type="float" office:value="436" calcext:value-type="float">
            <text:p>436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2462" calcext:value-type="float">
            <text:p>16112955024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7848" calcext:value-type="float">
            <text:p>507848</text:p>
          </table:table-cell>
          <table:table-cell office:value-type="float" office:value="3139" calcext:value-type="float">
            <text:p>3139</text:p>
          </table:table-cell>
          <table:table-cell office:value-type="float" office:value="2707568" calcext:value-type="float">
            <text:p>27075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6946392" calcext:value-type="float">
            <text:p>26946392</text:p>
          </table:table-cell>
          <table:table-cell office:value-type="float" office:value="0" calcext:value-type="float">
            <text:p>0</text:p>
          </table:table-cell>
          <table:table-cell office:value-type="float" office:value="26946392" calcext:value-type="float">
            <text:p>26946392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7636" calcext:value-type="float">
            <text:p>7636</text:p>
          </table:table-cell>
          <table:table-cell office:value-type="float" office:value="436" calcext:value-type="float">
            <text:p>436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2582" calcext:value-type="float">
            <text:p>16112955025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7308" calcext:value-type="float">
            <text:p>527308</text:p>
          </table:table-cell>
          <table:table-cell office:value-type="float" office:value="3158" calcext:value-type="float">
            <text:p>3158</text:p>
          </table:table-cell>
          <table:table-cell office:value-type="float" office:value="2707460" calcext:value-type="float">
            <text:p>27074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634925" calcext:value-type="float">
            <text:p>19634925</text:p>
          </table:table-cell>
          <table:table-cell office:value-type="float" office:value="12793813" calcext:value-type="float">
            <text:p>12793813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7653" calcext:value-type="float">
            <text:p>7653</text:p>
          </table:table-cell>
          <table:table-cell office:value-type="float" office:value="595" calcext:value-type="float">
            <text:p>595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2692" calcext:value-type="float">
            <text:p>16112955026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1108" calcext:value-type="float">
            <text:p>521108</text:p>
          </table:table-cell>
          <table:table-cell office:value-type="float" office:value="3152" calcext:value-type="float">
            <text:p>3152</text:p>
          </table:table-cell>
          <table:table-cell office:value-type="float" office:value="2707460" calcext:value-type="float">
            <text:p>27074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383326" calcext:value-type="float">
            <text:p>19383326</text:p>
          </table:table-cell>
          <table:table-cell office:value-type="float" office:value="5476878" calcext:value-type="float">
            <text:p>5476878</text:p>
          </table:table-cell>
          <table:table-cell office:value-type="float" office:value="13906448" calcext:value-type="float">
            <text:p>1390644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7668" calcext:value-type="float">
            <text:p>7668</text:p>
          </table:table-cell>
          <table:table-cell office:value-type="float" office:value="595" calcext:value-type="float">
            <text:p>595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2799" calcext:value-type="float">
            <text:p>16112955027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6520" calcext:value-type="float">
            <text:p>516520</text:p>
          </table:table-cell>
          <table:table-cell office:value-type="float" office:value="3147" calcext:value-type="float">
            <text:p>3147</text:p>
          </table:table-cell>
          <table:table-cell office:value-type="float" office:value="2707460" calcext:value-type="float">
            <text:p>27074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6212653" calcext:value-type="float">
            <text:p>26212653</text:p>
          </table:table-cell>
          <table:table-cell office:value-type="float" office:value="7253141" calcext:value-type="float">
            <text:p>7253141</text:p>
          </table:table-cell>
          <table:table-cell office:value-type="float" office:value="18959512" calcext:value-type="float">
            <text:p>1895951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7685" calcext:value-type="float">
            <text:p>7685</text:p>
          </table:table-cell>
          <table:table-cell office:value-type="float" office:value="326" calcext:value-type="float">
            <text:p>326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2906" calcext:value-type="float">
            <text:p>16112955029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6440" calcext:value-type="float">
            <text:p>526440</text:p>
          </table:table-cell>
          <table:table-cell office:value-type="float" office:value="3156" calcext:value-type="float">
            <text:p>3156</text:p>
          </table:table-cell>
          <table:table-cell office:value-type="float" office:value="2707460" calcext:value-type="float">
            <text:p>27074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36382672" calcext:value-type="float">
            <text:p>36382672</text:p>
          </table:table-cell>
          <table:table-cell office:value-type="float" office:value="0" calcext:value-type="float">
            <text:p>0</text:p>
          </table:table-cell>
          <table:table-cell office:value-type="float" office:value="36382672" calcext:value-type="float">
            <text:p>36382672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7703" calcext:value-type="float">
            <text:p>7703</text:p>
          </table:table-cell>
          <table:table-cell office:value-type="float" office:value="621" calcext:value-type="float">
            <text:p>621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3016" calcext:value-type="float">
            <text:p>16112955030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0364" calcext:value-type="float">
            <text:p>520364</text:p>
          </table:table-cell>
          <table:table-cell office:value-type="float" office:value="3151" calcext:value-type="float">
            <text:p>3151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819726" calcext:value-type="float">
            <text:p>14819726</text:p>
          </table:table-cell>
          <table:table-cell office:value-type="float" office:value="983238" calcext:value-type="float">
            <text:p>983238</text:p>
          </table:table-cell>
          <table:table-cell office:value-type="float" office:value="13836488" calcext:value-type="float">
            <text:p>13836488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7717" calcext:value-type="float">
            <text:p>7717</text:p>
          </table:table-cell>
          <table:table-cell office:value-type="float" office:value="621" calcext:value-type="float">
            <text:p>621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3127" calcext:value-type="float">
            <text:p>16112955031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2844" calcext:value-type="float">
            <text:p>522844</text:p>
          </table:table-cell>
          <table:table-cell office:value-type="float" office:value="3153" calcext:value-type="float">
            <text:p>3153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902269" calcext:value-type="float">
            <text:p>17902269</text:p>
          </table:table-cell>
          <table:table-cell office:value-type="float" office:value="6710853" calcext:value-type="float">
            <text:p>6710853</text:p>
          </table:table-cell>
          <table:table-cell office:value-type="float" office:value="11191416" calcext:value-type="float">
            <text:p>1119141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7736" calcext:value-type="float">
            <text:p>7736</text:p>
          </table:table-cell>
          <table:table-cell office:value-type="float" office:value="135" calcext:value-type="float">
            <text:p>135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3234" calcext:value-type="float">
            <text:p>16112955032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3792" calcext:value-type="float">
            <text:p>513792</text:p>
          </table:table-cell>
          <table:table-cell office:value-type="float" office:value="3145" calcext:value-type="float">
            <text:p>3145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327520" calcext:value-type="float">
            <text:p>20327520</text:p>
          </table:table-cell>
          <table:table-cell office:value-type="float" office:value="0" calcext:value-type="float">
            <text:p>0</text:p>
          </table:table-cell>
          <table:table-cell office:value-type="float" office:value="20327520" calcext:value-type="float">
            <text:p>2032752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7752" calcext:value-type="float">
            <text:p>7752</text:p>
          </table:table-cell>
          <table:table-cell office:value-type="float" office:value="468" calcext:value-type="float">
            <text:p>468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3342" calcext:value-type="float">
            <text:p>16112955033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9608" calcext:value-type="float">
            <text:p>509608</text:p>
          </table:table-cell>
          <table:table-cell office:value-type="float" office:value="3141" calcext:value-type="float">
            <text:p>3141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005088" calcext:value-type="float">
            <text:p>24005088</text:p>
          </table:table-cell>
          <table:table-cell office:value-type="float" office:value="0" calcext:value-type="float">
            <text:p>0</text:p>
          </table:table-cell>
          <table:table-cell office:value-type="float" office:value="24005088" calcext:value-type="float">
            <text:p>2400508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7770" calcext:value-type="float">
            <text:p>7770</text:p>
          </table:table-cell>
          <table:table-cell office:value-type="float" office:value="468" calcext:value-type="float">
            <text:p>468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3450" calcext:value-type="float">
            <text:p>16112955034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7748" calcext:value-type="float">
            <text:p>507748</text:p>
          </table:table-cell>
          <table:table-cell office:value-type="float" office:value="3139" calcext:value-type="float">
            <text:p>3139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6608040" calcext:value-type="float">
            <text:p>26608040</text:p>
          </table:table-cell>
          <table:table-cell office:value-type="float" office:value="0" calcext:value-type="float">
            <text:p>0</text:p>
          </table:table-cell>
          <table:table-cell office:value-type="float" office:value="26608040" calcext:value-type="float">
            <text:p>2660804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7785" calcext:value-type="float">
            <text:p>7785</text:p>
          </table:table-cell>
          <table:table-cell office:value-type="float" office:value="322" calcext:value-type="float">
            <text:p>322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3557" calcext:value-type="float">
            <text:p>16112955035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2584" calcext:value-type="float">
            <text:p>512584</text:p>
          </table:table-cell>
          <table:table-cell office:value-type="float" office:value="3143" calcext:value-type="float">
            <text:p>3143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585608" calcext:value-type="float">
            <text:p>21585608</text:p>
          </table:table-cell>
          <table:table-cell office:value-type="float" office:value="0" calcext:value-type="float">
            <text:p>0</text:p>
          </table:table-cell>
          <table:table-cell office:value-type="float" office:value="21585608" calcext:value-type="float">
            <text:p>2158560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7802" calcext:value-type="float">
            <text:p>7802</text:p>
          </table:table-cell>
          <table:table-cell office:value-type="float" office:value="322" calcext:value-type="float">
            <text:p>322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3663" calcext:value-type="float">
            <text:p>16112955036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9608" calcext:value-type="float">
            <text:p>509608</text:p>
          </table:table-cell>
          <table:table-cell office:value-type="float" office:value="3141" calcext:value-type="float">
            <text:p>3141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118568" calcext:value-type="float">
            <text:p>24118568</text:p>
          </table:table-cell>
          <table:table-cell office:value-type="float" office:value="0" calcext:value-type="float">
            <text:p>0</text:p>
          </table:table-cell>
          <table:table-cell office:value-type="float" office:value="24118568" calcext:value-type="float">
            <text:p>2411856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7821" calcext:value-type="float">
            <text:p>7821</text:p>
          </table:table-cell>
          <table:table-cell office:value-type="float" office:value="573" calcext:value-type="float">
            <text:p>573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3770" calcext:value-type="float">
            <text:p>16112955037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4984" calcext:value-type="float">
            <text:p>524984</text:p>
          </table:table-cell>
          <table:table-cell office:value-type="float" office:value="3155" calcext:value-type="float">
            <text:p>3155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170462" calcext:value-type="float">
            <text:p>18170462</text:p>
          </table:table-cell>
          <table:table-cell office:value-type="float" office:value="9481854" calcext:value-type="float">
            <text:p>9481854</text:p>
          </table:table-cell>
          <table:table-cell office:value-type="float" office:value="8688608" calcext:value-type="float">
            <text:p>868860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7840" calcext:value-type="float">
            <text:p>7840</text:p>
          </table:table-cell>
          <table:table-cell office:value-type="float" office:value="378" calcext:value-type="float">
            <text:p>378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3890" calcext:value-type="float">
            <text:p>16112955038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6100" calcext:value-type="float">
            <text:p>526100</text:p>
          </table:table-cell>
          <table:table-cell office:value-type="float" office:value="3157" calcext:value-type="float">
            <text:p>3157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9609384" calcext:value-type="float">
            <text:p>29609384</text:p>
          </table:table-cell>
          <table:table-cell office:value-type="float" office:value="0" calcext:value-type="float">
            <text:p>0</text:p>
          </table:table-cell>
          <table:table-cell office:value-type="float" office:value="29609384" calcext:value-type="float">
            <text:p>2960938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7858" calcext:value-type="float">
            <text:p>7858</text:p>
          </table:table-cell>
          <table:table-cell office:value-type="float" office:value="378" calcext:value-type="float">
            <text:p>378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4002" calcext:value-type="float">
            <text:p>16112955040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6260" calcext:value-type="float">
            <text:p>506260</text:p>
          </table:table-cell>
          <table:table-cell office:value-type="float" office:value="3138" calcext:value-type="float">
            <text:p>3138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7155568" calcext:value-type="float">
            <text:p>27155568</text:p>
          </table:table-cell>
          <table:table-cell office:value-type="float" office:value="0" calcext:value-type="float">
            <text:p>0</text:p>
          </table:table-cell>
          <table:table-cell office:value-type="float" office:value="27155568" calcext:value-type="float">
            <text:p>2715556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7875" calcext:value-type="float">
            <text:p>7875</text:p>
          </table:table-cell>
          <table:table-cell office:value-type="float" office:value="620" calcext:value-type="float">
            <text:p>620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4114" calcext:value-type="float">
            <text:p>16112955041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7996" calcext:value-type="float">
            <text:p>507996</text:p>
          </table:table-cell>
          <table:table-cell office:value-type="float" office:value="3140" calcext:value-type="float">
            <text:p>3140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5494552" calcext:value-type="float">
            <text:p>25494552</text:p>
          </table:table-cell>
          <table:table-cell office:value-type="float" office:value="0" calcext:value-type="float">
            <text:p>0</text:p>
          </table:table-cell>
          <table:table-cell office:value-type="float" office:value="25494552" calcext:value-type="float">
            <text:p>2549455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7892" calcext:value-type="float">
            <text:p>7892</text:p>
          </table:table-cell>
          <table:table-cell office:value-type="float" office:value="885" calcext:value-type="float">
            <text:p>885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4229" calcext:value-type="float">
            <text:p>16112955042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0972" calcext:value-type="float">
            <text:p>510972</text:p>
          </table:table-cell>
          <table:table-cell office:value-type="float" office:value="3143" calcext:value-type="float">
            <text:p>3143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608784" calcext:value-type="float">
            <text:p>22608784</text:p>
          </table:table-cell>
          <table:table-cell office:value-type="float" office:value="0" calcext:value-type="float">
            <text:p>0</text:p>
          </table:table-cell>
          <table:table-cell office:value-type="float" office:value="22608784" calcext:value-type="float">
            <text:p>2260878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7908" calcext:value-type="float">
            <text:p>7908</text:p>
          </table:table-cell>
          <table:table-cell office:value-type="float" office:value="885" calcext:value-type="float">
            <text:p>885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4336" calcext:value-type="float">
            <text:p>16112955043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2212" calcext:value-type="float">
            <text:p>512212</text:p>
          </table:table-cell>
          <table:table-cell office:value-type="float" office:value="3143" calcext:value-type="float">
            <text:p>3143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953608" calcext:value-type="float">
            <text:p>21953608</text:p>
          </table:table-cell>
          <table:table-cell office:value-type="float" office:value="0" calcext:value-type="float">
            <text:p>0</text:p>
          </table:table-cell>
          <table:table-cell office:value-type="float" office:value="21953608" calcext:value-type="float">
            <text:p>2195360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7925" calcext:value-type="float">
            <text:p>7925</text:p>
          </table:table-cell>
          <table:table-cell office:value-type="float" office:value="632" calcext:value-type="float">
            <text:p>632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4443" calcext:value-type="float">
            <text:p>16112955044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3452" calcext:value-type="float">
            <text:p>513452</text:p>
          </table:table-cell>
          <table:table-cell office:value-type="float" office:value="3144" calcext:value-type="float">
            <text:p>3144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622024" calcext:value-type="float">
            <text:p>20622024</text:p>
          </table:table-cell>
          <table:table-cell office:value-type="float" office:value="0" calcext:value-type="float">
            <text:p>0</text:p>
          </table:table-cell>
          <table:table-cell office:value-type="float" office:value="20622024" calcext:value-type="float">
            <text:p>2062202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7942" calcext:value-type="float">
            <text:p>7942</text:p>
          </table:table-cell>
          <table:table-cell office:value-type="float" office:value="632" calcext:value-type="float">
            <text:p>632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4549" calcext:value-type="float">
            <text:p>16112955045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5684" calcext:value-type="float">
            <text:p>515684</text:p>
          </table:table-cell>
          <table:table-cell office:value-type="float" office:value="3147" calcext:value-type="float">
            <text:p>3147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343709" calcext:value-type="float">
            <text:p>19343709</text:p>
          </table:table-cell>
          <table:table-cell office:value-type="float" office:value="1244757" calcext:value-type="float">
            <text:p>1244757</text:p>
          </table:table-cell>
          <table:table-cell office:value-type="float" office:value="18098952" calcext:value-type="float">
            <text:p>1809895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7957" calcext:value-type="float">
            <text:p>7957</text:p>
          </table:table-cell>
          <table:table-cell office:value-type="float" office:value="354" calcext:value-type="float">
            <text:p>354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4656" calcext:value-type="float">
            <text:p>16112955046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7048" calcext:value-type="float">
            <text:p>517048</text:p>
          </table:table-cell>
          <table:table-cell office:value-type="float" office:value="3148" calcext:value-type="float">
            <text:p>3148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845616" calcext:value-type="float">
            <text:p>16845616</text:p>
          </table:table-cell>
          <table:table-cell office:value-type="float" office:value="0" calcext:value-type="float">
            <text:p>0</text:p>
          </table:table-cell>
          <table:table-cell office:value-type="float" office:value="16845616" calcext:value-type="float">
            <text:p>1684561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7974" calcext:value-type="float">
            <text:p>7974</text:p>
          </table:table-cell>
          <table:table-cell office:value-type="float" office:value="329" calcext:value-type="float">
            <text:p>329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4763" calcext:value-type="float">
            <text:p>16112955047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6800" calcext:value-type="float">
            <text:p>516800</text:p>
          </table:table-cell>
          <table:table-cell office:value-type="float" office:value="3148" calcext:value-type="float">
            <text:p>3148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040320" calcext:value-type="float">
            <text:p>17040320</text:p>
          </table:table-cell>
          <table:table-cell office:value-type="float" office:value="0" calcext:value-type="float">
            <text:p>0</text:p>
          </table:table-cell>
          <table:table-cell office:value-type="float" office:value="17040320" calcext:value-type="float">
            <text:p>1704032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7991" calcext:value-type="float">
            <text:p>7991</text:p>
          </table:table-cell>
          <table:table-cell office:value-type="float" office:value="329" calcext:value-type="float">
            <text:p>329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4868" calcext:value-type="float">
            <text:p>16112955048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4940" calcext:value-type="float">
            <text:p>514940</text:p>
          </table:table-cell>
          <table:table-cell office:value-type="float" office:value="3146" calcext:value-type="float">
            <text:p>3146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594952" calcext:value-type="float">
            <text:p>18594952</text:p>
          </table:table-cell>
          <table:table-cell office:value-type="float" office:value="0" calcext:value-type="float">
            <text:p>0</text:p>
          </table:table-cell>
          <table:table-cell office:value-type="float" office:value="18594952" calcext:value-type="float">
            <text:p>1859495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8008" calcext:value-type="float">
            <text:p>8008</text:p>
          </table:table-cell>
          <table:table-cell office:value-type="float" office:value="529" calcext:value-type="float">
            <text:p>529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4974" calcext:value-type="float">
            <text:p>16112955049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5312" calcext:value-type="float">
            <text:p>515312</text:p>
          </table:table-cell>
          <table:table-cell office:value-type="float" office:value="3147" calcext:value-type="float">
            <text:p>3147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113096" calcext:value-type="float">
            <text:p>18113096</text:p>
          </table:table-cell>
          <table:table-cell office:value-type="float" office:value="0" calcext:value-type="float">
            <text:p>0</text:p>
          </table:table-cell>
          <table:table-cell office:value-type="float" office:value="18113096" calcext:value-type="float">
            <text:p>1811309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8026" calcext:value-type="float">
            <text:p>8026</text:p>
          </table:table-cell>
          <table:table-cell office:value-type="float" office:value="529" calcext:value-type="float">
            <text:p>529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5081" calcext:value-type="float">
            <text:p>16112955050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7340" calcext:value-type="float">
            <text:p>527340</text:p>
          </table:table-cell>
          <table:table-cell office:value-type="float" office:value="3158" calcext:value-type="float">
            <text:p>3158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406031" calcext:value-type="float">
            <text:p>14406031</text:p>
          </table:table-cell>
          <table:table-cell office:value-type="float" office:value="8353695" calcext:value-type="float">
            <text:p>8353695</text:p>
          </table:table-cell>
          <table:table-cell office:value-type="float" office:value="6052336" calcext:value-type="float">
            <text:p>605233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8044" calcext:value-type="float">
            <text:p>8044</text:p>
          </table:table-cell>
          <table:table-cell office:value-type="float" office:value="390" calcext:value-type="float">
            <text:p>390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5191" calcext:value-type="float">
            <text:p>16112955051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7384" calcext:value-type="float">
            <text:p>527384</text:p>
          </table:table-cell>
          <table:table-cell office:value-type="float" office:value="3158" calcext:value-type="float">
            <text:p>3158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225823" calcext:value-type="float">
            <text:p>15225823</text:p>
          </table:table-cell>
          <table:table-cell office:value-type="float" office:value="9207175" calcext:value-type="float">
            <text:p>9207175</text:p>
          </table:table-cell>
          <table:table-cell office:value-type="float" office:value="6018648" calcext:value-type="float">
            <text:p>601864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8061" calcext:value-type="float">
            <text:p>8061</text:p>
          </table:table-cell>
          <table:table-cell office:value-type="float" office:value="532" calcext:value-type="float">
            <text:p>532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5300" calcext:value-type="float">
            <text:p>16112955053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5728" calcext:value-type="float">
            <text:p>525728</text:p>
          </table:table-cell>
          <table:table-cell office:value-type="float" office:value="3156" calcext:value-type="float">
            <text:p>3156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431326" calcext:value-type="float">
            <text:p>13431326</text:p>
          </table:table-cell>
          <table:table-cell office:value-type="float" office:value="5024014" calcext:value-type="float">
            <text:p>5024014</text:p>
          </table:table-cell>
          <table:table-cell office:value-type="float" office:value="8407312" calcext:value-type="float">
            <text:p>840731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8078" calcext:value-type="float">
            <text:p>8078</text:p>
          </table:table-cell>
          <table:table-cell office:value-type="float" office:value="532" calcext:value-type="float">
            <text:p>532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5408" calcext:value-type="float">
            <text:p>16112955054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3744" calcext:value-type="float">
            <text:p>523744</text:p>
          </table:table-cell>
          <table:table-cell office:value-type="float" office:value="3155" calcext:value-type="float">
            <text:p>3155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530221" calcext:value-type="float">
            <text:p>14530221</text:p>
          </table:table-cell>
          <table:table-cell office:value-type="float" office:value="4361045" calcext:value-type="float">
            <text:p>4361045</text:p>
          </table:table-cell>
          <table:table-cell office:value-type="float" office:value="10169176" calcext:value-type="float">
            <text:p>1016917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8094" calcext:value-type="float">
            <text:p>8094</text:p>
          </table:table-cell>
          <table:table-cell office:value-type="float" office:value="296" calcext:value-type="float">
            <text:p>296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5515" calcext:value-type="float">
            <text:p>16112955055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4984" calcext:value-type="float">
            <text:p>524984</text:p>
          </table:table-cell>
          <table:table-cell office:value-type="float" office:value="3156" calcext:value-type="float">
            <text:p>3156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599166" calcext:value-type="float">
            <text:p>14599166</text:p>
          </table:table-cell>
          <table:table-cell office:value-type="float" office:value="5624318" calcext:value-type="float">
            <text:p>5624318</text:p>
          </table:table-cell>
          <table:table-cell office:value-type="float" office:value="8974848" calcext:value-type="float">
            <text:p>897484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8112" calcext:value-type="float">
            <text:p>8112</text:p>
          </table:table-cell>
          <table:table-cell office:value-type="float" office:value="422" calcext:value-type="float">
            <text:p>422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5621" calcext:value-type="float">
            <text:p>16112955056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6844" calcext:value-type="float">
            <text:p>526844</text:p>
          </table:table-cell>
          <table:table-cell office:value-type="float" office:value="3158" calcext:value-type="float">
            <text:p>3158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599166" calcext:value-type="float">
            <text:p>14599166</text:p>
          </table:table-cell>
          <table:table-cell office:value-type="float" office:value="8022246" calcext:value-type="float">
            <text:p>8022246</text:p>
          </table:table-cell>
          <table:table-cell office:value-type="float" office:value="6576920" calcext:value-type="float">
            <text:p>657692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8129" calcext:value-type="float">
            <text:p>8129</text:p>
          </table:table-cell>
          <table:table-cell office:value-type="float" office:value="422" calcext:value-type="float">
            <text:p>422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5727" calcext:value-type="float">
            <text:p>16112955057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6056" calcext:value-type="float">
            <text:p>516056</text:p>
          </table:table-cell>
          <table:table-cell office:value-type="float" office:value="3147" calcext:value-type="float">
            <text:p>3147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622944" calcext:value-type="float">
            <text:p>17622944</text:p>
          </table:table-cell>
          <table:table-cell office:value-type="float" office:value="0" calcext:value-type="float">
            <text:p>0</text:p>
          </table:table-cell>
          <table:table-cell office:value-type="float" office:value="17622944" calcext:value-type="float">
            <text:p>1762294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8146" calcext:value-type="float">
            <text:p>8146</text:p>
          </table:table-cell>
          <table:table-cell office:value-type="float" office:value="395" calcext:value-type="float">
            <text:p>395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5834" calcext:value-type="float">
            <text:p>16112955058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7668" calcext:value-type="float">
            <text:p>517668</text:p>
          </table:table-cell>
          <table:table-cell office:value-type="float" office:value="3149" calcext:value-type="float">
            <text:p>3149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020520" calcext:value-type="float">
            <text:p>16020520</text:p>
          </table:table-cell>
          <table:table-cell office:value-type="float" office:value="0" calcext:value-type="float">
            <text:p>0</text:p>
          </table:table-cell>
          <table:table-cell office:value-type="float" office:value="16020520" calcext:value-type="float">
            <text:p>1602052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8163" calcext:value-type="float">
            <text:p>8163</text:p>
          </table:table-cell>
          <table:table-cell office:value-type="float" office:value="395" calcext:value-type="float">
            <text:p>395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5945" calcext:value-type="float">
            <text:p>16112955059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9280" calcext:value-type="float">
            <text:p>519280</text:p>
          </table:table-cell>
          <table:table-cell office:value-type="float" office:value="3150" calcext:value-type="float">
            <text:p>3150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455616" calcext:value-type="float">
            <text:p>14455616</text:p>
          </table:table-cell>
          <table:table-cell office:value-type="float" office:value="0" calcext:value-type="float">
            <text:p>0</text:p>
          </table:table-cell>
          <table:table-cell office:value-type="float" office:value="14455616" calcext:value-type="float">
            <text:p>1445561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8180" calcext:value-type="float">
            <text:p>8180</text:p>
          </table:table-cell>
          <table:table-cell office:value-type="float" office:value="467" calcext:value-type="float">
            <text:p>467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6055" calcext:value-type="float">
            <text:p>16112955060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0644" calcext:value-type="float">
            <text:p>520644</text:p>
          </table:table-cell>
          <table:table-cell office:value-type="float" office:value="3152" calcext:value-type="float">
            <text:p>3152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873088" calcext:value-type="float">
            <text:p>12873088</text:p>
          </table:table-cell>
          <table:table-cell office:value-type="float" office:value="0" calcext:value-type="float">
            <text:p>0</text:p>
          </table:table-cell>
          <table:table-cell office:value-type="float" office:value="12873088" calcext:value-type="float">
            <text:p>1287308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8195" calcext:value-type="float">
            <text:p>8195</text:p>
          </table:table-cell>
          <table:table-cell office:value-type="float" office:value="171" calcext:value-type="float">
            <text:p>171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6164" calcext:value-type="float">
            <text:p>16112955061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4736" calcext:value-type="float">
            <text:p>524736</text:p>
          </table:table-cell>
          <table:table-cell office:value-type="float" office:value="3156" calcext:value-type="float">
            <text:p>3156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588608" calcext:value-type="float">
            <text:p>11588608</text:p>
          </table:table-cell>
          <table:table-cell office:value-type="float" office:value="2402792" calcext:value-type="float">
            <text:p>2402792</text:p>
          </table:table-cell>
          <table:table-cell office:value-type="float" office:value="9185816" calcext:value-type="float">
            <text:p>918581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8211" calcext:value-type="float">
            <text:p>8211</text:p>
          </table:table-cell>
          <table:table-cell office:value-type="float" office:value="171" calcext:value-type="float">
            <text:p>171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6270" calcext:value-type="float">
            <text:p>16112955062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3248" calcext:value-type="float">
            <text:p>523248</text:p>
          </table:table-cell>
          <table:table-cell office:value-type="float" office:value="3154" calcext:value-type="float">
            <text:p>3154</text:p>
          </table:table-cell>
          <table:table-cell office:value-type="float" office:value="2707456" calcext:value-type="float">
            <text:p>27074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897552" calcext:value-type="float">
            <text:p>10897552</text:p>
          </table:table-cell>
          <table:table-cell office:value-type="float" office:value="354944" calcext:value-type="float">
            <text:p>354944</text:p>
          </table:table-cell>
          <table:table-cell office:value-type="float" office:value="10542608" calcext:value-type="float">
            <text:p>1054260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8227" calcext:value-type="float">
            <text:p>8227</text:p>
          </table:table-cell>
          <table:table-cell office:value-type="float" office:value="411" calcext:value-type="float">
            <text:p>411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6377" calcext:value-type="float">
            <text:p>16112955063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2380" calcext:value-type="float">
            <text:p>522380</text:p>
          </table:table-cell>
          <table:table-cell office:value-type="float" office:value="3154" calcext:value-type="float">
            <text:p>3154</text:p>
          </table:table-cell>
          <table:table-cell office:value-type="float" office:value="2707456" calcext:value-type="float">
            <text:p>27074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365832" calcext:value-type="float">
            <text:p>11365832</text:p>
          </table:table-cell>
          <table:table-cell office:value-type="float" office:value="0" calcext:value-type="float">
            <text:p>0</text:p>
          </table:table-cell>
          <table:table-cell office:value-type="float" office:value="11365832" calcext:value-type="float">
            <text:p>1136583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8242" calcext:value-type="float">
            <text:p>8242</text:p>
          </table:table-cell>
          <table:table-cell office:value-type="float" office:value="411" calcext:value-type="float">
            <text:p>411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6483" calcext:value-type="float">
            <text:p>16112955064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5356" calcext:value-type="float">
            <text:p>525356</text:p>
          </table:table-cell>
          <table:table-cell office:value-type="float" office:value="3157" calcext:value-type="float">
            <text:p>3157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170072" calcext:value-type="float">
            <text:p>10170072</text:p>
          </table:table-cell>
          <table:table-cell office:value-type="float" office:value="995328" calcext:value-type="float">
            <text:p>995328</text:p>
          </table:table-cell>
          <table:table-cell office:value-type="float" office:value="9174744" calcext:value-type="float">
            <text:p>917474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8255" calcext:value-type="float">
            <text:p>8255</text:p>
          </table:table-cell>
          <table:table-cell office:value-type="float" office:value="431" calcext:value-type="float">
            <text:p>431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6589" calcext:value-type="float">
            <text:p>16112955065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8828" calcext:value-type="float">
            <text:p>528828</text:p>
          </table:table-cell>
          <table:table-cell office:value-type="float" office:value="3160" calcext:value-type="float">
            <text:p>3160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170072" calcext:value-type="float">
            <text:p>10170072</text:p>
          </table:table-cell>
          <table:table-cell office:value-type="float" office:value="4850224" calcext:value-type="float">
            <text:p>4850224</text:p>
          </table:table-cell>
          <table:table-cell office:value-type="float" office:value="5319848" calcext:value-type="float">
            <text:p>531984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8268" calcext:value-type="float">
            <text:p>8268</text:p>
          </table:table-cell>
          <table:table-cell office:value-type="float" office:value="398" calcext:value-type="float">
            <text:p>398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6695" calcext:value-type="float">
            <text:p>16112955066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8332" calcext:value-type="float">
            <text:p>528332</text:p>
          </table:table-cell>
          <table:table-cell office:value-type="float" office:value="3159" calcext:value-type="float">
            <text:p>3159</text:p>
          </table:table-cell>
          <table:table-cell office:value-type="float" office:value="2707464" calcext:value-type="float">
            <text:p>27074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170072" calcext:value-type="float">
            <text:p>10170072</text:p>
          </table:table-cell>
          <table:table-cell office:value-type="float" office:value="4071984" calcext:value-type="float">
            <text:p>4071984</text:p>
          </table:table-cell>
          <table:table-cell office:value-type="float" office:value="6098088" calcext:value-type="float">
            <text:p>609808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8279" calcext:value-type="float">
            <text:p>8279</text:p>
          </table:table-cell>
          <table:table-cell office:value-type="float" office:value="398" calcext:value-type="float">
            <text:p>398</text:p>
          </table:table-cell>
          <table:table-cell office:value-type="float" office:value="3848" calcext:value-type="float">
            <text:p>3848</text:p>
          </table:table-cell>
          <table:table-cell office:value-type="float" office:value="1611295506801" calcext:value-type="float">
            <text:p>16112955068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5208" calcext:value-type="float">
            <text:p>515208</text:p>
          </table:table-cell>
          <table:table-cell office:value-type="float" office:value="3147" calcext:value-type="float">
            <text:p>3147</text:p>
          </table:table-cell>
          <table:table-cell office:value-type="float" office:value="2708024" calcext:value-type="float">
            <text:p>27080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010680" calcext:value-type="float">
            <text:p>14010680</text:p>
          </table:table-cell>
          <table:table-cell office:value-type="float" office:value="0" calcext:value-type="float">
            <text:p>0</text:p>
          </table:table-cell>
          <table:table-cell office:value-type="float" office:value="14010680" calcext:value-type="float">
            <text:p>1401068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061" calcext:value-type="float">
            <text:p>9061</text:p>
          </table:table-cell>
          <table:table-cell office:value-type="float" office:value="439" calcext:value-type="float">
            <text:p>439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2053" calcext:value-type="float">
            <text:p>16112955120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2896" calcext:value-type="float">
            <text:p>522896</text:p>
          </table:table-cell>
          <table:table-cell office:value-type="float" office:value="3154" calcext:value-type="float">
            <text:p>3154</text:p>
          </table:table-cell>
          <table:table-cell office:value-type="float" office:value="2708024" calcext:value-type="float">
            <text:p>27080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5293213" calcext:value-type="float">
            <text:p>25293213</text:p>
          </table:table-cell>
          <table:table-cell office:value-type="float" office:value="19015845" calcext:value-type="float">
            <text:p>19015845</text:p>
          </table:table-cell>
          <table:table-cell office:value-type="float" office:value="6277368" calcext:value-type="float">
            <text:p>627736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078" calcext:value-type="float">
            <text:p>9078</text:p>
          </table:table-cell>
          <table:table-cell office:value-type="float" office:value="640" calcext:value-type="float">
            <text:p>640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2161" calcext:value-type="float">
            <text:p>16112955121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9176" calcext:value-type="float">
            <text:p>519176</text:p>
          </table:table-cell>
          <table:table-cell office:value-type="float" office:value="3150" calcext:value-type="float">
            <text:p>3150</text:p>
          </table:table-cell>
          <table:table-cell office:value-type="float" office:value="2708024" calcext:value-type="float">
            <text:p>27080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340334" calcext:value-type="float">
            <text:p>21340334</text:p>
          </table:table-cell>
          <table:table-cell office:value-type="float" office:value="10398878" calcext:value-type="float">
            <text:p>10398878</text:p>
          </table:table-cell>
          <table:table-cell office:value-type="float" office:value="10941456" calcext:value-type="float">
            <text:p>1094145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095" calcext:value-type="float">
            <text:p>9095</text:p>
          </table:table-cell>
          <table:table-cell office:value-type="float" office:value="640" calcext:value-type="float">
            <text:p>640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2270" calcext:value-type="float">
            <text:p>16112955122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8184" calcext:value-type="float">
            <text:p>518184</text:p>
          </table:table-cell>
          <table:table-cell office:value-type="float" office:value="3149" calcext:value-type="float">
            <text:p>3149</text:p>
          </table:table-cell>
          <table:table-cell office:value-type="float" office:value="2708024" calcext:value-type="float">
            <text:p>27080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8175102" calcext:value-type="float">
            <text:p>28175102</text:p>
          </table:table-cell>
          <table:table-cell office:value-type="float" office:value="16658806" calcext:value-type="float">
            <text:p>16658806</text:p>
          </table:table-cell>
          <table:table-cell office:value-type="float" office:value="11516296" calcext:value-type="float">
            <text:p>1151629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111" calcext:value-type="float">
            <text:p>9111</text:p>
          </table:table-cell>
          <table:table-cell office:value-type="float" office:value="517" calcext:value-type="float">
            <text:p>517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2378" calcext:value-type="float">
            <text:p>16112955123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8804" calcext:value-type="float">
            <text:p>518804</text:p>
          </table:table-cell>
          <table:table-cell office:value-type="float" office:value="3150" calcext:value-type="float">
            <text:p>3150</text:p>
          </table:table-cell>
          <table:table-cell office:value-type="float" office:value="2708024" calcext:value-type="float">
            <text:p>27080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8175102" calcext:value-type="float">
            <text:p>28175102</text:p>
          </table:table-cell>
          <table:table-cell office:value-type="float" office:value="18124070" calcext:value-type="float">
            <text:p>18124070</text:p>
          </table:table-cell>
          <table:table-cell office:value-type="float" office:value="10051032" calcext:value-type="float">
            <text:p>10051032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9125" calcext:value-type="float">
            <text:p>9125</text:p>
          </table:table-cell>
          <table:table-cell office:value-type="float" office:value="437" calcext:value-type="float">
            <text:p>437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2483" calcext:value-type="float">
            <text:p>16112955124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96112" calcext:value-type="float">
            <text:p>496112</text:p>
          </table:table-cell>
          <table:table-cell office:value-type="float" office:value="3128" calcext:value-type="float">
            <text:p>3128</text:p>
          </table:table-cell>
          <table:table-cell office:value-type="float" office:value="2708024" calcext:value-type="float">
            <text:p>27080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33530496" calcext:value-type="float">
            <text:p>33530496</text:p>
          </table:table-cell>
          <table:table-cell office:value-type="float" office:value="0" calcext:value-type="float">
            <text:p>0</text:p>
          </table:table-cell>
          <table:table-cell office:value-type="float" office:value="33530496" calcext:value-type="float">
            <text:p>3353049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141" calcext:value-type="float">
            <text:p>9141</text:p>
          </table:table-cell>
          <table:table-cell office:value-type="float" office:value="437" calcext:value-type="float">
            <text:p>437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2590" calcext:value-type="float">
            <text:p>16112955125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3180" calcext:value-type="float">
            <text:p>503180</text:p>
          </table:table-cell>
          <table:table-cell office:value-type="float" office:value="3135" calcext:value-type="float">
            <text:p>3135</text:p>
          </table:table-cell>
          <table:table-cell office:value-type="float" office:value="2708024" calcext:value-type="float">
            <text:p>27080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32515327" calcext:value-type="float">
            <text:p>32515327</text:p>
          </table:table-cell>
          <table:table-cell office:value-type="float" office:value="5831071" calcext:value-type="float">
            <text:p>5831071</text:p>
          </table:table-cell>
          <table:table-cell office:value-type="float" office:value="26684256" calcext:value-type="float">
            <text:p>2668425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154" calcext:value-type="float">
            <text:p>9154</text:p>
          </table:table-cell>
          <table:table-cell office:value-type="float" office:value="423" calcext:value-type="float">
            <text:p>423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2696" calcext:value-type="float">
            <text:p>16112955126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9052" calcext:value-type="float">
            <text:p>519052</text:p>
          </table:table-cell>
          <table:table-cell office:value-type="float" office:value="3151" calcext:value-type="float">
            <text:p>3151</text:p>
          </table:table-cell>
          <table:table-cell office:value-type="float" office:value="2708024" calcext:value-type="float">
            <text:p>27080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32515327" calcext:value-type="float">
            <text:p>32515327</text:p>
          </table:table-cell>
          <table:table-cell office:value-type="float" office:value="22280495" calcext:value-type="float">
            <text:p>22280495</text:p>
          </table:table-cell>
          <table:table-cell office:value-type="float" office:value="10234832" calcext:value-type="float">
            <text:p>10234832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9170" calcext:value-type="float">
            <text:p>9170</text:p>
          </table:table-cell>
          <table:table-cell office:value-type="float" office:value="423" calcext:value-type="float">
            <text:p>423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2803" calcext:value-type="float">
            <text:p>16112955128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493880" calcext:value-type="float">
            <text:p>493880</text:p>
          </table:table-cell>
          <table:table-cell office:value-type="float" office:value="3126" calcext:value-type="float">
            <text:p>3126</text:p>
          </table:table-cell>
          <table:table-cell office:value-type="float" office:value="2708024" calcext:value-type="float">
            <text:p>27080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36546056" calcext:value-type="float">
            <text:p>36546056</text:p>
          </table:table-cell>
          <table:table-cell office:value-type="float" office:value="0" calcext:value-type="float">
            <text:p>0</text:p>
          </table:table-cell>
          <table:table-cell office:value-type="float" office:value="36546056" calcext:value-type="float">
            <text:p>36546056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9184" calcext:value-type="float">
            <text:p>9184</text:p>
          </table:table-cell>
          <table:table-cell office:value-type="float" office:value="623" calcext:value-type="float">
            <text:p>623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2910" calcext:value-type="float">
            <text:p>16112955129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4836" calcext:value-type="float">
            <text:p>514836</text:p>
          </table:table-cell>
          <table:table-cell office:value-type="float" office:value="3146" calcext:value-type="float">
            <text:p>3146</text:p>
          </table:table-cell>
          <table:table-cell office:value-type="float" office:value="2708024" calcext:value-type="float">
            <text:p>27080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6817854" calcext:value-type="float">
            <text:p>26817854</text:p>
          </table:table-cell>
          <table:table-cell office:value-type="float" office:value="11813942" calcext:value-type="float">
            <text:p>11813942</text:p>
          </table:table-cell>
          <table:table-cell office:value-type="float" office:value="15003912" calcext:value-type="float">
            <text:p>15003912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9199" calcext:value-type="float">
            <text:p>9199</text:p>
          </table:table-cell>
          <table:table-cell office:value-type="float" office:value="510" calcext:value-type="float">
            <text:p>510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3016" calcext:value-type="float">
            <text:p>16112955130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0664" calcext:value-type="float">
            <text:p>520664</text:p>
          </table:table-cell>
          <table:table-cell office:value-type="float" office:value="3152" calcext:value-type="float">
            <text:p>3152</text:p>
          </table:table-cell>
          <table:table-cell office:value-type="float" office:value="2708000" calcext:value-type="float">
            <text:p>27080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003070" calcext:value-type="float">
            <text:p>19003070</text:p>
          </table:table-cell>
          <table:table-cell office:value-type="float" office:value="10261574" calcext:value-type="float">
            <text:p>10261574</text:p>
          </table:table-cell>
          <table:table-cell office:value-type="float" office:value="8741496" calcext:value-type="float">
            <text:p>8741496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9215" calcext:value-type="float">
            <text:p>9215</text:p>
          </table:table-cell>
          <table:table-cell office:value-type="float" office:value="510" calcext:value-type="float">
            <text:p>510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3122" calcext:value-type="float">
            <text:p>16112955131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6520" calcext:value-type="float">
            <text:p>516520</text:p>
          </table:table-cell>
          <table:table-cell office:value-type="float" office:value="3148" calcext:value-type="float">
            <text:p>3148</text:p>
          </table:table-cell>
          <table:table-cell office:value-type="float" office:value="2707872" calcext:value-type="float">
            <text:p>27078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562063" calcext:value-type="float">
            <text:p>18562063</text:p>
          </table:table-cell>
          <table:table-cell office:value-type="float" office:value="6105087" calcext:value-type="float">
            <text:p>6105087</text:p>
          </table:table-cell>
          <table:table-cell office:value-type="float" office:value="12456976" calcext:value-type="float">
            <text:p>1245697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230" calcext:value-type="float">
            <text:p>9230</text:p>
          </table:table-cell>
          <table:table-cell office:value-type="float" office:value="210" calcext:value-type="float">
            <text:p>210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3229" calcext:value-type="float">
            <text:p>16112955132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6848" calcext:value-type="float">
            <text:p>506848</text:p>
          </table:table-cell>
          <table:table-cell office:value-type="float" office:value="3138" calcext:value-type="float">
            <text:p>3138</text:p>
          </table:table-cell>
          <table:table-cell office:value-type="float" office:value="2707868" calcext:value-type="float">
            <text:p>27078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295384" calcext:value-type="float">
            <text:p>22295384</text:p>
          </table:table-cell>
          <table:table-cell office:value-type="float" office:value="0" calcext:value-type="float">
            <text:p>0</text:p>
          </table:table-cell>
          <table:table-cell office:value-type="float" office:value="22295384" calcext:value-type="float">
            <text:p>2229538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247" calcext:value-type="float">
            <text:p>9247</text:p>
          </table:table-cell>
          <table:table-cell office:value-type="float" office:value="210" calcext:value-type="float">
            <text:p>210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3334" calcext:value-type="float">
            <text:p>16112955133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3872" calcext:value-type="float">
            <text:p>503872</text:p>
          </table:table-cell>
          <table:table-cell office:value-type="float" office:value="3136" calcext:value-type="float">
            <text:p>3136</text:p>
          </table:table-cell>
          <table:table-cell office:value-type="float" office:value="2707868" calcext:value-type="float">
            <text:p>27078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870032" calcext:value-type="float">
            <text:p>24870032</text:p>
          </table:table-cell>
          <table:table-cell office:value-type="float" office:value="0" calcext:value-type="float">
            <text:p>0</text:p>
          </table:table-cell>
          <table:table-cell office:value-type="float" office:value="24870032" calcext:value-type="float">
            <text:p>2487003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264" calcext:value-type="float">
            <text:p>9264</text:p>
          </table:table-cell>
          <table:table-cell office:value-type="float" office:value="535" calcext:value-type="float">
            <text:p>535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3441" calcext:value-type="float">
            <text:p>16112955134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1888" calcext:value-type="float">
            <text:p>501888</text:p>
          </table:table-cell>
          <table:table-cell office:value-type="float" office:value="3133" calcext:value-type="float">
            <text:p>3133</text:p>
          </table:table-cell>
          <table:table-cell office:value-type="float" office:value="2707868" calcext:value-type="float">
            <text:p>27078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7481040" calcext:value-type="float">
            <text:p>27481040</text:p>
          </table:table-cell>
          <table:table-cell office:value-type="float" office:value="0" calcext:value-type="float">
            <text:p>0</text:p>
          </table:table-cell>
          <table:table-cell office:value-type="float" office:value="27481040" calcext:value-type="float">
            <text:p>2748104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280" calcext:value-type="float">
            <text:p>9280</text:p>
          </table:table-cell>
          <table:table-cell office:value-type="float" office:value="348" calcext:value-type="float">
            <text:p>348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3548" calcext:value-type="float">
            <text:p>16112955135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4572" calcext:value-type="float">
            <text:p>504572</text:p>
          </table:table-cell>
          <table:table-cell office:value-type="float" office:value="3137" calcext:value-type="float">
            <text:p>3137</text:p>
          </table:table-cell>
          <table:table-cell office:value-type="float" office:value="2708084" calcext:value-type="float">
            <text:p>2708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976824" calcext:value-type="float">
            <text:p>23976824</text:p>
          </table:table-cell>
          <table:table-cell office:value-type="float" office:value="0" calcext:value-type="float">
            <text:p>0</text:p>
          </table:table-cell>
          <table:table-cell office:value-type="float" office:value="23976824" calcext:value-type="float">
            <text:p>2397682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298" calcext:value-type="float">
            <text:p>9298</text:p>
          </table:table-cell>
          <table:table-cell office:value-type="float" office:value="348" calcext:value-type="float">
            <text:p>348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3657" calcext:value-type="float">
            <text:p>16112955136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1472" calcext:value-type="float">
            <text:p>501472</text:p>
          </table:table-cell>
          <table:table-cell office:value-type="float" office:value="3134" calcext:value-type="float">
            <text:p>3134</text:p>
          </table:table-cell>
          <table:table-cell office:value-type="float" office:value="2708084" calcext:value-type="float">
            <text:p>2708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7044456" calcext:value-type="float">
            <text:p>27044456</text:p>
          </table:table-cell>
          <table:table-cell office:value-type="float" office:value="0" calcext:value-type="float">
            <text:p>0</text:p>
          </table:table-cell>
          <table:table-cell office:value-type="float" office:value="27044456" calcext:value-type="float">
            <text:p>2704445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316" calcext:value-type="float">
            <text:p>9316</text:p>
          </table:table-cell>
          <table:table-cell office:value-type="float" office:value="308" calcext:value-type="float">
            <text:p>308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3767" calcext:value-type="float">
            <text:p>16112955137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1312" calcext:value-type="float">
            <text:p>521312</text:p>
          </table:table-cell>
          <table:table-cell office:value-type="float" office:value="3153" calcext:value-type="float">
            <text:p>3153</text:p>
          </table:table-cell>
          <table:table-cell office:value-type="float" office:value="2708084" calcext:value-type="float">
            <text:p>2708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305055" calcext:value-type="float">
            <text:p>19305055</text:p>
          </table:table-cell>
          <table:table-cell office:value-type="float" office:value="12304247" calcext:value-type="float">
            <text:p>12304247</text:p>
          </table:table-cell>
          <table:table-cell office:value-type="float" office:value="7000808" calcext:value-type="float">
            <text:p>700080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334" calcext:value-type="float">
            <text:p>9334</text:p>
          </table:table-cell>
          <table:table-cell office:value-type="float" office:value="340" calcext:value-type="float">
            <text:p>340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3883" calcext:value-type="float">
            <text:p>16112955138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9080" calcext:value-type="float">
            <text:p>519080</text:p>
          </table:table-cell>
          <table:table-cell office:value-type="float" office:value="3150" calcext:value-type="float">
            <text:p>3150</text:p>
          </table:table-cell>
          <table:table-cell office:value-type="float" office:value="2708084" calcext:value-type="float">
            <text:p>2708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826701" calcext:value-type="float">
            <text:p>18826701</text:p>
          </table:table-cell>
          <table:table-cell office:value-type="float" office:value="9103165" calcext:value-type="float">
            <text:p>9103165</text:p>
          </table:table-cell>
          <table:table-cell office:value-type="float" office:value="9723536" calcext:value-type="float">
            <text:p>972353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351" calcext:value-type="float">
            <text:p>9351</text:p>
          </table:table-cell>
          <table:table-cell office:value-type="float" office:value="340" calcext:value-type="float">
            <text:p>340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3993" calcext:value-type="float">
            <text:p>16112955139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1292" calcext:value-type="float">
            <text:p>521292</text:p>
          </table:table-cell>
          <table:table-cell office:value-type="float" office:value="3153" calcext:value-type="float">
            <text:p>3153</text:p>
          </table:table-cell>
          <table:table-cell office:value-type="float" office:value="2708084" calcext:value-type="float">
            <text:p>2708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347613" calcext:value-type="float">
            <text:p>21347613</text:p>
          </table:table-cell>
          <table:table-cell office:value-type="float" office:value="14130533" calcext:value-type="float">
            <text:p>14130533</text:p>
          </table:table-cell>
          <table:table-cell office:value-type="float" office:value="7217080" calcext:value-type="float">
            <text:p>721708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368" calcext:value-type="float">
            <text:p>9368</text:p>
          </table:table-cell>
          <table:table-cell office:value-type="float" office:value="343" calcext:value-type="float">
            <text:p>343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4103" calcext:value-type="float">
            <text:p>1611295514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4864" calcext:value-type="float">
            <text:p>514864</text:p>
          </table:table-cell>
          <table:table-cell office:value-type="float" office:value="3145" calcext:value-type="float">
            <text:p>3145</text:p>
          </table:table-cell>
          <table:table-cell office:value-type="float" office:value="2708084" calcext:value-type="float">
            <text:p>2708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021661" calcext:value-type="float">
            <text:p>17021661</text:p>
          </table:table-cell>
          <table:table-cell office:value-type="float" office:value="1953133" calcext:value-type="float">
            <text:p>1953133</text:p>
          </table:table-cell>
          <table:table-cell office:value-type="float" office:value="15068528" calcext:value-type="float">
            <text:p>1506852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385" calcext:value-type="float">
            <text:p>9385</text:p>
          </table:table-cell>
          <table:table-cell office:value-type="float" office:value="343" calcext:value-type="float">
            <text:p>343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4211" calcext:value-type="float">
            <text:p>16112955142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0152" calcext:value-type="float">
            <text:p>510152</text:p>
          </table:table-cell>
          <table:table-cell office:value-type="float" office:value="3142" calcext:value-type="float">
            <text:p>3142</text:p>
          </table:table-cell>
          <table:table-cell office:value-type="float" office:value="2708084" calcext:value-type="float">
            <text:p>27080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397864" calcext:value-type="float">
            <text:p>18397864</text:p>
          </table:table-cell>
          <table:table-cell office:value-type="float" office:value="0" calcext:value-type="float">
            <text:p>0</text:p>
          </table:table-cell>
          <table:table-cell office:value-type="float" office:value="18397864" calcext:value-type="float">
            <text:p>1839786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401" calcext:value-type="float">
            <text:p>9401</text:p>
          </table:table-cell>
          <table:table-cell office:value-type="float" office:value="722" calcext:value-type="float">
            <text:p>722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4320" calcext:value-type="float">
            <text:p>16112955143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9840" calcext:value-type="float">
            <text:p>509840</text:p>
          </table:table-cell>
          <table:table-cell office:value-type="float" office:value="3142" calcext:value-type="float">
            <text:p>3142</text:p>
          </table:table-cell>
          <table:table-cell office:value-type="float" office:value="2708092" calcext:value-type="float">
            <text:p>27080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209760" calcext:value-type="float">
            <text:p>18209760</text:p>
          </table:table-cell>
          <table:table-cell office:value-type="float" office:value="0" calcext:value-type="float">
            <text:p>0</text:p>
          </table:table-cell>
          <table:table-cell office:value-type="float" office:value="18209760" calcext:value-type="float">
            <text:p>18209760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9418" calcext:value-type="float">
            <text:p>9418</text:p>
          </table:table-cell>
          <table:table-cell office:value-type="float" office:value="135" calcext:value-type="float">
            <text:p>135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4426" calcext:value-type="float">
            <text:p>16112955144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9900" calcext:value-type="float">
            <text:p>509900</text:p>
          </table:table-cell>
          <table:table-cell office:value-type="float" office:value="3142" calcext:value-type="float">
            <text:p>3142</text:p>
          </table:table-cell>
          <table:table-cell office:value-type="float" office:value="2708092" calcext:value-type="float">
            <text:p>27080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493896" calcext:value-type="float">
            <text:p>18493896</text:p>
          </table:table-cell>
          <table:table-cell office:value-type="float" office:value="0" calcext:value-type="float">
            <text:p>0</text:p>
          </table:table-cell>
          <table:table-cell office:value-type="float" office:value="18493896" calcext:value-type="float">
            <text:p>1849389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434" calcext:value-type="float">
            <text:p>9434</text:p>
          </table:table-cell>
          <table:table-cell office:value-type="float" office:value="135" calcext:value-type="float">
            <text:p>135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4533" calcext:value-type="float">
            <text:p>16112955145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0768" calcext:value-type="float">
            <text:p>510768</text:p>
          </table:table-cell>
          <table:table-cell office:value-type="float" office:value="3143" calcext:value-type="float">
            <text:p>3143</text:p>
          </table:table-cell>
          <table:table-cell office:value-type="float" office:value="2708092" calcext:value-type="float">
            <text:p>27080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222880" calcext:value-type="float">
            <text:p>17222880</text:p>
          </table:table-cell>
          <table:table-cell office:value-type="float" office:value="0" calcext:value-type="float">
            <text:p>0</text:p>
          </table:table-cell>
          <table:table-cell office:value-type="float" office:value="17222880" calcext:value-type="float">
            <text:p>1722288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450" calcext:value-type="float">
            <text:p>9450</text:p>
          </table:table-cell>
          <table:table-cell office:value-type="float" office:value="449" calcext:value-type="float">
            <text:p>449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4640" calcext:value-type="float">
            <text:p>16112955146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08292" calcext:value-type="float">
            <text:p>508292</text:p>
          </table:table-cell>
          <table:table-cell office:value-type="float" office:value="3140" calcext:value-type="float">
            <text:p>3140</text:p>
          </table:table-cell>
          <table:table-cell office:value-type="float" office:value="2708092" calcext:value-type="float">
            <text:p>27080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510136" calcext:value-type="float">
            <text:p>20510136</text:p>
          </table:table-cell>
          <table:table-cell office:value-type="float" office:value="0" calcext:value-type="float">
            <text:p>0</text:p>
          </table:table-cell>
          <table:table-cell office:value-type="float" office:value="20510136" calcext:value-type="float">
            <text:p>2051013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467" calcext:value-type="float">
            <text:p>9467</text:p>
          </table:table-cell>
          <table:table-cell office:value-type="float" office:value="471" calcext:value-type="float">
            <text:p>471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4747" calcext:value-type="float">
            <text:p>16112955147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3996" calcext:value-type="float">
            <text:p>513996</text:p>
          </table:table-cell>
          <table:table-cell office:value-type="float" office:value="3145" calcext:value-type="float">
            <text:p>3145</text:p>
          </table:table-cell>
          <table:table-cell office:value-type="float" office:value="2708092" calcext:value-type="float">
            <text:p>27080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634205" calcext:value-type="float">
            <text:p>16634205</text:p>
          </table:table-cell>
          <table:table-cell office:value-type="float" office:value="1235117" calcext:value-type="float">
            <text:p>1235117</text:p>
          </table:table-cell>
          <table:table-cell office:value-type="float" office:value="15399088" calcext:value-type="float">
            <text:p>1539908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485" calcext:value-type="float">
            <text:p>9485</text:p>
          </table:table-cell>
          <table:table-cell office:value-type="float" office:value="471" calcext:value-type="float">
            <text:p>471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4855" calcext:value-type="float">
            <text:p>16112955148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4988" calcext:value-type="float">
            <text:p>514988</text:p>
          </table:table-cell>
          <table:table-cell office:value-type="float" office:value="3147" calcext:value-type="float">
            <text:p>3147</text:p>
          </table:table-cell>
          <table:table-cell office:value-type="float" office:value="2708092" calcext:value-type="float">
            <text:p>27080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201038" calcext:value-type="float">
            <text:p>18201038</text:p>
          </table:table-cell>
          <table:table-cell office:value-type="float" office:value="4558054" calcext:value-type="float">
            <text:p>4558054</text:p>
          </table:table-cell>
          <table:table-cell office:value-type="float" office:value="13642984" calcext:value-type="float">
            <text:p>1364298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501" calcext:value-type="float">
            <text:p>9501</text:p>
          </table:table-cell>
          <table:table-cell office:value-type="float" office:value="357" calcext:value-type="float">
            <text:p>357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4964" calcext:value-type="float">
            <text:p>16112955149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5980" calcext:value-type="float">
            <text:p>515980</text:p>
          </table:table-cell>
          <table:table-cell office:value-type="float" office:value="3148" calcext:value-type="float">
            <text:p>3148</text:p>
          </table:table-cell>
          <table:table-cell office:value-type="float" office:value="2708092" calcext:value-type="float">
            <text:p>27080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653278" calcext:value-type="float">
            <text:p>16653278</text:p>
          </table:table-cell>
          <table:table-cell office:value-type="float" office:value="4242926" calcext:value-type="float">
            <text:p>4242926</text:p>
          </table:table-cell>
          <table:table-cell office:value-type="float" office:value="12410352" calcext:value-type="float">
            <text:p>1241035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518" calcext:value-type="float">
            <text:p>9518</text:p>
          </table:table-cell>
          <table:table-cell office:value-type="float" office:value="357" calcext:value-type="float">
            <text:p>357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5070" calcext:value-type="float">
            <text:p>16112955150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3996" calcext:value-type="float">
            <text:p>513996</text:p>
          </table:table-cell>
          <table:table-cell office:value-type="float" office:value="3145" calcext:value-type="float">
            <text:p>3145</text:p>
          </table:table-cell>
          <table:table-cell office:value-type="float" office:value="2708092" calcext:value-type="float">
            <text:p>27080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086536" calcext:value-type="float">
            <text:p>15086536</text:p>
          </table:table-cell>
          <table:table-cell office:value-type="float" office:value="0" calcext:value-type="float">
            <text:p>0</text:p>
          </table:table-cell>
          <table:table-cell office:value-type="float" office:value="15086536" calcext:value-type="float">
            <text:p>1508653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536" calcext:value-type="float">
            <text:p>9536</text:p>
          </table:table-cell>
          <table:table-cell office:value-type="float" office:value="225" calcext:value-type="float">
            <text:p>225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5179" calcext:value-type="float">
            <text:p>16112955151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2632" calcext:value-type="float">
            <text:p>512632</text:p>
          </table:table-cell>
          <table:table-cell office:value-type="float" office:value="3145" calcext:value-type="float">
            <text:p>3145</text:p>
          </table:table-cell>
          <table:table-cell office:value-type="float" office:value="2708092" calcext:value-type="float">
            <text:p>27080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656432" calcext:value-type="float">
            <text:p>15656432</text:p>
          </table:table-cell>
          <table:table-cell office:value-type="float" office:value="0" calcext:value-type="float">
            <text:p>0</text:p>
          </table:table-cell>
          <table:table-cell office:value-type="float" office:value="15656432" calcext:value-type="float">
            <text:p>1565643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553" calcext:value-type="float">
            <text:p>9553</text:p>
          </table:table-cell>
          <table:table-cell office:value-type="float" office:value="464" calcext:value-type="float">
            <text:p>464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5288" calcext:value-type="float">
            <text:p>16112955152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3252" calcext:value-type="float">
            <text:p>513252</text:p>
          </table:table-cell>
          <table:table-cell office:value-type="float" office:value="3145" calcext:value-type="float">
            <text:p>3145</text:p>
          </table:table-cell>
          <table:table-cell office:value-type="float" office:value="2708092" calcext:value-type="float">
            <text:p>27080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325800" calcext:value-type="float">
            <text:p>15325800</text:p>
          </table:table-cell>
          <table:table-cell office:value-type="float" office:value="0" calcext:value-type="float">
            <text:p>0</text:p>
          </table:table-cell>
          <table:table-cell office:value-type="float" office:value="15325800" calcext:value-type="float">
            <text:p>1532580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570" calcext:value-type="float">
            <text:p>9570</text:p>
          </table:table-cell>
          <table:table-cell office:value-type="float" office:value="464" calcext:value-type="float">
            <text:p>464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5395" calcext:value-type="float">
            <text:p>16112955153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2508" calcext:value-type="float">
            <text:p>512508</text:p>
          </table:table-cell>
          <table:table-cell office:value-type="float" office:value="3144" calcext:value-type="float">
            <text:p>3144</text:p>
          </table:table-cell>
          <table:table-cell office:value-type="float" office:value="2708092" calcext:value-type="float">
            <text:p>27080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820864" calcext:value-type="float">
            <text:p>15820864</text:p>
          </table:table-cell>
          <table:table-cell office:value-type="float" office:value="0" calcext:value-type="float">
            <text:p>0</text:p>
          </table:table-cell>
          <table:table-cell office:value-type="float" office:value="15820864" calcext:value-type="float">
            <text:p>1582086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589" calcext:value-type="float">
            <text:p>9589</text:p>
          </table:table-cell>
          <table:table-cell office:value-type="float" office:value="699" calcext:value-type="float">
            <text:p>699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5502" calcext:value-type="float">
            <text:p>16112955155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2384" calcext:value-type="float">
            <text:p>512384</text:p>
          </table:table-cell>
          <table:table-cell office:value-type="float" office:value="3144" calcext:value-type="float">
            <text:p>3144</text:p>
          </table:table-cell>
          <table:table-cell office:value-type="float" office:value="2708092" calcext:value-type="float">
            <text:p>27080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800488" calcext:value-type="float">
            <text:p>15800488</text:p>
          </table:table-cell>
          <table:table-cell office:value-type="float" office:value="0" calcext:value-type="float">
            <text:p>0</text:p>
          </table:table-cell>
          <table:table-cell office:value-type="float" office:value="15800488" calcext:value-type="float">
            <text:p>1580048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607" calcext:value-type="float">
            <text:p>9607</text:p>
          </table:table-cell>
          <table:table-cell office:value-type="float" office:value="699" calcext:value-type="float">
            <text:p>699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5612" calcext:value-type="float">
            <text:p>16112955156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0444" calcext:value-type="float">
            <text:p>520444</text:p>
          </table:table-cell>
          <table:table-cell office:value-type="float" office:value="3152" calcext:value-type="float">
            <text:p>3152</text:p>
          </table:table-cell>
          <table:table-cell office:value-type="float" office:value="2708092" calcext:value-type="float">
            <text:p>27080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433693" calcext:value-type="float">
            <text:p>14433693</text:p>
          </table:table-cell>
          <table:table-cell office:value-type="float" office:value="6636293" calcext:value-type="float">
            <text:p>6636293</text:p>
          </table:table-cell>
          <table:table-cell office:value-type="float" office:value="7797400" calcext:value-type="float">
            <text:p>779740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623" calcext:value-type="float">
            <text:p>9623</text:p>
          </table:table-cell>
          <table:table-cell office:value-type="float" office:value="380" calcext:value-type="float">
            <text:p>380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5722" calcext:value-type="float">
            <text:p>16112955157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1188" calcext:value-type="float">
            <text:p>521188</text:p>
          </table:table-cell>
          <table:table-cell office:value-type="float" office:value="3153" calcext:value-type="float">
            <text:p>3153</text:p>
          </table:table-cell>
          <table:table-cell office:value-type="float" office:value="2708092" calcext:value-type="float">
            <text:p>27080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039247" calcext:value-type="float">
            <text:p>15039247</text:p>
          </table:table-cell>
          <table:table-cell office:value-type="float" office:value="8251791" calcext:value-type="float">
            <text:p>8251791</text:p>
          </table:table-cell>
          <table:table-cell office:value-type="float" office:value="6787456" calcext:value-type="float">
            <text:p>678745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640" calcext:value-type="float">
            <text:p>9640</text:p>
          </table:table-cell>
          <table:table-cell office:value-type="float" office:value="651" calcext:value-type="float">
            <text:p>651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5828" calcext:value-type="float">
            <text:p>16112955158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1888" calcext:value-type="float">
            <text:p>511888</text:p>
          </table:table-cell>
          <table:table-cell office:value-type="float" office:value="3144" calcext:value-type="float">
            <text:p>3144</text:p>
          </table:table-cell>
          <table:table-cell office:value-type="float" office:value="2708092" calcext:value-type="float">
            <text:p>27080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131216" calcext:value-type="float">
            <text:p>16131216</text:p>
          </table:table-cell>
          <table:table-cell office:value-type="float" office:value="0" calcext:value-type="float">
            <text:p>0</text:p>
          </table:table-cell>
          <table:table-cell office:value-type="float" office:value="16131216" calcext:value-type="float">
            <text:p>1613121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657" calcext:value-type="float">
            <text:p>9657</text:p>
          </table:table-cell>
          <table:table-cell office:value-type="float" office:value="651" calcext:value-type="float">
            <text:p>651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5935" calcext:value-type="float">
            <text:p>16112955159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4616" calcext:value-type="float">
            <text:p>514616</text:p>
          </table:table-cell>
          <table:table-cell office:value-type="float" office:value="3146" calcext:value-type="float">
            <text:p>3146</text:p>
          </table:table-cell>
          <table:table-cell office:value-type="float" office:value="2708092" calcext:value-type="float">
            <text:p>27080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612392" calcext:value-type="float">
            <text:p>13612392</text:p>
          </table:table-cell>
          <table:table-cell office:value-type="float" office:value="0" calcext:value-type="float">
            <text:p>0</text:p>
          </table:table-cell>
          <table:table-cell office:value-type="float" office:value="13612392" calcext:value-type="float">
            <text:p>1361239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674" calcext:value-type="float">
            <text:p>9674</text:p>
          </table:table-cell>
          <table:table-cell office:value-type="float" office:value="550" calcext:value-type="float">
            <text:p>550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6043" calcext:value-type="float">
            <text:p>16112955160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4740" calcext:value-type="float">
            <text:p>514740</text:p>
          </table:table-cell>
          <table:table-cell office:value-type="float" office:value="3147" calcext:value-type="float">
            <text:p>3147</text:p>
          </table:table-cell>
          <table:table-cell office:value-type="float" office:value="2708092" calcext:value-type="float">
            <text:p>27080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540352" calcext:value-type="float">
            <text:p>13540352</text:p>
          </table:table-cell>
          <table:table-cell office:value-type="float" office:value="0" calcext:value-type="float">
            <text:p>0</text:p>
          </table:table-cell>
          <table:table-cell office:value-type="float" office:value="13540352" calcext:value-type="float">
            <text:p>1354035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691" calcext:value-type="float">
            <text:p>9691</text:p>
          </table:table-cell>
          <table:table-cell office:value-type="float" office:value="327" calcext:value-type="float">
            <text:p>327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6152" calcext:value-type="float">
            <text:p>16112955161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4492" calcext:value-type="float">
            <text:p>514492</text:p>
          </table:table-cell>
          <table:table-cell office:value-type="float" office:value="3146" calcext:value-type="float">
            <text:p>3146</text:p>
          </table:table-cell>
          <table:table-cell office:value-type="float" office:value="2708092" calcext:value-type="float">
            <text:p>27080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631768" calcext:value-type="float">
            <text:p>13631768</text:p>
          </table:table-cell>
          <table:table-cell office:value-type="float" office:value="0" calcext:value-type="float">
            <text:p>0</text:p>
          </table:table-cell>
          <table:table-cell office:value-type="float" office:value="13631768" calcext:value-type="float">
            <text:p>1363176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709" calcext:value-type="float">
            <text:p>9709</text:p>
          </table:table-cell>
          <table:table-cell office:value-type="float" office:value="327" calcext:value-type="float">
            <text:p>327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6263" calcext:value-type="float">
            <text:p>16112955162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2740" calcext:value-type="float">
            <text:p>522740</text:p>
          </table:table-cell>
          <table:table-cell office:value-type="float" office:value="3154" calcext:value-type="float">
            <text:p>3154</text:p>
          </table:table-cell>
          <table:table-cell office:value-type="float" office:value="2708092" calcext:value-type="float">
            <text:p>27080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860800" calcext:value-type="float">
            <text:p>11860800</text:p>
          </table:table-cell>
          <table:table-cell office:value-type="float" office:value="7001528" calcext:value-type="float">
            <text:p>7001528</text:p>
          </table:table-cell>
          <table:table-cell office:value-type="float" office:value="4859272" calcext:value-type="float">
            <text:p>485927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726" calcext:value-type="float">
            <text:p>9726</text:p>
          </table:table-cell>
          <table:table-cell office:value-type="float" office:value="237" calcext:value-type="float">
            <text:p>237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6374" calcext:value-type="float">
            <text:p>16112955163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2204" calcext:value-type="float">
            <text:p>522204</text:p>
          </table:table-cell>
          <table:table-cell office:value-type="float" office:value="3154" calcext:value-type="float">
            <text:p>3154</text:p>
          </table:table-cell>
          <table:table-cell office:value-type="float" office:value="2708092" calcext:value-type="float">
            <text:p>27080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812168" calcext:value-type="float">
            <text:p>11812168</text:p>
          </table:table-cell>
          <table:table-cell office:value-type="float" office:value="6438648" calcext:value-type="float">
            <text:p>6438648</text:p>
          </table:table-cell>
          <table:table-cell office:value-type="float" office:value="5373520" calcext:value-type="float">
            <text:p>537352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744" calcext:value-type="float">
            <text:p>9744</text:p>
          </table:table-cell>
          <table:table-cell office:value-type="float" office:value="237" calcext:value-type="float">
            <text:p>237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6484" calcext:value-type="float">
            <text:p>16112955164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5712" calcext:value-type="float">
            <text:p>515712</text:p>
          </table:table-cell>
          <table:table-cell office:value-type="float" office:value="3155" calcext:value-type="float">
            <text:p>3155</text:p>
          </table:table-cell>
          <table:table-cell office:value-type="float" office:value="2708092" calcext:value-type="float">
            <text:p>27080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444352" calcext:value-type="float">
            <text:p>12444352</text:p>
          </table:table-cell>
          <table:table-cell office:value-type="float" office:value="0" calcext:value-type="float">
            <text:p>0</text:p>
          </table:table-cell>
          <table:table-cell office:value-type="float" office:value="12444352" calcext:value-type="float">
            <text:p>1244435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761" calcext:value-type="float">
            <text:p>9761</text:p>
          </table:table-cell>
          <table:table-cell office:value-type="float" office:value="470" calcext:value-type="float">
            <text:p>470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6593" calcext:value-type="float">
            <text:p>16112955165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7344" calcext:value-type="float">
            <text:p>517344</text:p>
          </table:table-cell>
          <table:table-cell office:value-type="float" office:value="3149" calcext:value-type="float">
            <text:p>3149</text:p>
          </table:table-cell>
          <table:table-cell office:value-type="float" office:value="2708092" calcext:value-type="float">
            <text:p>27080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622152" calcext:value-type="float">
            <text:p>11622152</text:p>
          </table:table-cell>
          <table:table-cell office:value-type="float" office:value="815104" calcext:value-type="float">
            <text:p>815104</text:p>
          </table:table-cell>
          <table:table-cell office:value-type="float" office:value="10807048" calcext:value-type="float">
            <text:p>1080704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776" calcext:value-type="float">
            <text:p>9776</text:p>
          </table:table-cell>
          <table:table-cell office:value-type="float" office:value="612" calcext:value-type="float">
            <text:p>612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6700" calcext:value-type="float">
            <text:p>16112955167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2552" calcext:value-type="float">
            <text:p>522552</text:p>
          </table:table-cell>
          <table:table-cell office:value-type="float" office:value="3154" calcext:value-type="float">
            <text:p>3154</text:p>
          </table:table-cell>
          <table:table-cell office:value-type="float" office:value="2708092" calcext:value-type="float">
            <text:p>27080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205216" calcext:value-type="float">
            <text:p>11205216</text:p>
          </table:table-cell>
          <table:table-cell office:value-type="float" office:value="5795840" calcext:value-type="float">
            <text:p>5795840</text:p>
          </table:table-cell>
          <table:table-cell office:value-type="float" office:value="5409376" calcext:value-type="float">
            <text:p>540937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794" calcext:value-type="float">
            <text:p>9794</text:p>
          </table:table-cell>
          <table:table-cell office:value-type="float" office:value="612" calcext:value-type="float">
            <text:p>612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6810" calcext:value-type="float">
            <text:p>16112955168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18956" calcext:value-type="float">
            <text:p>518956</text:p>
          </table:table-cell>
          <table:table-cell office:value-type="float" office:value="3151" calcext:value-type="float">
            <text:p>3151</text:p>
          </table:table-cell>
          <table:table-cell office:value-type="float" office:value="2708092" calcext:value-type="float">
            <text:p>27080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205216" calcext:value-type="float">
            <text:p>11205216</text:p>
          </table:table-cell>
          <table:table-cell office:value-type="float" office:value="2459464" calcext:value-type="float">
            <text:p>2459464</text:p>
          </table:table-cell>
          <table:table-cell office:value-type="float" office:value="8745752" calcext:value-type="float">
            <text:p>874575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807" calcext:value-type="float">
            <text:p>9807</text:p>
          </table:table-cell>
          <table:table-cell office:value-type="float" office:value="340" calcext:value-type="float">
            <text:p>340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6916" calcext:value-type="float">
            <text:p>16112955169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0568" calcext:value-type="float">
            <text:p>520568</text:p>
          </table:table-cell>
          <table:table-cell office:value-type="float" office:value="3152" calcext:value-type="float">
            <text:p>3152</text:p>
          </table:table-cell>
          <table:table-cell office:value-type="float" office:value="2708092" calcext:value-type="float">
            <text:p>27080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276880" calcext:value-type="float">
            <text:p>10276880</text:p>
          </table:table-cell>
          <table:table-cell office:value-type="float" office:value="2863104" calcext:value-type="float">
            <text:p>2863104</text:p>
          </table:table-cell>
          <table:table-cell office:value-type="float" office:value="7413776" calcext:value-type="float">
            <text:p>741377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823" calcext:value-type="float">
            <text:p>9823</text:p>
          </table:table-cell>
          <table:table-cell office:value-type="float" office:value="340" calcext:value-type="float">
            <text:p>340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7023" calcext:value-type="float">
            <text:p>16112955170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2428" calcext:value-type="float">
            <text:p>522428</text:p>
          </table:table-cell>
          <table:table-cell office:value-type="float" office:value="3154" calcext:value-type="float">
            <text:p>3154</text:p>
          </table:table-cell>
          <table:table-cell office:value-type="float" office:value="2708092" calcext:value-type="float">
            <text:p>27080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276880" calcext:value-type="float">
            <text:p>10276880</text:p>
          </table:table-cell>
          <table:table-cell office:value-type="float" office:value="4957384" calcext:value-type="float">
            <text:p>4957384</text:p>
          </table:table-cell>
          <table:table-cell office:value-type="float" office:value="5319496" calcext:value-type="float">
            <text:p>531949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836" calcext:value-type="float">
            <text:p>9836</text:p>
          </table:table-cell>
          <table:table-cell office:value-type="float" office:value="466" calcext:value-type="float">
            <text:p>466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7131" calcext:value-type="float">
            <text:p>16112955171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20196" calcext:value-type="float">
            <text:p>520196</text:p>
          </table:table-cell>
          <table:table-cell office:value-type="float" office:value="3152" calcext:value-type="float">
            <text:p>3152</text:p>
          </table:table-cell>
          <table:table-cell office:value-type="float" office:value="2708092" calcext:value-type="float">
            <text:p>27080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276880" calcext:value-type="float">
            <text:p>10276880</text:p>
          </table:table-cell>
          <table:table-cell office:value-type="float" office:value="2835656" calcext:value-type="float">
            <text:p>2835656</text:p>
          </table:table-cell>
          <table:table-cell office:value-type="float" office:value="7441224" calcext:value-type="float">
            <text:p>744122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847" calcext:value-type="float">
            <text:p>9847</text:p>
          </table:table-cell>
          <table:table-cell office:value-type="float" office:value="272" calcext:value-type="float">
            <text:p>272</text:p>
          </table:table-cell>
          <table:table-cell office:value-type="float" office:value="3846" calcext:value-type="float">
            <text:p>3846</text:p>
          </table:table-cell>
          <table:table-cell office:value-type="float" office:value="1611295517238" calcext:value-type="float">
            <text:p>16112955172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8964" calcext:value-type="float">
            <text:p>548964</text:p>
          </table:table-cell>
          <table:table-cell office:value-type="float" office:value="3180" calcext:value-type="float">
            <text:p>3180</text:p>
          </table:table-cell>
          <table:table-cell office:value-type="float" office:value="2708112" calcext:value-type="float">
            <text:p>27081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030944" calcext:value-type="float">
            <text:p>11030944</text:p>
          </table:table-cell>
          <table:table-cell office:value-type="float" office:value="0" calcext:value-type="float">
            <text:p>0</text:p>
          </table:table-cell>
          <table:table-cell office:value-type="float" office:value="11030944" calcext:value-type="float">
            <text:p>1103094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0651" calcext:value-type="float">
            <text:p>10651</text:p>
          </table:table-cell>
          <table:table-cell office:value-type="float" office:value="374" calcext:value-type="float">
            <text:p>374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2619" calcext:value-type="float">
            <text:p>16112955226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1444" calcext:value-type="float">
            <text:p>551444</text:p>
          </table:table-cell>
          <table:table-cell office:value-type="float" office:value="3182" calcext:value-type="float">
            <text:p>3182</text:p>
          </table:table-cell>
          <table:table-cell office:value-type="float" office:value="2708096" calcext:value-type="float">
            <text:p>27080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454318" calcext:value-type="float">
            <text:p>22454318</text:p>
          </table:table-cell>
          <table:table-cell office:value-type="float" office:value="14789430" calcext:value-type="float">
            <text:p>14789430</text:p>
          </table:table-cell>
          <table:table-cell office:value-type="float" office:value="7664888" calcext:value-type="float">
            <text:p>766488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0668" calcext:value-type="float">
            <text:p>10668</text:p>
          </table:table-cell>
          <table:table-cell office:value-type="float" office:value="233" calcext:value-type="float">
            <text:p>233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2723" calcext:value-type="float">
            <text:p>16112955227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1940" calcext:value-type="float">
            <text:p>551940</text:p>
          </table:table-cell>
          <table:table-cell office:value-type="float" office:value="3183" calcext:value-type="float">
            <text:p>3183</text:p>
          </table:table-cell>
          <table:table-cell office:value-type="float" office:value="2708096" calcext:value-type="float">
            <text:p>27080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564072" calcext:value-type="float">
            <text:p>24564072</text:p>
          </table:table-cell>
          <table:table-cell office:value-type="float" office:value="0" calcext:value-type="float">
            <text:p>0</text:p>
          </table:table-cell>
          <table:table-cell office:value-type="float" office:value="24564072" calcext:value-type="float">
            <text:p>2456407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0684" calcext:value-type="float">
            <text:p>10684</text:p>
          </table:table-cell>
          <table:table-cell office:value-type="float" office:value="585" calcext:value-type="float">
            <text:p>585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2834" calcext:value-type="float">
            <text:p>16112955228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8804" calcext:value-type="float">
            <text:p>568804</text:p>
          </table:table-cell>
          <table:table-cell office:value-type="float" office:value="3199" calcext:value-type="float">
            <text:p>3199</text:p>
          </table:table-cell>
          <table:table-cell office:value-type="float" office:value="2708096" calcext:value-type="float">
            <text:p>27080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31636336" calcext:value-type="float">
            <text:p>31636336</text:p>
          </table:table-cell>
          <table:table-cell office:value-type="float" office:value="0" calcext:value-type="float">
            <text:p>0</text:p>
          </table:table-cell>
          <table:table-cell office:value-type="float" office:value="31636336" calcext:value-type="float">
            <text:p>3163633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0702" calcext:value-type="float">
            <text:p>10702</text:p>
          </table:table-cell>
          <table:table-cell office:value-type="float" office:value="585" calcext:value-type="float">
            <text:p>585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2943" calcext:value-type="float">
            <text:p>16112955229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1612" calcext:value-type="float">
            <text:p>561612</text:p>
          </table:table-cell>
          <table:table-cell office:value-type="float" office:value="3192" calcext:value-type="float">
            <text:p>3192</text:p>
          </table:table-cell>
          <table:table-cell office:value-type="float" office:value="2708096" calcext:value-type="float">
            <text:p>27080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967229" calcext:value-type="float">
            <text:p>19967229</text:p>
          </table:table-cell>
          <table:table-cell office:value-type="float" office:value="4949629" calcext:value-type="float">
            <text:p>4949629</text:p>
          </table:table-cell>
          <table:table-cell office:value-type="float" office:value="15017600" calcext:value-type="float">
            <text:p>1501760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0718" calcext:value-type="float">
            <text:p>10718</text:p>
          </table:table-cell>
          <table:table-cell office:value-type="float" office:value="453" calcext:value-type="float">
            <text:p>453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3055" calcext:value-type="float">
            <text:p>16112955230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4544" calcext:value-type="float">
            <text:p>554544</text:p>
          </table:table-cell>
          <table:table-cell office:value-type="float" office:value="3186" calcext:value-type="float">
            <text:p>3186</text:p>
          </table:table-cell>
          <table:table-cell office:value-type="float" office:value="2708096" calcext:value-type="float">
            <text:p>27080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661720" calcext:value-type="float">
            <text:p>21661720</text:p>
          </table:table-cell>
          <table:table-cell office:value-type="float" office:value="0" calcext:value-type="float">
            <text:p>0</text:p>
          </table:table-cell>
          <table:table-cell office:value-type="float" office:value="21661720" calcext:value-type="float">
            <text:p>2166172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0734" calcext:value-type="float">
            <text:p>10734</text:p>
          </table:table-cell>
          <table:table-cell office:value-type="float" office:value="453" calcext:value-type="float">
            <text:p>453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3161" calcext:value-type="float">
            <text:p>16112955231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7068" calcext:value-type="float">
            <text:p>567068</text:p>
          </table:table-cell>
          <table:table-cell office:value-type="float" office:value="3200" calcext:value-type="float">
            <text:p>3200</text:p>
          </table:table-cell>
          <table:table-cell office:value-type="float" office:value="2708096" calcext:value-type="float">
            <text:p>27080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616509" calcext:value-type="float">
            <text:p>21616509</text:p>
          </table:table-cell>
          <table:table-cell office:value-type="float" office:value="15488261" calcext:value-type="float">
            <text:p>15488261</text:p>
          </table:table-cell>
          <table:table-cell office:value-type="float" office:value="6128248" calcext:value-type="float">
            <text:p>612824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0752" calcext:value-type="float">
            <text:p>10752</text:p>
          </table:table-cell>
          <table:table-cell office:value-type="float" office:value="407" calcext:value-type="float">
            <text:p>407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3272" calcext:value-type="float">
            <text:p>16112955232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6076" calcext:value-type="float">
            <text:p>566076</text:p>
          </table:table-cell>
          <table:table-cell office:value-type="float" office:value="3196" calcext:value-type="float">
            <text:p>3196</text:p>
          </table:table-cell>
          <table:table-cell office:value-type="float" office:value="2708096" calcext:value-type="float">
            <text:p>27080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664045" calcext:value-type="float">
            <text:p>23664045</text:p>
          </table:table-cell>
          <table:table-cell office:value-type="float" office:value="13410109" calcext:value-type="float">
            <text:p>13410109</text:p>
          </table:table-cell>
          <table:table-cell office:value-type="float" office:value="10253936" calcext:value-type="float">
            <text:p>1025393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0767" calcext:value-type="float">
            <text:p>10767</text:p>
          </table:table-cell>
          <table:table-cell office:value-type="float" office:value="406" calcext:value-type="float">
            <text:p>406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3383" calcext:value-type="float">
            <text:p>16112955233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8432" calcext:value-type="float">
            <text:p>568432</text:p>
          </table:table-cell>
          <table:table-cell office:value-type="float" office:value="3198" calcext:value-type="float">
            <text:p>3198</text:p>
          </table:table-cell>
          <table:table-cell office:value-type="float" office:value="2708096" calcext:value-type="float">
            <text:p>27080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565245" calcext:value-type="float">
            <text:p>21565245</text:p>
          </table:table-cell>
          <table:table-cell office:value-type="float" office:value="13846229" calcext:value-type="float">
            <text:p>13846229</text:p>
          </table:table-cell>
          <table:table-cell office:value-type="float" office:value="7719016" calcext:value-type="float">
            <text:p>7719016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0784" calcext:value-type="float">
            <text:p>10784</text:p>
          </table:table-cell>
          <table:table-cell office:value-type="float" office:value="406" calcext:value-type="float">
            <text:p>406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3494" calcext:value-type="float">
            <text:p>16112955234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6696" calcext:value-type="float">
            <text:p>566696</text:p>
          </table:table-cell>
          <table:table-cell office:value-type="float" office:value="3196" calcext:value-type="float">
            <text:p>3196</text:p>
          </table:table-cell>
          <table:table-cell office:value-type="float" office:value="2708096" calcext:value-type="float">
            <text:p>27080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197165" calcext:value-type="float">
            <text:p>22197165</text:p>
          </table:table-cell>
          <table:table-cell office:value-type="float" office:value="12519005" calcext:value-type="float">
            <text:p>12519005</text:p>
          </table:table-cell>
          <table:table-cell office:value-type="float" office:value="9678160" calcext:value-type="float">
            <text:p>967816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0801" calcext:value-type="float">
            <text:p>10801</text:p>
          </table:table-cell>
          <table:table-cell office:value-type="float" office:value="407" calcext:value-type="float">
            <text:p>407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3603" calcext:value-type="float">
            <text:p>16112955236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8264" calcext:value-type="float">
            <text:p>558264</text:p>
          </table:table-cell>
          <table:table-cell office:value-type="float" office:value="3189" calcext:value-type="float">
            <text:p>3189</text:p>
          </table:table-cell>
          <table:table-cell office:value-type="float" office:value="2708104" calcext:value-type="float">
            <text:p>27081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071967" calcext:value-type="float">
            <text:p>19071967</text:p>
          </table:table-cell>
          <table:table-cell office:value-type="float" office:value="808583" calcext:value-type="float">
            <text:p>808583</text:p>
          </table:table-cell>
          <table:table-cell office:value-type="float" office:value="18263384" calcext:value-type="float">
            <text:p>1826338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0818" calcext:value-type="float">
            <text:p>10818</text:p>
          </table:table-cell>
          <table:table-cell office:value-type="float" office:value="385" calcext:value-type="float">
            <text:p>385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3712" calcext:value-type="float">
            <text:p>16112955237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1816" calcext:value-type="float">
            <text:p>551816</text:p>
          </table:table-cell>
          <table:table-cell office:value-type="float" office:value="3183" calcext:value-type="float">
            <text:p>3183</text:p>
          </table:table-cell>
          <table:table-cell office:value-type="float" office:value="2708104" calcext:value-type="float">
            <text:p>27081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590656" calcext:value-type="float">
            <text:p>24590656</text:p>
          </table:table-cell>
          <table:table-cell office:value-type="float" office:value="0" calcext:value-type="float">
            <text:p>0</text:p>
          </table:table-cell>
          <table:table-cell office:value-type="float" office:value="24590656" calcext:value-type="float">
            <text:p>2459065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0834" calcext:value-type="float">
            <text:p>10834</text:p>
          </table:table-cell>
          <table:table-cell office:value-type="float" office:value="385" calcext:value-type="float">
            <text:p>385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3819" calcext:value-type="float">
            <text:p>16112955238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6832" calcext:value-type="float">
            <text:p>546832</text:p>
          </table:table-cell>
          <table:table-cell office:value-type="float" office:value="3178" calcext:value-type="float">
            <text:p>3178</text:p>
          </table:table-cell>
          <table:table-cell office:value-type="float" office:value="2708432" calcext:value-type="float">
            <text:p>27084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9058016" calcext:value-type="float">
            <text:p>29058016</text:p>
          </table:table-cell>
          <table:table-cell office:value-type="float" office:value="0" calcext:value-type="float">
            <text:p>0</text:p>
          </table:table-cell>
          <table:table-cell office:value-type="float" office:value="29058016" calcext:value-type="float">
            <text:p>2905801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0850" calcext:value-type="float">
            <text:p>10850</text:p>
          </table:table-cell>
          <table:table-cell office:value-type="float" office:value="451" calcext:value-type="float">
            <text:p>451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3926" calcext:value-type="float">
            <text:p>16112955239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1048" calcext:value-type="float">
            <text:p>551048</text:p>
          </table:table-cell>
          <table:table-cell office:value-type="float" office:value="3182" calcext:value-type="float">
            <text:p>3182</text:p>
          </table:table-cell>
          <table:table-cell office:value-type="float" office:value="2708432" calcext:value-type="float">
            <text:p>27084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645808" calcext:value-type="float">
            <text:p>24645808</text:p>
          </table:table-cell>
          <table:table-cell office:value-type="float" office:value="0" calcext:value-type="float">
            <text:p>0</text:p>
          </table:table-cell>
          <table:table-cell office:value-type="float" office:value="24645808" calcext:value-type="float">
            <text:p>2464580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0867" calcext:value-type="float">
            <text:p>10867</text:p>
          </table:table-cell>
          <table:table-cell office:value-type="float" office:value="451" calcext:value-type="float">
            <text:p>451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4033" calcext:value-type="float">
            <text:p>16112955240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9436" calcext:value-type="float">
            <text:p>549436</text:p>
          </table:table-cell>
          <table:table-cell office:value-type="float" office:value="3181" calcext:value-type="float">
            <text:p>3181</text:p>
          </table:table-cell>
          <table:table-cell office:value-type="float" office:value="2708432" calcext:value-type="float">
            <text:p>27084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6432096" calcext:value-type="float">
            <text:p>26432096</text:p>
          </table:table-cell>
          <table:table-cell office:value-type="float" office:value="0" calcext:value-type="float">
            <text:p>0</text:p>
          </table:table-cell>
          <table:table-cell office:value-type="float" office:value="26432096" calcext:value-type="float">
            <text:p>2643209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0883" calcext:value-type="float">
            <text:p>10883</text:p>
          </table:table-cell>
          <table:table-cell office:value-type="float" office:value="417" calcext:value-type="float">
            <text:p>417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4140" calcext:value-type="float">
            <text:p>16112955241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9188" calcext:value-type="float">
            <text:p>549188</text:p>
          </table:table-cell>
          <table:table-cell office:value-type="float" office:value="3180" calcext:value-type="float">
            <text:p>3180</text:p>
          </table:table-cell>
          <table:table-cell office:value-type="float" office:value="2708432" calcext:value-type="float">
            <text:p>27084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6771064" calcext:value-type="float">
            <text:p>26771064</text:p>
          </table:table-cell>
          <table:table-cell office:value-type="float" office:value="0" calcext:value-type="float">
            <text:p>0</text:p>
          </table:table-cell>
          <table:table-cell office:value-type="float" office:value="26771064" calcext:value-type="float">
            <text:p>2677106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0901" calcext:value-type="float">
            <text:p>10901</text:p>
          </table:table-cell>
          <table:table-cell office:value-type="float" office:value="533" calcext:value-type="float">
            <text:p>533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4248" calcext:value-type="float">
            <text:p>16112955242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8196" calcext:value-type="float">
            <text:p>548196</text:p>
          </table:table-cell>
          <table:table-cell office:value-type="float" office:value="3179" calcext:value-type="float">
            <text:p>3179</text:p>
          </table:table-cell>
          <table:table-cell office:value-type="float" office:value="2708432" calcext:value-type="float">
            <text:p>27084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7914448" calcext:value-type="float">
            <text:p>27914448</text:p>
          </table:table-cell>
          <table:table-cell office:value-type="float" office:value="0" calcext:value-type="float">
            <text:p>0</text:p>
          </table:table-cell>
          <table:table-cell office:value-type="float" office:value="27914448" calcext:value-type="float">
            <text:p>2791444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0918" calcext:value-type="float">
            <text:p>10918</text:p>
          </table:table-cell>
          <table:table-cell office:value-type="float" office:value="533" calcext:value-type="float">
            <text:p>533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4357" calcext:value-type="float">
            <text:p>16112955243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6612" calcext:value-type="float">
            <text:p>566612</text:p>
          </table:table-cell>
          <table:table-cell office:value-type="float" office:value="3197" calcext:value-type="float">
            <text:p>3197</text:p>
          </table:table-cell>
          <table:table-cell office:value-type="float" office:value="2708432" calcext:value-type="float">
            <text:p>27084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128335" calcext:value-type="float">
            <text:p>18128335</text:p>
          </table:table-cell>
          <table:table-cell office:value-type="float" office:value="8654567" calcext:value-type="float">
            <text:p>8654567</text:p>
          </table:table-cell>
          <table:table-cell office:value-type="float" office:value="9473768" calcext:value-type="float">
            <text:p>947376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0935" calcext:value-type="float">
            <text:p>10935</text:p>
          </table:table-cell>
          <table:table-cell office:value-type="float" office:value="500" calcext:value-type="float">
            <text:p>500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4470" calcext:value-type="float">
            <text:p>16112955244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9604" calcext:value-type="float">
            <text:p>559604</text:p>
          </table:table-cell>
          <table:table-cell office:value-type="float" office:value="3189" calcext:value-type="float">
            <text:p>3189</text:p>
          </table:table-cell>
          <table:table-cell office:value-type="float" office:value="2708428" calcext:value-type="float">
            <text:p>27084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259453" calcext:value-type="float">
            <text:p>20259453</text:p>
          </table:table-cell>
          <table:table-cell office:value-type="float" office:value="3440957" calcext:value-type="float">
            <text:p>3440957</text:p>
          </table:table-cell>
          <table:table-cell office:value-type="float" office:value="16818496" calcext:value-type="float">
            <text:p>1681849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0952" calcext:value-type="float">
            <text:p>10952</text:p>
          </table:table-cell>
          <table:table-cell office:value-type="float" office:value="500" calcext:value-type="float">
            <text:p>500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4576" calcext:value-type="float">
            <text:p>16112955245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8020" calcext:value-type="float">
            <text:p>558020</text:p>
          </table:table-cell>
          <table:table-cell office:value-type="float" office:value="3189" calcext:value-type="float">
            <text:p>3189</text:p>
          </table:table-cell>
          <table:table-cell office:value-type="float" office:value="2708356" calcext:value-type="float">
            <text:p>27083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191693" calcext:value-type="float">
            <text:p>19191693</text:p>
          </table:table-cell>
          <table:table-cell office:value-type="float" office:value="1694661" calcext:value-type="float">
            <text:p>1694661</text:p>
          </table:table-cell>
          <table:table-cell office:value-type="float" office:value="17497032" calcext:value-type="float">
            <text:p>1749703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0968" calcext:value-type="float">
            <text:p>10968</text:p>
          </table:table-cell>
          <table:table-cell office:value-type="float" office:value="459" calcext:value-type="float">
            <text:p>459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4685" calcext:value-type="float">
            <text:p>16112955246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7400" calcext:value-type="float">
            <text:p>557400</text:p>
          </table:table-cell>
          <table:table-cell office:value-type="float" office:value="3189" calcext:value-type="float">
            <text:p>3189</text:p>
          </table:table-cell>
          <table:table-cell office:value-type="float" office:value="2708356" calcext:value-type="float">
            <text:p>27083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749456" calcext:value-type="float">
            <text:p>17749456</text:p>
          </table:table-cell>
          <table:table-cell office:value-type="float" office:value="0" calcext:value-type="float">
            <text:p>0</text:p>
          </table:table-cell>
          <table:table-cell office:value-type="float" office:value="17749456" calcext:value-type="float">
            <text:p>1774945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0984" calcext:value-type="float">
            <text:p>10984</text:p>
          </table:table-cell>
          <table:table-cell office:value-type="float" office:value="357" calcext:value-type="float">
            <text:p>357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4791" calcext:value-type="float">
            <text:p>16112955247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6408" calcext:value-type="float">
            <text:p>556408</text:p>
          </table:table-cell>
          <table:table-cell office:value-type="float" office:value="3188" calcext:value-type="float">
            <text:p>3188</text:p>
          </table:table-cell>
          <table:table-cell office:value-type="float" office:value="2708356" calcext:value-type="float">
            <text:p>27083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685944" calcext:value-type="float">
            <text:p>18685944</text:p>
          </table:table-cell>
          <table:table-cell office:value-type="float" office:value="0" calcext:value-type="float">
            <text:p>0</text:p>
          </table:table-cell>
          <table:table-cell office:value-type="float" office:value="18685944" calcext:value-type="float">
            <text:p>1868594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1003" calcext:value-type="float">
            <text:p>11003</text:p>
          </table:table-cell>
          <table:table-cell office:value-type="float" office:value="357" calcext:value-type="float">
            <text:p>357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4898" calcext:value-type="float">
            <text:p>16112955248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2440" calcext:value-type="float">
            <text:p>552440</text:p>
          </table:table-cell>
          <table:table-cell office:value-type="float" office:value="3183" calcext:value-type="float">
            <text:p>3183</text:p>
          </table:table-cell>
          <table:table-cell office:value-type="float" office:value="2708356" calcext:value-type="float">
            <text:p>27083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748992" calcext:value-type="float">
            <text:p>22748992</text:p>
          </table:table-cell>
          <table:table-cell office:value-type="float" office:value="0" calcext:value-type="float">
            <text:p>0</text:p>
          </table:table-cell>
          <table:table-cell office:value-type="float" office:value="22748992" calcext:value-type="float">
            <text:p>2274899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1019" calcext:value-type="float">
            <text:p>11019</text:p>
          </table:table-cell>
          <table:table-cell office:value-type="float" office:value="387" calcext:value-type="float">
            <text:p>387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5008" calcext:value-type="float">
            <text:p>16112955250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3556" calcext:value-type="float">
            <text:p>553556</text:p>
          </table:table-cell>
          <table:table-cell office:value-type="float" office:value="3185" calcext:value-type="float">
            <text:p>3185</text:p>
          </table:table-cell>
          <table:table-cell office:value-type="float" office:value="2708356" calcext:value-type="float">
            <text:p>27083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410125" calcext:value-type="float">
            <text:p>23410125</text:p>
          </table:table-cell>
          <table:table-cell office:value-type="float" office:value="1460965" calcext:value-type="float">
            <text:p>1460965</text:p>
          </table:table-cell>
          <table:table-cell office:value-type="float" office:value="21949160" calcext:value-type="float">
            <text:p>2194916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1035" calcext:value-type="float">
            <text:p>11035</text:p>
          </table:table-cell>
          <table:table-cell office:value-type="float" office:value="343" calcext:value-type="float">
            <text:p>343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5121" calcext:value-type="float">
            <text:p>16112955251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6700" calcext:value-type="float">
            <text:p>566700</text:p>
          </table:table-cell>
          <table:table-cell office:value-type="float" office:value="3197" calcext:value-type="float">
            <text:p>3197</text:p>
          </table:table-cell>
          <table:table-cell office:value-type="float" office:value="2708356" calcext:value-type="float">
            <text:p>27083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410125" calcext:value-type="float">
            <text:p>23410125</text:p>
          </table:table-cell>
          <table:table-cell office:value-type="float" office:value="15522973" calcext:value-type="float">
            <text:p>15522973</text:p>
          </table:table-cell>
          <table:table-cell office:value-type="float" office:value="7887152" calcext:value-type="float">
            <text:p>788715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1052" calcext:value-type="float">
            <text:p>11052</text:p>
          </table:table-cell>
          <table:table-cell office:value-type="float" office:value="343" calcext:value-type="float">
            <text:p>343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5228" calcext:value-type="float">
            <text:p>16112955252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6060" calcext:value-type="float">
            <text:p>566060</text:p>
          </table:table-cell>
          <table:table-cell office:value-type="float" office:value="3197" calcext:value-type="float">
            <text:p>3197</text:p>
          </table:table-cell>
          <table:table-cell office:value-type="float" office:value="2708356" calcext:value-type="float">
            <text:p>27083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248862" calcext:value-type="float">
            <text:p>17248862</text:p>
          </table:table-cell>
          <table:table-cell office:value-type="float" office:value="8916326" calcext:value-type="float">
            <text:p>8916326</text:p>
          </table:table-cell>
          <table:table-cell office:value-type="float" office:value="8332536" calcext:value-type="float">
            <text:p>8332536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11069" calcext:value-type="float">
            <text:p>11069</text:p>
          </table:table-cell>
          <table:table-cell office:value-type="float" office:value="485" calcext:value-type="float">
            <text:p>485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5336" calcext:value-type="float">
            <text:p>16112955253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7108" calcext:value-type="float">
            <text:p>547108</text:p>
          </table:table-cell>
          <table:table-cell office:value-type="float" office:value="3178" calcext:value-type="float">
            <text:p>3178</text:p>
          </table:table-cell>
          <table:table-cell office:value-type="float" office:value="2708356" calcext:value-type="float">
            <text:p>27083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7784272" calcext:value-type="float">
            <text:p>27784272</text:p>
          </table:table-cell>
          <table:table-cell office:value-type="float" office:value="0" calcext:value-type="float">
            <text:p>0</text:p>
          </table:table-cell>
          <table:table-cell office:value-type="float" office:value="27784272" calcext:value-type="float">
            <text:p>2778427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1086" calcext:value-type="float">
            <text:p>11086</text:p>
          </table:table-cell>
          <table:table-cell office:value-type="float" office:value="485" calcext:value-type="float">
            <text:p>485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5443" calcext:value-type="float">
            <text:p>16112955254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1076" calcext:value-type="float">
            <text:p>551076</text:p>
          </table:table-cell>
          <table:table-cell office:value-type="float" office:value="3182" calcext:value-type="float">
            <text:p>3182</text:p>
          </table:table-cell>
          <table:table-cell office:value-type="float" office:value="2708356" calcext:value-type="float">
            <text:p>27083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157480" calcext:value-type="float">
            <text:p>24157480</text:p>
          </table:table-cell>
          <table:table-cell office:value-type="float" office:value="0" calcext:value-type="float">
            <text:p>0</text:p>
          </table:table-cell>
          <table:table-cell office:value-type="float" office:value="24157480" calcext:value-type="float">
            <text:p>2415748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1102" calcext:value-type="float">
            <text:p>11102</text:p>
          </table:table-cell>
          <table:table-cell office:value-type="float" office:value="404" calcext:value-type="float">
            <text:p>404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5551" calcext:value-type="float">
            <text:p>16112955255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6780" calcext:value-type="float">
            <text:p>556780</text:p>
          </table:table-cell>
          <table:table-cell office:value-type="float" office:value="3188" calcext:value-type="float">
            <text:p>3188</text:p>
          </table:table-cell>
          <table:table-cell office:value-type="float" office:value="2708356" calcext:value-type="float">
            <text:p>27083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414160" calcext:value-type="float">
            <text:p>18414160</text:p>
          </table:table-cell>
          <table:table-cell office:value-type="float" office:value="0" calcext:value-type="float">
            <text:p>0</text:p>
          </table:table-cell>
          <table:table-cell office:value-type="float" office:value="18414160" calcext:value-type="float">
            <text:p>1841416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1117" calcext:value-type="float">
            <text:p>11117</text:p>
          </table:table-cell>
          <table:table-cell office:value-type="float" office:value="360" calcext:value-type="float">
            <text:p>360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5659" calcext:value-type="float">
            <text:p>16112955256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7152" calcext:value-type="float">
            <text:p>557152</text:p>
          </table:table-cell>
          <table:table-cell office:value-type="float" office:value="3188" calcext:value-type="float">
            <text:p>3188</text:p>
          </table:table-cell>
          <table:table-cell office:value-type="float" office:value="2708356" calcext:value-type="float">
            <text:p>27083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896616" calcext:value-type="float">
            <text:p>17896616</text:p>
          </table:table-cell>
          <table:table-cell office:value-type="float" office:value="0" calcext:value-type="float">
            <text:p>0</text:p>
          </table:table-cell>
          <table:table-cell office:value-type="float" office:value="17896616" calcext:value-type="float">
            <text:p>1789661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1135" calcext:value-type="float">
            <text:p>11135</text:p>
          </table:table-cell>
          <table:table-cell office:value-type="float" office:value="360" calcext:value-type="float">
            <text:p>360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5766" calcext:value-type="float">
            <text:p>16112955257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7524" calcext:value-type="float">
            <text:p>557524</text:p>
          </table:table-cell>
          <table:table-cell office:value-type="float" office:value="3189" calcext:value-type="float">
            <text:p>3189</text:p>
          </table:table-cell>
          <table:table-cell office:value-type="float" office:value="2708360" calcext:value-type="float">
            <text:p>27083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381864" calcext:value-type="float">
            <text:p>17381864</text:p>
          </table:table-cell>
          <table:table-cell office:value-type="float" office:value="0" calcext:value-type="float">
            <text:p>0</text:p>
          </table:table-cell>
          <table:table-cell office:value-type="float" office:value="17381864" calcext:value-type="float">
            <text:p>1738186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1152" calcext:value-type="float">
            <text:p>11152</text:p>
          </table:table-cell>
          <table:table-cell office:value-type="float" office:value="506" calcext:value-type="float">
            <text:p>506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5872" calcext:value-type="float">
            <text:p>16112955258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5912" calcext:value-type="float">
            <text:p>555912</text:p>
          </table:table-cell>
          <table:table-cell office:value-type="float" office:value="3187" calcext:value-type="float">
            <text:p>3187</text:p>
          </table:table-cell>
          <table:table-cell office:value-type="float" office:value="2708360" calcext:value-type="float">
            <text:p>27083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876016" calcext:value-type="float">
            <text:p>18876016</text:p>
          </table:table-cell>
          <table:table-cell office:value-type="float" office:value="0" calcext:value-type="float">
            <text:p>0</text:p>
          </table:table-cell>
          <table:table-cell office:value-type="float" office:value="18876016" calcext:value-type="float">
            <text:p>1887601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1169" calcext:value-type="float">
            <text:p>11169</text:p>
          </table:table-cell>
          <table:table-cell office:value-type="float" office:value="506" calcext:value-type="float">
            <text:p>506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5979" calcext:value-type="float">
            <text:p>16112955259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4672" calcext:value-type="float">
            <text:p>554672</text:p>
          </table:table-cell>
          <table:table-cell office:value-type="float" office:value="3186" calcext:value-type="float">
            <text:p>3186</text:p>
          </table:table-cell>
          <table:table-cell office:value-type="float" office:value="2708360" calcext:value-type="float">
            <text:p>27083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816496" calcext:value-type="float">
            <text:p>20816496</text:p>
          </table:table-cell>
          <table:table-cell office:value-type="float" office:value="0" calcext:value-type="float">
            <text:p>0</text:p>
          </table:table-cell>
          <table:table-cell office:value-type="float" office:value="20816496" calcext:value-type="float">
            <text:p>2081649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1186" calcext:value-type="float">
            <text:p>11186</text:p>
          </table:table-cell>
          <table:table-cell office:value-type="float" office:value="355" calcext:value-type="float">
            <text:p>355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6086" calcext:value-type="float">
            <text:p>16112955260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0252" calcext:value-type="float">
            <text:p>560252</text:p>
          </table:table-cell>
          <table:table-cell office:value-type="float" office:value="3191" calcext:value-type="float">
            <text:p>3191</text:p>
          </table:table-cell>
          <table:table-cell office:value-type="float" office:value="2708360" calcext:value-type="float">
            <text:p>27083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658317" calcext:value-type="float">
            <text:p>15658317</text:p>
          </table:table-cell>
          <table:table-cell office:value-type="float" office:value="676077" calcext:value-type="float">
            <text:p>676077</text:p>
          </table:table-cell>
          <table:table-cell office:value-type="float" office:value="14982240" calcext:value-type="float">
            <text:p>1498224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1202" calcext:value-type="float">
            <text:p>11202</text:p>
          </table:table-cell>
          <table:table-cell office:value-type="float" office:value="301" calcext:value-type="float">
            <text:p>301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6194" calcext:value-type="float">
            <text:p>16112955261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5956" calcext:value-type="float">
            <text:p>565956</text:p>
          </table:table-cell>
          <table:table-cell office:value-type="float" office:value="3197" calcext:value-type="float">
            <text:p>3197</text:p>
          </table:table-cell>
          <table:table-cell office:value-type="float" office:value="2708360" calcext:value-type="float">
            <text:p>27083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737245" calcext:value-type="float">
            <text:p>17737245</text:p>
          </table:table-cell>
          <table:table-cell office:value-type="float" office:value="8352997" calcext:value-type="float">
            <text:p>8352997</text:p>
          </table:table-cell>
          <table:table-cell office:value-type="float" office:value="9384248" calcext:value-type="float">
            <text:p>938424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1219" calcext:value-type="float">
            <text:p>11219</text:p>
          </table:table-cell>
          <table:table-cell office:value-type="float" office:value="301" calcext:value-type="float">
            <text:p>301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6300" calcext:value-type="float">
            <text:p>16112955263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8064" calcext:value-type="float">
            <text:p>568064</text:p>
          </table:table-cell>
          <table:table-cell office:value-type="float" office:value="3199" calcext:value-type="float">
            <text:p>3199</text:p>
          </table:table-cell>
          <table:table-cell office:value-type="float" office:value="2708360" calcext:value-type="float">
            <text:p>27083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080269" calcext:value-type="float">
            <text:p>14080269</text:p>
          </table:table-cell>
          <table:table-cell office:value-type="float" office:value="7067741" calcext:value-type="float">
            <text:p>7067741</text:p>
          </table:table-cell>
          <table:table-cell office:value-type="float" office:value="7012528" calcext:value-type="float">
            <text:p>701252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1236" calcext:value-type="float">
            <text:p>11236</text:p>
          </table:table-cell>
          <table:table-cell office:value-type="float" office:value="271" calcext:value-type="float">
            <text:p>271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6407" calcext:value-type="float">
            <text:p>16112955264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7400" calcext:value-type="float">
            <text:p>557400</text:p>
          </table:table-cell>
          <table:table-cell office:value-type="float" office:value="3188" calcext:value-type="float">
            <text:p>3188</text:p>
          </table:table-cell>
          <table:table-cell office:value-type="float" office:value="2708360" calcext:value-type="float">
            <text:p>27083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646976" calcext:value-type="float">
            <text:p>17646976</text:p>
          </table:table-cell>
          <table:table-cell office:value-type="float" office:value="0" calcext:value-type="float">
            <text:p>0</text:p>
          </table:table-cell>
          <table:table-cell office:value-type="float" office:value="17646976" calcext:value-type="float">
            <text:p>1764697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1253" calcext:value-type="float">
            <text:p>11253</text:p>
          </table:table-cell>
          <table:table-cell office:value-type="float" office:value="298" calcext:value-type="float">
            <text:p>298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6515" calcext:value-type="float">
            <text:p>16112955265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0872" calcext:value-type="float">
            <text:p>560872</text:p>
          </table:table-cell>
          <table:table-cell office:value-type="float" office:value="3192" calcext:value-type="float">
            <text:p>3192</text:p>
          </table:table-cell>
          <table:table-cell office:value-type="float" office:value="2708360" calcext:value-type="float">
            <text:p>27083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121000" calcext:value-type="float">
            <text:p>14121000</text:p>
          </table:table-cell>
          <table:table-cell office:value-type="float" office:value="0" calcext:value-type="float">
            <text:p>0</text:p>
          </table:table-cell>
          <table:table-cell office:value-type="float" office:value="14121000" calcext:value-type="float">
            <text:p>1412100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1270" calcext:value-type="float">
            <text:p>11270</text:p>
          </table:table-cell>
          <table:table-cell office:value-type="float" office:value="298" calcext:value-type="float">
            <text:p>298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6626" calcext:value-type="float">
            <text:p>16112955266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2608" calcext:value-type="float">
            <text:p>562608</text:p>
          </table:table-cell>
          <table:table-cell office:value-type="float" office:value="3194" calcext:value-type="float">
            <text:p>3194</text:p>
          </table:table-cell>
          <table:table-cell office:value-type="float" office:value="2708360" calcext:value-type="float">
            <text:p>27083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240573" calcext:value-type="float">
            <text:p>15240573</text:p>
          </table:table-cell>
          <table:table-cell office:value-type="float" office:value="2389693" calcext:value-type="float">
            <text:p>2389693</text:p>
          </table:table-cell>
          <table:table-cell office:value-type="float" office:value="12850880" calcext:value-type="float">
            <text:p>1285088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1285" calcext:value-type="float">
            <text:p>11285</text:p>
          </table:table-cell>
          <table:table-cell office:value-type="float" office:value="339" calcext:value-type="float">
            <text:p>339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6733" calcext:value-type="float">
            <text:p>16112955267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8064" calcext:value-type="float">
            <text:p>568064</text:p>
          </table:table-cell>
          <table:table-cell office:value-type="float" office:value="3199" calcext:value-type="float">
            <text:p>3199</text:p>
          </table:table-cell>
          <table:table-cell office:value-type="float" office:value="2708360" calcext:value-type="float">
            <text:p>27083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292584" calcext:value-type="float">
            <text:p>12292584</text:p>
          </table:table-cell>
          <table:table-cell office:value-type="float" office:value="5074944" calcext:value-type="float">
            <text:p>5074944</text:p>
          </table:table-cell>
          <table:table-cell office:value-type="float" office:value="7217640" calcext:value-type="float">
            <text:p>721764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1303" calcext:value-type="float">
            <text:p>11303</text:p>
          </table:table-cell>
          <table:table-cell office:value-type="float" office:value="339" calcext:value-type="float">
            <text:p>339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6839" calcext:value-type="float">
            <text:p>16112955268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9180" calcext:value-type="float">
            <text:p>569180</text:p>
          </table:table-cell>
          <table:table-cell office:value-type="float" office:value="3200" calcext:value-type="float">
            <text:p>3200</text:p>
          </table:table-cell>
          <table:table-cell office:value-type="float" office:value="2708360" calcext:value-type="float">
            <text:p>27083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805840" calcext:value-type="float">
            <text:p>11805840</text:p>
          </table:table-cell>
          <table:table-cell office:value-type="float" office:value="5877760" calcext:value-type="float">
            <text:p>5877760</text:p>
          </table:table-cell>
          <table:table-cell office:value-type="float" office:value="5928080" calcext:value-type="float">
            <text:p>592808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1319" calcext:value-type="float">
            <text:p>11319</text:p>
          </table:table-cell>
          <table:table-cell office:value-type="float" office:value="198" calcext:value-type="float">
            <text:p>198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6944" calcext:value-type="float">
            <text:p>16112955269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9800" calcext:value-type="float">
            <text:p>569800</text:p>
          </table:table-cell>
          <table:table-cell office:value-type="float" office:value="3201" calcext:value-type="float">
            <text:p>3201</text:p>
          </table:table-cell>
          <table:table-cell office:value-type="float" office:value="2708360" calcext:value-type="float">
            <text:p>27083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805840" calcext:value-type="float">
            <text:p>11805840</text:p>
          </table:table-cell>
          <table:table-cell office:value-type="float" office:value="6767208" calcext:value-type="float">
            <text:p>6767208</text:p>
          </table:table-cell>
          <table:table-cell office:value-type="float" office:value="5038632" calcext:value-type="float">
            <text:p>503863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1336" calcext:value-type="float">
            <text:p>11336</text:p>
          </table:table-cell>
          <table:table-cell office:value-type="float" office:value="306" calcext:value-type="float">
            <text:p>306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7052" calcext:value-type="float">
            <text:p>16112955270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0996" calcext:value-type="float">
            <text:p>560996</text:p>
          </table:table-cell>
          <table:table-cell office:value-type="float" office:value="3192" calcext:value-type="float">
            <text:p>3192</text:p>
          </table:table-cell>
          <table:table-cell office:value-type="float" office:value="2708360" calcext:value-type="float">
            <text:p>27083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951312" calcext:value-type="float">
            <text:p>13951312</text:p>
          </table:table-cell>
          <table:table-cell office:value-type="float" office:value="0" calcext:value-type="float">
            <text:p>0</text:p>
          </table:table-cell>
          <table:table-cell office:value-type="float" office:value="13951312" calcext:value-type="float">
            <text:p>1395131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1352" calcext:value-type="float">
            <text:p>11352</text:p>
          </table:table-cell>
          <table:table-cell office:value-type="float" office:value="306" calcext:value-type="float">
            <text:p>306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7159" calcext:value-type="float">
            <text:p>16112955271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3476" calcext:value-type="float">
            <text:p>563476</text:p>
          </table:table-cell>
          <table:table-cell office:value-type="float" office:value="3195" calcext:value-type="float">
            <text:p>3195</text:p>
          </table:table-cell>
          <table:table-cell office:value-type="float" office:value="2708360" calcext:value-type="float">
            <text:p>27083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804192" calcext:value-type="float">
            <text:p>11804192</text:p>
          </table:table-cell>
          <table:table-cell office:value-type="float" office:value="204024" calcext:value-type="float">
            <text:p>204024</text:p>
          </table:table-cell>
          <table:table-cell office:value-type="float" office:value="11600168" calcext:value-type="float">
            <text:p>1160016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1367" calcext:value-type="float">
            <text:p>11367</text:p>
          </table:table-cell>
          <table:table-cell office:value-type="float" office:value="368" calcext:value-type="float">
            <text:p>368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7265" calcext:value-type="float">
            <text:p>16112955272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70172" calcext:value-type="float">
            <text:p>570172</text:p>
          </table:table-cell>
          <table:table-cell office:value-type="float" office:value="3201" calcext:value-type="float">
            <text:p>3201</text:p>
          </table:table-cell>
          <table:table-cell office:value-type="float" office:value="2708360" calcext:value-type="float">
            <text:p>27083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308304" calcext:value-type="float">
            <text:p>11308304</text:p>
          </table:table-cell>
          <table:table-cell office:value-type="float" office:value="6498664" calcext:value-type="float">
            <text:p>6498664</text:p>
          </table:table-cell>
          <table:table-cell office:value-type="float" office:value="4809640" calcext:value-type="float">
            <text:p>4809640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1384" calcext:value-type="float">
            <text:p>11384</text:p>
          </table:table-cell>
          <table:table-cell office:value-type="float" office:value="368" calcext:value-type="float">
            <text:p>368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7372" calcext:value-type="float">
            <text:p>16112955273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9428" calcext:value-type="float">
            <text:p>569428</text:p>
          </table:table-cell>
          <table:table-cell office:value-type="float" office:value="3200" calcext:value-type="float">
            <text:p>3200</text:p>
          </table:table-cell>
          <table:table-cell office:value-type="float" office:value="2708360" calcext:value-type="float">
            <text:p>27083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40344" calcext:value-type="float">
            <text:p>10540344</text:p>
          </table:table-cell>
          <table:table-cell office:value-type="float" office:value="4648960" calcext:value-type="float">
            <text:p>4648960</text:p>
          </table:table-cell>
          <table:table-cell office:value-type="float" office:value="5891384" calcext:value-type="float">
            <text:p>589138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1399" calcext:value-type="float">
            <text:p>11399</text:p>
          </table:table-cell>
          <table:table-cell office:value-type="float" office:value="281" calcext:value-type="float">
            <text:p>281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7478" calcext:value-type="float">
            <text:p>16112955274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8932" calcext:value-type="float">
            <text:p>568932</text:p>
          </table:table-cell>
          <table:table-cell office:value-type="float" office:value="3200" calcext:value-type="float">
            <text:p>3200</text:p>
          </table:table-cell>
          <table:table-cell office:value-type="float" office:value="2708360" calcext:value-type="float">
            <text:p>27083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40344" calcext:value-type="float">
            <text:p>10540344</text:p>
          </table:table-cell>
          <table:table-cell office:value-type="float" office:value="4406792" calcext:value-type="float">
            <text:p>4406792</text:p>
          </table:table-cell>
          <table:table-cell office:value-type="float" office:value="6133552" calcext:value-type="float">
            <text:p>6133552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1412" calcext:value-type="float">
            <text:p>11412</text:p>
          </table:table-cell>
          <table:table-cell office:value-type="float" office:value="390" calcext:value-type="float">
            <text:p>390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7586" calcext:value-type="float">
            <text:p>16112955275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3972" calcext:value-type="float">
            <text:p>563972</text:p>
          </table:table-cell>
          <table:table-cell office:value-type="float" office:value="3195" calcext:value-type="float">
            <text:p>3195</text:p>
          </table:table-cell>
          <table:table-cell office:value-type="float" office:value="2708360" calcext:value-type="float">
            <text:p>27083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40344" calcext:value-type="float">
            <text:p>10540344</text:p>
          </table:table-cell>
          <table:table-cell office:value-type="float" office:value="71592" calcext:value-type="float">
            <text:p>71592</text:p>
          </table:table-cell>
          <table:table-cell office:value-type="float" office:value="10468752" calcext:value-type="float">
            <text:p>10468752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1427" calcext:value-type="float">
            <text:p>11427</text:p>
          </table:table-cell>
          <table:table-cell office:value-type="float" office:value="390" calcext:value-type="float">
            <text:p>390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7691" calcext:value-type="float">
            <text:p>16112955276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70216" calcext:value-type="float">
            <text:p>570216</text:p>
          </table:table-cell>
          <table:table-cell office:value-type="float" office:value="3201" calcext:value-type="float">
            <text:p>3201</text:p>
          </table:table-cell>
          <table:table-cell office:value-type="float" office:value="2708360" calcext:value-type="float">
            <text:p>27083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602184" calcext:value-type="float">
            <text:p>9602184</text:p>
          </table:table-cell>
          <table:table-cell office:value-type="float" office:value="4763648" calcext:value-type="float">
            <text:p>4763648</text:p>
          </table:table-cell>
          <table:table-cell office:value-type="float" office:value="4838536" calcext:value-type="float">
            <text:p>483853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1439" calcext:value-type="float">
            <text:p>11439</text:p>
          </table:table-cell>
          <table:table-cell office:value-type="float" office:value="416" calcext:value-type="float">
            <text:p>416</text:p>
          </table:table-cell>
          <table:table-cell office:value-type="float" office:value="3839" calcext:value-type="float">
            <text:p>3839</text:p>
          </table:table-cell>
          <table:table-cell office:value-type="float" office:value="1611295527801" calcext:value-type="float">
            <text:p>16112955278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3220" calcext:value-type="float">
            <text:p>563220</text:p>
          </table:table-cell>
          <table:table-cell office:value-type="float" office:value="3195" calcext:value-type="float">
            <text:p>3195</text:p>
          </table:table-cell>
          <table:table-cell office:value-type="float" office:value="2709040" calcext:value-type="float">
            <text:p>2709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371584" calcext:value-type="float">
            <text:p>11371584</text:p>
          </table:table-cell>
          <table:table-cell office:value-type="float" office:value="0" calcext:value-type="float">
            <text:p>0</text:p>
          </table:table-cell>
          <table:table-cell office:value-type="float" office:value="11371584" calcext:value-type="float">
            <text:p>11371584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2139" calcext:value-type="float">
            <text:p>12139</text:p>
          </table:table-cell>
          <table:table-cell office:value-type="float" office:value="442" calcext:value-type="float">
            <text:p>442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2670" calcext:value-type="float">
            <text:p>16112955326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0844" calcext:value-type="float">
            <text:p>550844</text:p>
          </table:table-cell>
          <table:table-cell office:value-type="float" office:value="3183" calcext:value-type="float">
            <text:p>3183</text:p>
          </table:table-cell>
          <table:table-cell office:value-type="float" office:value="2709040" calcext:value-type="float">
            <text:p>2709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5830752" calcext:value-type="float">
            <text:p>25830752</text:p>
          </table:table-cell>
          <table:table-cell office:value-type="float" office:value="0" calcext:value-type="float">
            <text:p>0</text:p>
          </table:table-cell>
          <table:table-cell office:value-type="float" office:value="25830752" calcext:value-type="float">
            <text:p>2583075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156" calcext:value-type="float">
            <text:p>12156</text:p>
          </table:table-cell>
          <table:table-cell office:value-type="float" office:value="442" calcext:value-type="float">
            <text:p>442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2774" calcext:value-type="float">
            <text:p>16112955327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4820" calcext:value-type="float">
            <text:p>554820</text:p>
          </table:table-cell>
          <table:table-cell office:value-type="float" office:value="3187" calcext:value-type="float">
            <text:p>3187</text:p>
          </table:table-cell>
          <table:table-cell office:value-type="float" office:value="2709040" calcext:value-type="float">
            <text:p>2709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894000" calcext:value-type="float">
            <text:p>21894000</text:p>
          </table:table-cell>
          <table:table-cell office:value-type="float" office:value="0" calcext:value-type="float">
            <text:p>0</text:p>
          </table:table-cell>
          <table:table-cell office:value-type="float" office:value="21894000" calcext:value-type="float">
            <text:p>2189400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172" calcext:value-type="float">
            <text:p>12172</text:p>
          </table:table-cell>
          <table:table-cell office:value-type="float" office:value="464" calcext:value-type="float">
            <text:p>464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2881" calcext:value-type="float">
            <text:p>16112955328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4628" calcext:value-type="float">
            <text:p>564628</text:p>
          </table:table-cell>
          <table:table-cell office:value-type="float" office:value="3196" calcext:value-type="float">
            <text:p>3196</text:p>
          </table:table-cell>
          <table:table-cell office:value-type="float" office:value="2709040" calcext:value-type="float">
            <text:p>2709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448991" calcext:value-type="float">
            <text:p>20448991</text:p>
          </table:table-cell>
          <table:table-cell office:value-type="float" office:value="8421207" calcext:value-type="float">
            <text:p>8421207</text:p>
          </table:table-cell>
          <table:table-cell office:value-type="float" office:value="12027784" calcext:value-type="float">
            <text:p>1202778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189" calcext:value-type="float">
            <text:p>12189</text:p>
          </table:table-cell>
          <table:table-cell office:value-type="float" office:value="464" calcext:value-type="float">
            <text:p>464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2995" calcext:value-type="float">
            <text:p>16112955329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8088" calcext:value-type="float">
            <text:p>568088</text:p>
          </table:table-cell>
          <table:table-cell office:value-type="float" office:value="3200" calcext:value-type="float">
            <text:p>3200</text:p>
          </table:table-cell>
          <table:table-cell office:value-type="float" office:value="2709040" calcext:value-type="float">
            <text:p>2709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8520205" calcext:value-type="float">
            <text:p>28520205</text:p>
          </table:table-cell>
          <table:table-cell office:value-type="float" office:value="20039813" calcext:value-type="float">
            <text:p>20039813</text:p>
          </table:table-cell>
          <table:table-cell office:value-type="float" office:value="8480392" calcext:value-type="float">
            <text:p>8480392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2204" calcext:value-type="float">
            <text:p>12204</text:p>
          </table:table-cell>
          <table:table-cell office:value-type="float" office:value="387" calcext:value-type="float">
            <text:p>387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3103" calcext:value-type="float">
            <text:p>16112955331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9128" calcext:value-type="float">
            <text:p>569128</text:p>
          </table:table-cell>
          <table:table-cell office:value-type="float" office:value="3201" calcext:value-type="float">
            <text:p>3201</text:p>
          </table:table-cell>
          <table:table-cell office:value-type="float" office:value="2709040" calcext:value-type="float">
            <text:p>2709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33084928" calcext:value-type="float">
            <text:p>33084928</text:p>
          </table:table-cell>
          <table:table-cell office:value-type="float" office:value="0" calcext:value-type="float">
            <text:p>0</text:p>
          </table:table-cell>
          <table:table-cell office:value-type="float" office:value="33084928" calcext:value-type="float">
            <text:p>33084928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2219" calcext:value-type="float">
            <text:p>12219</text:p>
          </table:table-cell>
          <table:table-cell office:value-type="float" office:value="582" calcext:value-type="float">
            <text:p>582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3215" calcext:value-type="float">
            <text:p>16112955332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3812" calcext:value-type="float">
            <text:p>553812</text:p>
          </table:table-cell>
          <table:table-cell office:value-type="float" office:value="3186" calcext:value-type="float">
            <text:p>3186</text:p>
          </table:table-cell>
          <table:table-cell office:value-type="float" office:value="2709040" calcext:value-type="float">
            <text:p>2709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361056" calcext:value-type="float">
            <text:p>23361056</text:p>
          </table:table-cell>
          <table:table-cell office:value-type="float" office:value="0" calcext:value-type="float">
            <text:p>0</text:p>
          </table:table-cell>
          <table:table-cell office:value-type="float" office:value="23361056" calcext:value-type="float">
            <text:p>2336105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234" calcext:value-type="float">
            <text:p>12234</text:p>
          </table:table-cell>
          <table:table-cell office:value-type="float" office:value="582" calcext:value-type="float">
            <text:p>582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3322" calcext:value-type="float">
            <text:p>16112955333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6120" calcext:value-type="float">
            <text:p>556120</text:p>
          </table:table-cell>
          <table:table-cell office:value-type="float" office:value="3188" calcext:value-type="float">
            <text:p>3188</text:p>
          </table:table-cell>
          <table:table-cell office:value-type="float" office:value="2709040" calcext:value-type="float">
            <text:p>2709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167672" calcext:value-type="float">
            <text:p>21167672</text:p>
          </table:table-cell>
          <table:table-cell office:value-type="float" office:value="0" calcext:value-type="float">
            <text:p>0</text:p>
          </table:table-cell>
          <table:table-cell office:value-type="float" office:value="21167672" calcext:value-type="float">
            <text:p>2116767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249" calcext:value-type="float">
            <text:p>12249</text:p>
          </table:table-cell>
          <table:table-cell office:value-type="float" office:value="506" calcext:value-type="float">
            <text:p>506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3429" calcext:value-type="float">
            <text:p>16112955334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9172" calcext:value-type="float">
            <text:p>549172</text:p>
          </table:table-cell>
          <table:table-cell office:value-type="float" office:value="3181" calcext:value-type="float">
            <text:p>3181</text:p>
          </table:table-cell>
          <table:table-cell office:value-type="float" office:value="2709040" calcext:value-type="float">
            <text:p>2709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8308992" calcext:value-type="float">
            <text:p>28308992</text:p>
          </table:table-cell>
          <table:table-cell office:value-type="float" office:value="0" calcext:value-type="float">
            <text:p>0</text:p>
          </table:table-cell>
          <table:table-cell office:value-type="float" office:value="28308992" calcext:value-type="float">
            <text:p>2830899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267" calcext:value-type="float">
            <text:p>12267</text:p>
          </table:table-cell>
          <table:table-cell office:value-type="float" office:value="506" calcext:value-type="float">
            <text:p>506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3536" calcext:value-type="float">
            <text:p>16112955335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9544" calcext:value-type="float">
            <text:p>569544</text:p>
          </table:table-cell>
          <table:table-cell office:value-type="float" office:value="3200" calcext:value-type="float">
            <text:p>3200</text:p>
          </table:table-cell>
          <table:table-cell office:value-type="float" office:value="2709040" calcext:value-type="float">
            <text:p>2709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945007" calcext:value-type="float">
            <text:p>18945007</text:p>
          </table:table-cell>
          <table:table-cell office:value-type="float" office:value="10795167" calcext:value-type="float">
            <text:p>10795167</text:p>
          </table:table-cell>
          <table:table-cell office:value-type="float" office:value="8149840" calcext:value-type="float">
            <text:p>814984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285" calcext:value-type="float">
            <text:p>12285</text:p>
          </table:table-cell>
          <table:table-cell office:value-type="float" office:value="379" calcext:value-type="float">
            <text:p>379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3651" calcext:value-type="float">
            <text:p>16112955336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5948" calcext:value-type="float">
            <text:p>565948</text:p>
          </table:table-cell>
          <table:table-cell office:value-type="float" office:value="3197" calcext:value-type="float">
            <text:p>3197</text:p>
          </table:table-cell>
          <table:table-cell office:value-type="float" office:value="2709040" calcext:value-type="float">
            <text:p>2709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495485" calcext:value-type="float">
            <text:p>19495485</text:p>
          </table:table-cell>
          <table:table-cell office:value-type="float" office:value="8215893" calcext:value-type="float">
            <text:p>8215893</text:p>
          </table:table-cell>
          <table:table-cell office:value-type="float" office:value="11279592" calcext:value-type="float">
            <text:p>1127959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301" calcext:value-type="float">
            <text:p>12301</text:p>
          </table:table-cell>
          <table:table-cell office:value-type="float" office:value="484" calcext:value-type="float">
            <text:p>484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3763" calcext:value-type="float">
            <text:p>16112955337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7312" calcext:value-type="float">
            <text:p>567312</text:p>
          </table:table-cell>
          <table:table-cell office:value-type="float" office:value="3199" calcext:value-type="float">
            <text:p>3199</text:p>
          </table:table-cell>
          <table:table-cell office:value-type="float" office:value="2709040" calcext:value-type="float">
            <text:p>2709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5362127" calcext:value-type="float">
            <text:p>25362127</text:p>
          </table:table-cell>
          <table:table-cell office:value-type="float" office:value="15354543" calcext:value-type="float">
            <text:p>15354543</text:p>
          </table:table-cell>
          <table:table-cell office:value-type="float" office:value="10007584" calcext:value-type="float">
            <text:p>1000758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316" calcext:value-type="float">
            <text:p>12316</text:p>
          </table:table-cell>
          <table:table-cell office:value-type="float" office:value="484" calcext:value-type="float">
            <text:p>484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3868" calcext:value-type="float">
            <text:p>16112955338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9420" calcext:value-type="float">
            <text:p>569420</text:p>
          </table:table-cell>
          <table:table-cell office:value-type="float" office:value="3201" calcext:value-type="float">
            <text:p>3201</text:p>
          </table:table-cell>
          <table:table-cell office:value-type="float" office:value="2709040" calcext:value-type="float">
            <text:p>2709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056861" calcext:value-type="float">
            <text:p>19056861</text:p>
          </table:table-cell>
          <table:table-cell office:value-type="float" office:value="11506405" calcext:value-type="float">
            <text:p>11506405</text:p>
          </table:table-cell>
          <table:table-cell office:value-type="float" office:value="7550456" calcext:value-type="float">
            <text:p>7550456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2333" calcext:value-type="float">
            <text:p>12333</text:p>
          </table:table-cell>
          <table:table-cell office:value-type="float" office:value="582" calcext:value-type="float">
            <text:p>582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3975" calcext:value-type="float">
            <text:p>16112955339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3716" calcext:value-type="float">
            <text:p>563716</text:p>
          </table:table-cell>
          <table:table-cell office:value-type="float" office:value="3195" calcext:value-type="float">
            <text:p>3195</text:p>
          </table:table-cell>
          <table:table-cell office:value-type="float" office:value="2709040" calcext:value-type="float">
            <text:p>2709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601517" calcext:value-type="float">
            <text:p>19601517</text:p>
          </table:table-cell>
          <table:table-cell office:value-type="float" office:value="5856365" calcext:value-type="float">
            <text:p>5856365</text:p>
          </table:table-cell>
          <table:table-cell office:value-type="float" office:value="13745152" calcext:value-type="float">
            <text:p>1374515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349" calcext:value-type="float">
            <text:p>12349</text:p>
          </table:table-cell>
          <table:table-cell office:value-type="float" office:value="675" calcext:value-type="float">
            <text:p>675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4085" calcext:value-type="float">
            <text:p>16112955340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8756" calcext:value-type="float">
            <text:p>558756</text:p>
          </table:table-cell>
          <table:table-cell office:value-type="float" office:value="3190" calcext:value-type="float">
            <text:p>3190</text:p>
          </table:table-cell>
          <table:table-cell office:value-type="float" office:value="2709040" calcext:value-type="float">
            <text:p>2709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237087" calcext:value-type="float">
            <text:p>22237087</text:p>
          </table:table-cell>
          <table:table-cell office:value-type="float" office:value="3738551" calcext:value-type="float">
            <text:p>3738551</text:p>
          </table:table-cell>
          <table:table-cell office:value-type="float" office:value="18498536" calcext:value-type="float">
            <text:p>1849853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365" calcext:value-type="float">
            <text:p>12365</text:p>
          </table:table-cell>
          <table:table-cell office:value-type="float" office:value="675" calcext:value-type="float">
            <text:p>675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4194" calcext:value-type="float">
            <text:p>16112955341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8880" calcext:value-type="float">
            <text:p>558880</text:p>
          </table:table-cell>
          <table:table-cell office:value-type="float" office:value="3190" calcext:value-type="float">
            <text:p>3190</text:p>
          </table:table-cell>
          <table:table-cell office:value-type="float" office:value="2709040" calcext:value-type="float">
            <text:p>2709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655150" calcext:value-type="float">
            <text:p>19655150</text:p>
          </table:table-cell>
          <table:table-cell office:value-type="float" office:value="1099806" calcext:value-type="float">
            <text:p>1099806</text:p>
          </table:table-cell>
          <table:table-cell office:value-type="float" office:value="18555344" calcext:value-type="float">
            <text:p>1855534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381" calcext:value-type="float">
            <text:p>12381</text:p>
          </table:table-cell>
          <table:table-cell office:value-type="float" office:value="460" calcext:value-type="float">
            <text:p>460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4299" calcext:value-type="float">
            <text:p>16112955342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4664" calcext:value-type="float">
            <text:p>554664</text:p>
          </table:table-cell>
          <table:table-cell office:value-type="float" office:value="3186" calcext:value-type="float">
            <text:p>3186</text:p>
          </table:table-cell>
          <table:table-cell office:value-type="float" office:value="2709040" calcext:value-type="float">
            <text:p>2709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939432" calcext:value-type="float">
            <text:p>22939432</text:p>
          </table:table-cell>
          <table:table-cell office:value-type="float" office:value="0" calcext:value-type="float">
            <text:p>0</text:p>
          </table:table-cell>
          <table:table-cell office:value-type="float" office:value="22939432" calcext:value-type="float">
            <text:p>22939432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2398" calcext:value-type="float">
            <text:p>12398</text:p>
          </table:table-cell>
          <table:table-cell office:value-type="float" office:value="460" calcext:value-type="float">
            <text:p>460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4405" calcext:value-type="float">
            <text:p>16112955344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3548" calcext:value-type="float">
            <text:p>553548</text:p>
          </table:table-cell>
          <table:table-cell office:value-type="float" office:value="3186" calcext:value-type="float">
            <text:p>3186</text:p>
          </table:table-cell>
          <table:table-cell office:value-type="float" office:value="2709040" calcext:value-type="float">
            <text:p>2709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706984" calcext:value-type="float">
            <text:p>23706984</text:p>
          </table:table-cell>
          <table:table-cell office:value-type="float" office:value="0" calcext:value-type="float">
            <text:p>0</text:p>
          </table:table-cell>
          <table:table-cell office:value-type="float" office:value="23706984" calcext:value-type="float">
            <text:p>23706984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2414" calcext:value-type="float">
            <text:p>12414</text:p>
          </table:table-cell>
          <table:table-cell office:value-type="float" office:value="340" calcext:value-type="float">
            <text:p>340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4513" calcext:value-type="float">
            <text:p>16112955345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1936" calcext:value-type="float">
            <text:p>551936</text:p>
          </table:table-cell>
          <table:table-cell office:value-type="float" office:value="3184" calcext:value-type="float">
            <text:p>3184</text:p>
          </table:table-cell>
          <table:table-cell office:value-type="float" office:value="2709040" calcext:value-type="float">
            <text:p>2709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5089432" calcext:value-type="float">
            <text:p>25089432</text:p>
          </table:table-cell>
          <table:table-cell office:value-type="float" office:value="0" calcext:value-type="float">
            <text:p>0</text:p>
          </table:table-cell>
          <table:table-cell office:value-type="float" office:value="25089432" calcext:value-type="float">
            <text:p>2508943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430" calcext:value-type="float">
            <text:p>12430</text:p>
          </table:table-cell>
          <table:table-cell office:value-type="float" office:value="430" calcext:value-type="float">
            <text:p>430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4620" calcext:value-type="float">
            <text:p>16112955346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2556" calcext:value-type="float">
            <text:p>552556</text:p>
          </table:table-cell>
          <table:table-cell office:value-type="float" office:value="3185" calcext:value-type="float">
            <text:p>3185</text:p>
          </table:table-cell>
          <table:table-cell office:value-type="float" office:value="2709040" calcext:value-type="float">
            <text:p>2709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480696" calcext:value-type="float">
            <text:p>24480696</text:p>
          </table:table-cell>
          <table:table-cell office:value-type="float" office:value="0" calcext:value-type="float">
            <text:p>0</text:p>
          </table:table-cell>
          <table:table-cell office:value-type="float" office:value="24480696" calcext:value-type="float">
            <text:p>2448069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448" calcext:value-type="float">
            <text:p>12448</text:p>
          </table:table-cell>
          <table:table-cell office:value-type="float" office:value="430" calcext:value-type="float">
            <text:p>430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4728" calcext:value-type="float">
            <text:p>16112955347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5532" calcext:value-type="float">
            <text:p>555532</text:p>
          </table:table-cell>
          <table:table-cell office:value-type="float" office:value="3187" calcext:value-type="float">
            <text:p>3187</text:p>
          </table:table-cell>
          <table:table-cell office:value-type="float" office:value="2709040" calcext:value-type="float">
            <text:p>27090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502062" calcext:value-type="float">
            <text:p>23502062</text:p>
          </table:table-cell>
          <table:table-cell office:value-type="float" office:value="1570734" calcext:value-type="float">
            <text:p>1570734</text:p>
          </table:table-cell>
          <table:table-cell office:value-type="float" office:value="21931328" calcext:value-type="float">
            <text:p>2193132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463" calcext:value-type="float">
            <text:p>12463</text:p>
          </table:table-cell>
          <table:table-cell office:value-type="float" office:value="388" calcext:value-type="float">
            <text:p>388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4835" calcext:value-type="float">
            <text:p>16112955348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5824" calcext:value-type="float">
            <text:p>565824</text:p>
          </table:table-cell>
          <table:table-cell office:value-type="float" office:value="3197" calcext:value-type="float">
            <text:p>3197</text:p>
          </table:table-cell>
          <table:table-cell office:value-type="float" office:value="2708944" calcext:value-type="float">
            <text:p>27089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769166" calcext:value-type="float">
            <text:p>21769166</text:p>
          </table:table-cell>
          <table:table-cell office:value-type="float" office:value="10396398" calcext:value-type="float">
            <text:p>10396398</text:p>
          </table:table-cell>
          <table:table-cell office:value-type="float" office:value="11372768" calcext:value-type="float">
            <text:p>1137276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479" calcext:value-type="float">
            <text:p>12479</text:p>
          </table:table-cell>
          <table:table-cell office:value-type="float" office:value="388" calcext:value-type="float">
            <text:p>388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4941" calcext:value-type="float">
            <text:p>16112955349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8428" calcext:value-type="float">
            <text:p>568428</text:p>
          </table:table-cell>
          <table:table-cell office:value-type="float" office:value="3200" calcext:value-type="float">
            <text:p>3200</text:p>
          </table:table-cell>
          <table:table-cell office:value-type="float" office:value="2708944" calcext:value-type="float">
            <text:p>27089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659903" calcext:value-type="float">
            <text:p>17659903</text:p>
          </table:table-cell>
          <table:table-cell office:value-type="float" office:value="9011431" calcext:value-type="float">
            <text:p>9011431</text:p>
          </table:table-cell>
          <table:table-cell office:value-type="float" office:value="8648472" calcext:value-type="float">
            <text:p>864847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495" calcext:value-type="float">
            <text:p>12495</text:p>
          </table:table-cell>
          <table:table-cell office:value-type="float" office:value="343" calcext:value-type="float">
            <text:p>343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5047" calcext:value-type="float">
            <text:p>16112955350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7188" calcext:value-type="float">
            <text:p>567188</text:p>
          </table:table-cell>
          <table:table-cell office:value-type="float" office:value="3198" calcext:value-type="float">
            <text:p>3198</text:p>
          </table:table-cell>
          <table:table-cell office:value-type="float" office:value="2708944" calcext:value-type="float">
            <text:p>27089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634093" calcext:value-type="float">
            <text:p>17634093</text:p>
          </table:table-cell>
          <table:table-cell office:value-type="float" office:value="7784749" calcext:value-type="float">
            <text:p>7784749</text:p>
          </table:table-cell>
          <table:table-cell office:value-type="float" office:value="9849344" calcext:value-type="float">
            <text:p>984934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512" calcext:value-type="float">
            <text:p>12512</text:p>
          </table:table-cell>
          <table:table-cell office:value-type="float" office:value="440" calcext:value-type="float">
            <text:p>440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5154" calcext:value-type="float">
            <text:p>16112955351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5948" calcext:value-type="float">
            <text:p>565948</text:p>
          </table:table-cell>
          <table:table-cell office:value-type="float" office:value="3197" calcext:value-type="float">
            <text:p>3197</text:p>
          </table:table-cell>
          <table:table-cell office:value-type="float" office:value="2708944" calcext:value-type="float">
            <text:p>27089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643741" calcext:value-type="float">
            <text:p>17643741</text:p>
          </table:table-cell>
          <table:table-cell office:value-type="float" office:value="6673941" calcext:value-type="float">
            <text:p>6673941</text:p>
          </table:table-cell>
          <table:table-cell office:value-type="float" office:value="10969800" calcext:value-type="float">
            <text:p>1096980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528" calcext:value-type="float">
            <text:p>12528</text:p>
          </table:table-cell>
          <table:table-cell office:value-type="float" office:value="440" calcext:value-type="float">
            <text:p>440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5259" calcext:value-type="float">
            <text:p>16112955352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6444" calcext:value-type="float">
            <text:p>566444</text:p>
          </table:table-cell>
          <table:table-cell office:value-type="float" office:value="3198" calcext:value-type="float">
            <text:p>3198</text:p>
          </table:table-cell>
          <table:table-cell office:value-type="float" office:value="2708944" calcext:value-type="float">
            <text:p>27089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068622" calcext:value-type="float">
            <text:p>17068622</text:p>
          </table:table-cell>
          <table:table-cell office:value-type="float" office:value="6613902" calcext:value-type="float">
            <text:p>6613902</text:p>
          </table:table-cell>
          <table:table-cell office:value-type="float" office:value="10454720" calcext:value-type="float">
            <text:p>1045472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545" calcext:value-type="float">
            <text:p>12545</text:p>
          </table:table-cell>
          <table:table-cell office:value-type="float" office:value="306" calcext:value-type="float">
            <text:p>306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5365" calcext:value-type="float">
            <text:p>16112955353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4460" calcext:value-type="float">
            <text:p>564460</text:p>
          </table:table-cell>
          <table:table-cell office:value-type="float" office:value="3196" calcext:value-type="float">
            <text:p>3196</text:p>
          </table:table-cell>
          <table:table-cell office:value-type="float" office:value="2708944" calcext:value-type="float">
            <text:p>27089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556061" calcext:value-type="float">
            <text:p>16556061</text:p>
          </table:table-cell>
          <table:table-cell office:value-type="float" office:value="4063333" calcext:value-type="float">
            <text:p>4063333</text:p>
          </table:table-cell>
          <table:table-cell office:value-type="float" office:value="12492728" calcext:value-type="float">
            <text:p>1249272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561" calcext:value-type="float">
            <text:p>12561</text:p>
          </table:table-cell>
          <table:table-cell office:value-type="float" office:value="479" calcext:value-type="float">
            <text:p>479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5471" calcext:value-type="float">
            <text:p>16112955354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1856" calcext:value-type="float">
            <text:p>561856</text:p>
          </table:table-cell>
          <table:table-cell office:value-type="float" office:value="3193" calcext:value-type="float">
            <text:p>3193</text:p>
          </table:table-cell>
          <table:table-cell office:value-type="float" office:value="2708944" calcext:value-type="float">
            <text:p>27089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573101" calcext:value-type="float">
            <text:p>16573101</text:p>
          </table:table-cell>
          <table:table-cell office:value-type="float" office:value="1441117" calcext:value-type="float">
            <text:p>1441117</text:p>
          </table:table-cell>
          <table:table-cell office:value-type="float" office:value="15131984" calcext:value-type="float">
            <text:p>1513198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577" calcext:value-type="float">
            <text:p>12577</text:p>
          </table:table-cell>
          <table:table-cell office:value-type="float" office:value="479" calcext:value-type="float">
            <text:p>479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5576" calcext:value-type="float">
            <text:p>16112955355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7732" calcext:value-type="float">
            <text:p>557732</text:p>
          </table:table-cell>
          <table:table-cell office:value-type="float" office:value="3189" calcext:value-type="float">
            <text:p>3189</text:p>
          </table:table-cell>
          <table:table-cell office:value-type="float" office:value="2709068" calcext:value-type="float">
            <text:p>27090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518488" calcext:value-type="float">
            <text:p>19518488</text:p>
          </table:table-cell>
          <table:table-cell office:value-type="float" office:value="0" calcext:value-type="float">
            <text:p>0</text:p>
          </table:table-cell>
          <table:table-cell office:value-type="float" office:value="19518488" calcext:value-type="float">
            <text:p>1951848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594" calcext:value-type="float">
            <text:p>12594</text:p>
          </table:table-cell>
          <table:table-cell office:value-type="float" office:value="390" calcext:value-type="float">
            <text:p>390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5682" calcext:value-type="float">
            <text:p>16112955356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6244" calcext:value-type="float">
            <text:p>556244</text:p>
          </table:table-cell>
          <table:table-cell office:value-type="float" office:value="3188" calcext:value-type="float">
            <text:p>3188</text:p>
          </table:table-cell>
          <table:table-cell office:value-type="float" office:value="2709068" calcext:value-type="float">
            <text:p>27090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795632" calcext:value-type="float">
            <text:p>20795632</text:p>
          </table:table-cell>
          <table:table-cell office:value-type="float" office:value="0" calcext:value-type="float">
            <text:p>0</text:p>
          </table:table-cell>
          <table:table-cell office:value-type="float" office:value="20795632" calcext:value-type="float">
            <text:p>2079563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611" calcext:value-type="float">
            <text:p>12611</text:p>
          </table:table-cell>
          <table:table-cell office:value-type="float" office:value="390" calcext:value-type="float">
            <text:p>390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5790" calcext:value-type="float">
            <text:p>16112955357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9716" calcext:value-type="float">
            <text:p>559716</text:p>
          </table:table-cell>
          <table:table-cell office:value-type="float" office:value="3190" calcext:value-type="float">
            <text:p>3190</text:p>
          </table:table-cell>
          <table:table-cell office:value-type="float" office:value="2709068" calcext:value-type="float">
            <text:p>27090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920141" calcext:value-type="float">
            <text:p>19920141</text:p>
          </table:table-cell>
          <table:table-cell office:value-type="float" office:value="2059213" calcext:value-type="float">
            <text:p>2059213</text:p>
          </table:table-cell>
          <table:table-cell office:value-type="float" office:value="17860928" calcext:value-type="float">
            <text:p>1786092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627" calcext:value-type="float">
            <text:p>12627</text:p>
          </table:table-cell>
          <table:table-cell office:value-type="float" office:value="383" calcext:value-type="float">
            <text:p>383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5897" calcext:value-type="float">
            <text:p>16112955358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9760" calcext:value-type="float">
            <text:p>569760</text:p>
          </table:table-cell>
          <table:table-cell office:value-type="float" office:value="3201" calcext:value-type="float">
            <text:p>3201</text:p>
          </table:table-cell>
          <table:table-cell office:value-type="float" office:value="2709068" calcext:value-type="float">
            <text:p>27090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918894" calcext:value-type="float">
            <text:p>20918894</text:p>
          </table:table-cell>
          <table:table-cell office:value-type="float" office:value="14726430" calcext:value-type="float">
            <text:p>14726430</text:p>
          </table:table-cell>
          <table:table-cell office:value-type="float" office:value="6192464" calcext:value-type="float">
            <text:p>619246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646" calcext:value-type="float">
            <text:p>12646</text:p>
          </table:table-cell>
          <table:table-cell office:value-type="float" office:value="498" calcext:value-type="float">
            <text:p>498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6008" calcext:value-type="float">
            <text:p>16112955360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9964" calcext:value-type="float">
            <text:p>559964</text:p>
          </table:table-cell>
          <table:table-cell office:value-type="float" office:value="3191" calcext:value-type="float">
            <text:p>3191</text:p>
          </table:table-cell>
          <table:table-cell office:value-type="float" office:value="2709068" calcext:value-type="float">
            <text:p>27090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307312" calcext:value-type="float">
            <text:p>16307312</text:p>
          </table:table-cell>
          <table:table-cell office:value-type="float" office:value="0" calcext:value-type="float">
            <text:p>0</text:p>
          </table:table-cell>
          <table:table-cell office:value-type="float" office:value="16307312" calcext:value-type="float">
            <text:p>1630731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663" calcext:value-type="float">
            <text:p>12663</text:p>
          </table:table-cell>
          <table:table-cell office:value-type="float" office:value="498" calcext:value-type="float">
            <text:p>498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6116" calcext:value-type="float">
            <text:p>16112955361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7856" calcext:value-type="float">
            <text:p>557856</text:p>
          </table:table-cell>
          <table:table-cell office:value-type="float" office:value="3189" calcext:value-type="float">
            <text:p>3189</text:p>
          </table:table-cell>
          <table:table-cell office:value-type="float" office:value="2709068" calcext:value-type="float">
            <text:p>27090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348584" calcext:value-type="float">
            <text:p>18348584</text:p>
          </table:table-cell>
          <table:table-cell office:value-type="float" office:value="0" calcext:value-type="float">
            <text:p>0</text:p>
          </table:table-cell>
          <table:table-cell office:value-type="float" office:value="18348584" calcext:value-type="float">
            <text:p>1834858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680" calcext:value-type="float">
            <text:p>12680</text:p>
          </table:table-cell>
          <table:table-cell office:value-type="float" office:value="403" calcext:value-type="float">
            <text:p>403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6230" calcext:value-type="float">
            <text:p>16112955362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1080" calcext:value-type="float">
            <text:p>561080</text:p>
          </table:table-cell>
          <table:table-cell office:value-type="float" office:value="3193" calcext:value-type="float">
            <text:p>3193</text:p>
          </table:table-cell>
          <table:table-cell office:value-type="float" office:value="2709068" calcext:value-type="float">
            <text:p>27090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020288" calcext:value-type="float">
            <text:p>15020288</text:p>
          </table:table-cell>
          <table:table-cell office:value-type="float" office:value="0" calcext:value-type="float">
            <text:p>0</text:p>
          </table:table-cell>
          <table:table-cell office:value-type="float" office:value="15020288" calcext:value-type="float">
            <text:p>1502028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697" calcext:value-type="float">
            <text:p>12697</text:p>
          </table:table-cell>
          <table:table-cell office:value-type="float" office:value="403" calcext:value-type="float">
            <text:p>403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6339" calcext:value-type="float">
            <text:p>16112955363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9468" calcext:value-type="float">
            <text:p>559468</text:p>
          </table:table-cell>
          <table:table-cell office:value-type="float" office:value="3191" calcext:value-type="float">
            <text:p>3191</text:p>
          </table:table-cell>
          <table:table-cell office:value-type="float" office:value="2709072" calcext:value-type="float">
            <text:p>27090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643512" calcext:value-type="float">
            <text:p>16643512</text:p>
          </table:table-cell>
          <table:table-cell office:value-type="float" office:value="0" calcext:value-type="float">
            <text:p>0</text:p>
          </table:table-cell>
          <table:table-cell office:value-type="float" office:value="16643512" calcext:value-type="float">
            <text:p>1664351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714" calcext:value-type="float">
            <text:p>12714</text:p>
          </table:table-cell>
          <table:table-cell office:value-type="float" office:value="281" calcext:value-type="float">
            <text:p>281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6450" calcext:value-type="float">
            <text:p>16112955364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5052" calcext:value-type="float">
            <text:p>565052</text:p>
          </table:table-cell>
          <table:table-cell office:value-type="float" office:value="3196" calcext:value-type="float">
            <text:p>3196</text:p>
          </table:table-cell>
          <table:table-cell office:value-type="float" office:value="2709100" calcext:value-type="float">
            <text:p>27091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827007" calcext:value-type="float">
            <text:p>16827007</text:p>
          </table:table-cell>
          <table:table-cell office:value-type="float" office:value="5738815" calcext:value-type="float">
            <text:p>5738815</text:p>
          </table:table-cell>
          <table:table-cell office:value-type="float" office:value="11088192" calcext:value-type="float">
            <text:p>1108819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730" calcext:value-type="float">
            <text:p>12730</text:p>
          </table:table-cell>
          <table:table-cell office:value-type="float" office:value="428" calcext:value-type="float">
            <text:p>428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6558" calcext:value-type="float">
            <text:p>16112955365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7760" calcext:value-type="float">
            <text:p>567760</text:p>
          </table:table-cell>
          <table:table-cell office:value-type="float" office:value="3202" calcext:value-type="float">
            <text:p>3202</text:p>
          </table:table-cell>
          <table:table-cell office:value-type="float" office:value="2709100" calcext:value-type="float">
            <text:p>270910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822248" calcext:value-type="float">
            <text:p>21822248</text:p>
          </table:table-cell>
          <table:table-cell office:value-type="float" office:value="0" calcext:value-type="float">
            <text:p>0</text:p>
          </table:table-cell>
          <table:table-cell office:value-type="float" office:value="21822248" calcext:value-type="float">
            <text:p>2182224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747" calcext:value-type="float">
            <text:p>12747</text:p>
          </table:table-cell>
          <table:table-cell office:value-type="float" office:value="428" calcext:value-type="float">
            <text:p>428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6664" calcext:value-type="float">
            <text:p>16112955366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7188" calcext:value-type="float">
            <text:p>557188</text:p>
          </table:table-cell>
          <table:table-cell office:value-type="float" office:value="3189" calcext:value-type="float">
            <text:p>3189</text:p>
          </table:table-cell>
          <table:table-cell office:value-type="float" office:value="2709160" calcext:value-type="float">
            <text:p>27091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253376" calcext:value-type="float">
            <text:p>18253376</text:p>
          </table:table-cell>
          <table:table-cell office:value-type="float" office:value="0" calcext:value-type="float">
            <text:p>0</text:p>
          </table:table-cell>
          <table:table-cell office:value-type="float" office:value="18253376" calcext:value-type="float">
            <text:p>1825337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764" calcext:value-type="float">
            <text:p>12764</text:p>
          </table:table-cell>
          <table:table-cell office:value-type="float" office:value="575" calcext:value-type="float">
            <text:p>575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6773" calcext:value-type="float">
            <text:p>16112955367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9296" calcext:value-type="float">
            <text:p>559296</text:p>
          </table:table-cell>
          <table:table-cell office:value-type="float" office:value="3191" calcext:value-type="float">
            <text:p>3191</text:p>
          </table:table-cell>
          <table:table-cell office:value-type="float" office:value="2709160" calcext:value-type="float">
            <text:p>27091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566296" calcext:value-type="float">
            <text:p>16566296</text:p>
          </table:table-cell>
          <table:table-cell office:value-type="float" office:value="0" calcext:value-type="float">
            <text:p>0</text:p>
          </table:table-cell>
          <table:table-cell office:value-type="float" office:value="16566296" calcext:value-type="float">
            <text:p>1656629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779" calcext:value-type="float">
            <text:p>12779</text:p>
          </table:table-cell>
          <table:table-cell office:value-type="float" office:value="615" calcext:value-type="float">
            <text:p>615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6881" calcext:value-type="float">
            <text:p>16112955368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5248" calcext:value-type="float">
            <text:p>565248</text:p>
          </table:table-cell>
          <table:table-cell office:value-type="float" office:value="3197" calcext:value-type="float">
            <text:p>3197</text:p>
          </table:table-cell>
          <table:table-cell office:value-type="float" office:value="2709160" calcext:value-type="float">
            <text:p>27091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223997" calcext:value-type="float">
            <text:p>13223997</text:p>
          </table:table-cell>
          <table:table-cell office:value-type="float" office:value="2765285" calcext:value-type="float">
            <text:p>2765285</text:p>
          </table:table-cell>
          <table:table-cell office:value-type="float" office:value="10458712" calcext:value-type="float">
            <text:p>1045871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797" calcext:value-type="float">
            <text:p>12797</text:p>
          </table:table-cell>
          <table:table-cell office:value-type="float" office:value="615" calcext:value-type="float">
            <text:p>615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6992" calcext:value-type="float">
            <text:p>16112955369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8596" calcext:value-type="float">
            <text:p>568596</text:p>
          </table:table-cell>
          <table:table-cell office:value-type="float" office:value="3200" calcext:value-type="float">
            <text:p>3200</text:p>
          </table:table-cell>
          <table:table-cell office:value-type="float" office:value="2709160" calcext:value-type="float">
            <text:p>27091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573336" calcext:value-type="float">
            <text:p>12573336</text:p>
          </table:table-cell>
          <table:table-cell office:value-type="float" office:value="5673496" calcext:value-type="float">
            <text:p>5673496</text:p>
          </table:table-cell>
          <table:table-cell office:value-type="float" office:value="6899840" calcext:value-type="float">
            <text:p>689984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813" calcext:value-type="float">
            <text:p>12813</text:p>
          </table:table-cell>
          <table:table-cell office:value-type="float" office:value="565" calcext:value-type="float">
            <text:p>565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7098" calcext:value-type="float">
            <text:p>16112955370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3512" calcext:value-type="float">
            <text:p>563512</text:p>
          </table:table-cell>
          <table:table-cell office:value-type="float" office:value="3195" calcext:value-type="float">
            <text:p>3195</text:p>
          </table:table-cell>
          <table:table-cell office:value-type="float" office:value="2709160" calcext:value-type="float">
            <text:p>27091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204176" calcext:value-type="float">
            <text:p>12204176</text:p>
          </table:table-cell>
          <table:table-cell office:value-type="float" office:value="185152" calcext:value-type="float">
            <text:p>185152</text:p>
          </table:table-cell>
          <table:table-cell office:value-type="float" office:value="12019024" calcext:value-type="float">
            <text:p>1201902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829" calcext:value-type="float">
            <text:p>12829</text:p>
          </table:table-cell>
          <table:table-cell office:value-type="float" office:value="565" calcext:value-type="float">
            <text:p>565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7204" calcext:value-type="float">
            <text:p>16112955372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7108" calcext:value-type="float">
            <text:p>567108</text:p>
          </table:table-cell>
          <table:table-cell office:value-type="float" office:value="3198" calcext:value-type="float">
            <text:p>3198</text:p>
          </table:table-cell>
          <table:table-cell office:value-type="float" office:value="2709160" calcext:value-type="float">
            <text:p>27091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815032" calcext:value-type="float">
            <text:p>11815032</text:p>
          </table:table-cell>
          <table:table-cell office:value-type="float" office:value="2879488" calcext:value-type="float">
            <text:p>2879488</text:p>
          </table:table-cell>
          <table:table-cell office:value-type="float" office:value="8935544" calcext:value-type="float">
            <text:p>893554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846" calcext:value-type="float">
            <text:p>12846</text:p>
          </table:table-cell>
          <table:table-cell office:value-type="float" office:value="430" calcext:value-type="float">
            <text:p>430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7311" calcext:value-type="float">
            <text:p>16112955373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1404" calcext:value-type="float">
            <text:p>561404</text:p>
          </table:table-cell>
          <table:table-cell office:value-type="float" office:value="3193" calcext:value-type="float">
            <text:p>3193</text:p>
          </table:table-cell>
          <table:table-cell office:value-type="float" office:value="2709160" calcext:value-type="float">
            <text:p>27091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886512" calcext:value-type="float">
            <text:p>13886512</text:p>
          </table:table-cell>
          <table:table-cell office:value-type="float" office:value="0" calcext:value-type="float">
            <text:p>0</text:p>
          </table:table-cell>
          <table:table-cell office:value-type="float" office:value="13886512" calcext:value-type="float">
            <text:p>13886512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2863" calcext:value-type="float">
            <text:p>12863</text:p>
          </table:table-cell>
          <table:table-cell office:value-type="float" office:value="488" calcext:value-type="float">
            <text:p>488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7418" calcext:value-type="float">
            <text:p>16112955374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70084" calcext:value-type="float">
            <text:p>570084</text:p>
          </table:table-cell>
          <table:table-cell office:value-type="float" office:value="3202" calcext:value-type="float">
            <text:p>3202</text:p>
          </table:table-cell>
          <table:table-cell office:value-type="float" office:value="2709160" calcext:value-type="float">
            <text:p>27091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124144" calcext:value-type="float">
            <text:p>11124144</text:p>
          </table:table-cell>
          <table:table-cell office:value-type="float" office:value="5535976" calcext:value-type="float">
            <text:p>5535976</text:p>
          </table:table-cell>
          <table:table-cell office:value-type="float" office:value="5588168" calcext:value-type="float">
            <text:p>558816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878" calcext:value-type="float">
            <text:p>12878</text:p>
          </table:table-cell>
          <table:table-cell office:value-type="float" office:value="488" calcext:value-type="float">
            <text:p>488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7524" calcext:value-type="float">
            <text:p>16112955375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70828" calcext:value-type="float">
            <text:p>570828</text:p>
          </table:table-cell>
          <table:table-cell office:value-type="float" office:value="3203" calcext:value-type="float">
            <text:p>3203</text:p>
          </table:table-cell>
          <table:table-cell office:value-type="float" office:value="2709160" calcext:value-type="float">
            <text:p>27091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345504" calcext:value-type="float">
            <text:p>10345504</text:p>
          </table:table-cell>
          <table:table-cell office:value-type="float" office:value="5681152" calcext:value-type="float">
            <text:p>5681152</text:p>
          </table:table-cell>
          <table:table-cell office:value-type="float" office:value="4664352" calcext:value-type="float">
            <text:p>4664352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2893" calcext:value-type="float">
            <text:p>12893</text:p>
          </table:table-cell>
          <table:table-cell office:value-type="float" office:value="349" calcext:value-type="float">
            <text:p>349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7629" calcext:value-type="float">
            <text:p>16112955376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71820" calcext:value-type="float">
            <text:p>571820</text:p>
          </table:table-cell>
          <table:table-cell office:value-type="float" office:value="3204" calcext:value-type="float">
            <text:p>3204</text:p>
          </table:table-cell>
          <table:table-cell office:value-type="float" office:value="2709160" calcext:value-type="float">
            <text:p>27091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345504" calcext:value-type="float">
            <text:p>10345504</text:p>
          </table:table-cell>
          <table:table-cell office:value-type="float" office:value="6827272" calcext:value-type="float">
            <text:p>6827272</text:p>
          </table:table-cell>
          <table:table-cell office:value-type="float" office:value="3518232" calcext:value-type="float">
            <text:p>351823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2904" calcext:value-type="float">
            <text:p>12904</text:p>
          </table:table-cell>
          <table:table-cell office:value-type="float" office:value="349" calcext:value-type="float">
            <text:p>349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7735" calcext:value-type="float">
            <text:p>16112955377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9340" calcext:value-type="float">
            <text:p>569340</text:p>
          </table:table-cell>
          <table:table-cell office:value-type="float" office:value="3201" calcext:value-type="float">
            <text:p>3201</text:p>
          </table:table-cell>
          <table:table-cell office:value-type="float" office:value="2709160" calcext:value-type="float">
            <text:p>27091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345504" calcext:value-type="float">
            <text:p>10345504</text:p>
          </table:table-cell>
          <table:table-cell office:value-type="float" office:value="4377864" calcext:value-type="float">
            <text:p>4377864</text:p>
          </table:table-cell>
          <table:table-cell office:value-type="float" office:value="5967640" calcext:value-type="float">
            <text:p>5967640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2916" calcext:value-type="float">
            <text:p>12916</text:p>
          </table:table-cell>
          <table:table-cell office:value-type="float" office:value="125" calcext:value-type="float">
            <text:p>125</text:p>
          </table:table-cell>
          <table:table-cell office:value-type="float" office:value="3820" calcext:value-type="float">
            <text:p>3820</text:p>
          </table:table-cell>
          <table:table-cell office:value-type="float" office:value="1611295537841" calcext:value-type="float">
            <text:p>16112955378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9916" calcext:value-type="float">
            <text:p>559916</text:p>
          </table:table-cell>
          <table:table-cell office:value-type="float" office:value="3192" calcext:value-type="float">
            <text:p>3192</text:p>
          </table:table-cell>
          <table:table-cell office:value-type="float" office:value="2709160" calcext:value-type="float">
            <text:p>27091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777792" calcext:value-type="float">
            <text:p>13777792</text:p>
          </table:table-cell>
          <table:table-cell office:value-type="float" office:value="0" calcext:value-type="float">
            <text:p>0</text:p>
          </table:table-cell>
          <table:table-cell office:value-type="float" office:value="13777792" calcext:value-type="float">
            <text:p>13777792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3744" calcext:value-type="float">
            <text:p>13744</text:p>
          </table:table-cell>
          <table:table-cell office:value-type="float" office:value="341" calcext:value-type="float">
            <text:p>341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3357" calcext:value-type="float">
            <text:p>16112955433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1112" calcext:value-type="float">
            <text:p>551112</text:p>
          </table:table-cell>
          <table:table-cell office:value-type="float" office:value="3183" calcext:value-type="float">
            <text:p>3183</text:p>
          </table:table-cell>
          <table:table-cell office:value-type="float" office:value="2709164" calcext:value-type="float">
            <text:p>27091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334656" calcext:value-type="float">
            <text:p>23334656</text:p>
          </table:table-cell>
          <table:table-cell office:value-type="float" office:value="0" calcext:value-type="float">
            <text:p>0</text:p>
          </table:table-cell>
          <table:table-cell office:value-type="float" office:value="23334656" calcext:value-type="float">
            <text:p>2333465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3761" calcext:value-type="float">
            <text:p>13761</text:p>
          </table:table-cell>
          <table:table-cell office:value-type="float" office:value="322" calcext:value-type="float">
            <text:p>322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3461" calcext:value-type="float">
            <text:p>16112955434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6116" calcext:value-type="float">
            <text:p>566116</text:p>
          </table:table-cell>
          <table:table-cell office:value-type="float" office:value="3197" calcext:value-type="float">
            <text:p>3197</text:p>
          </table:table-cell>
          <table:table-cell office:value-type="float" office:value="2709132" calcext:value-type="float">
            <text:p>27091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520158" calcext:value-type="float">
            <text:p>20520158</text:p>
          </table:table-cell>
          <table:table-cell office:value-type="float" office:value="13406582" calcext:value-type="float">
            <text:p>13406582</text:p>
          </table:table-cell>
          <table:table-cell office:value-type="float" office:value="7113576" calcext:value-type="float">
            <text:p>711357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3778" calcext:value-type="float">
            <text:p>13778</text:p>
          </table:table-cell>
          <table:table-cell office:value-type="float" office:value="484" calcext:value-type="float">
            <text:p>484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3571" calcext:value-type="float">
            <text:p>16112955435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1764" calcext:value-type="float">
            <text:p>551764</text:p>
          </table:table-cell>
          <table:table-cell office:value-type="float" office:value="3184" calcext:value-type="float">
            <text:p>3184</text:p>
          </table:table-cell>
          <table:table-cell office:value-type="float" office:value="2709168" calcext:value-type="float">
            <text:p>27091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538520" calcext:value-type="float">
            <text:p>22538520</text:p>
          </table:table-cell>
          <table:table-cell office:value-type="float" office:value="0" calcext:value-type="float">
            <text:p>0</text:p>
          </table:table-cell>
          <table:table-cell office:value-type="float" office:value="22538520" calcext:value-type="float">
            <text:p>2253852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3794" calcext:value-type="float">
            <text:p>13794</text:p>
          </table:table-cell>
          <table:table-cell office:value-type="float" office:value="484" calcext:value-type="float">
            <text:p>484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3678" calcext:value-type="float">
            <text:p>16112955436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0152" calcext:value-type="float">
            <text:p>550152</text:p>
          </table:table-cell>
          <table:table-cell office:value-type="float" office:value="3182" calcext:value-type="float">
            <text:p>3182</text:p>
          </table:table-cell>
          <table:table-cell office:value-type="float" office:value="2709168" calcext:value-type="float">
            <text:p>27091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864672" calcext:value-type="float">
            <text:p>23864672</text:p>
          </table:table-cell>
          <table:table-cell office:value-type="float" office:value="0" calcext:value-type="float">
            <text:p>0</text:p>
          </table:table-cell>
          <table:table-cell office:value-type="float" office:value="23864672" calcext:value-type="float">
            <text:p>2386467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3810" calcext:value-type="float">
            <text:p>13810</text:p>
          </table:table-cell>
          <table:table-cell office:value-type="float" office:value="606" calcext:value-type="float">
            <text:p>606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3785" calcext:value-type="float">
            <text:p>16112955437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6396" calcext:value-type="float">
            <text:p>566396</text:p>
          </table:table-cell>
          <table:table-cell office:value-type="float" office:value="3198" calcext:value-type="float">
            <text:p>3198</text:p>
          </table:table-cell>
          <table:table-cell office:value-type="float" office:value="2709392" calcext:value-type="float">
            <text:p>2709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047118" calcext:value-type="float">
            <text:p>20047118</text:p>
          </table:table-cell>
          <table:table-cell office:value-type="float" office:value="13187582" calcext:value-type="float">
            <text:p>13187582</text:p>
          </table:table-cell>
          <table:table-cell office:value-type="float" office:value="6859536" calcext:value-type="float">
            <text:p>6859536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13826" calcext:value-type="float">
            <text:p>13826</text:p>
          </table:table-cell>
          <table:table-cell office:value-type="float" office:value="606" calcext:value-type="float">
            <text:p>606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3892" calcext:value-type="float">
            <text:p>1611295543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5652" calcext:value-type="float">
            <text:p>565652</text:p>
          </table:table-cell>
          <table:table-cell office:value-type="float" office:value="3197" calcext:value-type="float">
            <text:p>3197</text:p>
          </table:table-cell>
          <table:table-cell office:value-type="float" office:value="2709392" calcext:value-type="float">
            <text:p>2709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6780767" calcext:value-type="float">
            <text:p>26780767</text:p>
          </table:table-cell>
          <table:table-cell office:value-type="float" office:value="19792023" calcext:value-type="float">
            <text:p>19792023</text:p>
          </table:table-cell>
          <table:table-cell office:value-type="float" office:value="6988744" calcext:value-type="float">
            <text:p>6988744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13843" calcext:value-type="float">
            <text:p>13843</text:p>
          </table:table-cell>
          <table:table-cell office:value-type="float" office:value="284" calcext:value-type="float">
            <text:p>284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4004" calcext:value-type="float">
            <text:p>16112955440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6184" calcext:value-type="float">
            <text:p>546184</text:p>
          </table:table-cell>
          <table:table-cell office:value-type="float" office:value="3178" calcext:value-type="float">
            <text:p>3178</text:p>
          </table:table-cell>
          <table:table-cell office:value-type="float" office:value="2709392" calcext:value-type="float">
            <text:p>2709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5957352" calcext:value-type="float">
            <text:p>25957352</text:p>
          </table:table-cell>
          <table:table-cell office:value-type="float" office:value="0" calcext:value-type="float">
            <text:p>0</text:p>
          </table:table-cell>
          <table:table-cell office:value-type="float" office:value="25957352" calcext:value-type="float">
            <text:p>2595735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3859" calcext:value-type="float">
            <text:p>13859</text:p>
          </table:table-cell>
          <table:table-cell office:value-type="float" office:value="498" calcext:value-type="float">
            <text:p>498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4113" calcext:value-type="float">
            <text:p>16112955441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4288" calcext:value-type="float">
            <text:p>564288</text:p>
          </table:table-cell>
          <table:table-cell office:value-type="float" office:value="3196" calcext:value-type="float">
            <text:p>3196</text:p>
          </table:table-cell>
          <table:table-cell office:value-type="float" office:value="2709392" calcext:value-type="float">
            <text:p>2709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758797" calcext:value-type="float">
            <text:p>23758797</text:p>
          </table:table-cell>
          <table:table-cell office:value-type="float" office:value="16596189" calcext:value-type="float">
            <text:p>16596189</text:p>
          </table:table-cell>
          <table:table-cell office:value-type="float" office:value="7162608" calcext:value-type="float">
            <text:p>716260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3876" calcext:value-type="float">
            <text:p>13876</text:p>
          </table:table-cell>
          <table:table-cell office:value-type="float" office:value="498" calcext:value-type="float">
            <text:p>498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4231" calcext:value-type="float">
            <text:p>16112955442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7220" calcext:value-type="float">
            <text:p>557220</text:p>
          </table:table-cell>
          <table:table-cell office:value-type="float" office:value="3189" calcext:value-type="float">
            <text:p>3189</text:p>
          </table:table-cell>
          <table:table-cell office:value-type="float" office:value="2709392" calcext:value-type="float">
            <text:p>2709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310605" calcext:value-type="float">
            <text:p>24310605</text:p>
          </table:table-cell>
          <table:table-cell office:value-type="float" office:value="8808869" calcext:value-type="float">
            <text:p>8808869</text:p>
          </table:table-cell>
          <table:table-cell office:value-type="float" office:value="15501736" calcext:value-type="float">
            <text:p>15501736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3892" calcext:value-type="float">
            <text:p>13892</text:p>
          </table:table-cell>
          <table:table-cell office:value-type="float" office:value="421" calcext:value-type="float">
            <text:p>421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4341" calcext:value-type="float">
            <text:p>16112955443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0524" calcext:value-type="float">
            <text:p>550524</text:p>
          </table:table-cell>
          <table:table-cell office:value-type="float" office:value="3182" calcext:value-type="float">
            <text:p>3182</text:p>
          </table:table-cell>
          <table:table-cell office:value-type="float" office:value="2709392" calcext:value-type="float">
            <text:p>2709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310605" calcext:value-type="float">
            <text:p>24310605</text:p>
          </table:table-cell>
          <table:table-cell office:value-type="float" office:value="2033125" calcext:value-type="float">
            <text:p>2033125</text:p>
          </table:table-cell>
          <table:table-cell office:value-type="float" office:value="22277480" calcext:value-type="float">
            <text:p>2227748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3907" calcext:value-type="float">
            <text:p>13907</text:p>
          </table:table-cell>
          <table:table-cell office:value-type="float" office:value="403" calcext:value-type="float">
            <text:p>403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4447" calcext:value-type="float">
            <text:p>16112955444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8540" calcext:value-type="float">
            <text:p>548540</text:p>
          </table:table-cell>
          <table:table-cell office:value-type="float" office:value="3181" calcext:value-type="float">
            <text:p>3181</text:p>
          </table:table-cell>
          <table:table-cell office:value-type="float" office:value="2709392" calcext:value-type="float">
            <text:p>2709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079152" calcext:value-type="float">
            <text:p>24079152</text:p>
          </table:table-cell>
          <table:table-cell office:value-type="float" office:value="0" calcext:value-type="float">
            <text:p>0</text:p>
          </table:table-cell>
          <table:table-cell office:value-type="float" office:value="24079152" calcext:value-type="float">
            <text:p>2407915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3925" calcext:value-type="float">
            <text:p>13925</text:p>
          </table:table-cell>
          <table:table-cell office:value-type="float" office:value="403" calcext:value-type="float">
            <text:p>403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4555" calcext:value-type="float">
            <text:p>16112955445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5440" calcext:value-type="float">
            <text:p>545440</text:p>
          </table:table-cell>
          <table:table-cell office:value-type="float" office:value="3178" calcext:value-type="float">
            <text:p>3178</text:p>
          </table:table-cell>
          <table:table-cell office:value-type="float" office:value="2709392" calcext:value-type="float">
            <text:p>2709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7313200" calcext:value-type="float">
            <text:p>27313200</text:p>
          </table:table-cell>
          <table:table-cell office:value-type="float" office:value="0" calcext:value-type="float">
            <text:p>0</text:p>
          </table:table-cell>
          <table:table-cell office:value-type="float" office:value="27313200" calcext:value-type="float">
            <text:p>2731320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3941" calcext:value-type="float">
            <text:p>13941</text:p>
          </table:table-cell>
          <table:table-cell office:value-type="float" office:value="506" calcext:value-type="float">
            <text:p>506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4660" calcext:value-type="float">
            <text:p>16112955446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6556" calcext:value-type="float">
            <text:p>546556</text:p>
          </table:table-cell>
          <table:table-cell office:value-type="float" office:value="3179" calcext:value-type="float">
            <text:p>3179</text:p>
          </table:table-cell>
          <table:table-cell office:value-type="float" office:value="2709392" calcext:value-type="float">
            <text:p>2709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6378040" calcext:value-type="float">
            <text:p>26378040</text:p>
          </table:table-cell>
          <table:table-cell office:value-type="float" office:value="0" calcext:value-type="float">
            <text:p>0</text:p>
          </table:table-cell>
          <table:table-cell office:value-type="float" office:value="26378040" calcext:value-type="float">
            <text:p>2637804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3958" calcext:value-type="float">
            <text:p>13958</text:p>
          </table:table-cell>
          <table:table-cell office:value-type="float" office:value="506" calcext:value-type="float">
            <text:p>506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4767" calcext:value-type="float">
            <text:p>16112955447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3128" calcext:value-type="float">
            <text:p>553128</text:p>
          </table:table-cell>
          <table:table-cell office:value-type="float" office:value="3186" calcext:value-type="float">
            <text:p>3186</text:p>
          </table:table-cell>
          <table:table-cell office:value-type="float" office:value="2709392" calcext:value-type="float">
            <text:p>2709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602080" calcext:value-type="float">
            <text:p>19602080</text:p>
          </table:table-cell>
          <table:table-cell office:value-type="float" office:value="0" calcext:value-type="float">
            <text:p>0</text:p>
          </table:table-cell>
          <table:table-cell office:value-type="float" office:value="19602080" calcext:value-type="float">
            <text:p>1960208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3975" calcext:value-type="float">
            <text:p>13975</text:p>
          </table:table-cell>
          <table:table-cell office:value-type="float" office:value="485" calcext:value-type="float">
            <text:p>485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4879" calcext:value-type="float">
            <text:p>16112955448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4120" calcext:value-type="float">
            <text:p>554120</text:p>
          </table:table-cell>
          <table:table-cell office:value-type="float" office:value="3187" calcext:value-type="float">
            <text:p>3187</text:p>
          </table:table-cell>
          <table:table-cell office:value-type="float" office:value="2709392" calcext:value-type="float">
            <text:p>2709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152088" calcext:value-type="float">
            <text:p>24152088</text:p>
          </table:table-cell>
          <table:table-cell office:value-type="float" office:value="0" calcext:value-type="float">
            <text:p>0</text:p>
          </table:table-cell>
          <table:table-cell office:value-type="float" office:value="24152088" calcext:value-type="float">
            <text:p>2415208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3993" calcext:value-type="float">
            <text:p>13993</text:p>
          </table:table-cell>
          <table:table-cell office:value-type="float" office:value="275" calcext:value-type="float">
            <text:p>275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4988" calcext:value-type="float">
            <text:p>16112955449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46680" calcext:value-type="float">
            <text:p>546680</text:p>
          </table:table-cell>
          <table:table-cell office:value-type="float" office:value="3179" calcext:value-type="float">
            <text:p>3179</text:p>
          </table:table-cell>
          <table:table-cell office:value-type="float" office:value="2709392" calcext:value-type="float">
            <text:p>2709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6502688" calcext:value-type="float">
            <text:p>26502688</text:p>
          </table:table-cell>
          <table:table-cell office:value-type="float" office:value="0" calcext:value-type="float">
            <text:p>0</text:p>
          </table:table-cell>
          <table:table-cell office:value-type="float" office:value="26502688" calcext:value-type="float">
            <text:p>2650268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4009" calcext:value-type="float">
            <text:p>14009</text:p>
          </table:table-cell>
          <table:table-cell office:value-type="float" office:value="275" calcext:value-type="float">
            <text:p>275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5102" calcext:value-type="float">
            <text:p>16112955451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6972" calcext:value-type="float">
            <text:p>556972</text:p>
          </table:table-cell>
          <table:table-cell office:value-type="float" office:value="3195" calcext:value-type="float">
            <text:p>3195</text:p>
          </table:table-cell>
          <table:table-cell office:value-type="float" office:value="2709392" calcext:value-type="float">
            <text:p>2709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357272" calcext:value-type="float">
            <text:p>21357272</text:p>
          </table:table-cell>
          <table:table-cell office:value-type="float" office:value="0" calcext:value-type="float">
            <text:p>0</text:p>
          </table:table-cell>
          <table:table-cell office:value-type="float" office:value="21357272" calcext:value-type="float">
            <text:p>2135727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4026" calcext:value-type="float">
            <text:p>14026</text:p>
          </table:table-cell>
          <table:table-cell office:value-type="float" office:value="436" calcext:value-type="float">
            <text:p>436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5211" calcext:value-type="float">
            <text:p>16112955452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3544" calcext:value-type="float">
            <text:p>563544</text:p>
          </table:table-cell>
          <table:table-cell office:value-type="float" office:value="3195" calcext:value-type="float">
            <text:p>3195</text:p>
          </table:table-cell>
          <table:table-cell office:value-type="float" office:value="2709392" calcext:value-type="float">
            <text:p>2709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110846" calcext:value-type="float">
            <text:p>18110846</text:p>
          </table:table-cell>
          <table:table-cell office:value-type="float" office:value="8393654" calcext:value-type="float">
            <text:p>8393654</text:p>
          </table:table-cell>
          <table:table-cell office:value-type="float" office:value="9717192" calcext:value-type="float">
            <text:p>971719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4042" calcext:value-type="float">
            <text:p>14042</text:p>
          </table:table-cell>
          <table:table-cell office:value-type="float" office:value="515" calcext:value-type="float">
            <text:p>515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5324" calcext:value-type="float">
            <text:p>16112955453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0052" calcext:value-type="float">
            <text:p>560052</text:p>
          </table:table-cell>
          <table:table-cell office:value-type="float" office:value="3192" calcext:value-type="float">
            <text:p>3192</text:p>
          </table:table-cell>
          <table:table-cell office:value-type="float" office:value="2709392" calcext:value-type="float">
            <text:p>2709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175886" calcext:value-type="float">
            <text:p>18175886</text:p>
          </table:table-cell>
          <table:table-cell office:value-type="float" office:value="4759006" calcext:value-type="float">
            <text:p>4759006</text:p>
          </table:table-cell>
          <table:table-cell office:value-type="float" office:value="13416880" calcext:value-type="float">
            <text:p>1341688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4059" calcext:value-type="float">
            <text:p>14059</text:p>
          </table:table-cell>
          <table:table-cell office:value-type="float" office:value="515" calcext:value-type="float">
            <text:p>515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5430" calcext:value-type="float">
            <text:p>16112955454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9928" calcext:value-type="float">
            <text:p>559928</text:p>
          </table:table-cell>
          <table:table-cell office:value-type="float" office:value="3192" calcext:value-type="float">
            <text:p>3192</text:p>
          </table:table-cell>
          <table:table-cell office:value-type="float" office:value="2709392" calcext:value-type="float">
            <text:p>2709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610941" calcext:value-type="float">
            <text:p>18610941</text:p>
          </table:table-cell>
          <table:table-cell office:value-type="float" office:value="5082965" calcext:value-type="float">
            <text:p>5082965</text:p>
          </table:table-cell>
          <table:table-cell office:value-type="float" office:value="13527976" calcext:value-type="float">
            <text:p>1352797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4075" calcext:value-type="float">
            <text:p>14075</text:p>
          </table:table-cell>
          <table:table-cell office:value-type="float" office:value="401" calcext:value-type="float">
            <text:p>401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5535" calcext:value-type="float">
            <text:p>16112955455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1436" calcext:value-type="float">
            <text:p>561436</text:p>
          </table:table-cell>
          <table:table-cell office:value-type="float" office:value="3193" calcext:value-type="float">
            <text:p>3193</text:p>
          </table:table-cell>
          <table:table-cell office:value-type="float" office:value="2709392" calcext:value-type="float">
            <text:p>2709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678318" calcext:value-type="float">
            <text:p>17678318</text:p>
          </table:table-cell>
          <table:table-cell office:value-type="float" office:value="5319070" calcext:value-type="float">
            <text:p>5319070</text:p>
          </table:table-cell>
          <table:table-cell office:value-type="float" office:value="12359248" calcext:value-type="float">
            <text:p>1235924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4092" calcext:value-type="float">
            <text:p>14092</text:p>
          </table:table-cell>
          <table:table-cell office:value-type="float" office:value="401" calcext:value-type="float">
            <text:p>401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5641" calcext:value-type="float">
            <text:p>16112955456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0320" calcext:value-type="float">
            <text:p>560320</text:p>
          </table:table-cell>
          <table:table-cell office:value-type="float" office:value="3192" calcext:value-type="float">
            <text:p>3192</text:p>
          </table:table-cell>
          <table:table-cell office:value-type="float" office:value="2709392" calcext:value-type="float">
            <text:p>2709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766751" calcext:value-type="float">
            <text:p>17766751</text:p>
          </table:table-cell>
          <table:table-cell office:value-type="float" office:value="3952887" calcext:value-type="float">
            <text:p>3952887</text:p>
          </table:table-cell>
          <table:table-cell office:value-type="float" office:value="13813864" calcext:value-type="float">
            <text:p>1381386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4109" calcext:value-type="float">
            <text:p>14109</text:p>
          </table:table-cell>
          <table:table-cell office:value-type="float" office:value="559" calcext:value-type="float">
            <text:p>559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5751" calcext:value-type="float">
            <text:p>16112955457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4040" calcext:value-type="float">
            <text:p>564040</text:p>
          </table:table-cell>
          <table:table-cell office:value-type="float" office:value="3196" calcext:value-type="float">
            <text:p>3196</text:p>
          </table:table-cell>
          <table:table-cell office:value-type="float" office:value="2709392" calcext:value-type="float">
            <text:p>27093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913135" calcext:value-type="float">
            <text:p>21913135</text:p>
          </table:table-cell>
          <table:table-cell office:value-type="float" office:value="12592575" calcext:value-type="float">
            <text:p>12592575</text:p>
          </table:table-cell>
          <table:table-cell office:value-type="float" office:value="9320560" calcext:value-type="float">
            <text:p>932056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4125" calcext:value-type="float">
            <text:p>14125</text:p>
          </table:table-cell>
          <table:table-cell office:value-type="float" office:value="459" calcext:value-type="float">
            <text:p>459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5858" calcext:value-type="float">
            <text:p>16112955458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0668" calcext:value-type="float">
            <text:p>550668</text:p>
          </table:table-cell>
          <table:table-cell office:value-type="float" office:value="3183" calcext:value-type="float">
            <text:p>3183</text:p>
          </table:table-cell>
          <table:table-cell office:value-type="float" office:value="2709404" calcext:value-type="float">
            <text:p>27094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778896" calcext:value-type="float">
            <text:p>22778896</text:p>
          </table:table-cell>
          <table:table-cell office:value-type="float" office:value="0" calcext:value-type="float">
            <text:p>0</text:p>
          </table:table-cell>
          <table:table-cell office:value-type="float" office:value="22778896" calcext:value-type="float">
            <text:p>2277889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4141" calcext:value-type="float">
            <text:p>14141</text:p>
          </table:table-cell>
          <table:table-cell office:value-type="float" office:value="459" calcext:value-type="float">
            <text:p>459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5964" calcext:value-type="float">
            <text:p>16112955459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3148" calcext:value-type="float">
            <text:p>553148</text:p>
          </table:table-cell>
          <table:table-cell office:value-type="float" office:value="3186" calcext:value-type="float">
            <text:p>3186</text:p>
          </table:table-cell>
          <table:table-cell office:value-type="float" office:value="2709404" calcext:value-type="float">
            <text:p>27094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182232" calcext:value-type="float">
            <text:p>20182232</text:p>
          </table:table-cell>
          <table:table-cell office:value-type="float" office:value="0" calcext:value-type="float">
            <text:p>0</text:p>
          </table:table-cell>
          <table:table-cell office:value-type="float" office:value="20182232" calcext:value-type="float">
            <text:p>2018223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4157" calcext:value-type="float">
            <text:p>14157</text:p>
          </table:table-cell>
          <table:table-cell office:value-type="float" office:value="501" calcext:value-type="float">
            <text:p>501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6075" calcext:value-type="float">
            <text:p>16112955460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6372" calcext:value-type="float">
            <text:p>556372</text:p>
          </table:table-cell>
          <table:table-cell office:value-type="float" office:value="3188" calcext:value-type="float">
            <text:p>3188</text:p>
          </table:table-cell>
          <table:table-cell office:value-type="float" office:value="2709404" calcext:value-type="float">
            <text:p>27094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952624" calcext:value-type="float">
            <text:p>16952624</text:p>
          </table:table-cell>
          <table:table-cell office:value-type="float" office:value="0" calcext:value-type="float">
            <text:p>0</text:p>
          </table:table-cell>
          <table:table-cell office:value-type="float" office:value="16952624" calcext:value-type="float">
            <text:p>1695262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4174" calcext:value-type="float">
            <text:p>14174</text:p>
          </table:table-cell>
          <table:table-cell office:value-type="float" office:value="501" calcext:value-type="float">
            <text:p>501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6181" calcext:value-type="float">
            <text:p>16112955461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4760" calcext:value-type="float">
            <text:p>554760</text:p>
          </table:table-cell>
          <table:table-cell office:value-type="float" office:value="3187" calcext:value-type="float">
            <text:p>3187</text:p>
          </table:table-cell>
          <table:table-cell office:value-type="float" office:value="2709404" calcext:value-type="float">
            <text:p>27094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372142" calcext:value-type="float">
            <text:p>22372142</text:p>
          </table:table-cell>
          <table:table-cell office:value-type="float" office:value="3268502" calcext:value-type="float">
            <text:p>3268502</text:p>
          </table:table-cell>
          <table:table-cell office:value-type="float" office:value="19103640" calcext:value-type="float">
            <text:p>1910364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4191" calcext:value-type="float">
            <text:p>14191</text:p>
          </table:table-cell>
          <table:table-cell office:value-type="float" office:value="467" calcext:value-type="float">
            <text:p>467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6287" calcext:value-type="float">
            <text:p>16112955462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5920" calcext:value-type="float">
            <text:p>565920</text:p>
          </table:table-cell>
          <table:table-cell office:value-type="float" office:value="3198" calcext:value-type="float">
            <text:p>3198</text:p>
          </table:table-cell>
          <table:table-cell office:value-type="float" office:value="2709404" calcext:value-type="float">
            <text:p>27094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372142" calcext:value-type="float">
            <text:p>22372142</text:p>
          </table:table-cell>
          <table:table-cell office:value-type="float" office:value="15191774" calcext:value-type="float">
            <text:p>15191774</text:p>
          </table:table-cell>
          <table:table-cell office:value-type="float" office:value="7180368" calcext:value-type="float">
            <text:p>718036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4208" calcext:value-type="float">
            <text:p>14208</text:p>
          </table:table-cell>
          <table:table-cell office:value-type="float" office:value="276" calcext:value-type="float">
            <text:p>276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6393" calcext:value-type="float">
            <text:p>16112955463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5796" calcext:value-type="float">
            <text:p>565796</text:p>
          </table:table-cell>
          <table:table-cell office:value-type="float" office:value="3198" calcext:value-type="float">
            <text:p>3198</text:p>
          </table:table-cell>
          <table:table-cell office:value-type="float" office:value="2709404" calcext:value-type="float">
            <text:p>27094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162975" calcext:value-type="float">
            <text:p>16162975</text:p>
          </table:table-cell>
          <table:table-cell office:value-type="float" office:value="8959591" calcext:value-type="float">
            <text:p>8959591</text:p>
          </table:table-cell>
          <table:table-cell office:value-type="float" office:value="7203384" calcext:value-type="float">
            <text:p>720338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4223" calcext:value-type="float">
            <text:p>14223</text:p>
          </table:table-cell>
          <table:table-cell office:value-type="float" office:value="276" calcext:value-type="float">
            <text:p>276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6499" calcext:value-type="float">
            <text:p>16112955464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3068" calcext:value-type="float">
            <text:p>563068</text:p>
          </table:table-cell>
          <table:table-cell office:value-type="float" office:value="3195" calcext:value-type="float">
            <text:p>3195</text:p>
          </table:table-cell>
          <table:table-cell office:value-type="float" office:value="2709404" calcext:value-type="float">
            <text:p>27094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062911" calcext:value-type="float">
            <text:p>15062911</text:p>
          </table:table-cell>
          <table:table-cell office:value-type="float" office:value="4578239" calcext:value-type="float">
            <text:p>4578239</text:p>
          </table:table-cell>
          <table:table-cell office:value-type="float" office:value="10484672" calcext:value-type="float">
            <text:p>1048467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4240" calcext:value-type="float">
            <text:p>14240</text:p>
          </table:table-cell>
          <table:table-cell office:value-type="float" office:value="441" calcext:value-type="float">
            <text:p>441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6606" calcext:value-type="float">
            <text:p>16112955466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1580" calcext:value-type="float">
            <text:p>561580</text:p>
          </table:table-cell>
          <table:table-cell office:value-type="float" office:value="3194" calcext:value-type="float">
            <text:p>3194</text:p>
          </table:table-cell>
          <table:table-cell office:value-type="float" office:value="2709404" calcext:value-type="float">
            <text:p>27094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33935" calcext:value-type="float">
            <text:p>14633935</text:p>
          </table:table-cell>
          <table:table-cell office:value-type="float" office:value="2463207" calcext:value-type="float">
            <text:p>2463207</text:p>
          </table:table-cell>
          <table:table-cell office:value-type="float" office:value="12170728" calcext:value-type="float">
            <text:p>1217072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4257" calcext:value-type="float">
            <text:p>14257</text:p>
          </table:table-cell>
          <table:table-cell office:value-type="float" office:value="537" calcext:value-type="float">
            <text:p>537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6713" calcext:value-type="float">
            <text:p>16112955467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1456" calcext:value-type="float">
            <text:p>561456</text:p>
          </table:table-cell>
          <table:table-cell office:value-type="float" office:value="3193" calcext:value-type="float">
            <text:p>3193</text:p>
          </table:table-cell>
          <table:table-cell office:value-type="float" office:value="2709404" calcext:value-type="float">
            <text:p>27094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28703" calcext:value-type="float">
            <text:p>14628703</text:p>
          </table:table-cell>
          <table:table-cell office:value-type="float" office:value="2280367" calcext:value-type="float">
            <text:p>2280367</text:p>
          </table:table-cell>
          <table:table-cell office:value-type="float" office:value="12348336" calcext:value-type="float">
            <text:p>1234833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4273" calcext:value-type="float">
            <text:p>14273</text:p>
          </table:table-cell>
          <table:table-cell office:value-type="float" office:value="537" calcext:value-type="float">
            <text:p>537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6819" calcext:value-type="float">
            <text:p>16112955468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8852" calcext:value-type="float">
            <text:p>558852</text:p>
          </table:table-cell>
          <table:table-cell office:value-type="float" office:value="3191" calcext:value-type="float">
            <text:p>3191</text:p>
          </table:table-cell>
          <table:table-cell office:value-type="float" office:value="2709404" calcext:value-type="float">
            <text:p>27094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052333" calcext:value-type="float">
            <text:p>17052333</text:p>
          </table:table-cell>
          <table:table-cell office:value-type="float" office:value="2181461" calcext:value-type="float">
            <text:p>2181461</text:p>
          </table:table-cell>
          <table:table-cell office:value-type="float" office:value="14870872" calcext:value-type="float">
            <text:p>1487087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4291" calcext:value-type="float">
            <text:p>14291</text:p>
          </table:table-cell>
          <table:table-cell office:value-type="float" office:value="417" calcext:value-type="float">
            <text:p>417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6925" calcext:value-type="float">
            <text:p>16112955469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5300" calcext:value-type="float">
            <text:p>565300</text:p>
          </table:table-cell>
          <table:table-cell office:value-type="float" office:value="3197" calcext:value-type="float">
            <text:p>3197</text:p>
          </table:table-cell>
          <table:table-cell office:value-type="float" office:value="2709404" calcext:value-type="float">
            <text:p>27094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614813" calcext:value-type="float">
            <text:p>13614813</text:p>
          </table:table-cell>
          <table:table-cell office:value-type="float" office:value="5132141" calcext:value-type="float">
            <text:p>5132141</text:p>
          </table:table-cell>
          <table:table-cell office:value-type="float" office:value="8482672" calcext:value-type="float">
            <text:p>848267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4308" calcext:value-type="float">
            <text:p>14308</text:p>
          </table:table-cell>
          <table:table-cell office:value-type="float" office:value="417" calcext:value-type="float">
            <text:p>417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7031" calcext:value-type="float">
            <text:p>16112955470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3068" calcext:value-type="float">
            <text:p>563068</text:p>
          </table:table-cell>
          <table:table-cell office:value-type="float" office:value="3195" calcext:value-type="float">
            <text:p>3195</text:p>
          </table:table-cell>
          <table:table-cell office:value-type="float" office:value="2709404" calcext:value-type="float">
            <text:p>27094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888973" calcext:value-type="float">
            <text:p>14888973</text:p>
          </table:table-cell>
          <table:table-cell office:value-type="float" office:value="4294661" calcext:value-type="float">
            <text:p>4294661</text:p>
          </table:table-cell>
          <table:table-cell office:value-type="float" office:value="10594312" calcext:value-type="float">
            <text:p>10594312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4326" calcext:value-type="float">
            <text:p>14326</text:p>
          </table:table-cell>
          <table:table-cell office:value-type="float" office:value="485" calcext:value-type="float">
            <text:p>485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7140" calcext:value-type="float">
            <text:p>16112955471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3068" calcext:value-type="float">
            <text:p>563068</text:p>
          </table:table-cell>
          <table:table-cell office:value-type="float" office:value="3195" calcext:value-type="float">
            <text:p>3195</text:p>
          </table:table-cell>
          <table:table-cell office:value-type="float" office:value="2709404" calcext:value-type="float">
            <text:p>27094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082847" calcext:value-type="float">
            <text:p>14082847</text:p>
          </table:table-cell>
          <table:table-cell office:value-type="float" office:value="3432847" calcext:value-type="float">
            <text:p>3432847</text:p>
          </table:table-cell>
          <table:table-cell office:value-type="float" office:value="10650000" calcext:value-type="float">
            <text:p>1065000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4343" calcext:value-type="float">
            <text:p>14343</text:p>
          </table:table-cell>
          <table:table-cell office:value-type="float" office:value="270" calcext:value-type="float">
            <text:p>270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7251" calcext:value-type="float">
            <text:p>16112955472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4432" calcext:value-type="float">
            <text:p>564432</text:p>
          </table:table-cell>
          <table:table-cell office:value-type="float" office:value="3196" calcext:value-type="float">
            <text:p>3196</text:p>
          </table:table-cell>
          <table:table-cell office:value-type="float" office:value="2709404" calcext:value-type="float">
            <text:p>27094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128655" calcext:value-type="float">
            <text:p>13128655</text:p>
          </table:table-cell>
          <table:table-cell office:value-type="float" office:value="3922407" calcext:value-type="float">
            <text:p>3922407</text:p>
          </table:table-cell>
          <table:table-cell office:value-type="float" office:value="9206248" calcext:value-type="float">
            <text:p>920624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4359" calcext:value-type="float">
            <text:p>14359</text:p>
          </table:table-cell>
          <table:table-cell office:value-type="float" office:value="270" calcext:value-type="float">
            <text:p>270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7357" calcext:value-type="float">
            <text:p>16112955473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3316" calcext:value-type="float">
            <text:p>563316</text:p>
          </table:table-cell>
          <table:table-cell office:value-type="float" office:value="3195" calcext:value-type="float">
            <text:p>3195</text:p>
          </table:table-cell>
          <table:table-cell office:value-type="float" office:value="2709404" calcext:value-type="float">
            <text:p>27094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623423" calcext:value-type="float">
            <text:p>14623423</text:p>
          </table:table-cell>
          <table:table-cell office:value-type="float" office:value="4358495" calcext:value-type="float">
            <text:p>4358495</text:p>
          </table:table-cell>
          <table:table-cell office:value-type="float" office:value="10264928" calcext:value-type="float">
            <text:p>1026492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4376" calcext:value-type="float">
            <text:p>14376</text:p>
          </table:table-cell>
          <table:table-cell office:value-type="float" office:value="340" calcext:value-type="float">
            <text:p>340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7463" calcext:value-type="float">
            <text:p>16112955474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6688" calcext:value-type="float">
            <text:p>566688</text:p>
          </table:table-cell>
          <table:table-cell office:value-type="float" office:value="3199" calcext:value-type="float">
            <text:p>3199</text:p>
          </table:table-cell>
          <table:table-cell office:value-type="float" office:value="2709404" calcext:value-type="float">
            <text:p>27094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006478" calcext:value-type="float">
            <text:p>13006478</text:p>
          </table:table-cell>
          <table:table-cell office:value-type="float" office:value="6421318" calcext:value-type="float">
            <text:p>6421318</text:p>
          </table:table-cell>
          <table:table-cell office:value-type="float" office:value="6585160" calcext:value-type="float">
            <text:p>658516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4393" calcext:value-type="float">
            <text:p>14393</text:p>
          </table:table-cell>
          <table:table-cell office:value-type="float" office:value="340" calcext:value-type="float">
            <text:p>340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7568" calcext:value-type="float">
            <text:p>16112955475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7904" calcext:value-type="float">
            <text:p>567904</text:p>
          </table:table-cell>
          <table:table-cell office:value-type="float" office:value="3200" calcext:value-type="float">
            <text:p>3200</text:p>
          </table:table-cell>
          <table:table-cell office:value-type="float" office:value="2709404" calcext:value-type="float">
            <text:p>27094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006478" calcext:value-type="float">
            <text:p>13006478</text:p>
          </table:table-cell>
          <table:table-cell office:value-type="float" office:value="7727502" calcext:value-type="float">
            <text:p>7727502</text:p>
          </table:table-cell>
          <table:table-cell office:value-type="float" office:value="5278976" calcext:value-type="float">
            <text:p>527897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4410" calcext:value-type="float">
            <text:p>14410</text:p>
          </table:table-cell>
          <table:table-cell office:value-type="float" office:value="308" calcext:value-type="float">
            <text:p>308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7675" calcext:value-type="float">
            <text:p>16112955476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8728" calcext:value-type="float">
            <text:p>558728</text:p>
          </table:table-cell>
          <table:table-cell office:value-type="float" office:value="3191" calcext:value-type="float">
            <text:p>3191</text:p>
          </table:table-cell>
          <table:table-cell office:value-type="float" office:value="2709404" calcext:value-type="float">
            <text:p>27094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541176" calcext:value-type="float">
            <text:p>14541176</text:p>
          </table:table-cell>
          <table:table-cell office:value-type="float" office:value="0" calcext:value-type="float">
            <text:p>0</text:p>
          </table:table-cell>
          <table:table-cell office:value-type="float" office:value="14541176" calcext:value-type="float">
            <text:p>1454117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4427" calcext:value-type="float">
            <text:p>14427</text:p>
          </table:table-cell>
          <table:table-cell office:value-type="float" office:value="470" calcext:value-type="float">
            <text:p>470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7781" calcext:value-type="float">
            <text:p>16112955477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59472" calcext:value-type="float">
            <text:p>559472</text:p>
          </table:table-cell>
          <table:table-cell office:value-type="float" office:value="3192" calcext:value-type="float">
            <text:p>3192</text:p>
          </table:table-cell>
          <table:table-cell office:value-type="float" office:value="2709404" calcext:value-type="float">
            <text:p>27094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369792" calcext:value-type="float">
            <text:p>14369792</text:p>
          </table:table-cell>
          <table:table-cell office:value-type="float" office:value="0" calcext:value-type="float">
            <text:p>0</text:p>
          </table:table-cell>
          <table:table-cell office:value-type="float" office:value="14369792" calcext:value-type="float">
            <text:p>1436979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4442" calcext:value-type="float">
            <text:p>14442</text:p>
          </table:table-cell>
          <table:table-cell office:value-type="float" office:value="470" calcext:value-type="float">
            <text:p>470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7891" calcext:value-type="float">
            <text:p>16112955478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5300" calcext:value-type="float">
            <text:p>565300</text:p>
          </table:table-cell>
          <table:table-cell office:value-type="float" office:value="3197" calcext:value-type="float">
            <text:p>3197</text:p>
          </table:table-cell>
          <table:table-cell office:value-type="float" office:value="2709404" calcext:value-type="float">
            <text:p>27094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010568" calcext:value-type="float">
            <text:p>12010568</text:p>
          </table:table-cell>
          <table:table-cell office:value-type="float" office:value="3921880" calcext:value-type="float">
            <text:p>3921880</text:p>
          </table:table-cell>
          <table:table-cell office:value-type="float" office:value="8088688" calcext:value-type="float">
            <text:p>808868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4458" calcext:value-type="float">
            <text:p>14458</text:p>
          </table:table-cell>
          <table:table-cell office:value-type="float" office:value="555" calcext:value-type="float">
            <text:p>555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7997" calcext:value-type="float">
            <text:p>16112955479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3316" calcext:value-type="float">
            <text:p>563316</text:p>
          </table:table-cell>
          <table:table-cell office:value-type="float" office:value="3196" calcext:value-type="float">
            <text:p>3196</text:p>
          </table:table-cell>
          <table:table-cell office:value-type="float" office:value="2709404" calcext:value-type="float">
            <text:p>27094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473496" calcext:value-type="float">
            <text:p>11473496</text:p>
          </table:table-cell>
          <table:table-cell office:value-type="float" office:value="1306624" calcext:value-type="float">
            <text:p>1306624</text:p>
          </table:table-cell>
          <table:table-cell office:value-type="float" office:value="10166872" calcext:value-type="float">
            <text:p>1016687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4473" calcext:value-type="float">
            <text:p>14473</text:p>
          </table:table-cell>
          <table:table-cell office:value-type="float" office:value="555" calcext:value-type="float">
            <text:p>555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8103" calcext:value-type="float">
            <text:p>1611295548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1704" calcext:value-type="float">
            <text:p>561704</text:p>
          </table:table-cell>
          <table:table-cell office:value-type="float" office:value="3194" calcext:value-type="float">
            <text:p>3194</text:p>
          </table:table-cell>
          <table:table-cell office:value-type="float" office:value="2709404" calcext:value-type="float">
            <text:p>27094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827664" calcext:value-type="float">
            <text:p>11827664</text:p>
          </table:table-cell>
          <table:table-cell office:value-type="float" office:value="0" calcext:value-type="float">
            <text:p>0</text:p>
          </table:table-cell>
          <table:table-cell office:value-type="float" office:value="11827664" calcext:value-type="float">
            <text:p>1182766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4488" calcext:value-type="float">
            <text:p>14488</text:p>
          </table:table-cell>
          <table:table-cell office:value-type="float" office:value="495" calcext:value-type="float">
            <text:p>495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8209" calcext:value-type="float">
            <text:p>16112955482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4804" calcext:value-type="float">
            <text:p>564804</text:p>
          </table:table-cell>
          <table:table-cell office:value-type="float" office:value="3197" calcext:value-type="float">
            <text:p>3197</text:p>
          </table:table-cell>
          <table:table-cell office:value-type="float" office:value="2709404" calcext:value-type="float">
            <text:p>27094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647280" calcext:value-type="float">
            <text:p>10647280</text:p>
          </table:table-cell>
          <table:table-cell office:value-type="float" office:value="2043904" calcext:value-type="float">
            <text:p>2043904</text:p>
          </table:table-cell>
          <table:table-cell office:value-type="float" office:value="8603376" calcext:value-type="float">
            <text:p>860337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4503" calcext:value-type="float">
            <text:p>14503</text:p>
          </table:table-cell>
          <table:table-cell office:value-type="float" office:value="465" calcext:value-type="float">
            <text:p>465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8316" calcext:value-type="float">
            <text:p>16112955483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7532" calcext:value-type="float">
            <text:p>567532</text:p>
          </table:table-cell>
          <table:table-cell office:value-type="float" office:value="3200" calcext:value-type="float">
            <text:p>3200</text:p>
          </table:table-cell>
          <table:table-cell office:value-type="float" office:value="2709404" calcext:value-type="float">
            <text:p>27094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647280" calcext:value-type="float">
            <text:p>10647280</text:p>
          </table:table-cell>
          <table:table-cell office:value-type="float" office:value="5022488" calcext:value-type="float">
            <text:p>5022488</text:p>
          </table:table-cell>
          <table:table-cell office:value-type="float" office:value="5624792" calcext:value-type="float">
            <text:p>5624792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4516" calcext:value-type="float">
            <text:p>14516</text:p>
          </table:table-cell>
          <table:table-cell office:value-type="float" office:value="465" calcext:value-type="float">
            <text:p>465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8421" calcext:value-type="float">
            <text:p>16112955484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70392" calcext:value-type="float">
            <text:p>7470392</text:p>
          </table:table-cell>
          <table:table-cell office:value-type="float" office:value="566044" calcext:value-type="float">
            <text:p>566044</text:p>
          </table:table-cell>
          <table:table-cell office:value-type="float" office:value="3198" calcext:value-type="float">
            <text:p>3198</text:p>
          </table:table-cell>
          <table:table-cell office:value-type="float" office:value="2709404" calcext:value-type="float">
            <text:p>27094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647280" calcext:value-type="float">
            <text:p>10647280</text:p>
          </table:table-cell>
          <table:table-cell office:value-type="float" office:value="3228440" calcext:value-type="float">
            <text:p>3228440</text:p>
          </table:table-cell>
          <table:table-cell office:value-type="float" office:value="7418840" calcext:value-type="float">
            <text:p>7418840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4527" calcext:value-type="float">
            <text:p>14527</text:p>
          </table:table-cell>
          <table:table-cell office:value-type="float" office:value="359" calcext:value-type="float">
            <text:p>359</text:p>
          </table:table-cell>
          <table:table-cell office:value-type="float" office:value="3870" calcext:value-type="float">
            <text:p>3870</text:p>
          </table:table-cell>
          <table:table-cell office:value-type="float" office:value="1611295548527" calcext:value-type="float">
            <text:p>1611295548527</text:p>
          </table:table-cell>
        </table:table-row>
      </table:table>
      <table:table table:name="filter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total_memory</text:p>
          </table:table-cell>
          <table:table-cell office:value-type="string" calcext:value-type="string">
            <text:p>free_memory</text:p>
          </table:table-cell>
          <table:table-cell office:value-type="string" calcext:value-type="string">
            <text:p>available_memory</text:p>
          </table:table-cell>
          <table:table-cell office:value-type="string" calcext:value-type="string">
            <text:p>cache_memory</text:p>
          </table:table-cell>
          <table:table-cell office:value-type="string" calcext:value-type="string">
            <text:p>swap_total_memory</text:p>
          </table:table-cell>
          <table:table-cell office:value-type="string" calcext:value-type="string">
            <text:p>app_total_memory</text:p>
          </table:table-cell>
          <table:table-cell office:value-type="string" calcext:value-type="string">
            <text:p>app_free_memory</text:p>
          </table:table-cell>
          <table:table-cell office:value-type="string" calcext:value-type="string">
            <text:p>app_used_memory</text:p>
          </table:table-cell>
          <table:table-cell office:value-type="string" calcext:value-type="string">
            <text:p>no_of_processor</text:p>
          </table:table-cell>
          <table:table-cell office:value-type="string" calcext:value-type="string">
            <text:p>max_cpu_frequency</text:p>
          </table:table-cell>
          <table:table-cell office:value-type="string" calcext:value-type="string">
            <text:p>cputim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table:formula="of:=AVERAGE([$devicedata.B1:.B68])" office:value-type="float" office:value="7470392" calcext:value-type="float">
            <text:p>7470392</text:p>
          </table:table-cell>
          <table:table-cell table:formula="of:=AVERAGE([$devicedata.C1:.C68])" office:value-type="float" office:value="555233.588235294" calcext:value-type="float">
            <text:p>555233.588235294</text:p>
          </table:table-cell>
          <table:table-cell table:formula="of:=AVERAGE([$devicedata.D1:.D68])" office:value-type="float" office:value="2832.98529411765" calcext:value-type="float">
            <text:p>2832.98529411765</text:p>
          </table:table-cell>
          <table:table-cell table:formula="of:=AVERAGE([$devicedata.E1:.E68])" office:value-type="float" office:value="2346459.05882353" calcext:value-type="float">
            <text:p>2346459.05882353</text:p>
          </table:table-cell>
          <table:table-cell table:formula="of:=AVERAGE([$devicedata.F1:.F68])" office:value-type="float" office:value="2621436" calcext:value-type="float">
            <text:p>2621436</text:p>
          </table:table-cell>
          <table:table-cell table:formula="of:=AVERAGE([$devicedata.G1:.G68])" office:value-type="float" office:value="12338301.0735294" calcext:value-type="float">
            <text:p>12338301.0735294</text:p>
          </table:table-cell>
          <table:table-cell table:formula="of:=AVERAGE([$devicedata.H1:.H68])" office:value-type="float" office:value="1644335.30882353" calcext:value-type="float">
            <text:p>1644335.30882353</text:p>
          </table:table-cell>
          <table:table-cell table:formula="of:=AVERAGE([$devicedata.I1:.I68])" office:value-type="float" office:value="10693965.7647059" calcext:value-type="float">
            <text:p>10693965.7647059</text:p>
          </table:table-cell>
          <table:table-cell table:formula="of:=AVERAGE([$devicedata.J1:.J68])" office:value-type="float" office:value="8" calcext:value-type="float">
            <text:p>8</text:p>
          </table:table-cell>
          <table:table-cell table:formula="of:=AVERAGE([$devicedata.K1:.K68])" office:value-type="float" office:value="2311176.47058824" calcext:value-type="float">
            <text:p>2311176.47058824</text:p>
          </table:table-cell>
          <table:table-cell table:formula="of:=AVERAGE([$devicedata.L1:.L68])" office:value-type="float" office:value="567.441176470588" calcext:value-type="float">
            <text:p>567.441176470588</text:p>
          </table:table-cell>
          <table:table-cell table:formula="of:=AVERAGE([$devicedata.M1:.M68])" office:value-type="float" office:value="-12.25" calcext:value-type="float">
            <text:p>-12.25</text:p>
          </table:table-cell>
          <table:table-cell table:formula="of:=AVERAGE([$devicedata.N1:.N68])" office:value-type="float" office:value="3781" calcext:value-type="float">
            <text:p>3781</text:p>
          </table:table-cell>
          <table:table-cell office:value-type="float" office:value="20" calcext:value-type="float">
            <text:p>20</text:p>
          </table:table-cell>
          <table:table-cell office:value-type="float" office:value="5283" calcext:value-type="float">
            <text:p>5283</text:p>
          </table:table-cell>
          <table:table-cell table:formula="of:=([.L2]*[.M2]*(-1)*[.O2])/(1000000)" office:value-type="float" office:value="244.69403175" calcext:value-type="float">
            <text:p>244.69403175</text:p>
          </table:table-cell>
          <table:table-cell/>
        </table:table-row>
        <table:table-row table:style-name="ro1">
          <table:table-cell table:formula="of:=AVERAGE([$devicedata.B69:.B117])" office:value-type="float" office:value="7470392" calcext:value-type="float">
            <text:p>7470392</text:p>
          </table:table-cell>
          <table:table-cell table:formula="of:=AVERAGE([$devicedata.C69:.C117])" office:value-type="float" office:value="496506.530612245" calcext:value-type="float">
            <text:p>496506.530612245</text:p>
          </table:table-cell>
          <table:table-cell table:formula="of:=AVERAGE([$devicedata.D69:.D117])" office:value-type="float" office:value="3002.14285714286" calcext:value-type="float">
            <text:p>3002.14285714286</text:p>
          </table:table-cell>
          <table:table-cell table:formula="of:=AVERAGE([$devicedata.E69:.E117])" office:value-type="float" office:value="2578711.10204082" calcext:value-type="float">
            <text:p>2578711.10204082</text:p>
          </table:table-cell>
          <table:table-cell table:formula="of:=AVERAGE([$devicedata.F69:.F117])" office:value-type="float" office:value="2621436" calcext:value-type="float">
            <text:p>2621436</text:p>
          </table:table-cell>
          <table:table-cell table:formula="of:=AVERAGE([$devicedata.G69:.G117])" office:value-type="float" office:value="15392239.244898" calcext:value-type="float">
            <text:p>15392239.244898</text:p>
          </table:table-cell>
          <table:table-cell table:formula="of:=AVERAGE([$devicedata.H69:.H117])" office:value-type="float" office:value="4307421.12244898" calcext:value-type="float">
            <text:p>4307421.12244898</text:p>
          </table:table-cell>
          <table:table-cell table:formula="of:=AVERAGE([$devicedata.I69:.I117])" office:value-type="float" office:value="11084818.122449" calcext:value-type="float">
            <text:p>11084818.122449</text:p>
          </table:table-cell>
          <table:table-cell table:formula="of:=AVERAGE([$devicedata.J69:.J117])" office:value-type="float" office:value="8" calcext:value-type="float">
            <text:p>8</text:p>
          </table:table-cell>
          <table:table-cell table:formula="of:=AVERAGE([$devicedata.K69:.K117])" office:value-type="float" office:value="2325306.12244898" calcext:value-type="float">
            <text:p>2325306.12244898</text:p>
          </table:table-cell>
          <table:table-cell table:formula="of:=AVERAGE([$devicedata.L69:.L117])" office:value-type="float" office:value="1462.87755102041" calcext:value-type="float">
            <text:p>1462.87755102041</text:p>
          </table:table-cell>
          <table:table-cell table:formula="of:=AVERAGE([$devicedata.M69:.M117])" office:value-type="float" office:value="921.734693877551" calcext:value-type="float">
            <text:p>921.734693877551</text:p>
          </table:table-cell>
          <table:table-cell table:formula="of:=AVERAGE([$devicedata.N69:.N117])" office:value-type="float" office:value="3746" calcext:value-type="float">
            <text:p>3746</text:p>
          </table:table-cell>
          <table:table-cell office:value-type="float" office:value="20" calcext:value-type="float">
            <text:p>20</text:p>
          </table:table-cell>
          <table:table-cell office:value-type="float" office:value="5319" calcext:value-type="float">
            <text:p>5319</text:p>
          </table:table-cell>
          <table:table-cell table:formula="of:=([.L3]*[.M3]*(1)*[.O3])/(1000000)" office:value-type="float" office:value="18365.5398104082" calcext:value-type="float">
            <text:p>18365.5398104082</text:p>
          </table:table-cell>
          <table:table-cell/>
        </table:table-row>
        <table:table-row table:style-name="ro1">
          <table:table-cell table:formula="of:=AVERAGE([$devicedata.B118:.B168])" office:value-type="float" office:value="7470392" calcext:value-type="float">
            <text:p>7470392</text:p>
          </table:table-cell>
          <table:table-cell table:formula="of:=AVERAGE([$devicedata.C118:.C168])" office:value-type="float" office:value="277424.62745098" calcext:value-type="float">
            <text:p>277424.62745098</text:p>
          </table:table-cell>
          <table:table-cell table:formula="of:=AVERAGE([$devicedata.D118:.D168])" office:value-type="float" office:value="2861.43137254902" calcext:value-type="float">
            <text:p>2861.43137254902</text:p>
          </table:table-cell>
          <table:table-cell table:formula="of:=AVERAGE([$devicedata.E118:.E168])" office:value-type="float" office:value="2653627.21568627" calcext:value-type="float">
            <text:p>2653627.21568627</text:p>
          </table:table-cell>
          <table:table-cell table:formula="of:=AVERAGE([$devicedata.F118:.F168])" office:value-type="float" office:value="2621436" calcext:value-type="float">
            <text:p>2621436</text:p>
          </table:table-cell>
          <table:table-cell table:formula="of:=AVERAGE([$devicedata.G118:.G168])" office:value-type="float" office:value="15232977.2941176" calcext:value-type="float">
            <text:p>15232977.2941176</text:p>
          </table:table-cell>
          <table:table-cell table:formula="of:=AVERAGE([$devicedata.H118:.H168])" office:value-type="float" office:value="2153926.78431373" calcext:value-type="float">
            <text:p>2153926.78431373</text:p>
          </table:table-cell>
          <table:table-cell table:formula="of:=AVERAGE([$devicedata.I118:.I168])" office:value-type="float" office:value="13079050.5098039" calcext:value-type="float">
            <text:p>13079050.5098039</text:p>
          </table:table-cell>
          <table:table-cell table:formula="of:=AVERAGE([$devicedata.J118:.J168])" office:value-type="float" office:value="8" calcext:value-type="float">
            <text:p>8</text:p>
          </table:table-cell>
          <table:table-cell table:formula="of:=AVERAGE([$devicedata.K118:.K168])" office:value-type="float" office:value="2231411.76470588" calcext:value-type="float">
            <text:p>2231411.76470588</text:p>
          </table:table-cell>
          <table:table-cell table:formula="of:=AVERAGE([$devicedata.L118:.L168])" office:value-type="float" office:value="3046.6862745098" calcext:value-type="float">
            <text:p>3046.6862745098</text:p>
          </table:table-cell>
          <table:table-cell table:formula="of:=AVERAGE([$devicedata.M118:.M168])" office:value-type="float" office:value="1059.43137254902" calcext:value-type="float">
            <text:p>1059.43137254902</text:p>
          </table:table-cell>
          <table:table-cell table:formula="of:=AVERAGE([$devicedata.N118:.N168])" office:value-type="float" office:value="3843" calcext:value-type="float">
            <text:p>3843</text:p>
          </table:table-cell>
          <table:table-cell office:value-type="float" office:value="20" calcext:value-type="float">
            <text:p>20</text:p>
          </table:table-cell>
          <table:table-cell office:value-type="float" office:value="5289" calcext:value-type="float">
            <text:p>5289</text:p>
          </table:table-cell>
          <table:table-cell table:formula="of:=([.L4]*[.M4]*(1)*[.O4])/(1000000)" office:value-type="float" office:value="21533.6069105294" calcext:value-type="float">
            <text:p>21533.6069105294</text:p>
          </table:table-cell>
          <table:table-cell/>
        </table:table-row>
        <table:table-row table:style-name="ro1">
          <table:table-cell table:formula="of:=AVERAGE([$devicedata.B169:.B216])" office:value-type="float" office:value="7470392" calcext:value-type="float">
            <text:p>7470392</text:p>
          </table:table-cell>
          <table:table-cell table:formula="of:=AVERAGE([$devicedata.C169:.C216])" office:value-type="float" office:value="469084.416666667" calcext:value-type="float">
            <text:p>469084.416666667</text:p>
          </table:table-cell>
          <table:table-cell table:formula="of:=AVERAGE([$devicedata.D169:.D216])" office:value-type="float" office:value="3074.58333333333" calcext:value-type="float">
            <text:p>3074.58333333333</text:p>
          </table:table-cell>
          <table:table-cell table:formula="of:=AVERAGE([$devicedata.E169:.E216])" office:value-type="float" office:value="2680274.58333333" calcext:value-type="float">
            <text:p>2680274.58333333</text:p>
          </table:table-cell>
          <table:table-cell table:formula="of:=AVERAGE([$devicedata.F169:.F216])" office:value-type="float" office:value="2621436" calcext:value-type="float">
            <text:p>2621436</text:p>
          </table:table-cell>
          <table:table-cell table:formula="of:=AVERAGE([$devicedata.G169:.G216])" office:value-type="float" office:value="19040508.4791667" calcext:value-type="float">
            <text:p>19040508.4791667</text:p>
          </table:table-cell>
          <table:table-cell table:formula="of:=AVERAGE([$devicedata.H169:.H216])" office:value-type="float" office:value="4576953.97916667" calcext:value-type="float">
            <text:p>4576953.97916667</text:p>
          </table:table-cell>
          <table:table-cell table:formula="of:=AVERAGE([$devicedata.I169:.I216])" office:value-type="float" office:value="14463554.5" calcext:value-type="float">
            <text:p>14463554.5</text:p>
          </table:table-cell>
          <table:table-cell table:formula="of:=AVERAGE([$devicedata.J169:.J216])" office:value-type="float" office:value="8" calcext:value-type="float">
            <text:p>8</text:p>
          </table:table-cell>
          <table:table-cell table:formula="of:=AVERAGE([$devicedata.K169:.K216])" office:value-type="float" office:value="2459916.66666667" calcext:value-type="float">
            <text:p>2459916.66666667</text:p>
          </table:table-cell>
          <table:table-cell table:formula="of:=AVERAGE([$devicedata.L169:.L216])" office:value-type="float" office:value="4668.33333333333" calcext:value-type="float">
            <text:p>4668.33333333333</text:p>
          </table:table-cell>
          <table:table-cell table:formula="of:=AVERAGE([$devicedata.M169:.M216])" office:value-type="float" office:value="974" calcext:value-type="float">
            <text:p>974</text:p>
          </table:table-cell>
          <table:table-cell table:formula="of:=AVERAGE([$devicedata.N169:.N216])" office:value-type="float" office:value="3920" calcext:value-type="float">
            <text:p>3920</text:p>
          </table:table-cell>
          <table:table-cell office:value-type="float" office:value="20" calcext:value-type="float">
            <text:p>20</text:p>
          </table:table-cell>
          <table:table-cell office:value-type="float" office:value="5180" calcext:value-type="float">
            <text:p>5180</text:p>
          </table:table-cell>
          <table:table-cell table:formula="of:=([.L5]*[.M5]*(1)*[.O5])/(1000000)" office:value-type="float" office:value="19777.6544" calcext:value-type="float">
            <text:p>19777.6544</text:p>
          </table:table-cell>
          <table:table-cell/>
        </table:table-row>
        <table:table-row table:style-name="ro1">
          <table:table-cell table:formula="of:=AVERAGE([$devicedata.B217:.B263])" office:value-type="float" office:value="7470392" calcext:value-type="float">
            <text:p>7470392</text:p>
          </table:table-cell>
          <table:table-cell table:formula="of:=AVERAGE([$devicedata.C217:.C263])" office:value-type="float" office:value="534976" calcext:value-type="float">
            <text:p>534976</text:p>
          </table:table-cell>
          <table:table-cell table:formula="of:=AVERAGE([$devicedata.D217:.D263])" office:value-type="float" office:value="3138.53191489362" calcext:value-type="float">
            <text:p>3138.53191489362</text:p>
          </table:table-cell>
          <table:table-cell table:formula="of:=AVERAGE([$devicedata.E217:.E263])" office:value-type="float" office:value="2679996.59574468" calcext:value-type="float">
            <text:p>2679996.59574468</text:p>
          </table:table-cell>
          <table:table-cell table:formula="of:=AVERAGE([$devicedata.F217:.F263])" office:value-type="float" office:value="2621436" calcext:value-type="float">
            <text:p>2621436</text:p>
          </table:table-cell>
          <table:table-cell table:formula="of:=AVERAGE([$devicedata.G217:.G263])" office:value-type="float" office:value="19866521.212766" calcext:value-type="float">
            <text:p>19866521.212766</text:p>
          </table:table-cell>
          <table:table-cell table:formula="of:=AVERAGE([$devicedata.H217:.H263])" office:value-type="float" office:value="3581101.63829787" calcext:value-type="float">
            <text:p>3581101.63829787</text:p>
          </table:table-cell>
          <table:table-cell table:formula="of:=AVERAGE([$devicedata.I217:.I263])" office:value-type="float" office:value="16285419.5744681" calcext:value-type="float">
            <text:p>16285419.5744681</text:p>
          </table:table-cell>
          <table:table-cell table:formula="of:=AVERAGE([$devicedata.J217:.J263])" office:value-type="float" office:value="8" calcext:value-type="float">
            <text:p>8</text:p>
          </table:table-cell>
          <table:table-cell table:formula="of:=AVERAGE([$devicedata.K217:.K263])" office:value-type="float" office:value="2488723.40425532" calcext:value-type="float">
            <text:p>2488723.40425532</text:p>
          </table:table-cell>
          <table:table-cell table:formula="of:=AVERAGE([$devicedata.L217:.L263])" office:value-type="float" office:value="6298.95744680851" calcext:value-type="float">
            <text:p>6298.95744680851</text:p>
          </table:table-cell>
          <table:table-cell table:formula="of:=AVERAGE([$devicedata.M217:.M263])" office:value-type="float" office:value="407.042553191489" calcext:value-type="float">
            <text:p>407.042553191489</text:p>
          </table:table-cell>
          <table:table-cell table:formula="of:=AVERAGE([$devicedata.N217:.N263])" office:value-type="float" office:value="3849" calcext:value-type="float">
            <text:p>3849</text:p>
          </table:table-cell>
          <table:table-cell office:value-type="float" office:value="20" calcext:value-type="float">
            <text:p>20</text:p>
          </table:table-cell>
          <table:table-cell office:value-type="float" office:value="5203" calcext:value-type="float">
            <text:p>5203</text:p>
          </table:table-cell>
          <table:table-cell table:formula="of:=([.L6]*[.M6]*(1)*[.O6])/(1000000)" office:value-type="float" office:value="8151.57541397872" calcext:value-type="float">
            <text:p>8151.57541397872</text:p>
          </table:table-cell>
          <table:table-cell/>
        </table:table-row>
        <table:table-row table:style-name="ro1">
          <table:table-cell table:formula="of:=AVERAGE([$devicedata.B264:.B312])" office:value-type="float" office:value="7470392" calcext:value-type="float">
            <text:p>7470392</text:p>
          </table:table-cell>
          <table:table-cell table:formula="of:=AVERAGE([$devicedata.C264:.C312])" office:value-type="float" office:value="517148.734693878" calcext:value-type="float">
            <text:p>517148.734693878</text:p>
          </table:table-cell>
          <table:table-cell table:formula="of:=AVERAGE([$devicedata.D264:.D312])" office:value-type="float" office:value="3147.95918367347" calcext:value-type="float">
            <text:p>3147.95918367347</text:p>
          </table:table-cell>
          <table:table-cell table:formula="of:=AVERAGE([$devicedata.E264:.E312])" office:value-type="float" office:value="2707296.73469388" calcext:value-type="float">
            <text:p>2707296.73469388</text:p>
          </table:table-cell>
          <table:table-cell table:formula="of:=AVERAGE([$devicedata.F264:.F312])" office:value-type="float" office:value="2621436" calcext:value-type="float">
            <text:p>2621436</text:p>
          </table:table-cell>
          <table:table-cell table:formula="of:=AVERAGE([$devicedata.G264:.G312])" office:value-type="float" office:value="19331289.9183673" calcext:value-type="float">
            <text:p>19331289.9183673</text:p>
          </table:table-cell>
          <table:table-cell table:formula="of:=AVERAGE([$devicedata.H264:.H312])" office:value-type="float" office:value="3038259.2244898" calcext:value-type="float">
            <text:p>3038259.2244898</text:p>
          </table:table-cell>
          <table:table-cell table:formula="of:=AVERAGE([$devicedata.I264:.I312])" office:value-type="float" office:value="16293030.6938776" calcext:value-type="float">
            <text:p>16293030.6938776</text:p>
          </table:table-cell>
          <table:table-cell table:formula="of:=AVERAGE([$devicedata.J264:.J312])" office:value-type="float" office:value="8" calcext:value-type="float">
            <text:p>8</text:p>
          </table:table-cell>
          <table:table-cell table:formula="of:=AVERAGE([$devicedata.K264:.K312])" office:value-type="float" office:value="2449306.12244898" calcext:value-type="float">
            <text:p>2449306.12244898</text:p>
          </table:table-cell>
          <table:table-cell table:formula="of:=AVERAGE([$devicedata.L264:.L312])" office:value-type="float" office:value="7889.40816326531" calcext:value-type="float">
            <text:p>7889.40816326531</text:p>
          </table:table-cell>
          <table:table-cell table:formula="of:=AVERAGE([$devicedata.M264:.M312])" office:value-type="float" office:value="465.510204081633" calcext:value-type="float">
            <text:p>465.510204081633</text:p>
          </table:table-cell>
          <table:table-cell table:formula="of:=AVERAGE([$devicedata.N264:.N312])" office:value-type="float" office:value="3848" calcext:value-type="float">
            <text:p>3848</text:p>
          </table:table-cell>
          <table:table-cell office:value-type="float" office:value="20" calcext:value-type="float">
            <text:p>20</text:p>
          </table:table-cell>
          <table:table-cell office:value-type="float" office:value="5230" calcext:value-type="float">
            <text:p>5230</text:p>
          </table:table-cell>
          <table:table-cell table:formula="of:=([.L7]*[.M7]*(1)*[.O7])/(1000000)" office:value-type="float" office:value="9368.41147755102" calcext:value-type="float">
            <text:p>9368.41147755102</text:p>
          </table:table-cell>
          <table:table-cell/>
        </table:table-row>
        <table:table-row table:style-name="ro1">
          <table:table-cell table:formula="of:=AVERAGE([$devicedata.B313:.B361])" office:value-type="float" office:value="7470392" calcext:value-type="float">
            <text:p>7470392</text:p>
          </table:table-cell>
          <table:table-cell table:formula="of:=AVERAGE([$devicedata.C313:.C361])" office:value-type="float" office:value="514132" calcext:value-type="float">
            <text:p>514132</text:p>
          </table:table-cell>
          <table:table-cell table:formula="of:=AVERAGE([$devicedata.D313:.D361])" office:value-type="float" office:value="3145.91836734694" calcext:value-type="float">
            <text:p>3145.91836734694</text:p>
          </table:table-cell>
          <table:table-cell table:formula="of:=AVERAGE([$devicedata.E313:.E361])" office:value-type="float" office:value="2708056.89795918" calcext:value-type="float">
            <text:p>2708056.89795918</text:p>
          </table:table-cell>
          <table:table-cell table:formula="of:=AVERAGE([$devicedata.F313:.F361])" office:value-type="float" office:value="2621436" calcext:value-type="float">
            <text:p>2621436</text:p>
          </table:table-cell>
          <table:table-cell table:formula="of:=AVERAGE([$devicedata.G313:.G361])" office:value-type="float" office:value="18939505.6938776" calcext:value-type="float">
            <text:p>18939505.6938776</text:p>
          </table:table-cell>
          <table:table-cell table:formula="of:=AVERAGE([$devicedata.H313:.H361])" office:value-type="float" office:value="4409627.65306122" calcext:value-type="float">
            <text:p>4409627.65306122</text:p>
          </table:table-cell>
          <table:table-cell table:formula="of:=AVERAGE([$devicedata.I313:.I361])" office:value-type="float" office:value="14529878.0408163" calcext:value-type="float">
            <text:p>14529878.0408163</text:p>
          </table:table-cell>
          <table:table-cell table:formula="of:=AVERAGE([$devicedata.J313:.J361])" office:value-type="float" office:value="8" calcext:value-type="float">
            <text:p>8</text:p>
          </table:table-cell>
          <table:table-cell table:formula="of:=AVERAGE([$devicedata.K313:.K361])" office:value-type="float" office:value="2453714.28571429" calcext:value-type="float">
            <text:p>2453714.28571429</text:p>
          </table:table-cell>
          <table:table-cell table:formula="of:=AVERAGE([$devicedata.L313:.L361])" office:value-type="float" office:value="9453.9387755102" calcext:value-type="float">
            <text:p>9453.9387755102</text:p>
          </table:table-cell>
          <table:table-cell table:formula="of:=AVERAGE([$devicedata.M313:.M361])" office:value-type="float" office:value="429.469387755102" calcext:value-type="float">
            <text:p>429.469387755102</text:p>
          </table:table-cell>
          <table:table-cell table:formula="of:=AVERAGE([$devicedata.N313:.N361])" office:value-type="float" office:value="3846" calcext:value-type="float">
            <text:p>3846</text:p>
          </table:table-cell>
          <table:table-cell office:value-type="float" office:value="20" calcext:value-type="float">
            <text:p>20</text:p>
          </table:table-cell>
          <table:table-cell office:value-type="float" office:value="5203" calcext:value-type="float">
            <text:p>5203</text:p>
          </table:table-cell>
          <table:table-cell table:formula="of:=([.L8]*[.M8]*(1)*[.O8])/(1000000)" office:value-type="float" office:value="8593.99939738775" calcext:value-type="float">
            <text:p>8593.99939738775</text:p>
          </table:table-cell>
          <table:table-cell/>
        </table:table-row>
        <table:table-row table:style-name="ro1">
          <table:table-cell table:formula="of:=AVERAGE([$devicedata.B362:.B410])" office:value-type="float" office:value="7470392" calcext:value-type="float">
            <text:p>7470392</text:p>
          </table:table-cell>
          <table:table-cell table:formula="of:=AVERAGE([$devicedata.C362:.C410])" office:value-type="float" office:value="559730.040816327" calcext:value-type="float">
            <text:p>559730.040816327</text:p>
          </table:table-cell>
          <table:table-cell table:formula="of:=AVERAGE([$devicedata.D362:.D410])" office:value-type="float" office:value="3190.63265306122" calcext:value-type="float">
            <text:p>3190.63265306122</text:p>
          </table:table-cell>
          <table:table-cell table:formula="of:=AVERAGE([$devicedata.E362:.E410])" office:value-type="float" office:value="2708305.30612245" calcext:value-type="float">
            <text:p>2708305.30612245</text:p>
          </table:table-cell>
          <table:table-cell table:formula="of:=AVERAGE([$devicedata.F362:.F410])" office:value-type="float" office:value="2621436" calcext:value-type="float">
            <text:p>2621436</text:p>
          </table:table-cell>
          <table:table-cell table:formula="of:=AVERAGE([$devicedata.G362:.G410])" office:value-type="float" office:value="19054636.6326531" calcext:value-type="float">
            <text:p>19054636.6326531</text:p>
          </table:table-cell>
          <table:table-cell table:formula="of:=AVERAGE([$devicedata.H362:.H410])" office:value-type="float" office:value="3516363.16326531" calcext:value-type="float">
            <text:p>3516363.16326531</text:p>
          </table:table-cell>
          <table:table-cell table:formula="of:=AVERAGE([$devicedata.I362:.I410])" office:value-type="float" office:value="15538273.4693878" calcext:value-type="float">
            <text:p>15538273.4693878</text:p>
          </table:table-cell>
          <table:table-cell table:formula="of:=AVERAGE([$devicedata.J362:.J410])" office:value-type="float" office:value="8" calcext:value-type="float">
            <text:p>8</text:p>
          </table:table-cell>
          <table:table-cell table:formula="of:=AVERAGE([$devicedata.K362:.K410])" office:value-type="float" office:value="2454612.24489796" calcext:value-type="float">
            <text:p>2454612.24489796</text:p>
          </table:table-cell>
          <table:table-cell table:formula="of:=AVERAGE([$devicedata.L362:.L410])" office:value-type="float" office:value="11051" calcext:value-type="float">
            <text:p>11051</text:p>
          </table:table-cell>
          <table:table-cell table:formula="of:=AVERAGE([$devicedata.M362:.M410])" office:value-type="float" office:value="394.714285714286" calcext:value-type="float">
            <text:p>394.714285714286</text:p>
          </table:table-cell>
          <table:table-cell table:formula="of:=AVERAGE([$devicedata.N362:.N410])" office:value-type="float" office:value="3839" calcext:value-type="float">
            <text:p>3839</text:p>
          </table:table-cell>
          <table:table-cell office:value-type="float" office:value="20" calcext:value-type="float">
            <text:p>20</text:p>
          </table:table-cell>
          <table:table-cell office:value-type="float" office:value="5271" calcext:value-type="float">
            <text:p>5271</text:p>
          </table:table-cell>
          <table:table-cell table:formula="of:=([.L9]*[.M9]*(1)*[.O9])/(1000000)" office:value-type="float" office:value="7987.189221" calcext:value-type="float">
            <text:p>7987.189221</text:p>
          </table:table-cell>
          <table:table-cell/>
        </table:table-row>
        <table:table-row table:style-name="ro1">
          <table:table-cell table:formula="of:=AVERAGE([$devicedata.B411:.B459])" office:value-type="float" office:value="7470392" calcext:value-type="float">
            <text:p>7470392</text:p>
          </table:table-cell>
          <table:table-cell table:formula="of:=AVERAGE([$devicedata.C411:.C459])" office:value-type="float" office:value="562262.204081633" calcext:value-type="float">
            <text:p>562262.204081633</text:p>
          </table:table-cell>
          <table:table-cell table:formula="of:=AVERAGE([$devicedata.D411:.D459])" office:value-type="float" office:value="3193.85714285714" calcext:value-type="float">
            <text:p>3193.85714285714</text:p>
          </table:table-cell>
          <table:table-cell table:formula="of:=AVERAGE([$devicedata.E411:.E459])" office:value-type="float" office:value="2709060.32653061" calcext:value-type="float">
            <text:p>2709060.32653061</text:p>
          </table:table-cell>
          <table:table-cell table:formula="of:=AVERAGE([$devicedata.F411:.F459])" office:value-type="float" office:value="2621436" calcext:value-type="float">
            <text:p>2621436</text:p>
          </table:table-cell>
          <table:table-cell table:formula="of:=AVERAGE([$devicedata.G411:.G459])" office:value-type="float" office:value="18974901.9183673" calcext:value-type="float">
            <text:p>18974901.9183673</text:p>
          </table:table-cell>
          <table:table-cell table:formula="of:=AVERAGE([$devicedata.H411:.H459])" office:value-type="float" office:value="3857826.48979592" calcext:value-type="float">
            <text:p>3857826.48979592</text:p>
          </table:table-cell>
          <table:table-cell table:formula="of:=AVERAGE([$devicedata.I411:.I459])" office:value-type="float" office:value="15117075.4285714" calcext:value-type="float">
            <text:p>15117075.4285714</text:p>
          </table:table-cell>
          <table:table-cell table:formula="of:=AVERAGE([$devicedata.J411:.J459])" office:value-type="float" office:value="8" calcext:value-type="float">
            <text:p>8</text:p>
          </table:table-cell>
          <table:table-cell table:formula="of:=AVERAGE([$devicedata.K411:.K459])" office:value-type="float" office:value="2446122.44897959" calcext:value-type="float">
            <text:p>2446122.44897959</text:p>
          </table:table-cell>
          <table:table-cell table:formula="of:=AVERAGE([$devicedata.L411:.L459])" office:value-type="float" office:value="12530.612244898" calcext:value-type="float">
            <text:p>12530.612244898</text:p>
          </table:table-cell>
          <table:table-cell table:formula="of:=AVERAGE([$devicedata.M411:.M459])" office:value-type="float" office:value="455.163265306122" calcext:value-type="float">
            <text:p>455.163265306122</text:p>
          </table:table-cell>
          <table:table-cell table:formula="of:=AVERAGE([$devicedata.N411:.N459])" office:value-type="float" office:value="3820" calcext:value-type="float">
            <text:p>3820</text:p>
          </table:table-cell>
          <table:table-cell office:value-type="float" office:value="20" calcext:value-type="float">
            <text:p>20</text:p>
          </table:table-cell>
          <table:table-cell office:value-type="float" office:value="5267" calcext:value-type="float">
            <text:p>5267</text:p>
          </table:table-cell>
          <table:table-cell table:formula="of:=([.L10]*[.M10]*(1)*[.O10])/(1000000)" office:value-type="float" office:value="9157.85758816327" calcext:value-type="float">
            <text:p>9157.85758816327</text:p>
          </table:table-cell>
          <table:table-cell/>
        </table:table-row>
        <table:table-row table:style-name="ro1">
          <table:table-cell table:formula="of:=AVERAGE([$devicedata.B460:.B508])" office:value-type="float" office:value="7470392" calcext:value-type="float">
            <text:p>7470392</text:p>
          </table:table-cell>
          <table:table-cell table:formula="of:=AVERAGE([$devicedata.C460:.C508])" office:value-type="float" office:value="559232.163265306" calcext:value-type="float">
            <text:p>559232.163265306</text:p>
          </table:table-cell>
          <table:table-cell table:formula="of:=AVERAGE([$devicedata.D460:.D508])" office:value-type="float" office:value="3191.38775510204" calcext:value-type="float">
            <text:p>3191.38775510204</text:p>
          </table:table-cell>
          <table:table-cell table:formula="of:=AVERAGE([$devicedata.E460:.E508])" office:value-type="float" office:value="2709374.28571429" calcext:value-type="float">
            <text:p>2709374.28571429</text:p>
          </table:table-cell>
          <table:table-cell table:formula="of:=AVERAGE([$devicedata.F460:.F508])" office:value-type="float" office:value="2621436" calcext:value-type="float">
            <text:p>2621436</text:p>
          </table:table-cell>
          <table:table-cell table:formula="of:=AVERAGE([$devicedata.G460:.G508])" office:value-type="float" office:value="18480745.6122449" calcext:value-type="float">
            <text:p>18480745.6122449</text:p>
          </table:table-cell>
          <table:table-cell table:formula="of:=AVERAGE([$devicedata.H460:.H508])" office:value-type="float" office:value="4156334.18367347" calcext:value-type="float">
            <text:p>4156334.18367347</text:p>
          </table:table-cell>
          <table:table-cell table:formula="of:=AVERAGE([$devicedata.I460:.I508])" office:value-type="float" office:value="14324411.4285714" calcext:value-type="float">
            <text:p>14324411.4285714</text:p>
          </table:table-cell>
          <table:table-cell table:formula="of:=AVERAGE([$devicedata.J460:.J508])" office:value-type="float" office:value="8" calcext:value-type="float">
            <text:p>8</text:p>
          </table:table-cell>
          <table:table-cell table:formula="of:=AVERAGE([$devicedata.K460:.K508])" office:value-type="float" office:value="2447183.67346939" calcext:value-type="float">
            <text:p>2447183.67346939</text:p>
          </table:table-cell>
          <table:table-cell table:formula="of:=AVERAGE([$devicedata.L460:.L508])" office:value-type="float" office:value="14141.2857142857" calcext:value-type="float">
            <text:p>14141.2857142857</text:p>
          </table:table-cell>
          <table:table-cell table:formula="of:=AVERAGE([$devicedata.M460:.M508])" office:value-type="float" office:value="435.897959183674" calcext:value-type="float">
            <text:p>435.897959183674</text:p>
          </table:table-cell>
          <table:table-cell table:formula="of:=AVERAGE([$devicedata.N460:.N508])" office:value-type="float" office:value="3870" calcext:value-type="float">
            <text:p>3870</text:p>
          </table:table-cell>
          <table:table-cell office:value-type="float" office:value="20" calcext:value-type="float">
            <text:p>20</text:p>
          </table:table-cell>
          <table:table-cell office:value-type="float" office:value="5259" calcext:value-type="float">
            <text:p>5259</text:p>
          </table:table-cell>
          <table:table-cell table:formula="of:=([.L11]*[.M11]*(1)*[.O11])/(1000000)" office:value-type="float" office:value="8871.53911163265" calcext:value-type="float">
            <text:p>8871.539111632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21:05:31.396644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21:00:34.116963128</meta:creation-date>
    <dc:date>2021-01-25T21:08:43.920509935</dc:date>
    <meta:editing-duration>PT3M40S</meta:editing-duration>
    <meta:editing-cycles>2</meta:editing-cycles>
    <meta:generator>LibreOffice/6.0.7.3$Linux_X86_64 LibreOffice_project/00m0$Build-3</meta:generator>
    <meta:document-statistic meta:table-count="2" meta:cell-count="7797" meta:object-count="0"/>
  </office:meta>
</office:document-meta>
</file>